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52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rofile_sample" table:style-name="ta1">
        <table:shapes>
          <draw:frame draw:z-index="0" draw:style-name="gr1" draw:text-style-name="P1" svg:width="6.2988in" svg:height="2.4591in" svg:x="0in" svg:y="0.8173in">
            <draw:object draw:notify-on-update-of-ranges="plot_profile_sample.A1:plot_profile_sample.A1 plot_profile_sample.A2:plot_profile_sample.A963 plot_profile_sample.B1:plot_profile_sample.B1 plot_profile_sample.B2:plot_profile_sample.B9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e_(microns)</text:p>
          </table:table-cell>
          <table:table-cell office:value-type="string" calcext:value-type="string">
            <text:p>Gray_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18.042" calcext:value-type="float">
            <text:p>18.042</text:p>
          </table:table-cell>
        </table:table-row>
        <table:table-row table:style-name="ro1">
          <table:table-cell office:value-type="float" office:value="2.283" calcext:value-type="float">
            <text:p>2.283</text:p>
          </table:table-cell>
          <table:table-cell office:value-type="float" office:value="17.58" calcext:value-type="float">
            <text:p>17.58</text:p>
          </table:table-cell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17.623" calcext:value-type="float">
            <text:p>17.623</text:p>
          </table:table-cell>
        </table:table-row>
        <table:table-row table:style-name="ro1">
          <table:table-cell office:value-type="float" office:value="4.566" calcext:value-type="float">
            <text:p>4.566</text:p>
          </table:table-cell>
          <table:table-cell office:value-type="float" office:value="16.584" calcext:value-type="float">
            <text:p>16.584</text:p>
          </table:table-cell>
        </table:table-row>
        <table:table-row table:style-name="ro1">
          <table:table-cell office:value-type="float" office:value="5.707" calcext:value-type="float">
            <text:p>5.70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.849" calcext:value-type="float">
            <text:p>6.849</text:p>
          </table:table-cell>
          <table:table-cell office:value-type="float" office:value="17.115" calcext:value-type="float">
            <text:p>17.115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8.143" calcext:value-type="float">
            <text:p>18.143</text:p>
          </table:table-cell>
        </table:table-row>
        <table:table-row table:style-name="ro1">
          <table:table-cell office:value-type="float" office:value="9.132" calcext:value-type="float">
            <text:p>9.132</text:p>
          </table:table-cell>
          <table:table-cell office:value-type="float" office:value="18.167" calcext:value-type="float">
            <text:p>18.167</text:p>
          </table:table-cell>
        </table:table-row>
        <table:table-row table:style-name="ro1">
          <table:table-cell office:value-type="float" office:value="10.273" calcext:value-type="float">
            <text:p>10.273</text:p>
          </table:table-cell>
          <table:table-cell office:value-type="float" office:value="18.16" calcext:value-type="float">
            <text:p>18.16</text:p>
          </table:table-cell>
        </table:table-row>
        <table:table-row table:style-name="ro1">
          <table:table-cell office:value-type="float" office:value="11.415" calcext:value-type="float">
            <text:p>11.415</text:p>
          </table:table-cell>
          <table:table-cell office:value-type="float" office:value="18.147" calcext:value-type="float">
            <text:p>18.147</text:p>
          </table:table-cell>
        </table:table-row>
        <table:table-row table:style-name="ro1">
          <table:table-cell office:value-type="float" office:value="12.556" calcext:value-type="float">
            <text:p>12.556</text:p>
          </table:table-cell>
          <table:table-cell office:value-type="float" office:value="18.277" calcext:value-type="float">
            <text:p>18.277</text:p>
          </table:table-cell>
        </table:table-row>
        <table:table-row table:style-name="ro1">
          <table:table-cell office:value-type="float" office:value="13.698" calcext:value-type="float">
            <text:p>13.698</text:p>
          </table:table-cell>
          <table:table-cell office:value-type="float" office:value="17.763" calcext:value-type="float">
            <text:p>17.763</text:p>
          </table:table-cell>
        </table:table-row>
        <table:table-row table:style-name="ro1">
          <table:table-cell office:value-type="float" office:value="14.839" calcext:value-type="float">
            <text:p>14.839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15.981" calcext:value-type="float">
            <text:p>15.98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.122" calcext:value-type="float">
            <text:p>17.122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7.736" calcext:value-type="float">
            <text:p>17.736</text:p>
          </table:table-cell>
        </table:table-row>
        <table:table-row table:style-name="ro1">
          <table:table-cell office:value-type="float" office:value="19.405" calcext:value-type="float">
            <text:p>19.405</text:p>
          </table:table-cell>
          <table:table-cell office:value-type="float" office:value="17.506" calcext:value-type="float">
            <text:p>17.506</text:p>
          </table:table-cell>
        </table:table-row>
        <table:table-row table:style-name="ro1">
          <table:table-cell office:value-type="float" office:value="20.546" calcext:value-type="float">
            <text:p>20.546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21.688" calcext:value-type="float">
            <text:p>21.688</text:p>
          </table:table-cell>
          <table:table-cell office:value-type="float" office:value="18.492" calcext:value-type="float">
            <text:p>18.492</text:p>
          </table:table-cell>
        </table:table-row>
        <table:table-row table:style-name="ro1">
          <table:table-cell office:value-type="float" office:value="22.829" calcext:value-type="float">
            <text:p>22.829</text:p>
          </table:table-cell>
          <table:table-cell office:value-type="float" office:value="18.416" calcext:value-type="float">
            <text:p>18.416</text:p>
          </table:table-cell>
        </table:table-row>
        <table:table-row table:style-name="ro1">
          <table:table-cell office:value-type="float" office:value="23.971" calcext:value-type="float">
            <text:p>23.971</text:p>
          </table:table-cell>
          <table:table-cell office:value-type="float" office:value="17.437" calcext:value-type="float">
            <text:p>17.437</text:p>
          </table:table-cell>
        </table:table-row>
        <table:table-row table:style-name="ro1">
          <table:table-cell office:value-type="float" office:value="25.112" calcext:value-type="float">
            <text:p>25.112</text:p>
          </table:table-cell>
          <table:table-cell office:value-type="float" office:value="16.484" calcext:value-type="float">
            <text:p>16.484</text:p>
          </table:table-cell>
        </table:table-row>
        <table:table-row table:style-name="ro1">
          <table:table-cell office:value-type="float" office:value="26.254" calcext:value-type="float">
            <text:p>26.254</text:p>
          </table:table-cell>
          <table:table-cell office:value-type="float" office:value="16.456" calcext:value-type="float">
            <text:p>16.456</text:p>
          </table:table-cell>
        </table:table-row>
        <table:table-row table:style-name="ro1">
          <table:table-cell office:value-type="float" office:value="27.395" calcext:value-type="float">
            <text:p>27.395</text:p>
          </table:table-cell>
          <table:table-cell office:value-type="float" office:value="16.499" calcext:value-type="float">
            <text:p>16.499</text:p>
          </table:table-cell>
        </table:table-row>
        <table:table-row table:style-name="ro1">
          <table:table-cell office:value-type="float" office:value="28.537" calcext:value-type="float">
            <text:p>28.537</text:p>
          </table:table-cell>
          <table:table-cell office:value-type="float" office:value="15.495" calcext:value-type="float">
            <text:p>15.495</text:p>
          </table:table-cell>
        </table:table-row>
        <table:table-row table:style-name="ro1">
          <table:table-cell office:value-type="float" office:value="29.678" calcext:value-type="float">
            <text:p>29.678</text:p>
          </table:table-cell>
          <table:table-cell office:value-type="float" office:value="15.903" calcext:value-type="float">
            <text:p>15.903</text:p>
          </table:table-cell>
        </table:table-row>
        <table:table-row table:style-name="ro1">
          <table:table-cell office:value-type="float" office:value="30.82" calcext:value-type="float">
            <text:p>30.82</text:p>
          </table:table-cell>
          <table:table-cell office:value-type="float" office:value="16.489" calcext:value-type="float">
            <text:p>16.489</text:p>
          </table:table-cell>
        </table:table-row>
        <table:table-row table:style-name="ro1">
          <table:table-cell office:value-type="float" office:value="31.961" calcext:value-type="float">
            <text:p>31.961</text:p>
          </table:table-cell>
          <table:table-cell office:value-type="float" office:value="16.419" calcext:value-type="float">
            <text:p>16.419</text:p>
          </table:table-cell>
        </table:table-row>
        <table:table-row table:style-name="ro1">
          <table:table-cell office:value-type="float" office:value="33.103" calcext:value-type="float">
            <text:p>33.103</text:p>
          </table:table-cell>
          <table:table-cell office:value-type="float" office:value="17.351" calcext:value-type="float">
            <text:p>17.351</text:p>
          </table:table-cell>
        </table:table-row>
        <table:table-row table:style-name="ro1">
          <table:table-cell office:value-type="float" office:value="34.244" calcext:value-type="float">
            <text:p>34.244</text:p>
          </table:table-cell>
          <table:table-cell office:value-type="float" office:value="16.649" calcext:value-type="float">
            <text:p>16.649</text:p>
          </table:table-cell>
        </table:table-row>
        <table:table-row table:style-name="ro1">
          <table:table-cell office:value-type="float" office:value="35.386" calcext:value-type="float">
            <text:p>35.386</text:p>
          </table:table-cell>
          <table:table-cell office:value-type="float" office:value="16.168" calcext:value-type="float">
            <text:p>16.168</text:p>
          </table:table-cell>
        </table:table-row>
        <table:table-row table:style-name="ro1">
          <table:table-cell office:value-type="float" office:value="36.527" calcext:value-type="float">
            <text:p>36.527</text:p>
          </table:table-cell>
          <table:table-cell office:value-type="float" office:value="16.517" calcext:value-type="float">
            <text:p>16.517</text:p>
          </table:table-cell>
        </table:table-row>
        <table:table-row table:style-name="ro1">
          <table:table-cell office:value-type="float" office:value="37.669" calcext:value-type="float">
            <text:p>37.669</text:p>
          </table:table-cell>
          <table:table-cell office:value-type="float" office:value="16.082" calcext:value-type="float">
            <text:p>16.082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17.936" calcext:value-type="float">
            <text:p>17.936</text:p>
          </table:table-cell>
        </table:table-row>
        <table:table-row table:style-name="ro1">
          <table:table-cell office:value-type="float" office:value="39.952" calcext:value-type="float">
            <text:p>39.952</text:p>
          </table:table-cell>
          <table:table-cell office:value-type="float" office:value="20.272" calcext:value-type="float">
            <text:p>20.272</text:p>
          </table:table-cell>
        </table:table-row>
        <table:table-row table:style-name="ro1">
          <table:table-cell office:value-type="float" office:value="41.093" calcext:value-type="float">
            <text:p>41.093</text:p>
          </table:table-cell>
          <table:table-cell office:value-type="float" office:value="20.288" calcext:value-type="float">
            <text:p>20.288</text:p>
          </table:table-cell>
        </table:table-row>
        <table:table-row table:style-name="ro1">
          <table:table-cell office:value-type="float" office:value="42.234" calcext:value-type="float">
            <text:p>42.234</text:p>
          </table:table-cell>
          <table:table-cell office:value-type="float" office:value="18.428" calcext:value-type="float">
            <text:p>18.428</text:p>
          </table:table-cell>
        </table:table-row>
        <table:table-row table:style-name="ro1">
          <table:table-cell office:value-type="float" office:value="43.376" calcext:value-type="float">
            <text:p>43.376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44.517" calcext:value-type="float">
            <text:p>44.517</text:p>
          </table:table-cell>
          <table:table-cell office:value-type="float" office:value="17.389" calcext:value-type="float">
            <text:p>17.389</text:p>
          </table:table-cell>
        </table:table-row>
        <table:table-row table:style-name="ro1">
          <table:table-cell office:value-type="float" office:value="45.659" calcext:value-type="float">
            <text:p>45.659</text:p>
          </table:table-cell>
          <table:table-cell office:value-type="float" office:value="18.364" calcext:value-type="float">
            <text:p>18.364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8.827" calcext:value-type="float">
            <text:p>18.827</text:p>
          </table:table-cell>
        </table:table-row>
        <table:table-row table:style-name="ro1">
          <table:table-cell office:value-type="float" office:value="47.942" calcext:value-type="float">
            <text:p>47.942</text:p>
          </table:table-cell>
          <table:table-cell office:value-type="float" office:value="18.522" calcext:value-type="float">
            <text:p>18.522</text:p>
          </table:table-cell>
        </table:table-row>
        <table:table-row table:style-name="ro1">
          <table:table-cell office:value-type="float" office:value="49.083" calcext:value-type="float">
            <text:p>49.083</text:p>
          </table:table-cell>
          <table:table-cell office:value-type="float" office:value="17.522" calcext:value-type="float">
            <text:p>17.522</text:p>
          </table:table-cell>
        </table:table-row>
        <table:table-row table:style-name="ro1">
          <table:table-cell office:value-type="float" office:value="50.225" calcext:value-type="float">
            <text:p>50.225</text:p>
          </table:table-cell>
          <table:table-cell office:value-type="float" office:value="17.187" calcext:value-type="float">
            <text:p>17.187</text:p>
          </table:table-cell>
        </table:table-row>
        <table:table-row table:style-name="ro1">
          <table:table-cell office:value-type="float" office:value="51.366" calcext:value-type="float">
            <text:p>51.366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52.508" calcext:value-type="float">
            <text:p>52.508</text:p>
          </table:table-cell>
          <table:table-cell office:value-type="float" office:value="18.279" calcext:value-type="float">
            <text:p>18.279</text:p>
          </table:table-cell>
        </table:table-row>
        <table:table-row table:style-name="ro1">
          <table:table-cell office:value-type="float" office:value="53.649" calcext:value-type="float">
            <text:p>53.649</text:p>
          </table:table-cell>
          <table:table-cell office:value-type="float" office:value="19.031" calcext:value-type="float">
            <text:p>19.031</text:p>
          </table:table-cell>
        </table:table-row>
        <table:table-row table:style-name="ro1">
          <table:table-cell office:value-type="float" office:value="54.791" calcext:value-type="float">
            <text:p>54.791</text:p>
          </table:table-cell>
          <table:table-cell office:value-type="float" office:value="19.169" calcext:value-type="float">
            <text:p>19.169</text:p>
          </table:table-cell>
        </table:table-row>
        <table:table-row table:style-name="ro1">
          <table:table-cell office:value-type="float" office:value="55.932" calcext:value-type="float">
            <text:p>55.932</text:p>
          </table:table-cell>
          <table:table-cell office:value-type="float" office:value="18.994" calcext:value-type="float">
            <text:p>18.994</text:p>
          </table:table-cell>
        </table:table-row>
        <table:table-row table:style-name="ro1">
          <table:table-cell office:value-type="float" office:value="57.074" calcext:value-type="float">
            <text:p>57.074</text:p>
          </table:table-cell>
          <table:table-cell office:value-type="float" office:value="18.77" calcext:value-type="float">
            <text:p>18.77</text:p>
          </table:table-cell>
        </table:table-row>
        <table:table-row table:style-name="ro1">
          <table:table-cell office:value-type="float" office:value="58.215" calcext:value-type="float">
            <text:p>58.215</text:p>
          </table:table-cell>
          <table:table-cell office:value-type="float" office:value="18.755" calcext:value-type="float">
            <text:p>18.755</text:p>
          </table:table-cell>
        </table:table-row>
        <table:table-row table:style-name="ro1">
          <table:table-cell office:value-type="float" office:value="59.357" calcext:value-type="float">
            <text:p>59.357</text:p>
          </table:table-cell>
          <table:table-cell office:value-type="float" office:value="19.473" calcext:value-type="float">
            <text:p>19.473</text:p>
          </table:table-cell>
        </table:table-row>
        <table:table-row table:style-name="ro1">
          <table:table-cell office:value-type="float" office:value="60.498" calcext:value-type="float">
            <text:p>60.498</text:p>
          </table:table-cell>
          <table:table-cell office:value-type="float" office:value="19.528" calcext:value-type="float">
            <text:p>19.528</text:p>
          </table:table-cell>
        </table:table-row>
        <table:table-row table:style-name="ro1">
          <table:table-cell office:value-type="float" office:value="61.639" calcext:value-type="float">
            <text:p>61.639</text:p>
          </table:table-cell>
          <table:table-cell office:value-type="float" office:value="18.528" calcext:value-type="float">
            <text:p>18.528</text:p>
          </table:table-cell>
        </table:table-row>
        <table:table-row table:style-name="ro1">
          <table:table-cell office:value-type="float" office:value="62.781" calcext:value-type="float">
            <text:p>62.781</text:p>
          </table:table-cell>
          <table:table-cell office:value-type="float" office:value="17.529" calcext:value-type="float">
            <text:p>17.529</text:p>
          </table:table-cell>
        </table:table-row>
        <table:table-row table:style-name="ro1">
          <table:table-cell office:value-type="float" office:value="63.922" calcext:value-type="float">
            <text:p>63.9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.064" calcext:value-type="float">
            <text:p>65.064</text:p>
          </table:table-cell>
          <table:table-cell office:value-type="float" office:value="17.162" calcext:value-type="float">
            <text:p>17.162</text:p>
          </table:table-cell>
        </table:table-row>
        <table:table-row table:style-name="ro1">
          <table:table-cell office:value-type="float" office:value="66.205" calcext:value-type="float">
            <text:p>66.205</text:p>
          </table:table-cell>
          <table:table-cell office:value-type="float" office:value="17.641" calcext:value-type="float">
            <text:p>17.641</text:p>
          </table:table-cell>
        </table:table-row>
        <table:table-row table:style-name="ro1">
          <table:table-cell office:value-type="float" office:value="67.347" calcext:value-type="float">
            <text:p>67.347</text:p>
          </table:table-cell>
          <table:table-cell office:value-type="float" office:value="18.327" calcext:value-type="float">
            <text:p>18.327</text:p>
          </table:table-cell>
        </table:table-row>
        <table:table-row table:style-name="ro1">
          <table:table-cell office:value-type="float" office:value="68.488" calcext:value-type="float">
            <text:p>68.488</text:p>
          </table:table-cell>
          <table:table-cell office:value-type="float" office:value="18.249" calcext:value-type="float">
            <text:p>18.249</text:p>
          </table:table-cell>
        </table:table-row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7.515" calcext:value-type="float">
            <text:p>17.515</text:p>
          </table:table-cell>
        </table:table-row>
        <table:table-row table:style-name="ro1">
          <table:table-cell office:value-type="float" office:value="70.771" calcext:value-type="float">
            <text:p>70.771</text:p>
          </table:table-cell>
          <table:table-cell office:value-type="float" office:value="17.71" calcext:value-type="float">
            <text:p>17.71</text:p>
          </table:table-cell>
        </table:table-row>
        <table:table-row table:style-name="ro1">
          <table:table-cell office:value-type="float" office:value="71.913" calcext:value-type="float">
            <text:p>71.913</text:p>
          </table:table-cell>
          <table:table-cell office:value-type="float" office:value="18.689" calcext:value-type="float">
            <text:p>18.689</text:p>
          </table:table-cell>
        </table:table-row>
        <table:table-row table:style-name="ro1">
          <table:table-cell office:value-type="float" office:value="73.054" calcext:value-type="float">
            <text:p>73.054</text:p>
          </table:table-cell>
          <table:table-cell office:value-type="float" office:value="18.735" calcext:value-type="float">
            <text:p>18.735</text:p>
          </table:table-cell>
        </table:table-row>
        <table:table-row table:style-name="ro1">
          <table:table-cell office:value-type="float" office:value="74.196" calcext:value-type="float">
            <text:p>74.196</text:p>
          </table:table-cell>
          <table:table-cell office:value-type="float" office:value="17.63" calcext:value-type="float">
            <text:p>17.63</text:p>
          </table:table-cell>
        </table:table-row>
        <table:table-row table:style-name="ro1">
          <table:table-cell office:value-type="float" office:value="75.337" calcext:value-type="float">
            <text:p>75.337</text:p>
          </table:table-cell>
          <table:table-cell office:value-type="float" office:value="16.069" calcext:value-type="float">
            <text:p>16.069</text:p>
          </table:table-cell>
        </table:table-row>
        <table:table-row table:style-name="ro1">
          <table:table-cell office:value-type="float" office:value="76.479" calcext:value-type="float">
            <text:p>76.47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.62" calcext:value-type="float">
            <text:p>77.62</text:p>
          </table:table-cell>
          <table:table-cell office:value-type="float" office:value="16.803" calcext:value-type="float">
            <text:p>16.803</text:p>
          </table:table-cell>
        </table:table-row>
        <table:table-row table:style-name="ro1">
          <table:table-cell office:value-type="float" office:value="78.762" calcext:value-type="float">
            <text:p>78.762</text:p>
          </table:table-cell>
          <table:table-cell office:value-type="float" office:value="18.529" calcext:value-type="float">
            <text:p>18.529</text:p>
          </table:table-cell>
        </table:table-row>
        <table:table-row table:style-name="ro1">
          <table:table-cell office:value-type="float" office:value="79.903" calcext:value-type="float">
            <text:p>79.903</text:p>
          </table:table-cell>
          <table:table-cell office:value-type="float" office:value="17.542" calcext:value-type="float">
            <text:p>17.542</text:p>
          </table:table-cell>
        </table:table-row>
        <table:table-row table:style-name="ro1">
          <table:table-cell office:value-type="float" office:value="81.044" calcext:value-type="float">
            <text:p>81.044</text:p>
          </table:table-cell>
          <table:table-cell office:value-type="float" office:value="16.996" calcext:value-type="float">
            <text:p>16.996</text:p>
          </table:table-cell>
        </table:table-row>
        <table:table-row table:style-name="ro1">
          <table:table-cell office:value-type="float" office:value="82.186" calcext:value-type="float">
            <text:p>82.186</text:p>
          </table:table-cell>
          <table:table-cell office:value-type="float" office:value="15.651" calcext:value-type="float">
            <text:p>15.651</text:p>
          </table:table-cell>
        </table:table-row>
        <table:table-row table:style-name="ro1">
          <table:table-cell office:value-type="float" office:value="83.327" calcext:value-type="float">
            <text:p>83.327</text:p>
          </table:table-cell>
          <table:table-cell office:value-type="float" office:value="15.396" calcext:value-type="float">
            <text:p>15.396</text:p>
          </table:table-cell>
        </table:table-row>
        <table:table-row table:style-name="ro1">
          <table:table-cell office:value-type="float" office:value="84.469" calcext:value-type="float">
            <text:p>84.4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.61" calcext:value-type="float">
            <text:p>85.61</text:p>
          </table:table-cell>
          <table:table-cell office:value-type="float" office:value="16.539" calcext:value-type="float">
            <text:p>16.539</text:p>
          </table:table-cell>
        </table:table-row>
        <table:table-row table:style-name="ro1">
          <table:table-cell office:value-type="float" office:value="86.752" calcext:value-type="float">
            <text:p>86.752</text:p>
          </table:table-cell>
          <table:table-cell office:value-type="float" office:value="16.902" calcext:value-type="float">
            <text:p>16.902</text:p>
          </table:table-cell>
        </table:table-row>
        <table:table-row table:style-name="ro1">
          <table:table-cell office:value-type="float" office:value="87.893" calcext:value-type="float">
            <text:p>87.893</text:p>
          </table:table-cell>
          <table:table-cell office:value-type="float" office:value="18.398" calcext:value-type="float">
            <text:p>18.398</text:p>
          </table:table-cell>
        </table:table-row>
        <table:table-row table:style-name="ro1">
          <table:table-cell office:value-type="float" office:value="89.035" calcext:value-type="float">
            <text:p>89.035</text:p>
          </table:table-cell>
          <table:table-cell office:value-type="float" office:value="18.879" calcext:value-type="float">
            <text:p>18.879</text:p>
          </table:table-cell>
        </table:table-row>
        <table:table-row table:style-name="ro1">
          <table:table-cell office:value-type="float" office:value="90.176" calcext:value-type="float">
            <text:p>90.176</text:p>
          </table:table-cell>
          <table:table-cell office:value-type="float" office:value="18.794" calcext:value-type="float">
            <text:p>18.794</text:p>
          </table:table-cell>
        </table:table-row>
        <table:table-row table:style-name="ro1">
          <table:table-cell office:value-type="float" office:value="91.318" calcext:value-type="float">
            <text:p>91.318</text:p>
          </table:table-cell>
          <table:table-cell office:value-type="float" office:value="18.295" calcext:value-type="float">
            <text:p>18.295</text:p>
          </table:table-cell>
        </table:table-row>
        <table:table-row table:style-name="ro1">
          <table:table-cell office:value-type="float" office:value="92.459" calcext:value-type="float">
            <text:p>92.459</text:p>
          </table:table-cell>
          <table:table-cell office:value-type="float" office:value="17.647" calcext:value-type="float">
            <text:p>17.647</text:p>
          </table:table-cell>
        </table:table-row>
        <table:table-row table:style-name="ro1">
          <table:table-cell office:value-type="float" office:value="93.601" calcext:value-type="float">
            <text:p>93.601</text:p>
          </table:table-cell>
          <table:table-cell office:value-type="float" office:value="17.126" calcext:value-type="float">
            <text:p>17.126</text:p>
          </table:table-cell>
        </table:table-row>
        <table:table-row table:style-name="ro1">
          <table:table-cell office:value-type="float" office:value="94.742" calcext:value-type="float">
            <text:p>94.742</text:p>
          </table:table-cell>
          <table:table-cell office:value-type="float" office:value="16.259" calcext:value-type="float">
            <text:p>16.259</text:p>
          </table:table-cell>
        </table:table-row>
        <table:table-row table:style-name="ro1">
          <table:table-cell office:value-type="float" office:value="95.884" calcext:value-type="float">
            <text:p>95.884</text:p>
          </table:table-cell>
          <table:table-cell office:value-type="float" office:value="16.252" calcext:value-type="float">
            <text:p>16.252</text:p>
          </table:table-cell>
        </table:table-row>
        <table:table-row table:style-name="ro1">
          <table:table-cell office:value-type="float" office:value="97.025" calcext:value-type="float">
            <text:p>97.025</text:p>
          </table:table-cell>
          <table:table-cell office:value-type="float" office:value="17.789" calcext:value-type="float">
            <text:p>17.789</text:p>
          </table:table-cell>
        </table:table-row>
        <table:table-row table:style-name="ro1">
          <table:table-cell office:value-type="float" office:value="98.167" calcext:value-type="float">
            <text:p>98.167</text:p>
          </table:table-cell>
          <table:table-cell office:value-type="float" office:value="19.232" calcext:value-type="float">
            <text:p>19.232</text:p>
          </table:table-cell>
        </table:table-row>
        <table:table-row table:style-name="ro1">
          <table:table-cell office:value-type="float" office:value="99.308" calcext:value-type="float">
            <text:p>99.308</text:p>
          </table:table-cell>
          <table:table-cell office:value-type="float" office:value="19.015" calcext:value-type="float">
            <text:p>19.015</text:p>
          </table:table-cell>
        </table:table-row>
        <table:table-row table:style-name="ro1">
          <table:table-cell office:value-type="float" office:value="100.45" calcext:value-type="float">
            <text:p>100.45</text:p>
          </table:table-cell>
          <table:table-cell office:value-type="float" office:value="18.883" calcext:value-type="float">
            <text:p>18.883</text:p>
          </table:table-cell>
        </table:table-row>
        <table:table-row table:style-name="ro1">
          <table:table-cell office:value-type="float" office:value="101.591" calcext:value-type="float">
            <text:p>101.591</text:p>
          </table:table-cell>
          <table:table-cell office:value-type="float" office:value="19.842" calcext:value-type="float">
            <text:p>19.842</text:p>
          </table:table-cell>
        </table:table-row>
        <table:table-row table:style-name="ro1">
          <table:table-cell office:value-type="float" office:value="102.732" calcext:value-type="float">
            <text:p>102.732</text:p>
          </table:table-cell>
          <table:table-cell office:value-type="float" office:value="19.894" calcext:value-type="float">
            <text:p>19.894</text:p>
          </table:table-cell>
        </table:table-row>
        <table:table-row table:style-name="ro1">
          <table:table-cell office:value-type="float" office:value="103.874" calcext:value-type="float">
            <text:p>103.874</text:p>
          </table:table-cell>
          <table:table-cell office:value-type="float" office:value="19.307" calcext:value-type="float">
            <text:p>19.307</text:p>
          </table:table-cell>
        </table:table-row>
        <table:table-row table:style-name="ro1">
          <table:table-cell office:value-type="float" office:value="105.015" calcext:value-type="float">
            <text:p>105.015</text:p>
          </table:table-cell>
          <table:table-cell office:value-type="float" office:value="20.05" calcext:value-type="float">
            <text:p>20.05</text:p>
          </table:table-cell>
        </table:table-row>
        <table:table-row table:style-name="ro1">
          <table:table-cell office:value-type="float" office:value="106.157" calcext:value-type="float">
            <text:p>106.157</text:p>
          </table:table-cell>
          <table:table-cell office:value-type="float" office:value="20.548" calcext:value-type="float">
            <text:p>20.548</text:p>
          </table:table-cell>
        </table:table-row>
        <table:table-row table:style-name="ro1">
          <table:table-cell office:value-type="float" office:value="107.298" calcext:value-type="float">
            <text:p>107.298</text:p>
          </table:table-cell>
          <table:table-cell office:value-type="float" office:value="18.914" calcext:value-type="float">
            <text:p>18.914</text:p>
          </table:table-cell>
        </table:table-row>
        <table:table-row table:style-name="ro1">
          <table:table-cell office:value-type="float" office:value="108.44" calcext:value-type="float">
            <text:p>108.44</text:p>
          </table:table-cell>
          <table:table-cell office:value-type="float" office:value="16.929" calcext:value-type="float">
            <text:p>16.929</text:p>
          </table:table-cell>
        </table:table-row>
        <table:table-row table:style-name="ro1">
          <table:table-cell office:value-type="float" office:value="109.581" calcext:value-type="float">
            <text:p>109.581</text:p>
          </table:table-cell>
          <table:table-cell office:value-type="float" office:value="17.206" calcext:value-type="float">
            <text:p>17.206</text:p>
          </table:table-cell>
        </table:table-row>
        <table:table-row table:style-name="ro1">
          <table:table-cell office:value-type="float" office:value="110.723" calcext:value-type="float">
            <text:p>110.723</text:p>
          </table:table-cell>
          <table:table-cell office:value-type="float" office:value="18.082" calcext:value-type="float">
            <text:p>18.082</text:p>
          </table:table-cell>
        </table:table-row>
        <table:table-row table:style-name="ro1">
          <table:table-cell office:value-type="float" office:value="111.864" calcext:value-type="float">
            <text:p>111.864</text:p>
          </table:table-cell>
          <table:table-cell office:value-type="float" office:value="16.394" calcext:value-type="float">
            <text:p>16.394</text:p>
          </table:table-cell>
        </table:table-row>
        <table:table-row table:style-name="ro1">
          <table:table-cell office:value-type="float" office:value="113.006" calcext:value-type="float">
            <text:p>113.006</text:p>
          </table:table-cell>
          <table:table-cell office:value-type="float" office:value="15.439" calcext:value-type="float">
            <text:p>15.439</text:p>
          </table:table-cell>
        </table:table-row>
        <table:table-row table:style-name="ro1">
          <table:table-cell office:value-type="float" office:value="114.147" calcext:value-type="float">
            <text:p>114.147</text:p>
          </table:table-cell>
          <table:table-cell office:value-type="float" office:value="16.211" calcext:value-type="float">
            <text:p>16.211</text:p>
          </table:table-cell>
        </table:table-row>
        <table:table-row table:style-name="ro1">
          <table:table-cell office:value-type="float" office:value="115.289" calcext:value-type="float">
            <text:p>115.289</text:p>
          </table:table-cell>
          <table:table-cell office:value-type="float" office:value="16.047" calcext:value-type="float">
            <text:p>16.047</text:p>
          </table:table-cell>
        </table:table-row>
        <table:table-row table:style-name="ro1">
          <table:table-cell office:value-type="float" office:value="116.43" calcext:value-type="float">
            <text:p>116.43</text:p>
          </table:table-cell>
          <table:table-cell office:value-type="float" office:value="15.315" calcext:value-type="float">
            <text:p>15.315</text:p>
          </table:table-cell>
        </table:table-row>
        <table:table-row table:style-name="ro1">
          <table:table-cell office:value-type="float" office:value="117.572" calcext:value-type="float">
            <text:p>117.572</text:p>
          </table:table-cell>
          <table:table-cell office:value-type="float" office:value="14.656" calcext:value-type="float">
            <text:p>14.656</text:p>
          </table:table-cell>
        </table:table-row>
        <table:table-row table:style-name="ro1">
          <table:table-cell office:value-type="float" office:value="118.713" calcext:value-type="float">
            <text:p>118.713</text:p>
          </table:table-cell>
          <table:table-cell office:value-type="float" office:value="15.159" calcext:value-type="float">
            <text:p>15.159</text:p>
          </table:table-cell>
        </table:table-row>
        <table:table-row table:style-name="ro1">
          <table:table-cell office:value-type="float" office:value="119.855" calcext:value-type="float">
            <text:p>119.855</text:p>
          </table:table-cell>
          <table:table-cell office:value-type="float" office:value="17.096" calcext:value-type="float">
            <text:p>17.096</text:p>
          </table:table-cell>
        </table:table-row>
        <table:table-row table:style-name="ro1">
          <table:table-cell office:value-type="float" office:value="120.996" calcext:value-type="float">
            <text:p>120.996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22.137" calcext:value-type="float">
            <text:p>122.137</text:p>
          </table:table-cell>
          <table:table-cell office:value-type="float" office:value="16.519" calcext:value-type="float">
            <text:p>16.519</text:p>
          </table:table-cell>
        </table:table-row>
        <table:table-row table:style-name="ro1">
          <table:table-cell office:value-type="float" office:value="123.279" calcext:value-type="float">
            <text:p>123.279</text:p>
          </table:table-cell>
          <table:table-cell office:value-type="float" office:value="16.172" calcext:value-type="float">
            <text:p>16.172</text:p>
          </table:table-cell>
        </table:table-row>
        <table:table-row table:style-name="ro1">
          <table:table-cell office:value-type="float" office:value="124.42" calcext:value-type="float">
            <text:p>124.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.562" calcext:value-type="float">
            <text:p>125.5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.703" calcext:value-type="float">
            <text:p>126.703</text:p>
          </table:table-cell>
          <table:table-cell office:value-type="float" office:value="15.886" calcext:value-type="float">
            <text:p>15.886</text:p>
          </table:table-cell>
        </table:table-row>
        <table:table-row table:style-name="ro1">
          <table:table-cell office:value-type="float" office:value="127.845" calcext:value-type="float">
            <text:p>127.845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128.986" calcext:value-type="float">
            <text:p>128.986</text:p>
          </table:table-cell>
          <table:table-cell office:value-type="float" office:value="14.673" calcext:value-type="float">
            <text:p>14.673</text:p>
          </table:table-cell>
        </table:table-row>
        <table:table-row table:style-name="ro1">
          <table:table-cell office:value-type="float" office:value="130.128" calcext:value-type="float">
            <text:p>130.1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.269" calcext:value-type="float">
            <text:p>131.269</text:p>
          </table:table-cell>
          <table:table-cell office:value-type="float" office:value="15.367" calcext:value-type="float">
            <text:p>15.367</text:p>
          </table:table-cell>
        </table:table-row>
        <table:table-row table:style-name="ro1">
          <table:table-cell office:value-type="float" office:value="132.411" calcext:value-type="float">
            <text:p>132.411</text:p>
          </table:table-cell>
          <table:table-cell office:value-type="float" office:value="16.101" calcext:value-type="float">
            <text:p>16.101</text:p>
          </table:table-cell>
        </table:table-row>
        <table:table-row table:style-name="ro1">
          <table:table-cell office:value-type="float" office:value="133.552" calcext:value-type="float">
            <text:p>133.552</text:p>
          </table:table-cell>
          <table:table-cell office:value-type="float" office:value="16.552" calcext:value-type="float">
            <text:p>16.552</text:p>
          </table:table-cell>
        </table:table-row>
        <table:table-row table:style-name="ro1">
          <table:table-cell office:value-type="float" office:value="134.694" calcext:value-type="float">
            <text:p>134.694</text:p>
          </table:table-cell>
          <table:table-cell office:value-type="float" office:value="16.384" calcext:value-type="float">
            <text:p>16.384</text:p>
          </table:table-cell>
        </table:table-row>
        <table:table-row table:style-name="ro1">
          <table:table-cell office:value-type="float" office:value="135.835" calcext:value-type="float">
            <text:p>135.8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.977" calcext:value-type="float">
            <text:p>136.977</text:p>
          </table:table-cell>
          <table:table-cell office:value-type="float" office:value="16.028" calcext:value-type="float">
            <text:p>16.028</text:p>
          </table:table-cell>
        </table:table-row>
        <table:table-row table:style-name="ro1">
          <table:table-cell office:value-type="float" office:value="138.118" calcext:value-type="float">
            <text:p>138.118</text:p>
          </table:table-cell>
          <table:table-cell office:value-type="float" office:value="16.462" calcext:value-type="float">
            <text:p>16.462</text:p>
          </table:table-cell>
        </table:table-row>
        <table:table-row table:style-name="ro1">
          <table:table-cell office:value-type="float" office:value="139.26" calcext:value-type="float">
            <text:p>139.26</text:p>
          </table:table-cell>
          <table:table-cell office:value-type="float" office:value="16.574" calcext:value-type="float">
            <text:p>16.574</text:p>
          </table:table-cell>
        </table:table-row>
        <table:table-row table:style-name="ro1">
          <table:table-cell office:value-type="float" office:value="140.401" calcext:value-type="float">
            <text:p>140.401</text:p>
          </table:table-cell>
          <table:table-cell office:value-type="float" office:value="16.438" calcext:value-type="float">
            <text:p>16.438</text:p>
          </table:table-cell>
        </table:table-row>
        <table:table-row table:style-name="ro1">
          <table:table-cell office:value-type="float" office:value="141.542" calcext:value-type="float">
            <text:p>141.542</text:p>
          </table:table-cell>
          <table:table-cell office:value-type="float" office:value="17.421" calcext:value-type="float">
            <text:p>17.421</text:p>
          </table:table-cell>
        </table:table-row>
        <table:table-row table:style-name="ro1">
          <table:table-cell office:value-type="float" office:value="142.684" calcext:value-type="float">
            <text:p>142.684</text:p>
          </table:table-cell>
          <table:table-cell office:value-type="float" office:value="17.508" calcext:value-type="float">
            <text:p>17.508</text:p>
          </table:table-cell>
        </table:table-row>
        <table:table-row table:style-name="ro1">
          <table:table-cell office:value-type="float" office:value="143.825" calcext:value-type="float">
            <text:p>143.825</text:p>
          </table:table-cell>
          <table:table-cell office:value-type="float" office:value="16.484" calcext:value-type="float">
            <text:p>16.484</text:p>
          </table:table-cell>
        </table:table-row>
        <table:table-row table:style-name="ro1">
          <table:table-cell office:value-type="float" office:value="144.967" calcext:value-type="float">
            <text:p>144.967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146.108" calcext:value-type="float">
            <text:p>146.108</text:p>
          </table:table-cell>
          <table:table-cell office:value-type="float" office:value="15.632" calcext:value-type="float">
            <text:p>15.632</text:p>
          </table:table-cell>
        </table:table-row>
        <table:table-row table:style-name="ro1">
          <table:table-cell office:value-type="float" office:value="147.25" calcext:value-type="float">
            <text:p>147.25</text:p>
          </table:table-cell>
          <table:table-cell office:value-type="float" office:value="14.601" calcext:value-type="float">
            <text:p>14.601</text:p>
          </table:table-cell>
        </table:table-row>
        <table:table-row table:style-name="ro1">
          <table:table-cell office:value-type="float" office:value="148.391" calcext:value-type="float">
            <text:p>148.391</text:p>
          </table:table-cell>
          <table:table-cell office:value-type="float" office:value="15.649" calcext:value-type="float">
            <text:p>15.649</text:p>
          </table:table-cell>
        </table:table-row>
        <table:table-row table:style-name="ro1">
          <table:table-cell office:value-type="float" office:value="149.533" calcext:value-type="float">
            <text:p>149.533</text:p>
          </table:table-cell>
          <table:table-cell office:value-type="float" office:value="16.09" calcext:value-type="float">
            <text:p>16.09</text:p>
          </table:table-cell>
        </table:table-row>
        <table:table-row table:style-name="ro1">
          <table:table-cell office:value-type="float" office:value="150.674" calcext:value-type="float">
            <text:p>150.674</text:p>
          </table:table-cell>
          <table:table-cell office:value-type="float" office:value="16.786" calcext:value-type="float">
            <text:p>16.786</text:p>
          </table:table-cell>
        </table:table-row>
        <table:table-row table:style-name="ro1">
          <table:table-cell office:value-type="float" office:value="151.816" calcext:value-type="float">
            <text:p>151.816</text:p>
          </table:table-cell>
          <table:table-cell office:value-type="float" office:value="17.801" calcext:value-type="float">
            <text:p>17.801</text:p>
          </table:table-cell>
        </table:table-row>
        <table:table-row table:style-name="ro1">
          <table:table-cell office:value-type="float" office:value="152.957" calcext:value-type="float">
            <text:p>152.957</text:p>
          </table:table-cell>
          <table:table-cell office:value-type="float" office:value="16.92" calcext:value-type="float">
            <text:p>16.92</text:p>
          </table:table-cell>
        </table:table-row>
        <table:table-row table:style-name="ro1">
          <table:table-cell office:value-type="float" office:value="154.099" calcext:value-type="float">
            <text:p>154.099</text:p>
          </table:table-cell>
          <table:table-cell office:value-type="float" office:value="16.844" calcext:value-type="float">
            <text:p>16.844</text:p>
          </table:table-cell>
        </table:table-row>
        <table:table-row table:style-name="ro1">
          <table:table-cell office:value-type="float" office:value="155.24" calcext:value-type="float">
            <text:p>155.24</text:p>
          </table:table-cell>
          <table:table-cell office:value-type="float" office:value="17.474" calcext:value-type="float">
            <text:p>17.474</text:p>
          </table:table-cell>
        </table:table-row>
        <table:table-row table:style-name="ro1">
          <table:table-cell office:value-type="float" office:value="156.382" calcext:value-type="float">
            <text:p>156.382</text:p>
          </table:table-cell>
          <table:table-cell office:value-type="float" office:value="16.251" calcext:value-type="float">
            <text:p>16.251</text:p>
          </table:table-cell>
        </table:table-row>
        <table:table-row table:style-name="ro1">
          <table:table-cell office:value-type="float" office:value="157.523" calcext:value-type="float">
            <text:p>157.523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158.665" calcext:value-type="float">
            <text:p>158.665</text:p>
          </table:table-cell>
          <table:table-cell office:value-type="float" office:value="16.252" calcext:value-type="float">
            <text:p>16.252</text:p>
          </table:table-cell>
        </table:table-row>
        <table:table-row table:style-name="ro1">
          <table:table-cell office:value-type="float" office:value="159.806" calcext:value-type="float">
            <text:p>159.806</text:p>
          </table:table-cell>
          <table:table-cell office:value-type="float" office:value="16.086" calcext:value-type="float">
            <text:p>16.086</text:p>
          </table:table-cell>
        </table:table-row>
        <table:table-row table:style-name="ro1">
          <table:table-cell office:value-type="float" office:value="160.948" calcext:value-type="float">
            <text:p>160.948</text:p>
          </table:table-cell>
          <table:table-cell office:value-type="float" office:value="16.947" calcext:value-type="float">
            <text:p>16.947</text:p>
          </table:table-cell>
        </table:table-row>
        <table:table-row table:style-name="ro1">
          <table:table-cell office:value-type="float" office:value="162.089" calcext:value-type="float">
            <text:p>162.089</text:p>
          </table:table-cell>
          <table:table-cell office:value-type="float" office:value="17.909" calcext:value-type="float">
            <text:p>17.909</text:p>
          </table:table-cell>
        </table:table-row>
        <table:table-row table:style-name="ro1">
          <table:table-cell office:value-type="float" office:value="163.23" calcext:value-type="float">
            <text:p>163.23</text:p>
          </table:table-cell>
          <table:table-cell office:value-type="float" office:value="19.024" calcext:value-type="float">
            <text:p>19.024</text:p>
          </table:table-cell>
        </table:table-row>
        <table:table-row table:style-name="ro1">
          <table:table-cell office:value-type="float" office:value="164.372" calcext:value-type="float">
            <text:p>164.372</text:p>
          </table:table-cell>
          <table:table-cell office:value-type="float" office:value="19.153" calcext:value-type="float">
            <text:p>19.153</text:p>
          </table:table-cell>
        </table:table-row>
        <table:table-row table:style-name="ro1">
          <table:table-cell office:value-type="float" office:value="165.513" calcext:value-type="float">
            <text:p>165.513</text:p>
          </table:table-cell>
          <table:table-cell office:value-type="float" office:value="18.133" calcext:value-type="float">
            <text:p>18.133</text:p>
          </table:table-cell>
        </table:table-row>
        <table:table-row table:style-name="ro1">
          <table:table-cell office:value-type="float" office:value="166.655" calcext:value-type="float">
            <text:p>166.655</text:p>
          </table:table-cell>
          <table:table-cell office:value-type="float" office:value="17.734" calcext:value-type="float">
            <text:p>17.734</text:p>
          </table:table-cell>
        </table:table-row>
        <table:table-row table:style-name="ro1">
          <table:table-cell office:value-type="float" office:value="167.796" calcext:value-type="float">
            <text:p>167.796</text:p>
          </table:table-cell>
          <table:table-cell office:value-type="float" office:value="17.576" calcext:value-type="float">
            <text:p>17.576</text:p>
          </table:table-cell>
        </table:table-row>
        <table:table-row table:style-name="ro1">
          <table:table-cell office:value-type="float" office:value="168.938" calcext:value-type="float">
            <text:p>168.938</text:p>
          </table:table-cell>
          <table:table-cell office:value-type="float" office:value="16.577" calcext:value-type="float">
            <text:p>16.577</text:p>
          </table:table-cell>
        </table:table-row>
        <table:table-row table:style-name="ro1">
          <table:table-cell office:value-type="float" office:value="170.079" calcext:value-type="float">
            <text:p>170.079</text:p>
          </table:table-cell>
          <table:table-cell office:value-type="float" office:value="15.376" calcext:value-type="float">
            <text:p>15.376</text:p>
          </table:table-cell>
        </table:table-row>
        <table:table-row table:style-name="ro1">
          <table:table-cell office:value-type="float" office:value="171.221" calcext:value-type="float">
            <text:p>171.221</text:p>
          </table:table-cell>
          <table:table-cell office:value-type="float" office:value="14.507" calcext:value-type="float">
            <text:p>14.507</text:p>
          </table:table-cell>
        </table:table-row>
        <table:table-row table:style-name="ro1">
          <table:table-cell office:value-type="float" office:value="172.362" calcext:value-type="float">
            <text:p>172.362</text:p>
          </table:table-cell>
          <table:table-cell office:value-type="float" office:value="15.463" calcext:value-type="float">
            <text:p>15.463</text:p>
          </table:table-cell>
        </table:table-row>
        <table:table-row table:style-name="ro1">
          <table:table-cell office:value-type="float" office:value="173.504" calcext:value-type="float">
            <text:p>173.504</text:p>
          </table:table-cell>
          <table:table-cell office:value-type="float" office:value="17.99" calcext:value-type="float">
            <text:p>17.99</text:p>
          </table:table-cell>
        </table:table-row>
        <table:table-row table:style-name="ro1">
          <table:table-cell office:value-type="float" office:value="174.645" calcext:value-type="float">
            <text:p>174.645</text:p>
          </table:table-cell>
          <table:table-cell office:value-type="float" office:value="19.272" calcext:value-type="float">
            <text:p>19.272</text:p>
          </table:table-cell>
        </table:table-row>
        <table:table-row table:style-name="ro1">
          <table:table-cell office:value-type="float" office:value="175.787" calcext:value-type="float">
            <text:p>175.787</text:p>
          </table:table-cell>
          <table:table-cell office:value-type="float" office:value="17.772" calcext:value-type="float">
            <text:p>17.772</text:p>
          </table:table-cell>
        </table:table-row>
        <table:table-row table:style-name="ro1">
          <table:table-cell office:value-type="float" office:value="176.928" calcext:value-type="float">
            <text:p>176.928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float" office:value="178.07" calcext:value-type="float">
            <text:p>178.07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179.211" calcext:value-type="float">
            <text:p>179.211</text:p>
          </table:table-cell>
          <table:table-cell office:value-type="float" office:value="17.085" calcext:value-type="float">
            <text:p>17.085</text:p>
          </table:table-cell>
        </table:table-row>
        <table:table-row table:style-name="ro1">
          <table:table-cell office:value-type="float" office:value="180.353" calcext:value-type="float">
            <text:p>180.353</text:p>
          </table:table-cell>
          <table:table-cell office:value-type="float" office:value="16.411" calcext:value-type="float">
            <text:p>16.411</text:p>
          </table:table-cell>
        </table:table-row>
        <table:table-row table:style-name="ro1">
          <table:table-cell office:value-type="float" office:value="181.494" calcext:value-type="float">
            <text:p>181.4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.635" calcext:value-type="float">
            <text:p>182.635</text:p>
          </table:table-cell>
          <table:table-cell office:value-type="float" office:value="16.417" calcext:value-type="float">
            <text:p>16.417</text:p>
          </table:table-cell>
        </table:table-row>
        <table:table-row table:style-name="ro1">
          <table:table-cell office:value-type="float" office:value="183.777" calcext:value-type="float">
            <text:p>183.7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.918" calcext:value-type="float">
            <text:p>184.918</text:p>
          </table:table-cell>
          <table:table-cell office:value-type="float" office:value="16.346" calcext:value-type="float">
            <text:p>16.346</text:p>
          </table:table-cell>
        </table:table-row>
        <table:table-row table:style-name="ro1">
          <table:table-cell office:value-type="float" office:value="186.06" calcext:value-type="float">
            <text:p>186.06</text:p>
          </table:table-cell>
          <table:table-cell office:value-type="float" office:value="16.215" calcext:value-type="float">
            <text:p>16.215</text:p>
          </table:table-cell>
        </table:table-row>
        <table:table-row table:style-name="ro1">
          <table:table-cell office:value-type="float" office:value="187.201" calcext:value-type="float">
            <text:p>187.201</text:p>
          </table:table-cell>
          <table:table-cell office:value-type="float" office:value="18.374" calcext:value-type="float">
            <text:p>18.374</text:p>
          </table:table-cell>
        </table:table-row>
        <table:table-row table:style-name="ro1">
          <table:table-cell office:value-type="float" office:value="188.343" calcext:value-type="float">
            <text:p>188.343</text:p>
          </table:table-cell>
          <table:table-cell office:value-type="float" office:value="19.083" calcext:value-type="float">
            <text:p>19.083</text:p>
          </table:table-cell>
        </table:table-row>
        <table:table-row table:style-name="ro1">
          <table:table-cell office:value-type="float" office:value="189.484" calcext:value-type="float">
            <text:p>189.484</text:p>
          </table:table-cell>
          <table:table-cell office:value-type="float" office:value="18.054" calcext:value-type="float">
            <text:p>18.054</text:p>
          </table:table-cell>
        </table:table-row>
        <table:table-row table:style-name="ro1">
          <table:table-cell office:value-type="float" office:value="190.626" calcext:value-type="float">
            <text:p>190.626</text:p>
          </table:table-cell>
          <table:table-cell office:value-type="float" office:value="18.111" calcext:value-type="float">
            <text:p>18.111</text:p>
          </table:table-cell>
        </table:table-row>
        <table:table-row table:style-name="ro1">
          <table:table-cell office:value-type="float" office:value="191.767" calcext:value-type="float">
            <text:p>191.767</text:p>
          </table:table-cell>
          <table:table-cell office:value-type="float" office:value="16.816" calcext:value-type="float">
            <text:p>16.816</text:p>
          </table:table-cell>
        </table:table-row>
        <table:table-row table:style-name="ro1">
          <table:table-cell office:value-type="float" office:value="192.909" calcext:value-type="float">
            <text:p>192.909</text:p>
          </table:table-cell>
          <table:table-cell office:value-type="float" office:value="15.383" calcext:value-type="float">
            <text:p>15.383</text:p>
          </table:table-cell>
        </table:table-row>
        <table:table-row table:style-name="ro1">
          <table:table-cell office:value-type="float" office:value="194.05" calcext:value-type="float">
            <text:p>194.05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195.192" calcext:value-type="float">
            <text:p>195.192</text:p>
          </table:table-cell>
          <table:table-cell office:value-type="float" office:value="14.632" calcext:value-type="float">
            <text:p>14.632</text:p>
          </table:table-cell>
        </table:table-row>
        <table:table-row table:style-name="ro1">
          <table:table-cell office:value-type="float" office:value="196.333" calcext:value-type="float">
            <text:p>196.333</text:p>
          </table:table-cell>
          <table:table-cell office:value-type="float" office:value="14.837" calcext:value-type="float">
            <text:p>14.837</text:p>
          </table:table-cell>
        </table:table-row>
        <table:table-row table:style-name="ro1">
          <table:table-cell office:value-type="float" office:value="197.475" calcext:value-type="float">
            <text:p>197.475</text:p>
          </table:table-cell>
          <table:table-cell office:value-type="float" office:value="15.599" calcext:value-type="float">
            <text:p>15.599</text:p>
          </table:table-cell>
        </table:table-row>
        <table:table-row table:style-name="ro1">
          <table:table-cell office:value-type="float" office:value="198.616" calcext:value-type="float">
            <text:p>198.616</text:p>
          </table:table-cell>
          <table:table-cell office:value-type="float" office:value="14.664" calcext:value-type="float">
            <text:p>14.664</text:p>
          </table:table-cell>
        </table:table-row>
        <table:table-row table:style-name="ro1">
          <table:table-cell office:value-type="float" office:value="199.758" calcext:value-type="float">
            <text:p>199.758</text:p>
          </table:table-cell>
          <table:table-cell office:value-type="float" office:value="14.887" calcext:value-type="float">
            <text:p>14.887</text:p>
          </table:table-cell>
        </table:table-row>
        <table:table-row table:style-name="ro1">
          <table:table-cell office:value-type="float" office:value="200.899" calcext:value-type="float">
            <text:p>200.899</text:p>
          </table:table-cell>
          <table:table-cell office:value-type="float" office:value="15.579" calcext:value-type="float">
            <text:p>15.579</text:p>
          </table:table-cell>
        </table:table-row>
        <table:table-row table:style-name="ro1">
          <table:table-cell office:value-type="float" office:value="202.04" calcext:value-type="float">
            <text:p>202.04</text:p>
          </table:table-cell>
          <table:table-cell office:value-type="float" office:value="14.684" calcext:value-type="float">
            <text:p>14.684</text:p>
          </table:table-cell>
        </table:table-row>
        <table:table-row table:style-name="ro1">
          <table:table-cell office:value-type="float" office:value="203.182" calcext:value-type="float">
            <text:p>203.182</text:p>
          </table:table-cell>
          <table:table-cell office:value-type="float" office:value="14.066" calcext:value-type="float">
            <text:p>14.066</text:p>
          </table:table-cell>
        </table:table-row>
        <table:table-row table:style-name="ro1">
          <table:table-cell office:value-type="float" office:value="204.323" calcext:value-type="float">
            <text:p>204.323</text:p>
          </table:table-cell>
          <table:table-cell office:value-type="float" office:value="14.407" calcext:value-type="float">
            <text:p>14.407</text:p>
          </table:table-cell>
        </table:table-row>
        <table:table-row table:style-name="ro1">
          <table:table-cell office:value-type="float" office:value="205.465" calcext:value-type="float">
            <text:p>205.465</text:p>
          </table:table-cell>
          <table:table-cell office:value-type="float" office:value="15.468" calcext:value-type="float">
            <text:p>15.468</text:p>
          </table:table-cell>
        </table:table-row>
        <table:table-row table:style-name="ro1">
          <table:table-cell office:value-type="float" office:value="206.606" calcext:value-type="float">
            <text:p>206.606</text:p>
          </table:table-cell>
          <table:table-cell office:value-type="float" office:value="16.914" calcext:value-type="float">
            <text:p>16.914</text:p>
          </table:table-cell>
        </table:table-row>
        <table:table-row table:style-name="ro1">
          <table:table-cell office:value-type="float" office:value="207.748" calcext:value-type="float">
            <text:p>207.748</text:p>
          </table:table-cell>
          <table:table-cell office:value-type="float" office:value="18.654" calcext:value-type="float">
            <text:p>18.654</text:p>
          </table:table-cell>
        </table:table-row>
        <table:table-row table:style-name="ro1">
          <table:table-cell office:value-type="float" office:value="208.889" calcext:value-type="float">
            <text:p>208.889</text:p>
          </table:table-cell>
          <table:table-cell office:value-type="float" office:value="19.341" calcext:value-type="float">
            <text:p>19.341</text:p>
          </table:table-cell>
        </table:table-row>
        <table:table-row table:style-name="ro1">
          <table:table-cell office:value-type="float" office:value="210.031" calcext:value-type="float">
            <text:p>210.0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.172" calcext:value-type="float">
            <text:p>211.172</text:p>
          </table:table-cell>
          <table:table-cell office:value-type="float" office:value="18.897" calcext:value-type="float">
            <text:p>18.897</text:p>
          </table:table-cell>
        </table:table-row>
        <table:table-row table:style-name="ro1">
          <table:table-cell office:value-type="float" office:value="212.314" calcext:value-type="float">
            <text:p>212.314</text:p>
          </table:table-cell>
          <table:table-cell office:value-type="float" office:value="18.836" calcext:value-type="float">
            <text:p>18.836</text:p>
          </table:table-cell>
        </table:table-row>
        <table:table-row table:style-name="ro1">
          <table:table-cell office:value-type="float" office:value="213.455" calcext:value-type="float">
            <text:p>213.455</text:p>
          </table:table-cell>
          <table:table-cell office:value-type="float" office:value="18.881" calcext:value-type="float">
            <text:p>18.881</text:p>
          </table:table-cell>
        </table:table-row>
        <table:table-row table:style-name="ro1">
          <table:table-cell office:value-type="float" office:value="214.597" calcext:value-type="float">
            <text:p>214.597</text:p>
          </table:table-cell>
          <table:table-cell office:value-type="float" office:value="18.007" calcext:value-type="float">
            <text:p>18.007</text:p>
          </table:table-cell>
        </table:table-row>
        <table:table-row table:style-name="ro1">
          <table:table-cell office:value-type="float" office:value="215.738" calcext:value-type="float">
            <text:p>215.738</text:p>
          </table:table-cell>
          <table:table-cell office:value-type="float" office:value="17.135" calcext:value-type="float">
            <text:p>17.135</text:p>
          </table:table-cell>
        </table:table-row>
        <table:table-row table:style-name="ro1">
          <table:table-cell office:value-type="float" office:value="216.88" calcext:value-type="float">
            <text:p>216.88</text:p>
          </table:table-cell>
          <table:table-cell office:value-type="float" office:value="18.158" calcext:value-type="float">
            <text:p>18.158</text:p>
          </table:table-cell>
        </table:table-row>
        <table:table-row table:style-name="ro1">
          <table:table-cell office:value-type="float" office:value="218.021" calcext:value-type="float">
            <text:p>218.021</text:p>
          </table:table-cell>
          <table:table-cell office:value-type="float" office:value="19.225" calcext:value-type="float">
            <text:p>19.225</text:p>
          </table:table-cell>
        </table:table-row>
        <table:table-row table:style-name="ro1">
          <table:table-cell office:value-type="float" office:value="219.163" calcext:value-type="float">
            <text:p>219.16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.304" calcext:value-type="float">
            <text:p>220.304</text:p>
          </table:table-cell>
          <table:table-cell office:value-type="float" office:value="18.201" calcext:value-type="float">
            <text:p>18.201</text:p>
          </table:table-cell>
        </table:table-row>
        <table:table-row table:style-name="ro1">
          <table:table-cell office:value-type="float" office:value="221.446" calcext:value-type="float">
            <text:p>221.446</text:p>
          </table:table-cell>
          <table:table-cell office:value-type="float" office:value="17.399" calcext:value-type="float">
            <text:p>17.399</text:p>
          </table:table-cell>
        </table:table-row>
        <table:table-row table:style-name="ro1">
          <table:table-cell office:value-type="float" office:value="222.587" calcext:value-type="float">
            <text:p>222.587</text:p>
          </table:table-cell>
          <table:table-cell office:value-type="float" office:value="18.615" calcext:value-type="float">
            <text:p>18.615</text:p>
          </table:table-cell>
        </table:table-row>
        <table:table-row table:style-name="ro1">
          <table:table-cell office:value-type="float" office:value="223.728" calcext:value-type="float">
            <text:p>223.728</text:p>
          </table:table-cell>
          <table:table-cell office:value-type="float" office:value="18.917" calcext:value-type="float">
            <text:p>18.917</text:p>
          </table:table-cell>
        </table:table-row>
        <table:table-row table:style-name="ro1">
          <table:table-cell office:value-type="float" office:value="224.87" calcext:value-type="float">
            <text:p>224.87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226.011" calcext:value-type="float">
            <text:p>226.011</text:p>
          </table:table-cell>
          <table:table-cell office:value-type="float" office:value="16.036" calcext:value-type="float">
            <text:p>16.036</text:p>
          </table:table-cell>
        </table:table-row>
        <table:table-row table:style-name="ro1">
          <table:table-cell office:value-type="float" office:value="227.153" calcext:value-type="float">
            <text:p>227.153</text:p>
          </table:table-cell>
          <table:table-cell office:value-type="float" office:value="14.691" calcext:value-type="float">
            <text:p>14.691</text:p>
          </table:table-cell>
        </table:table-row>
        <table:table-row table:style-name="ro1">
          <table:table-cell office:value-type="float" office:value="228.294" calcext:value-type="float">
            <text:p>228.294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 office:value-type="float" office:value="229.436" calcext:value-type="float">
            <text:p>229.436</text:p>
          </table:table-cell>
          <table:table-cell office:value-type="float" office:value="16.843" calcext:value-type="float">
            <text:p>16.843</text:p>
          </table:table-cell>
        </table:table-row>
        <table:table-row table:style-name="ro1">
          <table:table-cell office:value-type="float" office:value="230.577" calcext:value-type="float">
            <text:p>230.577</text:p>
          </table:table-cell>
          <table:table-cell office:value-type="float" office:value="16.961" calcext:value-type="float">
            <text:p>16.961</text:p>
          </table:table-cell>
        </table:table-row>
        <table:table-row table:style-name="ro1">
          <table:table-cell office:value-type="float" office:value="231.719" calcext:value-type="float">
            <text:p>231.719</text:p>
          </table:table-cell>
          <table:table-cell office:value-type="float" office:value="16.992" calcext:value-type="float">
            <text:p>16.992</text:p>
          </table:table-cell>
        </table:table-row>
        <table:table-row table:style-name="ro1">
          <table:table-cell office:value-type="float" office:value="232.86" calcext:value-type="float">
            <text:p>232.86</text:p>
          </table:table-cell>
          <table:table-cell office:value-type="float" office:value="16.185" calcext:value-type="float">
            <text:p>16.185</text:p>
          </table:table-cell>
        </table:table-row>
        <table:table-row table:style-name="ro1">
          <table:table-cell office:value-type="float" office:value="234.002" calcext:value-type="float">
            <text:p>234.002</text:p>
          </table:table-cell>
          <table:table-cell office:value-type="float" office:value="15.859" calcext:value-type="float">
            <text:p>15.859</text:p>
          </table:table-cell>
        </table:table-row>
        <table:table-row table:style-name="ro1">
          <table:table-cell office:value-type="float" office:value="235.143" calcext:value-type="float">
            <text:p>235.143</text:p>
          </table:table-cell>
          <table:table-cell office:value-type="float" office:value="17.984" calcext:value-type="float">
            <text:p>17.984</text:p>
          </table:table-cell>
        </table:table-row>
        <table:table-row table:style-name="ro1">
          <table:table-cell office:value-type="float" office:value="236.285" calcext:value-type="float">
            <text:p>236.285</text:p>
          </table:table-cell>
          <table:table-cell office:value-type="float" office:value="19.215" calcext:value-type="float">
            <text:p>19.215</text:p>
          </table:table-cell>
        </table:table-row>
        <table:table-row table:style-name="ro1">
          <table:table-cell office:value-type="float" office:value="237.426" calcext:value-type="float">
            <text:p>237.426</text:p>
          </table:table-cell>
          <table:table-cell office:value-type="float" office:value="17.499" calcext:value-type="float">
            <text:p>17.499</text:p>
          </table:table-cell>
        </table:table-row>
        <table:table-row table:style-name="ro1">
          <table:table-cell office:value-type="float" office:value="238.568" calcext:value-type="float">
            <text:p>238.568</text:p>
          </table:table-cell>
          <table:table-cell office:value-type="float" office:value="17.031" calcext:value-type="float">
            <text:p>17.031</text:p>
          </table:table-cell>
        </table:table-row>
        <table:table-row table:style-name="ro1">
          <table:table-cell office:value-type="float" office:value="239.709" calcext:value-type="float">
            <text:p>239.709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1">
          <table:table-cell office:value-type="float" office:value="240.851" calcext:value-type="float">
            <text:p>240.851</text:p>
          </table:table-cell>
          <table:table-cell office:value-type="float" office:value="19.525" calcext:value-type="float">
            <text:p>19.525</text:p>
          </table:table-cell>
        </table:table-row>
        <table:table-row table:style-name="ro1">
          <table:table-cell office:value-type="float" office:value="241.992" calcext:value-type="float">
            <text:p>241.992</text:p>
          </table:table-cell>
          <table:table-cell office:value-type="float" office:value="18.956" calcext:value-type="float">
            <text:p>18.956</text:p>
          </table:table-cell>
        </table:table-row>
        <table:table-row table:style-name="ro1">
          <table:table-cell office:value-type="float" office:value="243.133" calcext:value-type="float">
            <text:p>243.133</text:p>
          </table:table-cell>
          <table:table-cell office:value-type="float" office:value="19.178" calcext:value-type="float">
            <text:p>19.178</text:p>
          </table:table-cell>
        </table:table-row>
        <table:table-row table:style-name="ro1">
          <table:table-cell office:value-type="float" office:value="244.275" calcext:value-type="float">
            <text:p>244.275</text:p>
          </table:table-cell>
          <table:table-cell office:value-type="float" office:value="19.035" calcext:value-type="float">
            <text:p>19.035</text:p>
          </table:table-cell>
        </table:table-row>
        <table:table-row table:style-name="ro1">
          <table:table-cell office:value-type="float" office:value="245.416" calcext:value-type="float">
            <text:p>245.416</text:p>
          </table:table-cell>
          <table:table-cell office:value-type="float" office:value="19.532" calcext:value-type="float">
            <text:p>19.532</text:p>
          </table:table-cell>
        </table:table-row>
        <table:table-row table:style-name="ro1">
          <table:table-cell office:value-type="float" office:value="246.558" calcext:value-type="float">
            <text:p>246.558</text:p>
          </table:table-cell>
          <table:table-cell office:value-type="float" office:value="20.352" calcext:value-type="float">
            <text:p>20.352</text:p>
          </table:table-cell>
        </table:table-row>
        <table:table-row table:style-name="ro1">
          <table:table-cell office:value-type="float" office:value="247.699" calcext:value-type="float">
            <text:p>247.699</text:p>
          </table:table-cell>
          <table:table-cell office:value-type="float" office:value="19.591" calcext:value-type="float">
            <text:p>19.591</text:p>
          </table:table-cell>
        </table:table-row>
        <table:table-row table:style-name="ro1">
          <table:table-cell office:value-type="float" office:value="248.841" calcext:value-type="float">
            <text:p>248.841</text:p>
          </table:table-cell>
          <table:table-cell office:value-type="float" office:value="19.404" calcext:value-type="float">
            <text:p>19.404</text:p>
          </table:table-cell>
        </table:table-row>
        <table:table-row table:style-name="ro1">
          <table:table-cell office:value-type="float" office:value="249.982" calcext:value-type="float">
            <text:p>249.982</text:p>
          </table:table-cell>
          <table:table-cell office:value-type="float" office:value="19.944" calcext:value-type="float">
            <text:p>19.944</text:p>
          </table:table-cell>
        </table:table-row>
        <table:table-row table:style-name="ro1">
          <table:table-cell office:value-type="float" office:value="251.124" calcext:value-type="float">
            <text:p>251.124</text:p>
          </table:table-cell>
          <table:table-cell office:value-type="float" office:value="19.978" calcext:value-type="float">
            <text:p>19.978</text:p>
          </table:table-cell>
        </table:table-row>
        <table:table-row table:style-name="ro1">
          <table:table-cell office:value-type="float" office:value="252.265" calcext:value-type="float">
            <text:p>252.265</text:p>
          </table:table-cell>
          <table:table-cell office:value-type="float" office:value="19.988" calcext:value-type="float">
            <text:p>19.988</text:p>
          </table:table-cell>
        </table:table-row>
        <table:table-row table:style-name="ro1">
          <table:table-cell office:value-type="float" office:value="253.407" calcext:value-type="float">
            <text:p>253.407</text:p>
          </table:table-cell>
          <table:table-cell office:value-type="float" office:value="19.605" calcext:value-type="float">
            <text:p>19.605</text:p>
          </table:table-cell>
        </table:table-row>
        <table:table-row table:style-name="ro1">
          <table:table-cell office:value-type="float" office:value="254.548" calcext:value-type="float">
            <text:p>254.548</text:p>
          </table:table-cell>
          <table:table-cell office:value-type="float" office:value="18.61" calcext:value-type="float">
            <text:p>18.61</text:p>
          </table:table-cell>
        </table:table-row>
        <table:table-row table:style-name="ro1">
          <table:table-cell office:value-type="float" office:value="255.69" calcext:value-type="float">
            <text:p>255.69</text:p>
          </table:table-cell>
          <table:table-cell office:value-type="float" office:value="18.411" calcext:value-type="float">
            <text:p>18.411</text:p>
          </table:table-cell>
        </table:table-row>
        <table:table-row table:style-name="ro1">
          <table:table-cell office:value-type="float" office:value="256.831" calcext:value-type="float">
            <text:p>256.831</text:p>
          </table:table-cell>
          <table:table-cell office:value-type="float" office:value="19.358" calcext:value-type="float">
            <text:p>19.358</text:p>
          </table:table-cell>
        </table:table-row>
        <table:table-row table:style-name="ro1">
          <table:table-cell office:value-type="float" office:value="257.973" calcext:value-type="float">
            <text:p>257.973</text:p>
          </table:table-cell>
          <table:table-cell office:value-type="float" office:value="19.149" calcext:value-type="float">
            <text:p>19.149</text:p>
          </table:table-cell>
        </table:table-row>
        <table:table-row table:style-name="ro1">
          <table:table-cell office:value-type="float" office:value="259.114" calcext:value-type="float">
            <text:p>259.114</text:p>
          </table:table-cell>
          <table:table-cell office:value-type="float" office:value="17.171" calcext:value-type="float">
            <text:p>17.171</text:p>
          </table:table-cell>
        </table:table-row>
        <table:table-row table:style-name="ro1">
          <table:table-cell office:value-type="float" office:value="260.256" calcext:value-type="float">
            <text:p>260.256</text:p>
          </table:table-cell>
          <table:table-cell office:value-type="float" office:value="17.048" calcext:value-type="float">
            <text:p>17.048</text:p>
          </table:table-cell>
        </table:table-row>
        <table:table-row table:style-name="ro1">
          <table:table-cell office:value-type="float" office:value="261.397" calcext:value-type="float">
            <text:p>261.397</text:p>
          </table:table-cell>
          <table:table-cell office:value-type="float" office:value="18.437" calcext:value-type="float">
            <text:p>18.437</text:p>
          </table:table-cell>
        </table:table-row>
        <table:table-row table:style-name="ro1">
          <table:table-cell office:value-type="float" office:value="262.538" calcext:value-type="float">
            <text:p>262.538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263.68" calcext:value-type="float">
            <text:p>263.68</text:p>
          </table:table-cell>
          <table:table-cell office:value-type="float" office:value="17.688" calcext:value-type="float">
            <text:p>17.688</text:p>
          </table:table-cell>
        </table:table-row>
        <table:table-row table:style-name="ro1">
          <table:table-cell office:value-type="float" office:value="264.821" calcext:value-type="float">
            <text:p>264.821</text:p>
          </table:table-cell>
          <table:table-cell office:value-type="float" office:value="19.394" calcext:value-type="float">
            <text:p>19.394</text:p>
          </table:table-cell>
        </table:table-row>
        <table:table-row table:style-name="ro1">
          <table:table-cell office:value-type="float" office:value="265.963" calcext:value-type="float">
            <text:p>265.963</text:p>
          </table:table-cell>
          <table:table-cell office:value-type="float" office:value="20.695" calcext:value-type="float">
            <text:p>20.695</text:p>
          </table:table-cell>
        </table:table-row>
        <table:table-row table:style-name="ro1">
          <table:table-cell office:value-type="float" office:value="267.104" calcext:value-type="float">
            <text:p>267.104</text:p>
          </table:table-cell>
          <table:table-cell office:value-type="float" office:value="21.443" calcext:value-type="float">
            <text:p>21.443</text:p>
          </table:table-cell>
        </table:table-row>
        <table:table-row table:style-name="ro1">
          <table:table-cell office:value-type="float" office:value="268.246" calcext:value-type="float">
            <text:p>268.246</text:p>
          </table:table-cell>
          <table:table-cell office:value-type="float" office:value="20.801" calcext:value-type="float">
            <text:p>20.801</text:p>
          </table:table-cell>
        </table:table-row>
        <table:table-row table:style-name="ro1">
          <table:table-cell office:value-type="float" office:value="269.387" calcext:value-type="float">
            <text:p>269.387</text:p>
          </table:table-cell>
          <table:table-cell office:value-type="float" office:value="19.666" calcext:value-type="float">
            <text:p>19.666</text:p>
          </table:table-cell>
        </table:table-row>
        <table:table-row table:style-name="ro1">
          <table:table-cell office:value-type="float" office:value="270.529" calcext:value-type="float">
            <text:p>270.529</text:p>
          </table:table-cell>
          <table:table-cell office:value-type="float" office:value="20.569" calcext:value-type="float">
            <text:p>20.569</text:p>
          </table:table-cell>
        </table:table-row>
        <table:table-row table:style-name="ro1">
          <table:table-cell office:value-type="float" office:value="271.67" calcext:value-type="float">
            <text:p>271.67</text:p>
          </table:table-cell>
          <table:table-cell office:value-type="float" office:value="20.876" calcext:value-type="float">
            <text:p>20.876</text:p>
          </table:table-cell>
        </table:table-row>
        <table:table-row table:style-name="ro1">
          <table:table-cell office:value-type="float" office:value="272.812" calcext:value-type="float">
            <text:p>272.812</text:p>
          </table:table-cell>
          <table:table-cell office:value-type="float" office:value="20.782" calcext:value-type="float">
            <text:p>20.782</text:p>
          </table:table-cell>
        </table:table-row>
        <table:table-row table:style-name="ro1">
          <table:table-cell office:value-type="float" office:value="273.953" calcext:value-type="float">
            <text:p>273.95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5.095" calcext:value-type="float">
            <text:p>275.095</text:p>
          </table:table-cell>
          <table:table-cell office:value-type="float" office:value="20.022" calcext:value-type="float">
            <text:p>20.022</text:p>
          </table:table-cell>
        </table:table-row>
        <table:table-row table:style-name="ro1">
          <table:table-cell office:value-type="float" office:value="276.236" calcext:value-type="float">
            <text:p>276.236</text:p>
          </table:table-cell>
          <table:table-cell office:value-type="float" office:value="19.005" calcext:value-type="float">
            <text:p>19.005</text:p>
          </table:table-cell>
        </table:table-row>
        <table:table-row table:style-name="ro1">
          <table:table-cell office:value-type="float" office:value="277.378" calcext:value-type="float">
            <text:p>277.378</text:p>
          </table:table-cell>
          <table:table-cell office:value-type="float" office:value="20.695" calcext:value-type="float">
            <text:p>20.695</text:p>
          </table:table-cell>
        </table:table-row>
        <table:table-row table:style-name="ro1">
          <table:table-cell office:value-type="float" office:value="278.519" calcext:value-type="float">
            <text:p>278.519</text:p>
          </table:table-cell>
          <table:table-cell office:value-type="float" office:value="20.951" calcext:value-type="float">
            <text:p>20.951</text:p>
          </table:table-cell>
        </table:table-row>
        <table:table-row table:style-name="ro1">
          <table:table-cell office:value-type="float" office:value="279.661" calcext:value-type="float">
            <text:p>279.661</text:p>
          </table:table-cell>
          <table:table-cell office:value-type="float" office:value="19.042" calcext:value-type="float">
            <text:p>19.042</text:p>
          </table:table-cell>
        </table:table-row>
        <table:table-row table:style-name="ro1">
          <table:table-cell office:value-type="float" office:value="280.802" calcext:value-type="float">
            <text:p>280.802</text:p>
          </table:table-cell>
          <table:table-cell office:value-type="float" office:value="18.481" calcext:value-type="float">
            <text:p>18.481</text:p>
          </table:table-cell>
        </table:table-row>
        <table:table-row table:style-name="ro1">
          <table:table-cell office:value-type="float" office:value="281.944" calcext:value-type="float">
            <text:p>281.944</text:p>
          </table:table-cell>
          <table:table-cell office:value-type="float" office:value="18.132" calcext:value-type="float">
            <text:p>18.132</text:p>
          </table:table-cell>
        </table:table-row>
        <table:table-row table:style-name="ro1">
          <table:table-cell office:value-type="float" office:value="283.085" calcext:value-type="float">
            <text:p>283.085</text:p>
          </table:table-cell>
          <table:table-cell office:value-type="float" office:value="17.468" calcext:value-type="float">
            <text:p>17.468</text:p>
          </table:table-cell>
        </table:table-row>
        <table:table-row table:style-name="ro1">
          <table:table-cell office:value-type="float" office:value="284.226" calcext:value-type="float">
            <text:p>284.226</text:p>
          </table:table-cell>
          <table:table-cell office:value-type="float" office:value="17.486" calcext:value-type="float">
            <text:p>17.486</text:p>
          </table:table-cell>
        </table:table-row>
        <table:table-row table:style-name="ro1">
          <table:table-cell office:value-type="float" office:value="285.368" calcext:value-type="float">
            <text:p>285.368</text:p>
          </table:table-cell>
          <table:table-cell office:value-type="float" office:value="18.683" calcext:value-type="float">
            <text:p>18.683</text:p>
          </table:table-cell>
        </table:table-row>
        <table:table-row table:style-name="ro1">
          <table:table-cell office:value-type="float" office:value="286.509" calcext:value-type="float">
            <text:p>286.509</text:p>
          </table:table-cell>
          <table:table-cell office:value-type="float" office:value="20.524" calcext:value-type="float">
            <text:p>20.524</text:p>
          </table:table-cell>
        </table:table-row>
        <table:table-row table:style-name="ro1">
          <table:table-cell office:value-type="float" office:value="287.651" calcext:value-type="float">
            <text:p>287.651</text:p>
          </table:table-cell>
          <table:table-cell office:value-type="float" office:value="19.649" calcext:value-type="float">
            <text:p>19.649</text:p>
          </table:table-cell>
        </table:table-row>
        <table:table-row table:style-name="ro1">
          <table:table-cell office:value-type="float" office:value="288.792" calcext:value-type="float">
            <text:p>288.792</text:p>
          </table:table-cell>
          <table:table-cell office:value-type="float" office:value="18.231" calcext:value-type="float">
            <text:p>18.231</text:p>
          </table:table-cell>
        </table:table-row>
        <table:table-row table:style-name="ro1">
          <table:table-cell office:value-type="float" office:value="289.934" calcext:value-type="float">
            <text:p>289.934</text:p>
          </table:table-cell>
          <table:table-cell office:value-type="float" office:value="18.368" calcext:value-type="float">
            <text:p>18.368</text:p>
          </table:table-cell>
        </table:table-row>
        <table:table-row table:style-name="ro1">
          <table:table-cell office:value-type="float" office:value="291.075" calcext:value-type="float">
            <text:p>291.075</text:p>
          </table:table-cell>
          <table:table-cell office:value-type="float" office:value="18.88" calcext:value-type="float">
            <text:p>18.88</text:p>
          </table:table-cell>
        </table:table-row>
        <table:table-row table:style-name="ro1">
          <table:table-cell office:value-type="float" office:value="292.217" calcext:value-type="float">
            <text:p>292.217</text:p>
          </table:table-cell>
          <table:table-cell office:value-type="float" office:value="18.919" calcext:value-type="float">
            <text:p>18.919</text:p>
          </table:table-cell>
        </table:table-row>
        <table:table-row table:style-name="ro1">
          <table:table-cell office:value-type="float" office:value="293.358" calcext:value-type="float">
            <text:p>293.358</text:p>
          </table:table-cell>
          <table:table-cell office:value-type="float" office:value="19.181" calcext:value-type="float">
            <text:p>19.181</text:p>
          </table:table-cell>
        </table:table-row>
        <table:table-row table:style-name="ro1">
          <table:table-cell office:value-type="float" office:value="294.5" calcext:value-type="float">
            <text:p>294.5</text:p>
          </table:table-cell>
          <table:table-cell office:value-type="float" office:value="18.903" calcext:value-type="float">
            <text:p>18.903</text:p>
          </table:table-cell>
        </table:table-row>
        <table:table-row table:style-name="ro1">
          <table:table-cell office:value-type="float" office:value="295.641" calcext:value-type="float">
            <text:p>295.641</text:p>
          </table:table-cell>
          <table:table-cell office:value-type="float" office:value="18.934" calcext:value-type="float">
            <text:p>18.934</text:p>
          </table:table-cell>
        </table:table-row>
        <table:table-row table:style-name="ro1">
          <table:table-cell office:value-type="float" office:value="296.783" calcext:value-type="float">
            <text:p>296.783</text:p>
          </table:table-cell>
          <table:table-cell office:value-type="float" office:value="19.589" calcext:value-type="float">
            <text:p>19.589</text:p>
          </table:table-cell>
        </table:table-row>
        <table:table-row table:style-name="ro1">
          <table:table-cell office:value-type="float" office:value="297.924" calcext:value-type="float">
            <text:p>297.924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299.066" calcext:value-type="float">
            <text:p>299.066</text:p>
          </table:table-cell>
          <table:table-cell office:value-type="float" office:value="20.067" calcext:value-type="float">
            <text:p>20.067</text:p>
          </table:table-cell>
        </table:table-row>
        <table:table-row table:style-name="ro1">
          <table:table-cell office:value-type="float" office:value="300.207" calcext:value-type="float">
            <text:p>300.207</text:p>
          </table:table-cell>
          <table:table-cell office:value-type="float" office:value="20.163" calcext:value-type="float">
            <text:p>20.163</text:p>
          </table:table-cell>
        </table:table-row>
        <table:table-row table:style-name="ro1">
          <table:table-cell office:value-type="float" office:value="301.349" calcext:value-type="float">
            <text:p>301.349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302.49" calcext:value-type="float">
            <text:p>302.49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303.631" calcext:value-type="float">
            <text:p>303.6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.773" calcext:value-type="float">
            <text:p>304.773</text:p>
          </table:table-cell>
          <table:table-cell office:value-type="float" office:value="19.97" calcext:value-type="float">
            <text:p>19.97</text:p>
          </table:table-cell>
        </table:table-row>
        <table:table-row table:style-name="ro1">
          <table:table-cell office:value-type="float" office:value="305.914" calcext:value-type="float">
            <text:p>305.914</text:p>
          </table:table-cell>
          <table:table-cell office:value-type="float" office:value="20.276" calcext:value-type="float">
            <text:p>20.276</text:p>
          </table:table-cell>
        </table:table-row>
        <table:table-row table:style-name="ro1">
          <table:table-cell office:value-type="float" office:value="307.056" calcext:value-type="float">
            <text:p>307.056</text:p>
          </table:table-cell>
          <table:table-cell office:value-type="float" office:value="20.917" calcext:value-type="float">
            <text:p>20.917</text:p>
          </table:table-cell>
        </table:table-row>
        <table:table-row table:style-name="ro1">
          <table:table-cell office:value-type="float" office:value="308.197" calcext:value-type="float">
            <text:p>308.197</text:p>
          </table:table-cell>
          <table:table-cell office:value-type="float" office:value="19.886" calcext:value-type="float">
            <text:p>19.886</text:p>
          </table:table-cell>
        </table:table-row>
        <table:table-row table:style-name="ro1">
          <table:table-cell office:value-type="float" office:value="309.339" calcext:value-type="float">
            <text:p>309.339</text:p>
          </table:table-cell>
          <table:table-cell office:value-type="float" office:value="17.998" calcext:value-type="float">
            <text:p>17.998</text:p>
          </table:table-cell>
        </table:table-row>
        <table:table-row table:style-name="ro1">
          <table:table-cell office:value-type="float" office:value="310.48" calcext:value-type="float">
            <text:p>310.48</text:p>
          </table:table-cell>
          <table:table-cell office:value-type="float" office:value="18.735" calcext:value-type="float">
            <text:p>18.735</text:p>
          </table:table-cell>
        </table:table-row>
        <table:table-row table:style-name="ro1">
          <table:table-cell office:value-type="float" office:value="311.622" calcext:value-type="float">
            <text:p>311.622</text:p>
          </table:table-cell>
          <table:table-cell office:value-type="float" office:value="20.648" calcext:value-type="float">
            <text:p>20.648</text:p>
          </table:table-cell>
        </table:table-row>
        <table:table-row table:style-name="ro1">
          <table:table-cell office:value-type="float" office:value="312.763" calcext:value-type="float">
            <text:p>312.763</text:p>
          </table:table-cell>
          <table:table-cell office:value-type="float" office:value="20.412" calcext:value-type="float">
            <text:p>20.412</text:p>
          </table:table-cell>
        </table:table-row>
        <table:table-row table:style-name="ro1">
          <table:table-cell office:value-type="float" office:value="313.905" calcext:value-type="float">
            <text:p>313.905</text:p>
          </table:table-cell>
          <table:table-cell office:value-type="float" office:value="18.554" calcext:value-type="float">
            <text:p>18.554</text:p>
          </table:table-cell>
        </table:table-row>
        <table:table-row table:style-name="ro1">
          <table:table-cell office:value-type="float" office:value="315.046" calcext:value-type="float">
            <text:p>315.046</text:p>
          </table:table-cell>
          <table:table-cell office:value-type="float" office:value="20.548" calcext:value-type="float">
            <text:p>20.548</text:p>
          </table:table-cell>
        </table:table-row>
        <table:table-row table:style-name="ro1">
          <table:table-cell office:value-type="float" office:value="316.188" calcext:value-type="float">
            <text:p>316.188</text:p>
          </table:table-cell>
          <table:table-cell office:value-type="float" office:value="21.965" calcext:value-type="float">
            <text:p>21.965</text:p>
          </table:table-cell>
        </table:table-row>
        <table:table-row table:style-name="ro1">
          <table:table-cell office:value-type="float" office:value="317.329" calcext:value-type="float">
            <text:p>317.329</text:p>
          </table:table-cell>
          <table:table-cell office:value-type="float" office:value="22.091" calcext:value-type="float">
            <text:p>22.091</text:p>
          </table:table-cell>
        </table:table-row>
        <table:table-row table:style-name="ro1">
          <table:table-cell office:value-type="float" office:value="318.471" calcext:value-type="float">
            <text:p>318.471</text:p>
          </table:table-cell>
          <table:table-cell office:value-type="float" office:value="22.652" calcext:value-type="float">
            <text:p>22.652</text:p>
          </table:table-cell>
        </table:table-row>
        <table:table-row table:style-name="ro1">
          <table:table-cell office:value-type="float" office:value="319.612" calcext:value-type="float">
            <text:p>319.612</text:p>
          </table:table-cell>
          <table:table-cell office:value-type="float" office:value="23.947" calcext:value-type="float">
            <text:p>23.947</text:p>
          </table:table-cell>
        </table:table-row>
        <table:table-row table:style-name="ro1">
          <table:table-cell office:value-type="float" office:value="320.754" calcext:value-type="float">
            <text:p>320.754</text:p>
          </table:table-cell>
          <table:table-cell office:value-type="float" office:value="25.335" calcext:value-type="float">
            <text:p>25.335</text:p>
          </table:table-cell>
        </table:table-row>
        <table:table-row table:style-name="ro1">
          <table:table-cell office:value-type="float" office:value="321.895" calcext:value-type="float">
            <text:p>321.895</text:p>
          </table:table-cell>
          <table:table-cell office:value-type="float" office:value="27.366" calcext:value-type="float">
            <text:p>27.366</text:p>
          </table:table-cell>
        </table:table-row>
        <table:table-row table:style-name="ro1">
          <table:table-cell office:value-type="float" office:value="323.036" calcext:value-type="float">
            <text:p>323.036</text:p>
          </table:table-cell>
          <table:table-cell office:value-type="float" office:value="26.451" calcext:value-type="float">
            <text:p>26.451</text:p>
          </table:table-cell>
        </table:table-row>
        <table:table-row table:style-name="ro1">
          <table:table-cell office:value-type="float" office:value="324.178" calcext:value-type="float">
            <text:p>324.178</text:p>
          </table:table-cell>
          <table:table-cell office:value-type="float" office:value="23.591" calcext:value-type="float">
            <text:p>23.591</text:p>
          </table:table-cell>
        </table:table-row>
        <table:table-row table:style-name="ro1">
          <table:table-cell office:value-type="float" office:value="325.319" calcext:value-type="float">
            <text:p>325.319</text:p>
          </table:table-cell>
          <table:table-cell office:value-type="float" office:value="19.693" calcext:value-type="float">
            <text:p>19.693</text:p>
          </table:table-cell>
        </table:table-row>
        <table:table-row table:style-name="ro1">
          <table:table-cell office:value-type="float" office:value="326.461" calcext:value-type="float">
            <text:p>326.461</text:p>
          </table:table-cell>
          <table:table-cell office:value-type="float" office:value="17.793" calcext:value-type="float">
            <text:p>17.793</text:p>
          </table:table-cell>
        </table:table-row>
        <table:table-row table:style-name="ro1">
          <table:table-cell office:value-type="float" office:value="327.602" calcext:value-type="float">
            <text:p>327.602</text:p>
          </table:table-cell>
          <table:table-cell office:value-type="float" office:value="18.563" calcext:value-type="float">
            <text:p>18.563</text:p>
          </table:table-cell>
        </table:table-row>
        <table:table-row table:style-name="ro1">
          <table:table-cell office:value-type="float" office:value="328.744" calcext:value-type="float">
            <text:p>328.744</text:p>
          </table:table-cell>
          <table:table-cell office:value-type="float" office:value="17.853" calcext:value-type="float">
            <text:p>17.853</text:p>
          </table:table-cell>
        </table:table-row>
        <table:table-row table:style-name="ro1">
          <table:table-cell office:value-type="float" office:value="329.885" calcext:value-type="float">
            <text:p>329.885</text:p>
          </table:table-cell>
          <table:table-cell office:value-type="float" office:value="17.477" calcext:value-type="float">
            <text:p>17.477</text:p>
          </table:table-cell>
        </table:table-row>
        <table:table-row table:style-name="ro1">
          <table:table-cell office:value-type="float" office:value="331.027" calcext:value-type="float">
            <text:p>331.027</text:p>
          </table:table-cell>
          <table:table-cell office:value-type="float" office:value="18.035" calcext:value-type="float">
            <text:p>18.035</text:p>
          </table:table-cell>
        </table:table-row>
        <table:table-row table:style-name="ro1">
          <table:table-cell office:value-type="float" office:value="332.168" calcext:value-type="float">
            <text:p>332.168</text:p>
          </table:table-cell>
          <table:table-cell office:value-type="float" office:value="17.612" calcext:value-type="float">
            <text:p>17.612</text:p>
          </table:table-cell>
        </table:table-row>
        <table:table-row table:style-name="ro1">
          <table:table-cell office:value-type="float" office:value="333.31" calcext:value-type="float">
            <text:p>333.31</text:p>
          </table:table-cell>
          <table:table-cell office:value-type="float" office:value="18.348" calcext:value-type="float">
            <text:p>18.348</text:p>
          </table:table-cell>
        </table:table-row>
        <table:table-row table:style-name="ro1">
          <table:table-cell office:value-type="float" office:value="334.451" calcext:value-type="float">
            <text:p>334.451</text:p>
          </table:table-cell>
          <table:table-cell office:value-type="float" office:value="19.155" calcext:value-type="float">
            <text:p>19.155</text:p>
          </table:table-cell>
        </table:table-row>
        <table:table-row table:style-name="ro1">
          <table:table-cell office:value-type="float" office:value="335.593" calcext:value-type="float">
            <text:p>335.593</text:p>
          </table:table-cell>
          <table:table-cell office:value-type="float" office:value="19.651" calcext:value-type="float">
            <text:p>19.651</text:p>
          </table:table-cell>
        </table:table-row>
        <table:table-row table:style-name="ro1">
          <table:table-cell office:value-type="float" office:value="336.734" calcext:value-type="float">
            <text:p>336.7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.876" calcext:value-type="float">
            <text:p>337.876</text:p>
          </table:table-cell>
          <table:table-cell office:value-type="float" office:value="19.654" calcext:value-type="float">
            <text:p>19.654</text:p>
          </table:table-cell>
        </table:table-row>
        <table:table-row table:style-name="ro1">
          <table:table-cell office:value-type="float" office:value="339.017" calcext:value-type="float">
            <text:p>339.017</text:p>
          </table:table-cell>
          <table:table-cell office:value-type="float" office:value="18.818" calcext:value-type="float">
            <text:p>18.818</text:p>
          </table:table-cell>
        </table:table-row>
        <table:table-row table:style-name="ro1">
          <table:table-cell office:value-type="float" office:value="340.159" calcext:value-type="float">
            <text:p>340.159</text:p>
          </table:table-cell>
          <table:table-cell office:value-type="float" office:value="18.642" calcext:value-type="float">
            <text:p>18.642</text:p>
          </table:table-cell>
        </table:table-row>
        <table:table-row table:style-name="ro1">
          <table:table-cell office:value-type="float" office:value="341.3" calcext:value-type="float">
            <text:p>341.3</text:p>
          </table:table-cell>
          <table:table-cell office:value-type="float" office:value="19.046" calcext:value-type="float">
            <text:p>19.046</text:p>
          </table:table-cell>
        </table:table-row>
        <table:table-row table:style-name="ro1">
          <table:table-cell office:value-type="float" office:value="342.442" calcext:value-type="float">
            <text:p>342.442</text:p>
          </table:table-cell>
          <table:table-cell office:value-type="float" office:value="19.803" calcext:value-type="float">
            <text:p>19.803</text:p>
          </table:table-cell>
        </table:table-row>
        <table:table-row table:style-name="ro1">
          <table:table-cell office:value-type="float" office:value="343.583" calcext:value-type="float">
            <text:p>343.5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4.724" calcext:value-type="float">
            <text:p>344.724</text:p>
          </table:table-cell>
          <table:table-cell office:value-type="float" office:value="20.53" calcext:value-type="float">
            <text:p>20.53</text:p>
          </table:table-cell>
        </table:table-row>
        <table:table-row table:style-name="ro1">
          <table:table-cell office:value-type="float" office:value="345.866" calcext:value-type="float">
            <text:p>345.866</text:p>
          </table:table-cell>
          <table:table-cell office:value-type="float" office:value="19.648" calcext:value-type="float">
            <text:p>19.648</text:p>
          </table:table-cell>
        </table:table-row>
        <table:table-row table:style-name="ro1">
          <table:table-cell office:value-type="float" office:value="347.007" calcext:value-type="float">
            <text:p>347.007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348.149" calcext:value-type="float">
            <text:p>348.149</text:p>
          </table:table-cell>
          <table:table-cell office:value-type="float" office:value="18.765" calcext:value-type="float">
            <text:p>18.765</text:p>
          </table:table-cell>
        </table:table-row>
        <table:table-row table:style-name="ro1">
          <table:table-cell office:value-type="float" office:value="349.29" calcext:value-type="float">
            <text:p>349.29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office:value-type="float" office:value="350.432" calcext:value-type="float">
            <text:p>350.432</text:p>
          </table:table-cell>
          <table:table-cell office:value-type="float" office:value="18.697" calcext:value-type="float">
            <text:p>18.697</text:p>
          </table:table-cell>
        </table:table-row>
        <table:table-row table:style-name="ro1">
          <table:table-cell office:value-type="float" office:value="351.573" calcext:value-type="float">
            <text:p>351.573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352.715" calcext:value-type="float">
            <text:p>352.715</text:p>
          </table:table-cell>
          <table:table-cell office:value-type="float" office:value="20.634" calcext:value-type="float">
            <text:p>20.634</text:p>
          </table:table-cell>
        </table:table-row>
        <table:table-row table:style-name="ro1">
          <table:table-cell office:value-type="float" office:value="353.856" calcext:value-type="float">
            <text:p>353.856</text:p>
          </table:table-cell>
          <table:table-cell office:value-type="float" office:value="20.177" calcext:value-type="float">
            <text:p>20.177</text:p>
          </table:table-cell>
        </table:table-row>
        <table:table-row table:style-name="ro1">
          <table:table-cell office:value-type="float" office:value="354.998" calcext:value-type="float">
            <text:p>354.998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float" office:value="356.139" calcext:value-type="float">
            <text:p>356.139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1">
          <table:table-cell office:value-type="float" office:value="357.281" calcext:value-type="float">
            <text:p>357.281</text:p>
          </table:table-cell>
          <table:table-cell office:value-type="float" office:value="21.239" calcext:value-type="float">
            <text:p>21.239</text:p>
          </table:table-cell>
        </table:table-row>
        <table:table-row table:style-name="ro1">
          <table:table-cell office:value-type="float" office:value="358.422" calcext:value-type="float">
            <text:p>358.422</text:p>
          </table:table-cell>
          <table:table-cell office:value-type="float" office:value="21.077" calcext:value-type="float">
            <text:p>21.077</text:p>
          </table:table-cell>
        </table:table-row>
        <table:table-row table:style-name="ro1">
          <table:table-cell office:value-type="float" office:value="359.564" calcext:value-type="float">
            <text:p>359.564</text:p>
          </table:table-cell>
          <table:table-cell office:value-type="float" office:value="19.852" calcext:value-type="float">
            <text:p>19.852</text:p>
          </table:table-cell>
        </table:table-row>
        <table:table-row table:style-name="ro1">
          <table:table-cell office:value-type="float" office:value="360.705" calcext:value-type="float">
            <text:p>360.705</text:p>
          </table:table-cell>
          <table:table-cell office:value-type="float" office:value="20.476" calcext:value-type="float">
            <text:p>20.476</text:p>
          </table:table-cell>
        </table:table-row>
        <table:table-row table:style-name="ro1">
          <table:table-cell office:value-type="float" office:value="361.847" calcext:value-type="float">
            <text:p>361.847</text:p>
          </table:table-cell>
          <table:table-cell office:value-type="float" office:value="19.493" calcext:value-type="float">
            <text:p>19.493</text:p>
          </table:table-cell>
        </table:table-row>
        <table:table-row table:style-name="ro1">
          <table:table-cell office:value-type="float" office:value="362.988" calcext:value-type="float">
            <text:p>362.988</text:p>
          </table:table-cell>
          <table:table-cell office:value-type="float" office:value="20.047" calcext:value-type="float">
            <text:p>20.047</text:p>
          </table:table-cell>
        </table:table-row>
        <table:table-row table:style-name="ro1">
          <table:table-cell office:value-type="float" office:value="364.129" calcext:value-type="float">
            <text:p>364.129</text:p>
          </table:table-cell>
          <table:table-cell office:value-type="float" office:value="19.359" calcext:value-type="float">
            <text:p>19.359</text:p>
          </table:table-cell>
        </table:table-row>
        <table:table-row table:style-name="ro1">
          <table:table-cell office:value-type="float" office:value="365.271" calcext:value-type="float">
            <text:p>365.271</text:p>
          </table:table-cell>
          <table:table-cell office:value-type="float" office:value="18.345" calcext:value-type="float">
            <text:p>18.345</text:p>
          </table:table-cell>
        </table:table-row>
        <table:table-row table:style-name="ro1">
          <table:table-cell office:value-type="float" office:value="366.412" calcext:value-type="float">
            <text:p>366.412</text:p>
          </table:table-cell>
          <table:table-cell office:value-type="float" office:value="18.334" calcext:value-type="float">
            <text:p>18.334</text:p>
          </table:table-cell>
        </table:table-row>
        <table:table-row table:style-name="ro1">
          <table:table-cell office:value-type="float" office:value="367.554" calcext:value-type="float">
            <text:p>367.554</text:p>
          </table:table-cell>
          <table:table-cell office:value-type="float" office:value="16.989" calcext:value-type="float">
            <text:p>16.989</text:p>
          </table:table-cell>
        </table:table-row>
        <table:table-row table:style-name="ro1">
          <table:table-cell office:value-type="float" office:value="368.695" calcext:value-type="float">
            <text:p>368.695</text:p>
          </table:table-cell>
          <table:table-cell office:value-type="float" office:value="16.946" calcext:value-type="float">
            <text:p>16.946</text:p>
          </table:table-cell>
        </table:table-row>
        <table:table-row table:style-name="ro1">
          <table:table-cell office:value-type="float" office:value="369.837" calcext:value-type="float">
            <text:p>369.837</text:p>
          </table:table-cell>
          <table:table-cell office:value-type="float" office:value="17.282" calcext:value-type="float">
            <text:p>17.282</text:p>
          </table:table-cell>
        </table:table-row>
        <table:table-row table:style-name="ro1">
          <table:table-cell office:value-type="float" office:value="370.978" calcext:value-type="float">
            <text:p>370.9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.12" calcext:value-type="float">
            <text:p>372.12</text:p>
          </table:table-cell>
          <table:table-cell office:value-type="float" office:value="17.962" calcext:value-type="float">
            <text:p>17.962</text:p>
          </table:table-cell>
        </table:table-row>
        <table:table-row table:style-name="ro1">
          <table:table-cell office:value-type="float" office:value="373.261" calcext:value-type="float">
            <text:p>373.261</text:p>
          </table:table-cell>
          <table:table-cell office:value-type="float" office:value="17.954" calcext:value-type="float">
            <text:p>17.954</text:p>
          </table:table-cell>
        </table:table-row>
        <table:table-row table:style-name="ro1">
          <table:table-cell office:value-type="float" office:value="374.403" calcext:value-type="float">
            <text:p>374.403</text:p>
          </table:table-cell>
          <table:table-cell office:value-type="float" office:value="19.041" calcext:value-type="float">
            <text:p>19.041</text:p>
          </table:table-cell>
        </table:table-row>
        <table:table-row table:style-name="ro1">
          <table:table-cell office:value-type="float" office:value="375.544" calcext:value-type="float">
            <text:p>375.544</text:p>
          </table:table-cell>
          <table:table-cell office:value-type="float" office:value="20.824" calcext:value-type="float">
            <text:p>20.824</text:p>
          </table:table-cell>
        </table:table-row>
        <table:table-row table:style-name="ro1">
          <table:table-cell office:value-type="float" office:value="376.686" calcext:value-type="float">
            <text:p>376.686</text:p>
          </table:table-cell>
          <table:table-cell office:value-type="float" office:value="20.476" calcext:value-type="float">
            <text:p>20.476</text:p>
          </table:table-cell>
        </table:table-row>
        <table:table-row table:style-name="ro1">
          <table:table-cell office:value-type="float" office:value="377.827" calcext:value-type="float">
            <text:p>377.827</text:p>
          </table:table-cell>
          <table:table-cell office:value-type="float" office:value="20.182" calcext:value-type="float">
            <text:p>20.182</text:p>
          </table:table-cell>
        </table:table-row>
        <table:table-row table:style-name="ro1">
          <table:table-cell office:value-type="float" office:value="378.969" calcext:value-type="float">
            <text:p>378.969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380.11" calcext:value-type="float">
            <text:p>380.11</text:p>
          </table:table-cell>
          <table:table-cell office:value-type="float" office:value="19.688" calcext:value-type="float">
            <text:p>19.688</text:p>
          </table:table-cell>
        </table:table-row>
        <table:table-row table:style-name="ro1">
          <table:table-cell office:value-type="float" office:value="381.252" calcext:value-type="float">
            <text:p>381.252</text:p>
          </table:table-cell>
          <table:table-cell office:value-type="float" office:value="18.319" calcext:value-type="float">
            <text:p>18.319</text:p>
          </table:table-cell>
        </table:table-row>
        <table:table-row table:style-name="ro1">
          <table:table-cell office:value-type="float" office:value="382.393" calcext:value-type="float">
            <text:p>382.39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383.534" calcext:value-type="float">
            <text:p>383.534</text:p>
          </table:table-cell>
          <table:table-cell office:value-type="float" office:value="18.072" calcext:value-type="float">
            <text:p>18.072</text:p>
          </table:table-cell>
        </table:table-row>
        <table:table-row table:style-name="ro1">
          <table:table-cell office:value-type="float" office:value="384.676" calcext:value-type="float">
            <text:p>384.676</text:p>
          </table:table-cell>
          <table:table-cell office:value-type="float" office:value="17.794" calcext:value-type="float">
            <text:p>17.794</text:p>
          </table:table-cell>
        </table:table-row>
        <table:table-row table:style-name="ro1">
          <table:table-cell office:value-type="float" office:value="385.817" calcext:value-type="float">
            <text:p>385.817</text:p>
          </table:table-cell>
          <table:table-cell office:value-type="float" office:value="16.874" calcext:value-type="float">
            <text:p>16.874</text:p>
          </table:table-cell>
        </table:table-row>
        <table:table-row table:style-name="ro1">
          <table:table-cell office:value-type="float" office:value="386.959" calcext:value-type="float">
            <text:p>386.959</text:p>
          </table:table-cell>
          <table:table-cell office:value-type="float" office:value="17.055" calcext:value-type="float">
            <text:p>17.055</text:p>
          </table:table-cell>
        </table:table-row>
        <table:table-row table:style-name="ro1">
          <table:table-cell office:value-type="float" office:value="388.1" calcext:value-type="float">
            <text:p>388.1</text:p>
          </table:table-cell>
          <table:table-cell office:value-type="float" office:value="15.624" calcext:value-type="float">
            <text:p>15.624</text:p>
          </table:table-cell>
        </table:table-row>
        <table:table-row table:style-name="ro1">
          <table:table-cell office:value-type="float" office:value="389.242" calcext:value-type="float">
            <text:p>389.242</text:p>
          </table:table-cell>
          <table:table-cell office:value-type="float" office:value="14.458" calcext:value-type="float">
            <text:p>14.458</text:p>
          </table:table-cell>
        </table:table-row>
        <table:table-row table:style-name="ro1">
          <table:table-cell office:value-type="float" office:value="390.383" calcext:value-type="float">
            <text:p>390.383</text:p>
          </table:table-cell>
          <table:table-cell office:value-type="float" office:value="15.762" calcext:value-type="float">
            <text:p>15.762</text:p>
          </table:table-cell>
        </table:table-row>
        <table:table-row table:style-name="ro1">
          <table:table-cell office:value-type="float" office:value="391.525" calcext:value-type="float">
            <text:p>391.525</text:p>
          </table:table-cell>
          <table:table-cell office:value-type="float" office:value="16.929" calcext:value-type="float">
            <text:p>16.929</text:p>
          </table:table-cell>
        </table:table-row>
        <table:table-row table:style-name="ro1">
          <table:table-cell office:value-type="float" office:value="392.666" calcext:value-type="float">
            <text:p>392.666</text:p>
          </table:table-cell>
          <table:table-cell office:value-type="float" office:value="17.973" calcext:value-type="float">
            <text:p>17.973</text:p>
          </table:table-cell>
        </table:table-row>
        <table:table-row table:style-name="ro1">
          <table:table-cell office:value-type="float" office:value="393.808" calcext:value-type="float">
            <text:p>393.808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394.949" calcext:value-type="float">
            <text:p>394.949</text:p>
          </table:table-cell>
          <table:table-cell office:value-type="float" office:value="17.646" calcext:value-type="float">
            <text:p>17.646</text:p>
          </table:table-cell>
        </table:table-row>
        <table:table-row table:style-name="ro1">
          <table:table-cell office:value-type="float" office:value="396.091" calcext:value-type="float">
            <text:p>396.091</text:p>
          </table:table-cell>
          <table:table-cell office:value-type="float" office:value="18.812" calcext:value-type="float">
            <text:p>18.812</text:p>
          </table:table-cell>
        </table:table-row>
        <table:table-row table:style-name="ro1">
          <table:table-cell office:value-type="float" office:value="397.232" calcext:value-type="float">
            <text:p>397.232</text:p>
          </table:table-cell>
          <table:table-cell office:value-type="float" office:value="19.246" calcext:value-type="float">
            <text:p>19.246</text:p>
          </table:table-cell>
        </table:table-row>
        <table:table-row table:style-name="ro1">
          <table:table-cell office:value-type="float" office:value="398.374" calcext:value-type="float">
            <text:p>398.374</text:p>
          </table:table-cell>
          <table:table-cell office:value-type="float" office:value="16.87" calcext:value-type="float">
            <text:p>16.87</text:p>
          </table:table-cell>
        </table:table-row>
        <table:table-row table:style-name="ro1">
          <table:table-cell office:value-type="float" office:value="399.515" calcext:value-type="float">
            <text:p>399.515</text:p>
          </table:table-cell>
          <table:table-cell office:value-type="float" office:value="18.305" calcext:value-type="float">
            <text:p>18.305</text:p>
          </table:table-cell>
        </table:table-row>
        <table:table-row table:style-name="ro1">
          <table:table-cell office:value-type="float" office:value="400.657" calcext:value-type="float">
            <text:p>400.657</text:p>
          </table:table-cell>
          <table:table-cell office:value-type="float" office:value="18.623" calcext:value-type="float">
            <text:p>18.623</text:p>
          </table:table-cell>
        </table:table-row>
        <table:table-row table:style-name="ro1">
          <table:table-cell office:value-type="float" office:value="401.798" calcext:value-type="float">
            <text:p>401.798</text:p>
          </table:table-cell>
          <table:table-cell office:value-type="float" office:value="17.204" calcext:value-type="float">
            <text:p>17.204</text:p>
          </table:table-cell>
        </table:table-row>
        <table:table-row table:style-name="ro1">
          <table:table-cell office:value-type="float" office:value="402.94" calcext:value-type="float">
            <text:p>402.94</text:p>
          </table:table-cell>
          <table:table-cell office:value-type="float" office:value="17.556" calcext:value-type="float">
            <text:p>17.556</text:p>
          </table:table-cell>
        </table:table-row>
        <table:table-row table:style-name="ro1">
          <table:table-cell office:value-type="float" office:value="404.081" calcext:value-type="float">
            <text:p>404.081</text:p>
          </table:table-cell>
          <table:table-cell office:value-type="float" office:value="17.351" calcext:value-type="float">
            <text:p>17.351</text:p>
          </table:table-cell>
        </table:table-row>
        <table:table-row table:style-name="ro1">
          <table:table-cell office:value-type="float" office:value="405.222" calcext:value-type="float">
            <text:p>405.222</text:p>
          </table:table-cell>
          <table:table-cell office:value-type="float" office:value="17.484" calcext:value-type="float">
            <text:p>17.484</text:p>
          </table:table-cell>
        </table:table-row>
        <table:table-row table:style-name="ro1">
          <table:table-cell office:value-type="float" office:value="406.364" calcext:value-type="float">
            <text:p>406.364</text:p>
          </table:table-cell>
          <table:table-cell office:value-type="float" office:value="17.916" calcext:value-type="float">
            <text:p>17.916</text:p>
          </table:table-cell>
        </table:table-row>
        <table:table-row table:style-name="ro1">
          <table:table-cell office:value-type="float" office:value="407.505" calcext:value-type="float">
            <text:p>407.505</text:p>
          </table:table-cell>
          <table:table-cell office:value-type="float" office:value="18.097" calcext:value-type="float">
            <text:p>18.097</text:p>
          </table:table-cell>
        </table:table-row>
        <table:table-row table:style-name="ro1">
          <table:table-cell office:value-type="float" office:value="408.647" calcext:value-type="float">
            <text:p>408.647</text:p>
          </table:table-cell>
          <table:table-cell office:value-type="float" office:value="18.088" calcext:value-type="float">
            <text:p>18.088</text:p>
          </table:table-cell>
        </table:table-row>
        <table:table-row table:style-name="ro1">
          <table:table-cell office:value-type="float" office:value="409.788" calcext:value-type="float">
            <text:p>409.788</text:p>
          </table:table-cell>
          <table:table-cell office:value-type="float" office:value="17.852" calcext:value-type="float">
            <text:p>17.852</text:p>
          </table:table-cell>
        </table:table-row>
        <table:table-row table:style-name="ro1">
          <table:table-cell office:value-type="float" office:value="410.93" calcext:value-type="float">
            <text:p>410.93</text:p>
          </table:table-cell>
          <table:table-cell office:value-type="float" office:value="18.252" calcext:value-type="float">
            <text:p>18.252</text:p>
          </table:table-cell>
        </table:table-row>
        <table:table-row table:style-name="ro1">
          <table:table-cell office:value-type="float" office:value="412.071" calcext:value-type="float">
            <text:p>412.071</text:p>
          </table:table-cell>
          <table:table-cell office:value-type="float" office:value="19.192" calcext:value-type="float">
            <text:p>19.192</text:p>
          </table:table-cell>
        </table:table-row>
        <table:table-row table:style-name="ro1">
          <table:table-cell office:value-type="float" office:value="413.213" calcext:value-type="float">
            <text:p>413.213</text:p>
          </table:table-cell>
          <table:table-cell office:value-type="float" office:value="19.473" calcext:value-type="float">
            <text:p>19.473</text:p>
          </table:table-cell>
        </table:table-row>
        <table:table-row table:style-name="ro1">
          <table:table-cell office:value-type="float" office:value="414.354" calcext:value-type="float">
            <text:p>414.354</text:p>
          </table:table-cell>
          <table:table-cell office:value-type="float" office:value="17.916" calcext:value-type="float">
            <text:p>17.916</text:p>
          </table:table-cell>
        </table:table-row>
        <table:table-row table:style-name="ro1">
          <table:table-cell office:value-type="float" office:value="415.496" calcext:value-type="float">
            <text:p>415.496</text:p>
          </table:table-cell>
          <table:table-cell office:value-type="float" office:value="17.389" calcext:value-type="float">
            <text:p>17.389</text:p>
          </table:table-cell>
        </table:table-row>
        <table:table-row table:style-name="ro1">
          <table:table-cell office:value-type="float" office:value="416.637" calcext:value-type="float">
            <text:p>416.637</text:p>
          </table:table-cell>
          <table:table-cell office:value-type="float" office:value="18.339" calcext:value-type="float">
            <text:p>18.339</text:p>
          </table:table-cell>
        </table:table-row>
        <table:table-row table:style-name="ro1">
          <table:table-cell office:value-type="float" office:value="417.779" calcext:value-type="float">
            <text:p>417.779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office:value-type="float" office:value="418.92" calcext:value-type="float">
            <text:p>418.92</text:p>
          </table:table-cell>
          <table:table-cell office:value-type="float" office:value="19.984" calcext:value-type="float">
            <text:p>19.984</text:p>
          </table:table-cell>
        </table:table-row>
        <table:table-row table:style-name="ro1">
          <table:table-cell office:value-type="float" office:value="420.062" calcext:value-type="float">
            <text:p>420.062</text:p>
          </table:table-cell>
          <table:table-cell office:value-type="float" office:value="19.659" calcext:value-type="float">
            <text:p>19.659</text:p>
          </table:table-cell>
        </table:table-row>
        <table:table-row table:style-name="ro1">
          <table:table-cell office:value-type="float" office:value="421.203" calcext:value-type="float">
            <text:p>421.203</text:p>
          </table:table-cell>
          <table:table-cell office:value-type="float" office:value="18.375" calcext:value-type="float">
            <text:p>18.375</text:p>
          </table:table-cell>
        </table:table-row>
        <table:table-row table:style-name="ro1">
          <table:table-cell office:value-type="float" office:value="422.345" calcext:value-type="float">
            <text:p>422.345</text:p>
          </table:table-cell>
          <table:table-cell office:value-type="float" office:value="17.011" calcext:value-type="float">
            <text:p>17.011</text:p>
          </table:table-cell>
        </table:table-row>
        <table:table-row table:style-name="ro1">
          <table:table-cell office:value-type="float" office:value="423.486" calcext:value-type="float">
            <text:p>423.486</text:p>
          </table:table-cell>
          <table:table-cell office:value-type="float" office:value="16.702" calcext:value-type="float">
            <text:p>16.702</text:p>
          </table:table-cell>
        </table:table-row>
        <table:table-row table:style-name="ro1">
          <table:table-cell office:value-type="float" office:value="424.627" calcext:value-type="float">
            <text:p>424.627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425.769" calcext:value-type="float">
            <text:p>425.769</text:p>
          </table:table-cell>
          <table:table-cell office:value-type="float" office:value="17.591" calcext:value-type="float">
            <text:p>17.591</text:p>
          </table:table-cell>
        </table:table-row>
        <table:table-row table:style-name="ro1">
          <table:table-cell office:value-type="float" office:value="426.91" calcext:value-type="float">
            <text:p>426.91</text:p>
          </table:table-cell>
          <table:table-cell office:value-type="float" office:value="19.827" calcext:value-type="float">
            <text:p>19.827</text:p>
          </table:table-cell>
        </table:table-row>
        <table:table-row table:style-name="ro1">
          <table:table-cell office:value-type="float" office:value="428.052" calcext:value-type="float">
            <text:p>428.052</text:p>
          </table:table-cell>
          <table:table-cell office:value-type="float" office:value="21.619" calcext:value-type="float">
            <text:p>21.619</text:p>
          </table:table-cell>
        </table:table-row>
        <table:table-row table:style-name="ro1">
          <table:table-cell office:value-type="float" office:value="429.193" calcext:value-type="float">
            <text:p>429.193</text:p>
          </table:table-cell>
          <table:table-cell office:value-type="float" office:value="19.518" calcext:value-type="float">
            <text:p>19.518</text:p>
          </table:table-cell>
        </table:table-row>
        <table:table-row table:style-name="ro1">
          <table:table-cell office:value-type="float" office:value="430.335" calcext:value-type="float">
            <text:p>430.335</text:p>
          </table:table-cell>
          <table:table-cell office:value-type="float" office:value="16.712" calcext:value-type="float">
            <text:p>16.712</text:p>
          </table:table-cell>
        </table:table-row>
        <table:table-row table:style-name="ro1">
          <table:table-cell office:value-type="float" office:value="431.476" calcext:value-type="float">
            <text:p>431.4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2.618" calcext:value-type="float">
            <text:p>432.618</text:p>
          </table:table-cell>
          <table:table-cell office:value-type="float" office:value="17.885" calcext:value-type="float">
            <text:p>17.885</text:p>
          </table:table-cell>
        </table:table-row>
        <table:table-row table:style-name="ro1">
          <table:table-cell office:value-type="float" office:value="433.759" calcext:value-type="float">
            <text:p>433.759</text:p>
          </table:table-cell>
          <table:table-cell office:value-type="float" office:value="17.642" calcext:value-type="float">
            <text:p>17.642</text:p>
          </table:table-cell>
        </table:table-row>
        <table:table-row table:style-name="ro1">
          <table:table-cell office:value-type="float" office:value="434.901" calcext:value-type="float">
            <text:p>434.901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float" office:value="436.042" calcext:value-type="float">
            <text:p>436.042</text:p>
          </table:table-cell>
          <table:table-cell office:value-type="float" office:value="19.301" calcext:value-type="float">
            <text:p>19.301</text:p>
          </table:table-cell>
        </table:table-row>
        <table:table-row table:style-name="ro1">
          <table:table-cell office:value-type="float" office:value="437.184" calcext:value-type="float">
            <text:p>437.184</text:p>
          </table:table-cell>
          <table:table-cell office:value-type="float" office:value="20.219" calcext:value-type="float">
            <text:p>20.219</text:p>
          </table:table-cell>
        </table:table-row>
        <table:table-row table:style-name="ro1">
          <table:table-cell office:value-type="float" office:value="438.325" calcext:value-type="float">
            <text:p>438.325</text:p>
          </table:table-cell>
          <table:table-cell office:value-type="float" office:value="21.184" calcext:value-type="float">
            <text:p>21.184</text:p>
          </table:table-cell>
        </table:table-row>
        <table:table-row table:style-name="ro1">
          <table:table-cell office:value-type="float" office:value="439.467" calcext:value-type="float">
            <text:p>439.467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440.608" calcext:value-type="float">
            <text:p>440.608</text:p>
          </table:table-cell>
          <table:table-cell office:value-type="float" office:value="20.696" calcext:value-type="float">
            <text:p>20.696</text:p>
          </table:table-cell>
        </table:table-row>
        <table:table-row table:style-name="ro1">
          <table:table-cell office:value-type="float" office:value="441.75" calcext:value-type="float">
            <text:p>441.75</text:p>
          </table:table-cell>
          <table:table-cell office:value-type="float" office:value="21.246" calcext:value-type="float">
            <text:p>21.246</text:p>
          </table:table-cell>
        </table:table-row>
        <table:table-row table:style-name="ro1">
          <table:table-cell office:value-type="float" office:value="442.891" calcext:value-type="float">
            <text:p>442.891</text:p>
          </table:table-cell>
          <table:table-cell office:value-type="float" office:value="19.188" calcext:value-type="float">
            <text:p>19.188</text:p>
          </table:table-cell>
        </table:table-row>
        <table:table-row table:style-name="ro1">
          <table:table-cell office:value-type="float" office:value="444.033" calcext:value-type="float">
            <text:p>444.033</text:p>
          </table:table-cell>
          <table:table-cell office:value-type="float" office:value="21.139" calcext:value-type="float">
            <text:p>21.139</text:p>
          </table:table-cell>
        </table:table-row>
        <table:table-row table:style-name="ro1">
          <table:table-cell office:value-type="float" office:value="445.174" calcext:value-type="float">
            <text:p>445.174</text:p>
          </table:table-cell>
          <table:table-cell office:value-type="float" office:value="22.585" calcext:value-type="float">
            <text:p>22.585</text:p>
          </table:table-cell>
        </table:table-row>
        <table:table-row table:style-name="ro1">
          <table:table-cell office:value-type="float" office:value="446.315" calcext:value-type="float">
            <text:p>446.315</text:p>
          </table:table-cell>
          <table:table-cell office:value-type="float" office:value="21.836" calcext:value-type="float">
            <text:p>21.836</text:p>
          </table:table-cell>
        </table:table-row>
        <table:table-row table:style-name="ro1">
          <table:table-cell office:value-type="float" office:value="447.457" calcext:value-type="float">
            <text:p>447.457</text:p>
          </table:table-cell>
          <table:table-cell office:value-type="float" office:value="20.176" calcext:value-type="float">
            <text:p>20.176</text:p>
          </table:table-cell>
        </table:table-row>
        <table:table-row table:style-name="ro1">
          <table:table-cell office:value-type="float" office:value="448.598" calcext:value-type="float">
            <text:p>448.598</text:p>
          </table:table-cell>
          <table:table-cell office:value-type="float" office:value="18.155" calcext:value-type="float">
            <text:p>18.155</text:p>
          </table:table-cell>
        </table:table-row>
        <table:table-row table:style-name="ro1">
          <table:table-cell office:value-type="float" office:value="449.74" calcext:value-type="float">
            <text:p>449.74</text:p>
          </table:table-cell>
          <table:table-cell office:value-type="float" office:value="19.241" calcext:value-type="float">
            <text:p>19.241</text:p>
          </table:table-cell>
        </table:table-row>
        <table:table-row table:style-name="ro1">
          <table:table-cell office:value-type="float" office:value="450.881" calcext:value-type="float">
            <text:p>450.881</text:p>
          </table:table-cell>
          <table:table-cell office:value-type="float" office:value="20.848" calcext:value-type="float">
            <text:p>20.848</text:p>
          </table:table-cell>
        </table:table-row>
        <table:table-row table:style-name="ro1">
          <table:table-cell office:value-type="float" office:value="452.023" calcext:value-type="float">
            <text:p>452.023</text:p>
          </table:table-cell>
          <table:table-cell office:value-type="float" office:value="20.013" calcext:value-type="float">
            <text:p>20.013</text:p>
          </table:table-cell>
        </table:table-row>
        <table:table-row table:style-name="ro1">
          <table:table-cell office:value-type="float" office:value="453.164" calcext:value-type="float">
            <text:p>453.164</text:p>
          </table:table-cell>
          <table:table-cell office:value-type="float" office:value="19.052" calcext:value-type="float">
            <text:p>19.052</text:p>
          </table:table-cell>
        </table:table-row>
        <table:table-row table:style-name="ro1">
          <table:table-cell office:value-type="float" office:value="454.306" calcext:value-type="float">
            <text:p>454.306</text:p>
          </table:table-cell>
          <table:table-cell office:value-type="float" office:value="19.469" calcext:value-type="float">
            <text:p>19.469</text:p>
          </table:table-cell>
        </table:table-row>
        <table:table-row table:style-name="ro1">
          <table:table-cell office:value-type="float" office:value="455.447" calcext:value-type="float">
            <text:p>455.447</text:p>
          </table:table-cell>
          <table:table-cell office:value-type="float" office:value="19.596" calcext:value-type="float">
            <text:p>19.596</text:p>
          </table:table-cell>
        </table:table-row>
        <table:table-row table:style-name="ro1">
          <table:table-cell office:value-type="float" office:value="456.589" calcext:value-type="float">
            <text:p>456.589</text:p>
          </table:table-cell>
          <table:table-cell office:value-type="float" office:value="19.437" calcext:value-type="float">
            <text:p>19.437</text:p>
          </table:table-cell>
        </table:table-row>
        <table:table-row table:style-name="ro1">
          <table:table-cell office:value-type="float" office:value="457.73" calcext:value-type="float">
            <text:p>457.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8.872" calcext:value-type="float">
            <text:p>458.8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0.013" calcext:value-type="float">
            <text:p>460.013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461.155" calcext:value-type="float">
            <text:p>461.155</text:p>
          </table:table-cell>
          <table:table-cell office:value-type="float" office:value="18.202" calcext:value-type="float">
            <text:p>18.202</text:p>
          </table:table-cell>
        </table:table-row>
        <table:table-row table:style-name="ro1">
          <table:table-cell office:value-type="float" office:value="462.296" calcext:value-type="float">
            <text:p>462.296</text:p>
          </table:table-cell>
          <table:table-cell office:value-type="float" office:value="19.007" calcext:value-type="float">
            <text:p>19.007</text:p>
          </table:table-cell>
        </table:table-row>
        <table:table-row table:style-name="ro1">
          <table:table-cell office:value-type="float" office:value="463.438" calcext:value-type="float">
            <text:p>463.438</text:p>
          </table:table-cell>
          <table:table-cell office:value-type="float" office:value="20.027" calcext:value-type="float">
            <text:p>20.027</text:p>
          </table:table-cell>
        </table:table-row>
        <table:table-row table:style-name="ro1">
          <table:table-cell office:value-type="float" office:value="464.579" calcext:value-type="float">
            <text:p>464.579</text:p>
          </table:table-cell>
          <table:table-cell office:value-type="float" office:value="20.689" calcext:value-type="float">
            <text:p>20.689</text:p>
          </table:table-cell>
        </table:table-row>
        <table:table-row table:style-name="ro1">
          <table:table-cell office:value-type="float" office:value="465.72" calcext:value-type="float">
            <text:p>465.72</text:p>
          </table:table-cell>
          <table:table-cell office:value-type="float" office:value="20.334" calcext:value-type="float">
            <text:p>20.334</text:p>
          </table:table-cell>
        </table:table-row>
        <table:table-row table:style-name="ro1">
          <table:table-cell office:value-type="float" office:value="466.862" calcext:value-type="float">
            <text:p>466.862</text:p>
          </table:table-cell>
          <table:table-cell office:value-type="float" office:value="20.603" calcext:value-type="float">
            <text:p>20.603</text:p>
          </table:table-cell>
        </table:table-row>
        <table:table-row table:style-name="ro1">
          <table:table-cell office:value-type="float" office:value="468.003" calcext:value-type="float">
            <text:p>468.003</text:p>
          </table:table-cell>
          <table:table-cell office:value-type="float" office:value="22.117" calcext:value-type="float">
            <text:p>22.117</text:p>
          </table:table-cell>
        </table:table-row>
        <table:table-row table:style-name="ro1">
          <table:table-cell office:value-type="float" office:value="469.145" calcext:value-type="float">
            <text:p>469.145</text:p>
          </table:table-cell>
          <table:table-cell office:value-type="float" office:value="21.126" calcext:value-type="float">
            <text:p>21.126</text:p>
          </table:table-cell>
        </table:table-row>
        <table:table-row table:style-name="ro1">
          <table:table-cell office:value-type="float" office:value="470.286" calcext:value-type="float">
            <text:p>470.286</text:p>
          </table:table-cell>
          <table:table-cell office:value-type="float" office:value="22.391" calcext:value-type="float">
            <text:p>22.391</text:p>
          </table:table-cell>
        </table:table-row>
        <table:table-row table:style-name="ro1">
          <table:table-cell office:value-type="float" office:value="471.428" calcext:value-type="float">
            <text:p>471.428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1">
          <table:table-cell office:value-type="float" office:value="472.569" calcext:value-type="float">
            <text:p>472.569</text:p>
          </table:table-cell>
          <table:table-cell office:value-type="float" office:value="21.573" calcext:value-type="float">
            <text:p>21.573</text:p>
          </table:table-cell>
        </table:table-row>
        <table:table-row table:style-name="ro1">
          <table:table-cell office:value-type="float" office:value="473.711" calcext:value-type="float">
            <text:p>473.711</text:p>
          </table:table-cell>
          <table:table-cell office:value-type="float" office:value="21.284" calcext:value-type="float">
            <text:p>21.284</text:p>
          </table:table-cell>
        </table:table-row>
        <table:table-row table:style-name="ro1">
          <table:table-cell office:value-type="float" office:value="474.852" calcext:value-type="float">
            <text:p>474.852</text:p>
          </table:table-cell>
          <table:table-cell office:value-type="float" office:value="21.967" calcext:value-type="float">
            <text:p>21.967</text:p>
          </table:table-cell>
        </table:table-row>
        <table:table-row table:style-name="ro1">
          <table:table-cell office:value-type="float" office:value="475.994" calcext:value-type="float">
            <text:p>475.994</text:p>
          </table:table-cell>
          <table:table-cell office:value-type="float" office:value="22.184" calcext:value-type="float">
            <text:p>22.184</text:p>
          </table:table-cell>
        </table:table-row>
        <table:table-row table:style-name="ro1">
          <table:table-cell office:value-type="float" office:value="477.135" calcext:value-type="float">
            <text:p>477.135</text:p>
          </table:table-cell>
          <table:table-cell office:value-type="float" office:value="22.932" calcext:value-type="float">
            <text:p>22.932</text:p>
          </table:table-cell>
        </table:table-row>
        <table:table-row table:style-name="ro1">
          <table:table-cell office:value-type="float" office:value="478.277" calcext:value-type="float">
            <text:p>478.277</text:p>
          </table:table-cell>
          <table:table-cell office:value-type="float" office:value="22.719" calcext:value-type="float">
            <text:p>22.719</text:p>
          </table:table-cell>
        </table:table-row>
        <table:table-row table:style-name="ro1">
          <table:table-cell office:value-type="float" office:value="479.418" calcext:value-type="float">
            <text:p>479.418</text:p>
          </table:table-cell>
          <table:table-cell office:value-type="float" office:value="21.987" calcext:value-type="float">
            <text:p>21.987</text:p>
          </table:table-cell>
        </table:table-row>
        <table:table-row table:style-name="ro1">
          <table:table-cell office:value-type="float" office:value="480.56" calcext:value-type="float">
            <text:p>480.56</text:p>
          </table:table-cell>
          <table:table-cell office:value-type="float" office:value="21.096" calcext:value-type="float">
            <text:p>21.096</text:p>
          </table:table-cell>
        </table:table-row>
        <table:table-row table:style-name="ro1">
          <table:table-cell office:value-type="float" office:value="481.701" calcext:value-type="float">
            <text:p>481.7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2.843" calcext:value-type="float">
            <text:p>482.84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3.984" calcext:value-type="float">
            <text:p>483.984</text:p>
          </table:table-cell>
          <table:table-cell office:value-type="float" office:value="19.029" calcext:value-type="float">
            <text:p>19.029</text:p>
          </table:table-cell>
        </table:table-row>
        <table:table-row table:style-name="ro1">
          <table:table-cell office:value-type="float" office:value="485.125" calcext:value-type="float">
            <text:p>485.125</text:p>
          </table:table-cell>
          <table:table-cell office:value-type="float" office:value="18.845" calcext:value-type="float">
            <text:p>18.845</text:p>
          </table:table-cell>
        </table:table-row>
        <table:table-row table:style-name="ro1">
          <table:table-cell office:value-type="float" office:value="486.267" calcext:value-type="float">
            <text:p>486.267</text:p>
          </table:table-cell>
          <table:table-cell office:value-type="float" office:value="18.422" calcext:value-type="float">
            <text:p>18.422</text:p>
          </table:table-cell>
        </table:table-row>
        <table:table-row table:style-name="ro1">
          <table:table-cell office:value-type="float" office:value="487.408" calcext:value-type="float">
            <text:p>487.408</text:p>
          </table:table-cell>
          <table:table-cell office:value-type="float" office:value="19.629" calcext:value-type="float">
            <text:p>19.629</text:p>
          </table:table-cell>
        </table:table-row>
        <table:table-row table:style-name="ro1">
          <table:table-cell office:value-type="float" office:value="488.55" calcext:value-type="float">
            <text:p>488.55</text:p>
          </table:table-cell>
          <table:table-cell office:value-type="float" office:value="20.209" calcext:value-type="float">
            <text:p>20.209</text:p>
          </table:table-cell>
        </table:table-row>
        <table:table-row table:style-name="ro1">
          <table:table-cell office:value-type="float" office:value="489.691" calcext:value-type="float">
            <text:p>489.691</text:p>
          </table:table-cell>
          <table:table-cell office:value-type="float" office:value="18.924" calcext:value-type="float">
            <text:p>18.924</text:p>
          </table:table-cell>
        </table:table-row>
        <table:table-row table:style-name="ro1">
          <table:table-cell office:value-type="float" office:value="490.833" calcext:value-type="float">
            <text:p>490.833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491.974" calcext:value-type="float">
            <text:p>491.974</text:p>
          </table:table-cell>
          <table:table-cell office:value-type="float" office:value="23.754" calcext:value-type="float">
            <text:p>23.754</text:p>
          </table:table-cell>
        </table:table-row>
        <table:table-row table:style-name="ro1">
          <table:table-cell office:value-type="float" office:value="493.116" calcext:value-type="float">
            <text:p>493.116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 office:value-type="float" office:value="494.257" calcext:value-type="float">
            <text:p>494.257</text:p>
          </table:table-cell>
          <table:table-cell office:value-type="float" office:value="20.129" calcext:value-type="float">
            <text:p>20.129</text:p>
          </table:table-cell>
        </table:table-row>
        <table:table-row table:style-name="ro1">
          <table:table-cell office:value-type="float" office:value="495.399" calcext:value-type="float">
            <text:p>495.399</text:p>
          </table:table-cell>
          <table:table-cell office:value-type="float" office:value="19.778" calcext:value-type="float">
            <text:p>19.778</text:p>
          </table:table-cell>
        </table:table-row>
        <table:table-row table:style-name="ro1">
          <table:table-cell office:value-type="float" office:value="496.54" calcext:value-type="float">
            <text:p>496.54</text:p>
          </table:table-cell>
          <table:table-cell office:value-type="float" office:value="20.184" calcext:value-type="float">
            <text:p>20.184</text:p>
          </table:table-cell>
        </table:table-row>
        <table:table-row table:style-name="ro1">
          <table:table-cell office:value-type="float" office:value="497.682" calcext:value-type="float">
            <text:p>497.682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498.823" calcext:value-type="float">
            <text:p>498.823</text:p>
          </table:table-cell>
          <table:table-cell office:value-type="float" office:value="19.633" calcext:value-type="float">
            <text:p>19.633</text:p>
          </table:table-cell>
        </table:table-row>
        <table:table-row table:style-name="ro1">
          <table:table-cell office:value-type="float" office:value="499.965" calcext:value-type="float">
            <text:p>499.965</text:p>
          </table:table-cell>
          <table:table-cell office:value-type="float" office:value="19.823" calcext:value-type="float">
            <text:p>19.823</text:p>
          </table:table-cell>
        </table:table-row>
        <table:table-row table:style-name="ro1">
          <table:table-cell office:value-type="float" office:value="501.106" calcext:value-type="float">
            <text:p>501.106</text:p>
          </table:table-cell>
          <table:table-cell office:value-type="float" office:value="20.408" calcext:value-type="float">
            <text:p>20.408</text:p>
          </table:table-cell>
        </table:table-row>
        <table:table-row table:style-name="ro1">
          <table:table-cell office:value-type="float" office:value="502.248" calcext:value-type="float">
            <text:p>502.248</text:p>
          </table:table-cell>
          <table:table-cell office:value-type="float" office:value="20.854" calcext:value-type="float">
            <text:p>20.854</text:p>
          </table:table-cell>
        </table:table-row>
        <table:table-row table:style-name="ro1">
          <table:table-cell office:value-type="float" office:value="503.389" calcext:value-type="float">
            <text:p>503.389</text:p>
          </table:table-cell>
          <table:table-cell office:value-type="float" office:value="21.757" calcext:value-type="float">
            <text:p>21.757</text:p>
          </table:table-cell>
        </table:table-row>
        <table:table-row table:style-name="ro1">
          <table:table-cell office:value-type="float" office:value="504.53" calcext:value-type="float">
            <text:p>504.53</text:p>
          </table:table-cell>
          <table:table-cell office:value-type="float" office:value="21.062" calcext:value-type="float">
            <text:p>21.062</text:p>
          </table:table-cell>
        </table:table-row>
        <table:table-row table:style-name="ro1">
          <table:table-cell office:value-type="float" office:value="505.672" calcext:value-type="float">
            <text:p>505.672</text:p>
          </table:table-cell>
          <table:table-cell office:value-type="float" office:value="20.752" calcext:value-type="float">
            <text:p>20.752</text:p>
          </table:table-cell>
        </table:table-row>
        <table:table-row table:style-name="ro1">
          <table:table-cell office:value-type="float" office:value="506.813" calcext:value-type="float">
            <text:p>506.813</text:p>
          </table:table-cell>
          <table:table-cell office:value-type="float" office:value="20.387" calcext:value-type="float">
            <text:p>20.387</text:p>
          </table:table-cell>
        </table:table-row>
        <table:table-row table:style-name="ro1">
          <table:table-cell office:value-type="float" office:value="507.955" calcext:value-type="float">
            <text:p>507.955</text:p>
          </table:table-cell>
          <table:table-cell office:value-type="float" office:value="21.881" calcext:value-type="float">
            <text:p>21.881</text:p>
          </table:table-cell>
        </table:table-row>
        <table:table-row table:style-name="ro1">
          <table:table-cell office:value-type="float" office:value="509.096" calcext:value-type="float">
            <text:p>509.096</text:p>
          </table:table-cell>
          <table:table-cell office:value-type="float" office:value="22.585" calcext:value-type="float">
            <text:p>22.585</text:p>
          </table:table-cell>
        </table:table-row>
        <table:table-row table:style-name="ro1">
          <table:table-cell office:value-type="float" office:value="510.238" calcext:value-type="float">
            <text:p>510.238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float" office:value="511.379" calcext:value-type="float">
            <text:p>511.379</text:p>
          </table:table-cell>
          <table:table-cell office:value-type="float" office:value="21.567" calcext:value-type="float">
            <text:p>21.567</text:p>
          </table:table-cell>
        </table:table-row>
        <table:table-row table:style-name="ro1">
          <table:table-cell office:value-type="float" office:value="512.521" calcext:value-type="float">
            <text:p>512.521</text:p>
          </table:table-cell>
          <table:table-cell office:value-type="float" office:value="23.125" calcext:value-type="float">
            <text:p>23.125</text:p>
          </table:table-cell>
        </table:table-row>
        <table:table-row table:style-name="ro1">
          <table:table-cell office:value-type="float" office:value="513.662" calcext:value-type="float">
            <text:p>513.662</text:p>
          </table:table-cell>
          <table:table-cell office:value-type="float" office:value="25.227" calcext:value-type="float">
            <text:p>25.227</text:p>
          </table:table-cell>
        </table:table-row>
        <table:table-row table:style-name="ro1">
          <table:table-cell office:value-type="float" office:value="514.804" calcext:value-type="float">
            <text:p>514.804</text:p>
          </table:table-cell>
          <table:table-cell office:value-type="float" office:value="23.052" calcext:value-type="float">
            <text:p>23.052</text:p>
          </table:table-cell>
        </table:table-row>
        <table:table-row table:style-name="ro1">
          <table:table-cell office:value-type="float" office:value="515.945" calcext:value-type="float">
            <text:p>515.945</text:p>
          </table:table-cell>
          <table:table-cell office:value-type="float" office:value="25.087" calcext:value-type="float">
            <text:p>25.087</text:p>
          </table:table-cell>
        </table:table-row>
        <table:table-row table:style-name="ro1">
          <table:table-cell office:value-type="float" office:value="517.087" calcext:value-type="float">
            <text:p>517.087</text:p>
          </table:table-cell>
          <table:table-cell office:value-type="float" office:value="24.881" calcext:value-type="float">
            <text:p>24.881</text:p>
          </table:table-cell>
        </table:table-row>
        <table:table-row table:style-name="ro1">
          <table:table-cell office:value-type="float" office:value="518.228" calcext:value-type="float">
            <text:p>518.228</text:p>
          </table:table-cell>
          <table:table-cell office:value-type="float" office:value="23.824" calcext:value-type="float">
            <text:p>23.824</text:p>
          </table:table-cell>
        </table:table-row>
        <table:table-row table:style-name="ro1">
          <table:table-cell office:value-type="float" office:value="519.37" calcext:value-type="float">
            <text:p>519.37</text:p>
          </table:table-cell>
          <table:table-cell office:value-type="float" office:value="23.671" calcext:value-type="float">
            <text:p>23.671</text:p>
          </table:table-cell>
        </table:table-row>
        <table:table-row table:style-name="ro1">
          <table:table-cell office:value-type="float" office:value="520.511" calcext:value-type="float">
            <text:p>520.511</text:p>
          </table:table-cell>
          <table:table-cell office:value-type="float" office:value="22.521" calcext:value-type="float">
            <text:p>22.521</text:p>
          </table:table-cell>
        </table:table-row>
        <table:table-row table:style-name="ro1">
          <table:table-cell office:value-type="float" office:value="521.653" calcext:value-type="float">
            <text:p>521.653</text:p>
          </table:table-cell>
          <table:table-cell office:value-type="float" office:value="23.701" calcext:value-type="float">
            <text:p>23.701</text:p>
          </table:table-cell>
        </table:table-row>
        <table:table-row table:style-name="ro1">
          <table:table-cell office:value-type="float" office:value="522.794" calcext:value-type="float">
            <text:p>522.794</text:p>
          </table:table-cell>
          <table:table-cell office:value-type="float" office:value="24.486" calcext:value-type="float">
            <text:p>24.486</text:p>
          </table:table-cell>
        </table:table-row>
        <table:table-row table:style-name="ro1">
          <table:table-cell office:value-type="float" office:value="523.936" calcext:value-type="float">
            <text:p>523.936</text:p>
          </table:table-cell>
          <table:table-cell office:value-type="float" office:value="23.395" calcext:value-type="float">
            <text:p>23.395</text:p>
          </table:table-cell>
        </table:table-row>
        <table:table-row table:style-name="ro1">
          <table:table-cell office:value-type="float" office:value="525.077" calcext:value-type="float">
            <text:p>525.077</text:p>
          </table:table-cell>
          <table:table-cell office:value-type="float" office:value="23.265" calcext:value-type="float">
            <text:p>23.265</text:p>
          </table:table-cell>
        </table:table-row>
        <table:table-row table:style-name="ro1">
          <table:table-cell office:value-type="float" office:value="526.218" calcext:value-type="float">
            <text:p>526.218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527.36" calcext:value-type="float">
            <text:p>527.36</text:p>
          </table:table-cell>
          <table:table-cell office:value-type="float" office:value="27.439" calcext:value-type="float">
            <text:p>27.439</text:p>
          </table:table-cell>
        </table:table-row>
        <table:table-row table:style-name="ro1">
          <table:table-cell office:value-type="float" office:value="528.501" calcext:value-type="float">
            <text:p>528.501</text:p>
          </table:table-cell>
          <table:table-cell office:value-type="float" office:value="24.846" calcext:value-type="float">
            <text:p>24.846</text:p>
          </table:table-cell>
        </table:table-row>
        <table:table-row table:style-name="ro1">
          <table:table-cell office:value-type="float" office:value="529.643" calcext:value-type="float">
            <text:p>529.643</text:p>
          </table:table-cell>
          <table:table-cell office:value-type="float" office:value="24.624" calcext:value-type="float">
            <text:p>24.624</text:p>
          </table:table-cell>
        </table:table-row>
        <table:table-row table:style-name="ro1">
          <table:table-cell office:value-type="float" office:value="530.784" calcext:value-type="float">
            <text:p>530.784</text:p>
          </table:table-cell>
          <table:table-cell office:value-type="float" office:value="26.096" calcext:value-type="float">
            <text:p>26.096</text:p>
          </table:table-cell>
        </table:table-row>
        <table:table-row table:style-name="ro1">
          <table:table-cell office:value-type="float" office:value="531.926" calcext:value-type="float">
            <text:p>531.926</text:p>
          </table:table-cell>
          <table:table-cell office:value-type="float" office:value="25.731" calcext:value-type="float">
            <text:p>25.731</text:p>
          </table:table-cell>
        </table:table-row>
        <table:table-row table:style-name="ro1">
          <table:table-cell office:value-type="float" office:value="533.067" calcext:value-type="float">
            <text:p>533.067</text:p>
          </table:table-cell>
          <table:table-cell office:value-type="float" office:value="24.719" calcext:value-type="float">
            <text:p>24.719</text:p>
          </table:table-cell>
        </table:table-row>
        <table:table-row table:style-name="ro1">
          <table:table-cell office:value-type="float" office:value="534.209" calcext:value-type="float">
            <text:p>534.209</text:p>
          </table:table-cell>
          <table:table-cell office:value-type="float" office:value="24.254" calcext:value-type="float">
            <text:p>24.254</text:p>
          </table:table-cell>
        </table:table-row>
        <table:table-row table:style-name="ro1">
          <table:table-cell office:value-type="float" office:value="535.35" calcext:value-type="float">
            <text:p>535.35</text:p>
          </table:table-cell>
          <table:table-cell office:value-type="float" office:value="25.52" calcext:value-type="float">
            <text:p>25.52</text:p>
          </table:table-cell>
        </table:table-row>
        <table:table-row table:style-name="ro1">
          <table:table-cell office:value-type="float" office:value="536.492" calcext:value-type="float">
            <text:p>536.492</text:p>
          </table:table-cell>
          <table:table-cell office:value-type="float" office:value="27.219" calcext:value-type="float">
            <text:p>27.219</text:p>
          </table:table-cell>
        </table:table-row>
        <table:table-row table:style-name="ro1">
          <table:table-cell office:value-type="float" office:value="537.633" calcext:value-type="float">
            <text:p>537.633</text:p>
          </table:table-cell>
          <table:table-cell office:value-type="float" office:value="27.928" calcext:value-type="float">
            <text:p>27.928</text:p>
          </table:table-cell>
        </table:table-row>
        <table:table-row table:style-name="ro1">
          <table:table-cell office:value-type="float" office:value="538.775" calcext:value-type="float">
            <text:p>538.775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float" office:value="539.916" calcext:value-type="float">
            <text:p>539.916</text:p>
          </table:table-cell>
          <table:table-cell office:value-type="float" office:value="27.533" calcext:value-type="float">
            <text:p>27.533</text:p>
          </table:table-cell>
        </table:table-row>
        <table:table-row table:style-name="ro1">
          <table:table-cell office:value-type="float" office:value="541.058" calcext:value-type="float">
            <text:p>541.058</text:p>
          </table:table-cell>
          <table:table-cell office:value-type="float" office:value="29.595" calcext:value-type="float">
            <text:p>29.595</text:p>
          </table:table-cell>
        </table:table-row>
        <table:table-row table:style-name="ro1">
          <table:table-cell office:value-type="float" office:value="542.199" calcext:value-type="float">
            <text:p>542.199</text:p>
          </table:table-cell>
          <table:table-cell office:value-type="float" office:value="31.253" calcext:value-type="float">
            <text:p>31.253</text:p>
          </table:table-cell>
        </table:table-row>
        <table:table-row table:style-name="ro1">
          <table:table-cell office:value-type="float" office:value="543.341" calcext:value-type="float">
            <text:p>543.341</text:p>
          </table:table-cell>
          <table:table-cell office:value-type="float" office:value="31.96" calcext:value-type="float">
            <text:p>31.96</text:p>
          </table:table-cell>
        </table:table-row>
        <table:table-row table:style-name="ro1">
          <table:table-cell office:value-type="float" office:value="544.482" calcext:value-type="float">
            <text:p>544.482</text:p>
          </table:table-cell>
          <table:table-cell office:value-type="float" office:value="32.576" calcext:value-type="float">
            <text:p>32.576</text:p>
          </table:table-cell>
        </table:table-row>
        <table:table-row table:style-name="ro1">
          <table:table-cell office:value-type="float" office:value="545.623" calcext:value-type="float">
            <text:p>545.623</text:p>
          </table:table-cell>
          <table:table-cell office:value-type="float" office:value="35.253" calcext:value-type="float">
            <text:p>35.253</text:p>
          </table:table-cell>
        </table:table-row>
        <table:table-row table:style-name="ro1">
          <table:table-cell office:value-type="float" office:value="546.765" calcext:value-type="float">
            <text:p>546.765</text:p>
          </table:table-cell>
          <table:table-cell office:value-type="float" office:value="36.255" calcext:value-type="float">
            <text:p>36.255</text:p>
          </table:table-cell>
        </table:table-row>
        <table:table-row table:style-name="ro1">
          <table:table-cell office:value-type="float" office:value="547.906" calcext:value-type="float">
            <text:p>547.906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549.048" calcext:value-type="float">
            <text:p>549.048</text:p>
          </table:table-cell>
          <table:table-cell office:value-type="float" office:value="36.239" calcext:value-type="float">
            <text:p>36.239</text:p>
          </table:table-cell>
        </table:table-row>
        <table:table-row table:style-name="ro1">
          <table:table-cell office:value-type="float" office:value="550.189" calcext:value-type="float">
            <text:p>550.189</text:p>
          </table:table-cell>
          <table:table-cell office:value-type="float" office:value="37.969" calcext:value-type="float">
            <text:p>37.969</text:p>
          </table:table-cell>
        </table:table-row>
        <table:table-row table:style-name="ro1">
          <table:table-cell office:value-type="float" office:value="551.331" calcext:value-type="float">
            <text:p>551.331</text:p>
          </table:table-cell>
          <table:table-cell office:value-type="float" office:value="39.023" calcext:value-type="float">
            <text:p>39.023</text:p>
          </table:table-cell>
        </table:table-row>
        <table:table-row table:style-name="ro1">
          <table:table-cell office:value-type="float" office:value="552.472" calcext:value-type="float">
            <text:p>552.472</text:p>
          </table:table-cell>
          <table:table-cell office:value-type="float" office:value="39.761" calcext:value-type="float">
            <text:p>39.761</text:p>
          </table:table-cell>
        </table:table-row>
        <table:table-row table:style-name="ro1">
          <table:table-cell office:value-type="float" office:value="553.614" calcext:value-type="float">
            <text:p>553.614</text:p>
          </table:table-cell>
          <table:table-cell office:value-type="float" office:value="39.719" calcext:value-type="float">
            <text:p>39.719</text:p>
          </table:table-cell>
        </table:table-row>
        <table:table-row table:style-name="ro1">
          <table:table-cell office:value-type="float" office:value="554.755" calcext:value-type="float">
            <text:p>554.755</text:p>
          </table:table-cell>
          <table:table-cell office:value-type="float" office:value="42.993" calcext:value-type="float">
            <text:p>42.993</text:p>
          </table:table-cell>
        </table:table-row>
        <table:table-row table:style-name="ro1">
          <table:table-cell office:value-type="float" office:value="555.897" calcext:value-type="float">
            <text:p>555.897</text:p>
          </table:table-cell>
          <table:table-cell office:value-type="float" office:value="46.483" calcext:value-type="float">
            <text:p>46.483</text:p>
          </table:table-cell>
        </table:table-row>
        <table:table-row table:style-name="ro1">
          <table:table-cell office:value-type="float" office:value="557.038" calcext:value-type="float">
            <text:p>557.038</text:p>
          </table:table-cell>
          <table:table-cell office:value-type="float" office:value="47.934" calcext:value-type="float">
            <text:p>47.934</text:p>
          </table:table-cell>
        </table:table-row>
        <table:table-row table:style-name="ro1">
          <table:table-cell office:value-type="float" office:value="558.18" calcext:value-type="float">
            <text:p>558.18</text:p>
          </table:table-cell>
          <table:table-cell office:value-type="float" office:value="51.317" calcext:value-type="float">
            <text:p>51.317</text:p>
          </table:table-cell>
        </table:table-row>
        <table:table-row table:style-name="ro1">
          <table:table-cell office:value-type="float" office:value="559.321" calcext:value-type="float">
            <text:p>559.321</text:p>
          </table:table-cell>
          <table:table-cell office:value-type="float" office:value="56.53" calcext:value-type="float">
            <text:p>56.53</text:p>
          </table:table-cell>
        </table:table-row>
        <table:table-row table:style-name="ro1">
          <table:table-cell office:value-type="float" office:value="560.463" calcext:value-type="float">
            <text:p>560.463</text:p>
          </table:table-cell>
          <table:table-cell office:value-type="float" office:value="64.598" calcext:value-type="float">
            <text:p>64.598</text:p>
          </table:table-cell>
        </table:table-row>
        <table:table-row table:style-name="ro1">
          <table:table-cell office:value-type="float" office:value="561.604" calcext:value-type="float">
            <text:p>561.604</text:p>
          </table:table-cell>
          <table:table-cell office:value-type="float" office:value="75.363" calcext:value-type="float">
            <text:p>75.363</text:p>
          </table:table-cell>
        </table:table-row>
        <table:table-row table:style-name="ro1">
          <table:table-cell office:value-type="float" office:value="562.746" calcext:value-type="float">
            <text:p>562.746</text:p>
          </table:table-cell>
          <table:table-cell office:value-type="float" office:value="85.012" calcext:value-type="float">
            <text:p>85.012</text:p>
          </table:table-cell>
        </table:table-row>
        <table:table-row table:style-name="ro1">
          <table:table-cell office:value-type="float" office:value="563.887" calcext:value-type="float">
            <text:p>563.887</text:p>
          </table:table-cell>
          <table:table-cell office:value-type="float" office:value="97.331" calcext:value-type="float">
            <text:p>97.331</text:p>
          </table:table-cell>
        </table:table-row>
        <table:table-row table:style-name="ro1">
          <table:table-cell office:value-type="float" office:value="565.029" calcext:value-type="float">
            <text:p>565.029</text:p>
          </table:table-cell>
          <table:table-cell office:value-type="float" office:value="107.778" calcext:value-type="float">
            <text:p>107.778</text:p>
          </table:table-cell>
        </table:table-row>
        <table:table-row table:style-name="ro1">
          <table:table-cell office:value-type="float" office:value="566.17" calcext:value-type="float">
            <text:p>566.17</text:p>
          </table:table-cell>
          <table:table-cell office:value-type="float" office:value="113.083" calcext:value-type="float">
            <text:p>113.083</text:p>
          </table:table-cell>
        </table:table-row>
        <table:table-row table:style-name="ro1">
          <table:table-cell office:value-type="float" office:value="567.311" calcext:value-type="float">
            <text:p>567.311</text:p>
          </table:table-cell>
          <table:table-cell office:value-type="float" office:value="118.281" calcext:value-type="float">
            <text:p>118.281</text:p>
          </table:table-cell>
        </table:table-row>
        <table:table-row table:style-name="ro1">
          <table:table-cell office:value-type="float" office:value="568.453" calcext:value-type="float">
            <text:p>568.453</text:p>
          </table:table-cell>
          <table:table-cell office:value-type="float" office:value="120.664" calcext:value-type="float">
            <text:p>120.664</text:p>
          </table:table-cell>
        </table:table-row>
        <table:table-row table:style-name="ro1">
          <table:table-cell office:value-type="float" office:value="569.594" calcext:value-type="float">
            <text:p>569.594</text:p>
          </table:table-cell>
          <table:table-cell office:value-type="float" office:value="119.385" calcext:value-type="float">
            <text:p>119.385</text:p>
          </table:table-cell>
        </table:table-row>
        <table:table-row table:style-name="ro1">
          <table:table-cell office:value-type="float" office:value="570.736" calcext:value-type="float">
            <text:p>570.736</text:p>
          </table:table-cell>
          <table:table-cell office:value-type="float" office:value="118.391" calcext:value-type="float">
            <text:p>118.391</text:p>
          </table:table-cell>
        </table:table-row>
        <table:table-row table:style-name="ro1">
          <table:table-cell office:value-type="float" office:value="571.877" calcext:value-type="float">
            <text:p>571.877</text:p>
          </table:table-cell>
          <table:table-cell office:value-type="float" office:value="118.302" calcext:value-type="float">
            <text:p>118.302</text:p>
          </table:table-cell>
        </table:table-row>
        <table:table-row table:style-name="ro1">
          <table:table-cell office:value-type="float" office:value="573.019" calcext:value-type="float">
            <text:p>573.019</text:p>
          </table:table-cell>
          <table:table-cell office:value-type="float" office:value="121.953" calcext:value-type="float">
            <text:p>121.953</text:p>
          </table:table-cell>
        </table:table-row>
        <table:table-row table:style-name="ro1">
          <table:table-cell office:value-type="float" office:value="574.16" calcext:value-type="float">
            <text:p>574.16</text:p>
          </table:table-cell>
          <table:table-cell office:value-type="float" office:value="128.824" calcext:value-type="float">
            <text:p>128.824</text:p>
          </table:table-cell>
        </table:table-row>
        <table:table-row table:style-name="ro1">
          <table:table-cell office:value-type="float" office:value="575.302" calcext:value-type="float">
            <text:p>575.302</text:p>
          </table:table-cell>
          <table:table-cell office:value-type="float" office:value="135.816" calcext:value-type="float">
            <text:p>135.816</text:p>
          </table:table-cell>
        </table:table-row>
        <table:table-row table:style-name="ro1">
          <table:table-cell office:value-type="float" office:value="576.443" calcext:value-type="float">
            <text:p>576.443</text:p>
          </table:table-cell>
          <table:table-cell office:value-type="float" office:value="138.75" calcext:value-type="float">
            <text:p>138.75</text:p>
          </table:table-cell>
        </table:table-row>
        <table:table-row table:style-name="ro1">
          <table:table-cell office:value-type="float" office:value="577.585" calcext:value-type="float">
            <text:p>577.585</text:p>
          </table:table-cell>
          <table:table-cell office:value-type="float" office:value="139.479" calcext:value-type="float">
            <text:p>139.479</text:p>
          </table:table-cell>
        </table:table-row>
        <table:table-row table:style-name="ro1">
          <table:table-cell office:value-type="float" office:value="578.726" calcext:value-type="float">
            <text:p>578.726</text:p>
          </table:table-cell>
          <table:table-cell office:value-type="float" office:value="141.513" calcext:value-type="float">
            <text:p>141.513</text:p>
          </table:table-cell>
        </table:table-row>
        <table:table-row table:style-name="ro1">
          <table:table-cell office:value-type="float" office:value="579.868" calcext:value-type="float">
            <text:p>579.868</text:p>
          </table:table-cell>
          <table:table-cell office:value-type="float" office:value="138.626" calcext:value-type="float">
            <text:p>138.626</text:p>
          </table:table-cell>
        </table:table-row>
        <table:table-row table:style-name="ro1">
          <table:table-cell office:value-type="float" office:value="581.009" calcext:value-type="float">
            <text:p>581.009</text:p>
          </table:table-cell>
          <table:table-cell office:value-type="float" office:value="134.101" calcext:value-type="float">
            <text:p>134.101</text:p>
          </table:table-cell>
        </table:table-row>
        <table:table-row table:style-name="ro1">
          <table:table-cell office:value-type="float" office:value="582.151" calcext:value-type="float">
            <text:p>582.151</text:p>
          </table:table-cell>
          <table:table-cell office:value-type="float" office:value="134.525" calcext:value-type="float">
            <text:p>134.525</text:p>
          </table:table-cell>
        </table:table-row>
        <table:table-row table:style-name="ro1">
          <table:table-cell office:value-type="float" office:value="583.292" calcext:value-type="float">
            <text:p>583.292</text:p>
          </table:table-cell>
          <table:table-cell office:value-type="float" office:value="134.627" calcext:value-type="float">
            <text:p>134.627</text:p>
          </table:table-cell>
        </table:table-row>
        <table:table-row table:style-name="ro1">
          <table:table-cell office:value-type="float" office:value="584.434" calcext:value-type="float">
            <text:p>584.434</text:p>
          </table:table-cell>
          <table:table-cell office:value-type="float" office:value="128.799" calcext:value-type="float">
            <text:p>128.799</text:p>
          </table:table-cell>
        </table:table-row>
        <table:table-row table:style-name="ro1">
          <table:table-cell office:value-type="float" office:value="585.575" calcext:value-type="float">
            <text:p>585.575</text:p>
          </table:table-cell>
          <table:table-cell office:value-type="float" office:value="124.206" calcext:value-type="float">
            <text:p>124.206</text:p>
          </table:table-cell>
        </table:table-row>
        <table:table-row table:style-name="ro1">
          <table:table-cell office:value-type="float" office:value="586.716" calcext:value-type="float">
            <text:p>586.716</text:p>
          </table:table-cell>
          <table:table-cell office:value-type="float" office:value="119.87" calcext:value-type="float">
            <text:p>119.87</text:p>
          </table:table-cell>
        </table:table-row>
        <table:table-row table:style-name="ro1">
          <table:table-cell office:value-type="float" office:value="587.858" calcext:value-type="float">
            <text:p>587.858</text:p>
          </table:table-cell>
          <table:table-cell office:value-type="float" office:value="115.636" calcext:value-type="float">
            <text:p>115.636</text:p>
          </table:table-cell>
        </table:table-row>
        <table:table-row table:style-name="ro1">
          <table:table-cell office:value-type="float" office:value="588.999" calcext:value-type="float">
            <text:p>588.999</text:p>
          </table:table-cell>
          <table:table-cell office:value-type="float" office:value="114.509" calcext:value-type="float">
            <text:p>114.509</text:p>
          </table:table-cell>
        </table:table-row>
        <table:table-row table:style-name="ro1">
          <table:table-cell office:value-type="float" office:value="590.141" calcext:value-type="float">
            <text:p>590.141</text:p>
          </table:table-cell>
          <table:table-cell office:value-type="float" office:value="115.078" calcext:value-type="float">
            <text:p>115.078</text:p>
          </table:table-cell>
        </table:table-row>
        <table:table-row table:style-name="ro1">
          <table:table-cell office:value-type="float" office:value="591.282" calcext:value-type="float">
            <text:p>591.282</text:p>
          </table:table-cell>
          <table:table-cell office:value-type="float" office:value="110.02" calcext:value-type="float">
            <text:p>110.02</text:p>
          </table:table-cell>
        </table:table-row>
        <table:table-row table:style-name="ro1">
          <table:table-cell office:value-type="float" office:value="592.424" calcext:value-type="float">
            <text:p>592.424</text:p>
          </table:table-cell>
          <table:table-cell office:value-type="float" office:value="104.016" calcext:value-type="float">
            <text:p>104.016</text:p>
          </table:table-cell>
        </table:table-row>
        <table:table-row table:style-name="ro1">
          <table:table-cell office:value-type="float" office:value="593.565" calcext:value-type="float">
            <text:p>593.565</text:p>
          </table:table-cell>
          <table:table-cell office:value-type="float" office:value="105.275" calcext:value-type="float">
            <text:p>105.275</text:p>
          </table:table-cell>
        </table:table-row>
        <table:table-row table:style-name="ro1">
          <table:table-cell office:value-type="float" office:value="594.707" calcext:value-type="float">
            <text:p>594.707</text:p>
          </table:table-cell>
          <table:table-cell office:value-type="float" office:value="105.276" calcext:value-type="float">
            <text:p>105.276</text:p>
          </table:table-cell>
        </table:table-row>
        <table:table-row table:style-name="ro1">
          <table:table-cell office:value-type="float" office:value="595.848" calcext:value-type="float">
            <text:p>595.848</text:p>
          </table:table-cell>
          <table:table-cell office:value-type="float" office:value="107.348" calcext:value-type="float">
            <text:p>107.348</text:p>
          </table:table-cell>
        </table:table-row>
        <table:table-row table:style-name="ro1">
          <table:table-cell office:value-type="float" office:value="596.99" calcext:value-type="float">
            <text:p>596.99</text:p>
          </table:table-cell>
          <table:table-cell office:value-type="float" office:value="114.993" calcext:value-type="float">
            <text:p>114.993</text:p>
          </table:table-cell>
        </table:table-row>
        <table:table-row table:style-name="ro1">
          <table:table-cell office:value-type="float" office:value="598.131" calcext:value-type="float">
            <text:p>598.131</text:p>
          </table:table-cell>
          <table:table-cell office:value-type="float" office:value="123.584" calcext:value-type="float">
            <text:p>123.584</text:p>
          </table:table-cell>
        </table:table-row>
        <table:table-row table:style-name="ro1">
          <table:table-cell office:value-type="float" office:value="599.273" calcext:value-type="float">
            <text:p>599.273</text:p>
          </table:table-cell>
          <table:table-cell office:value-type="float" office:value="146.471" calcext:value-type="float">
            <text:p>146.471</text:p>
          </table:table-cell>
        </table:table-row>
        <table:table-row table:style-name="ro1">
          <table:table-cell office:value-type="float" office:value="600.414" calcext:value-type="float">
            <text:p>600.414</text:p>
          </table:table-cell>
          <table:table-cell office:value-type="float" office:value="169.629" calcext:value-type="float">
            <text:p>169.629</text:p>
          </table:table-cell>
        </table:table-row>
        <table:table-row table:style-name="ro1">
          <table:table-cell office:value-type="float" office:value="601.556" calcext:value-type="float">
            <text:p>601.556</text:p>
          </table:table-cell>
          <table:table-cell office:value-type="float" office:value="174.892" calcext:value-type="float">
            <text:p>174.892</text:p>
          </table:table-cell>
        </table:table-row>
        <table:table-row table:style-name="ro1">
          <table:table-cell office:value-type="float" office:value="602.697" calcext:value-type="float">
            <text:p>602.697</text:p>
          </table:table-cell>
          <table:table-cell office:value-type="float" office:value="171.65" calcext:value-type="float">
            <text:p>171.65</text:p>
          </table:table-cell>
        </table:table-row>
        <table:table-row table:style-name="ro1">
          <table:table-cell office:value-type="float" office:value="603.839" calcext:value-type="float">
            <text:p>603.839</text:p>
          </table:table-cell>
          <table:table-cell office:value-type="float" office:value="169.009" calcext:value-type="float">
            <text:p>169.009</text:p>
          </table:table-cell>
        </table:table-row>
        <table:table-row table:style-name="ro1">
          <table:table-cell office:value-type="float" office:value="604.98" calcext:value-type="float">
            <text:p>604.98</text:p>
          </table:table-cell>
          <table:table-cell office:value-type="float" office:value="168.304" calcext:value-type="float">
            <text:p>168.304</text:p>
          </table:table-cell>
        </table:table-row>
        <table:table-row table:style-name="ro1">
          <table:table-cell office:value-type="float" office:value="606.121" calcext:value-type="float">
            <text:p>606.121</text:p>
          </table:table-cell>
          <table:table-cell office:value-type="float" office:value="168.229" calcext:value-type="float">
            <text:p>168.229</text:p>
          </table:table-cell>
        </table:table-row>
        <table:table-row table:style-name="ro1">
          <table:table-cell office:value-type="float" office:value="607.263" calcext:value-type="float">
            <text:p>607.263</text:p>
          </table:table-cell>
          <table:table-cell office:value-type="float" office:value="167.285" calcext:value-type="float">
            <text:p>167.285</text:p>
          </table:table-cell>
        </table:table-row>
        <table:table-row table:style-name="ro1">
          <table:table-cell office:value-type="float" office:value="608.404" calcext:value-type="float">
            <text:p>608.404</text:p>
          </table:table-cell>
          <table:table-cell office:value-type="float" office:value="165.285" calcext:value-type="float">
            <text:p>165.285</text:p>
          </table:table-cell>
        </table:table-row>
        <table:table-row table:style-name="ro1">
          <table:table-cell office:value-type="float" office:value="609.546" calcext:value-type="float">
            <text:p>609.546</text:p>
          </table:table-cell>
          <table:table-cell office:value-type="float" office:value="160.441" calcext:value-type="float">
            <text:p>160.441</text:p>
          </table:table-cell>
        </table:table-row>
        <table:table-row table:style-name="ro1">
          <table:table-cell office:value-type="float" office:value="610.687" calcext:value-type="float">
            <text:p>610.687</text:p>
          </table:table-cell>
          <table:table-cell office:value-type="float" office:value="149.544" calcext:value-type="float">
            <text:p>149.544</text:p>
          </table:table-cell>
        </table:table-row>
        <table:table-row table:style-name="ro1">
          <table:table-cell office:value-type="float" office:value="611.829" calcext:value-type="float">
            <text:p>611.829</text:p>
          </table:table-cell>
          <table:table-cell office:value-type="float" office:value="143.338" calcext:value-type="float">
            <text:p>143.338</text:p>
          </table:table-cell>
        </table:table-row>
        <table:table-row table:style-name="ro1">
          <table:table-cell office:value-type="float" office:value="612.97" calcext:value-type="float">
            <text:p>612.97</text:p>
          </table:table-cell>
          <table:table-cell office:value-type="float" office:value="140.855" calcext:value-type="float">
            <text:p>140.855</text:p>
          </table:table-cell>
        </table:table-row>
        <table:table-row table:style-name="ro1">
          <table:table-cell office:value-type="float" office:value="614.112" calcext:value-type="float">
            <text:p>614.112</text:p>
          </table:table-cell>
          <table:table-cell office:value-type="float" office:value="128.08" calcext:value-type="float">
            <text:p>128.08</text:p>
          </table:table-cell>
        </table:table-row>
        <table:table-row table:style-name="ro1">
          <table:table-cell office:value-type="float" office:value="615.253" calcext:value-type="float">
            <text:p>615.253</text:p>
          </table:table-cell>
          <table:table-cell office:value-type="float" office:value="111.446" calcext:value-type="float">
            <text:p>111.446</text:p>
          </table:table-cell>
        </table:table-row>
        <table:table-row table:style-name="ro1">
          <table:table-cell office:value-type="float" office:value="616.395" calcext:value-type="float">
            <text:p>616.395</text:p>
          </table:table-cell>
          <table:table-cell office:value-type="float" office:value="97.153" calcext:value-type="float">
            <text:p>97.153</text:p>
          </table:table-cell>
        </table:table-row>
        <table:table-row table:style-name="ro1">
          <table:table-cell office:value-type="float" office:value="617.536" calcext:value-type="float">
            <text:p>617.536</text:p>
          </table:table-cell>
          <table:table-cell office:value-type="float" office:value="83.026" calcext:value-type="float">
            <text:p>83.026</text:p>
          </table:table-cell>
        </table:table-row>
        <table:table-row table:style-name="ro1">
          <table:table-cell office:value-type="float" office:value="618.678" calcext:value-type="float">
            <text:p>618.678</text:p>
          </table:table-cell>
          <table:table-cell office:value-type="float" office:value="71.203" calcext:value-type="float">
            <text:p>71.203</text:p>
          </table:table-cell>
        </table:table-row>
        <table:table-row table:style-name="ro1">
          <table:table-cell office:value-type="float" office:value="619.819" calcext:value-type="float">
            <text:p>619.819</text:p>
          </table:table-cell>
          <table:table-cell office:value-type="float" office:value="65.971" calcext:value-type="float">
            <text:p>65.971</text:p>
          </table:table-cell>
        </table:table-row>
        <table:table-row table:style-name="ro1">
          <table:table-cell office:value-type="float" office:value="620.961" calcext:value-type="float">
            <text:p>620.961</text:p>
          </table:table-cell>
          <table:table-cell office:value-type="float" office:value="63.466" calcext:value-type="float">
            <text:p>63.466</text:p>
          </table:table-cell>
        </table:table-row>
        <table:table-row table:style-name="ro1">
          <table:table-cell office:value-type="float" office:value="622.102" calcext:value-type="float">
            <text:p>622.102</text:p>
          </table:table-cell>
          <table:table-cell office:value-type="float" office:value="61.61" calcext:value-type="float">
            <text:p>61.61</text:p>
          </table:table-cell>
        </table:table-row>
        <table:table-row table:style-name="ro1">
          <table:table-cell office:value-type="float" office:value="623.244" calcext:value-type="float">
            <text:p>623.244</text:p>
          </table:table-cell>
          <table:table-cell office:value-type="float" office:value="62.771" calcext:value-type="float">
            <text:p>62.771</text:p>
          </table:table-cell>
        </table:table-row>
        <table:table-row table:style-name="ro1">
          <table:table-cell office:value-type="float" office:value="624.385" calcext:value-type="float">
            <text:p>624.385</text:p>
          </table:table-cell>
          <table:table-cell office:value-type="float" office:value="67.527" calcext:value-type="float">
            <text:p>67.527</text:p>
          </table:table-cell>
        </table:table-row>
        <table:table-row table:style-name="ro1">
          <table:table-cell office:value-type="float" office:value="625.526" calcext:value-type="float">
            <text:p>625.526</text:p>
          </table:table-cell>
          <table:table-cell office:value-type="float" office:value="73.337" calcext:value-type="float">
            <text:p>73.337</text:p>
          </table:table-cell>
        </table:table-row>
        <table:table-row table:style-name="ro1">
          <table:table-cell office:value-type="float" office:value="626.668" calcext:value-type="float">
            <text:p>626.668</text:p>
          </table:table-cell>
          <table:table-cell office:value-type="float" office:value="75.559" calcext:value-type="float">
            <text:p>75.559</text:p>
          </table:table-cell>
        </table:table-row>
        <table:table-row table:style-name="ro1">
          <table:table-cell office:value-type="float" office:value="627.809" calcext:value-type="float">
            <text:p>627.809</text:p>
          </table:table-cell>
          <table:table-cell office:value-type="float" office:value="74.003" calcext:value-type="float">
            <text:p>74.003</text:p>
          </table:table-cell>
        </table:table-row>
        <table:table-row table:style-name="ro1">
          <table:table-cell office:value-type="float" office:value="628.951" calcext:value-type="float">
            <text:p>628.951</text:p>
          </table:table-cell>
          <table:table-cell office:value-type="float" office:value="70.047" calcext:value-type="float">
            <text:p>70.047</text:p>
          </table:table-cell>
        </table:table-row>
        <table:table-row table:style-name="ro1">
          <table:table-cell office:value-type="float" office:value="630.092" calcext:value-type="float">
            <text:p>630.092</text:p>
          </table:table-cell>
          <table:table-cell office:value-type="float" office:value="66.908" calcext:value-type="float">
            <text:p>66.908</text:p>
          </table:table-cell>
        </table:table-row>
        <table:table-row table:style-name="ro1">
          <table:table-cell office:value-type="float" office:value="631.234" calcext:value-type="float">
            <text:p>631.234</text:p>
          </table:table-cell>
          <table:table-cell office:value-type="float" office:value="64.78" calcext:value-type="float">
            <text:p>64.78</text:p>
          </table:table-cell>
        </table:table-row>
        <table:table-row table:style-name="ro1">
          <table:table-cell office:value-type="float" office:value="632.375" calcext:value-type="float">
            <text:p>632.375</text:p>
          </table:table-cell>
          <table:table-cell office:value-type="float" office:value="65.949" calcext:value-type="float">
            <text:p>65.949</text:p>
          </table:table-cell>
        </table:table-row>
        <table:table-row table:style-name="ro1">
          <table:table-cell office:value-type="float" office:value="633.517" calcext:value-type="float">
            <text:p>633.517</text:p>
          </table:table-cell>
          <table:table-cell office:value-type="float" office:value="69.946" calcext:value-type="float">
            <text:p>69.946</text:p>
          </table:table-cell>
        </table:table-row>
        <table:table-row table:style-name="ro1">
          <table:table-cell office:value-type="float" office:value="634.658" calcext:value-type="float">
            <text:p>634.658</text:p>
          </table:table-cell>
          <table:table-cell office:value-type="float" office:value="69.595" calcext:value-type="float">
            <text:p>69.595</text:p>
          </table:table-cell>
        </table:table-row>
        <table:table-row table:style-name="ro1">
          <table:table-cell office:value-type="float" office:value="635.8" calcext:value-type="float">
            <text:p>635.8</text:p>
          </table:table-cell>
          <table:table-cell office:value-type="float" office:value="59.421" calcext:value-type="float">
            <text:p>59.421</text:p>
          </table:table-cell>
        </table:table-row>
        <table:table-row table:style-name="ro1">
          <table:table-cell office:value-type="float" office:value="636.941" calcext:value-type="float">
            <text:p>636.941</text:p>
          </table:table-cell>
          <table:table-cell office:value-type="float" office:value="48.221" calcext:value-type="float">
            <text:p>48.221</text:p>
          </table:table-cell>
        </table:table-row>
        <table:table-row table:style-name="ro1">
          <table:table-cell office:value-type="float" office:value="638.083" calcext:value-type="float">
            <text:p>638.083</text:p>
          </table:table-cell>
          <table:table-cell office:value-type="float" office:value="45.497" calcext:value-type="float">
            <text:p>45.497</text:p>
          </table:table-cell>
        </table:table-row>
        <table:table-row table:style-name="ro1">
          <table:table-cell office:value-type="float" office:value="639.224" calcext:value-type="float">
            <text:p>639.224</text:p>
          </table:table-cell>
          <table:table-cell office:value-type="float" office:value="44.554" calcext:value-type="float">
            <text:p>44.554</text:p>
          </table:table-cell>
        </table:table-row>
        <table:table-row table:style-name="ro1">
          <table:table-cell office:value-type="float" office:value="640.366" calcext:value-type="float">
            <text:p>640.366</text:p>
          </table:table-cell>
          <table:table-cell office:value-type="float" office:value="42.099" calcext:value-type="float">
            <text:p>42.099</text:p>
          </table:table-cell>
        </table:table-row>
        <table:table-row table:style-name="ro1">
          <table:table-cell office:value-type="float" office:value="641.507" calcext:value-type="float">
            <text:p>641.507</text:p>
          </table:table-cell>
          <table:table-cell office:value-type="float" office:value="39.076" calcext:value-type="float">
            <text:p>39.076</text:p>
          </table:table-cell>
        </table:table-row>
        <table:table-row table:style-name="ro1">
          <table:table-cell office:value-type="float" office:value="642.649" calcext:value-type="float">
            <text:p>642.649</text:p>
          </table:table-cell>
          <table:table-cell office:value-type="float" office:value="38.57" calcext:value-type="float">
            <text:p>38.57</text:p>
          </table:table-cell>
        </table:table-row>
        <table:table-row table:style-name="ro1">
          <table:table-cell office:value-type="float" office:value="643.79" calcext:value-type="float">
            <text:p>643.79</text:p>
          </table:table-cell>
          <table:table-cell office:value-type="float" office:value="36.336" calcext:value-type="float">
            <text:p>36.336</text:p>
          </table:table-cell>
        </table:table-row>
        <table:table-row table:style-name="ro1">
          <table:table-cell office:value-type="float" office:value="644.932" calcext:value-type="float">
            <text:p>644.932</text:p>
          </table:table-cell>
          <table:table-cell office:value-type="float" office:value="34.206" calcext:value-type="float">
            <text:p>34.206</text:p>
          </table:table-cell>
        </table:table-row>
        <table:table-row table:style-name="ro1">
          <table:table-cell office:value-type="float" office:value="646.073" calcext:value-type="float">
            <text:p>646.073</text:p>
          </table:table-cell>
          <table:table-cell office:value-type="float" office:value="34.997" calcext:value-type="float">
            <text:p>34.997</text:p>
          </table:table-cell>
        </table:table-row>
        <table:table-row table:style-name="ro1">
          <table:table-cell office:value-type="float" office:value="647.214" calcext:value-type="float">
            <text:p>647.214</text:p>
          </table:table-cell>
          <table:table-cell office:value-type="float" office:value="34.586" calcext:value-type="float">
            <text:p>34.586</text:p>
          </table:table-cell>
        </table:table-row>
        <table:table-row table:style-name="ro1">
          <table:table-cell office:value-type="float" office:value="648.356" calcext:value-type="float">
            <text:p>648.356</text:p>
          </table:table-cell>
          <table:table-cell office:value-type="float" office:value="32.796" calcext:value-type="float">
            <text:p>32.796</text:p>
          </table:table-cell>
        </table:table-row>
        <table:table-row table:style-name="ro1">
          <table:table-cell office:value-type="float" office:value="649.497" calcext:value-type="float">
            <text:p>649.497</text:p>
          </table:table-cell>
          <table:table-cell office:value-type="float" office:value="32.204" calcext:value-type="float">
            <text:p>32.204</text:p>
          </table:table-cell>
        </table:table-row>
        <table:table-row table:style-name="ro1">
          <table:table-cell office:value-type="float" office:value="650.639" calcext:value-type="float">
            <text:p>650.639</text:p>
          </table:table-cell>
          <table:table-cell office:value-type="float" office:value="32.607" calcext:value-type="float">
            <text:p>32.607</text:p>
          </table:table-cell>
        </table:table-row>
        <table:table-row table:style-name="ro1">
          <table:table-cell office:value-type="float" office:value="651.78" calcext:value-type="float">
            <text:p>651.78</text:p>
          </table:table-cell>
          <table:table-cell office:value-type="float" office:value="30.848" calcext:value-type="float">
            <text:p>30.848</text:p>
          </table:table-cell>
        </table:table-row>
        <table:table-row table:style-name="ro1">
          <table:table-cell office:value-type="float" office:value="652.922" calcext:value-type="float">
            <text:p>652.922</text:p>
          </table:table-cell>
          <table:table-cell office:value-type="float" office:value="29.893" calcext:value-type="float">
            <text:p>29.893</text:p>
          </table:table-cell>
        </table:table-row>
        <table:table-row table:style-name="ro1">
          <table:table-cell office:value-type="float" office:value="654.063" calcext:value-type="float">
            <text:p>654.063</text:p>
          </table:table-cell>
          <table:table-cell office:value-type="float" office:value="29.646" calcext:value-type="float">
            <text:p>29.646</text:p>
          </table:table-cell>
        </table:table-row>
        <table:table-row table:style-name="ro1">
          <table:table-cell office:value-type="float" office:value="655.205" calcext:value-type="float">
            <text:p>655.205</text:p>
          </table:table-cell>
          <table:table-cell office:value-type="float" office:value="28.765" calcext:value-type="float">
            <text:p>28.765</text:p>
          </table:table-cell>
        </table:table-row>
        <table:table-row table:style-name="ro1">
          <table:table-cell office:value-type="float" office:value="656.346" calcext:value-type="float">
            <text:p>656.346</text:p>
          </table:table-cell>
          <table:table-cell office:value-type="float" office:value="28.866" calcext:value-type="float">
            <text:p>28.866</text:p>
          </table:table-cell>
        </table:table-row>
        <table:table-row table:style-name="ro1">
          <table:table-cell office:value-type="float" office:value="657.488" calcext:value-type="float">
            <text:p>657.488</text:p>
          </table:table-cell>
          <table:table-cell office:value-type="float" office:value="28.175" calcext:value-type="float">
            <text:p>28.175</text:p>
          </table:table-cell>
        </table:table-row>
        <table:table-row table:style-name="ro1">
          <table:table-cell office:value-type="float" office:value="658.629" calcext:value-type="float">
            <text:p>658.629</text:p>
          </table:table-cell>
          <table:table-cell office:value-type="float" office:value="27.574" calcext:value-type="float">
            <text:p>27.574</text:p>
          </table:table-cell>
        </table:table-row>
        <table:table-row table:style-name="ro1">
          <table:table-cell office:value-type="float" office:value="659.771" calcext:value-type="float">
            <text:p>659.771</text:p>
          </table:table-cell>
          <table:table-cell office:value-type="float" office:value="27.83" calcext:value-type="float">
            <text:p>27.83</text:p>
          </table:table-cell>
        </table:table-row>
        <table:table-row table:style-name="ro1">
          <table:table-cell office:value-type="float" office:value="660.912" calcext:value-type="float">
            <text:p>660.912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662.054" calcext:value-type="float">
            <text:p>662.05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663.195" calcext:value-type="float">
            <text:p>663.195</text:p>
          </table:table-cell>
          <table:table-cell office:value-type="float" office:value="24.289" calcext:value-type="float">
            <text:p>24.289</text:p>
          </table:table-cell>
        </table:table-row>
        <table:table-row table:style-name="ro1">
          <table:table-cell office:value-type="float" office:value="664.337" calcext:value-type="float">
            <text:p>664.337</text:p>
          </table:table-cell>
          <table:table-cell office:value-type="float" office:value="24.371" calcext:value-type="float">
            <text:p>24.371</text:p>
          </table:table-cell>
        </table:table-row>
        <table:table-row table:style-name="ro1">
          <table:table-cell office:value-type="float" office:value="665.478" calcext:value-type="float">
            <text:p>665.478</text:p>
          </table:table-cell>
          <table:table-cell office:value-type="float" office:value="24.266" calcext:value-type="float">
            <text:p>24.266</text:p>
          </table:table-cell>
        </table:table-row>
        <table:table-row table:style-name="ro1">
          <table:table-cell office:value-type="float" office:value="666.62" calcext:value-type="float">
            <text:p>666.62</text:p>
          </table:table-cell>
          <table:table-cell office:value-type="float" office:value="22.828" calcext:value-type="float">
            <text:p>22.828</text:p>
          </table:table-cell>
        </table:table-row>
        <table:table-row table:style-name="ro1">
          <table:table-cell office:value-type="float" office:value="667.761" calcext:value-type="float">
            <text:p>667.761</text:p>
          </table:table-cell>
          <table:table-cell office:value-type="float" office:value="23.421" calcext:value-type="float">
            <text:p>23.421</text:p>
          </table:table-cell>
        </table:table-row>
        <table:table-row table:style-name="ro1">
          <table:table-cell office:value-type="float" office:value="668.902" calcext:value-type="float">
            <text:p>668.902</text:p>
          </table:table-cell>
          <table:table-cell office:value-type="float" office:value="23.804" calcext:value-type="float">
            <text:p>23.804</text:p>
          </table:table-cell>
        </table:table-row>
        <table:table-row table:style-name="ro1">
          <table:table-cell office:value-type="float" office:value="670.044" calcext:value-type="float">
            <text:p>670.044</text:p>
          </table:table-cell>
          <table:table-cell office:value-type="float" office:value="24.784" calcext:value-type="float">
            <text:p>24.784</text:p>
          </table:table-cell>
        </table:table-row>
        <table:table-row table:style-name="ro1">
          <table:table-cell office:value-type="float" office:value="671.185" calcext:value-type="float">
            <text:p>671.185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672.327" calcext:value-type="float">
            <text:p>672.327</text:p>
          </table:table-cell>
          <table:table-cell office:value-type="float" office:value="22.258" calcext:value-type="float">
            <text:p>22.258</text:p>
          </table:table-cell>
        </table:table-row>
        <table:table-row table:style-name="ro1">
          <table:table-cell office:value-type="float" office:value="673.468" calcext:value-type="float">
            <text:p>673.468</text:p>
          </table:table-cell>
          <table:table-cell office:value-type="float" office:value="21.483" calcext:value-type="float">
            <text:p>21.483</text:p>
          </table:table-cell>
        </table:table-row>
        <table:table-row table:style-name="ro1">
          <table:table-cell office:value-type="float" office:value="674.61" calcext:value-type="float">
            <text:p>674.61</text:p>
          </table:table-cell>
          <table:table-cell office:value-type="float" office:value="21.795" calcext:value-type="float">
            <text:p>21.795</text:p>
          </table:table-cell>
        </table:table-row>
        <table:table-row table:style-name="ro1">
          <table:table-cell office:value-type="float" office:value="675.751" calcext:value-type="float">
            <text:p>675.751</text:p>
          </table:table-cell>
          <table:table-cell office:value-type="float" office:value="22.902" calcext:value-type="float">
            <text:p>22.902</text:p>
          </table:table-cell>
        </table:table-row>
        <table:table-row table:style-name="ro1">
          <table:table-cell office:value-type="float" office:value="676.893" calcext:value-type="float">
            <text:p>676.893</text:p>
          </table:table-cell>
          <table:table-cell office:value-type="float" office:value="22.365" calcext:value-type="float">
            <text:p>22.365</text:p>
          </table:table-cell>
        </table:table-row>
        <table:table-row table:style-name="ro1">
          <table:table-cell office:value-type="float" office:value="678.034" calcext:value-type="float">
            <text:p>678.034</text:p>
          </table:table-cell>
          <table:table-cell office:value-type="float" office:value="21.979" calcext:value-type="float">
            <text:p>21.979</text:p>
          </table:table-cell>
        </table:table-row>
        <table:table-row table:style-name="ro1">
          <table:table-cell office:value-type="float" office:value="679.176" calcext:value-type="float">
            <text:p>679.176</text:p>
          </table:table-cell>
          <table:table-cell office:value-type="float" office:value="22.607" calcext:value-type="float">
            <text:p>22.607</text:p>
          </table:table-cell>
        </table:table-row>
        <table:table-row table:style-name="ro1">
          <table:table-cell office:value-type="float" office:value="680.317" calcext:value-type="float">
            <text:p>680.317</text:p>
          </table:table-cell>
          <table:table-cell office:value-type="float" office:value="24.267" calcext:value-type="float">
            <text:p>24.267</text:p>
          </table:table-cell>
        </table:table-row>
        <table:table-row table:style-name="ro1">
          <table:table-cell office:value-type="float" office:value="681.459" calcext:value-type="float">
            <text:p>681.459</text:p>
          </table:table-cell>
          <table:table-cell office:value-type="float" office:value="24.745" calcext:value-type="float">
            <text:p>24.745</text:p>
          </table:table-cell>
        </table:table-row>
        <table:table-row table:style-name="ro1">
          <table:table-cell office:value-type="float" office:value="682.6" calcext:value-type="float">
            <text:p>682.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3.742" calcext:value-type="float">
            <text:p>683.7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4.883" calcext:value-type="float">
            <text:p>684.883</text:p>
          </table:table-cell>
          <table:table-cell office:value-type="float" office:value="22.066" calcext:value-type="float">
            <text:p>22.066</text:p>
          </table:table-cell>
        </table:table-row>
        <table:table-row table:style-name="ro1">
          <table:table-cell office:value-type="float" office:value="686.024" calcext:value-type="float">
            <text:p>686.024</text:p>
          </table:table-cell>
          <table:table-cell office:value-type="float" office:value="22.203" calcext:value-type="float">
            <text:p>22.203</text:p>
          </table:table-cell>
        </table:table-row>
        <table:table-row table:style-name="ro1">
          <table:table-cell office:value-type="float" office:value="687.166" calcext:value-type="float">
            <text:p>687.166</text:p>
          </table:table-cell>
          <table:table-cell office:value-type="float" office:value="21.671" calcext:value-type="float">
            <text:p>21.671</text:p>
          </table:table-cell>
        </table:table-row>
        <table:table-row table:style-name="ro1">
          <table:table-cell office:value-type="float" office:value="688.307" calcext:value-type="float">
            <text:p>688.307</text:p>
          </table:table-cell>
          <table:table-cell office:value-type="float" office:value="22.412" calcext:value-type="float">
            <text:p>22.412</text:p>
          </table:table-cell>
        </table:table-row>
        <table:table-row table:style-name="ro1">
          <table:table-cell office:value-type="float" office:value="689.449" calcext:value-type="float">
            <text:p>689.449</text:p>
          </table:table-cell>
          <table:table-cell office:value-type="float" office:value="21.417" calcext:value-type="float">
            <text:p>21.417</text:p>
          </table:table-cell>
        </table:table-row>
        <table:table-row table:style-name="ro1">
          <table:table-cell office:value-type="float" office:value="690.59" calcext:value-type="float">
            <text:p>690.59</text:p>
          </table:table-cell>
          <table:table-cell office:value-type="float" office:value="23.882" calcext:value-type="float">
            <text:p>23.882</text:p>
          </table:table-cell>
        </table:table-row>
        <table:table-row table:style-name="ro1">
          <table:table-cell office:value-type="float" office:value="691.732" calcext:value-type="float">
            <text:p>691.732</text:p>
          </table:table-cell>
          <table:table-cell office:value-type="float" office:value="26.465" calcext:value-type="float">
            <text:p>26.465</text:p>
          </table:table-cell>
        </table:table-row>
        <table:table-row table:style-name="ro1">
          <table:table-cell office:value-type="float" office:value="692.873" calcext:value-type="float">
            <text:p>692.8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4.015" calcext:value-type="float">
            <text:p>694.015</text:p>
          </table:table-cell>
          <table:table-cell office:value-type="float" office:value="24.603" calcext:value-type="float">
            <text:p>24.603</text:p>
          </table:table-cell>
        </table:table-row>
        <table:table-row table:style-name="ro1">
          <table:table-cell office:value-type="float" office:value="695.156" calcext:value-type="float">
            <text:p>695.156</text:p>
          </table:table-cell>
          <table:table-cell office:value-type="float" office:value="22.491" calcext:value-type="float">
            <text:p>22.491</text:p>
          </table:table-cell>
        </table:table-row>
        <table:table-row table:style-name="ro1">
          <table:table-cell office:value-type="float" office:value="696.298" calcext:value-type="float">
            <text:p>696.298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697.439" calcext:value-type="float">
            <text:p>697.439</text:p>
          </table:table-cell>
          <table:table-cell office:value-type="float" office:value="21.019" calcext:value-type="float">
            <text:p>21.019</text:p>
          </table:table-cell>
        </table:table-row>
        <table:table-row table:style-name="ro1">
          <table:table-cell office:value-type="float" office:value="698.581" calcext:value-type="float">
            <text:p>698.581</text:p>
          </table:table-cell>
          <table:table-cell office:value-type="float" office:value="20.733" calcext:value-type="float">
            <text:p>20.733</text:p>
          </table:table-cell>
        </table:table-row>
        <table:table-row table:style-name="ro1">
          <table:table-cell office:value-type="float" office:value="699.722" calcext:value-type="float">
            <text:p>699.722</text:p>
          </table:table-cell>
          <table:table-cell office:value-type="float" office:value="19.134" calcext:value-type="float">
            <text:p>19.134</text:p>
          </table:table-cell>
        </table:table-row>
        <table:table-row table:style-name="ro1">
          <table:table-cell office:value-type="float" office:value="700.864" calcext:value-type="float">
            <text:p>700.864</text:p>
          </table:table-cell>
          <table:table-cell office:value-type="float" office:value="19.289" calcext:value-type="float">
            <text:p>19.289</text:p>
          </table:table-cell>
        </table:table-row>
        <table:table-row table:style-name="ro1">
          <table:table-cell office:value-type="float" office:value="702.005" calcext:value-type="float">
            <text:p>702.005</text:p>
          </table:table-cell>
          <table:table-cell office:value-type="float" office:value="20.017" calcext:value-type="float">
            <text:p>20.017</text:p>
          </table:table-cell>
        </table:table-row>
        <table:table-row table:style-name="ro1">
          <table:table-cell office:value-type="float" office:value="703.147" calcext:value-type="float">
            <text:p>703.147</text:p>
          </table:table-cell>
          <table:table-cell office:value-type="float" office:value="20.179" calcext:value-type="float">
            <text:p>20.179</text:p>
          </table:table-cell>
        </table:table-row>
        <table:table-row table:style-name="ro1">
          <table:table-cell office:value-type="float" office:value="704.288" calcext:value-type="float">
            <text:p>704.288</text:p>
          </table:table-cell>
          <table:table-cell office:value-type="float" office:value="21.013" calcext:value-type="float">
            <text:p>21.013</text:p>
          </table:table-cell>
        </table:table-row>
        <table:table-row table:style-name="ro1">
          <table:table-cell office:value-type="float" office:value="705.43" calcext:value-type="float">
            <text:p>705.43</text:p>
          </table:table-cell>
          <table:table-cell office:value-type="float" office:value="20.96" calcext:value-type="float">
            <text:p>20.96</text:p>
          </table:table-cell>
        </table:table-row>
        <table:table-row table:style-name="ro1">
          <table:table-cell office:value-type="float" office:value="706.571" calcext:value-type="float">
            <text:p>706.571</text:p>
          </table:table-cell>
          <table:table-cell office:value-type="float" office:value="20.95" calcext:value-type="float">
            <text:p>20.95</text:p>
          </table:table-cell>
        </table:table-row>
        <table:table-row table:style-name="ro1">
          <table:table-cell office:value-type="float" office:value="707.712" calcext:value-type="float">
            <text:p>707.712</text:p>
          </table:table-cell>
          <table:table-cell office:value-type="float" office:value="21.192" calcext:value-type="float">
            <text:p>21.192</text:p>
          </table:table-cell>
        </table:table-row>
        <table:table-row table:style-name="ro1">
          <table:table-cell office:value-type="float" office:value="708.854" calcext:value-type="float">
            <text:p>708.854</text:p>
          </table:table-cell>
          <table:table-cell office:value-type="float" office:value="22.278" calcext:value-type="float">
            <text:p>22.278</text:p>
          </table:table-cell>
        </table:table-row>
        <table:table-row table:style-name="ro1">
          <table:table-cell office:value-type="float" office:value="709.995" calcext:value-type="float">
            <text:p>709.99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711.137" calcext:value-type="float">
            <text:p>711.137</text:p>
          </table:table-cell>
          <table:table-cell office:value-type="float" office:value="23.076" calcext:value-type="float">
            <text:p>23.076</text:p>
          </table:table-cell>
        </table:table-row>
        <table:table-row table:style-name="ro1">
          <table:table-cell office:value-type="float" office:value="712.278" calcext:value-type="float">
            <text:p>712.278</text:p>
          </table:table-cell>
          <table:table-cell office:value-type="float" office:value="23.234" calcext:value-type="float">
            <text:p>23.234</text:p>
          </table:table-cell>
        </table:table-row>
        <table:table-row table:style-name="ro1">
          <table:table-cell office:value-type="float" office:value="713.42" calcext:value-type="float">
            <text:p>713.42</text:p>
          </table:table-cell>
          <table:table-cell office:value-type="float" office:value="22.811" calcext:value-type="float">
            <text:p>22.811</text:p>
          </table:table-cell>
        </table:table-row>
        <table:table-row table:style-name="ro1">
          <table:table-cell office:value-type="float" office:value="714.561" calcext:value-type="float">
            <text:p>714.561</text:p>
          </table:table-cell>
          <table:table-cell office:value-type="float" office:value="23.84" calcext:value-type="float">
            <text:p>23.84</text:p>
          </table:table-cell>
        </table:table-row>
        <table:table-row table:style-name="ro1">
          <table:table-cell office:value-type="float" office:value="715.703" calcext:value-type="float">
            <text:p>715.703</text:p>
          </table:table-cell>
          <table:table-cell office:value-type="float" office:value="24.691" calcext:value-type="float">
            <text:p>24.691</text:p>
          </table:table-cell>
        </table:table-row>
        <table:table-row table:style-name="ro1">
          <table:table-cell office:value-type="float" office:value="716.844" calcext:value-type="float">
            <text:p>716.844</text:p>
          </table:table-cell>
          <table:table-cell office:value-type="float" office:value="22.854" calcext:value-type="float">
            <text:p>22.854</text:p>
          </table:table-cell>
        </table:table-row>
        <table:table-row table:style-name="ro1">
          <table:table-cell office:value-type="float" office:value="717.986" calcext:value-type="float">
            <text:p>717.986</text:p>
          </table:table-cell>
          <table:table-cell office:value-type="float" office:value="21.427" calcext:value-type="float">
            <text:p>21.427</text:p>
          </table:table-cell>
        </table:table-row>
        <table:table-row table:style-name="ro1">
          <table:table-cell office:value-type="float" office:value="719.127" calcext:value-type="float">
            <text:p>719.127</text:p>
          </table:table-cell>
          <table:table-cell office:value-type="float" office:value="23.482" calcext:value-type="float">
            <text:p>23.482</text:p>
          </table:table-cell>
        </table:table-row>
        <table:table-row table:style-name="ro1">
          <table:table-cell office:value-type="float" office:value="720.269" calcext:value-type="float">
            <text:p>720.269</text:p>
          </table:table-cell>
          <table:table-cell office:value-type="float" office:value="23.285" calcext:value-type="float">
            <text:p>23.285</text:p>
          </table:table-cell>
        </table:table-row>
        <table:table-row table:style-name="ro1">
          <table:table-cell office:value-type="float" office:value="721.41" calcext:value-type="float">
            <text:p>721.41</text:p>
          </table:table-cell>
          <table:table-cell office:value-type="float" office:value="21.324" calcext:value-type="float">
            <text:p>21.324</text:p>
          </table:table-cell>
        </table:table-row>
        <table:table-row table:style-name="ro1">
          <table:table-cell office:value-type="float" office:value="722.552" calcext:value-type="float">
            <text:p>722.552</text:p>
          </table:table-cell>
          <table:table-cell office:value-type="float" office:value="21.344" calcext:value-type="float">
            <text:p>21.344</text:p>
          </table:table-cell>
        </table:table-row>
        <table:table-row table:style-name="ro1">
          <table:table-cell office:value-type="float" office:value="723.693" calcext:value-type="float">
            <text:p>723.693</text:p>
          </table:table-cell>
          <table:table-cell office:value-type="float" office:value="21.303" calcext:value-type="float">
            <text:p>21.303</text:p>
          </table:table-cell>
        </table:table-row>
        <table:table-row table:style-name="ro1">
          <table:table-cell office:value-type="float" office:value="724.835" calcext:value-type="float">
            <text:p>724.835</text:p>
          </table:table-cell>
          <table:table-cell office:value-type="float" office:value="21.17" calcext:value-type="float">
            <text:p>21.17</text:p>
          </table:table-cell>
        </table:table-row>
        <table:table-row table:style-name="ro1">
          <table:table-cell office:value-type="float" office:value="725.976" calcext:value-type="float">
            <text:p>725.976</text:p>
          </table:table-cell>
          <table:table-cell office:value-type="float" office:value="21.831" calcext:value-type="float">
            <text:p>21.831</text:p>
          </table:table-cell>
        </table:table-row>
        <table:table-row table:style-name="ro1">
          <table:table-cell office:value-type="float" office:value="727.117" calcext:value-type="float">
            <text:p>727.1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8.259" calcext:value-type="float">
            <text:p>728.259</text:p>
          </table:table-cell>
          <table:table-cell office:value-type="float" office:value="20.925" calcext:value-type="float">
            <text:p>20.925</text:p>
          </table:table-cell>
        </table:table-row>
        <table:table-row table:style-name="ro1">
          <table:table-cell office:value-type="float" office:value="729.4" calcext:value-type="float">
            <text:p>729.4</text:p>
          </table:table-cell>
          <table:table-cell office:value-type="float" office:value="20.378" calcext:value-type="float">
            <text:p>20.378</text:p>
          </table:table-cell>
        </table:table-row>
        <table:table-row table:style-name="ro1">
          <table:table-cell office:value-type="float" office:value="730.542" calcext:value-type="float">
            <text:p>730.542</text:p>
          </table:table-cell>
          <table:table-cell office:value-type="float" office:value="19.703" calcext:value-type="float">
            <text:p>19.703</text:p>
          </table:table-cell>
        </table:table-row>
        <table:table-row table:style-name="ro1">
          <table:table-cell office:value-type="float" office:value="731.683" calcext:value-type="float">
            <text:p>731.683</text:p>
          </table:table-cell>
          <table:table-cell office:value-type="float" office:value="20.744" calcext:value-type="float">
            <text:p>20.744</text:p>
          </table:table-cell>
        </table:table-row>
        <table:table-row table:style-name="ro1">
          <table:table-cell office:value-type="float" office:value="732.825" calcext:value-type="float">
            <text:p>732.825</text:p>
          </table:table-cell>
          <table:table-cell office:value-type="float" office:value="21.913" calcext:value-type="float">
            <text:p>21.913</text:p>
          </table:table-cell>
        </table:table-row>
        <table:table-row table:style-name="ro1">
          <table:table-cell office:value-type="float" office:value="733.966" calcext:value-type="float">
            <text:p>733.966</text:p>
          </table:table-cell>
          <table:table-cell office:value-type="float" office:value="21.303" calcext:value-type="float">
            <text:p>21.303</text:p>
          </table:table-cell>
        </table:table-row>
        <table:table-row table:style-name="ro1">
          <table:table-cell office:value-type="float" office:value="735.108" calcext:value-type="float">
            <text:p>735.108</text:p>
          </table:table-cell>
          <table:table-cell office:value-type="float" office:value="20.403" calcext:value-type="float">
            <text:p>20.403</text:p>
          </table:table-cell>
        </table:table-row>
        <table:table-row table:style-name="ro1">
          <table:table-cell office:value-type="float" office:value="736.249" calcext:value-type="float">
            <text:p>736.249</text:p>
          </table:table-cell>
          <table:table-cell office:value-type="float" office:value="19.685" calcext:value-type="float">
            <text:p>19.685</text:p>
          </table:table-cell>
        </table:table-row>
        <table:table-row table:style-name="ro1">
          <table:table-cell office:value-type="float" office:value="737.391" calcext:value-type="float">
            <text:p>737.391</text:p>
          </table:table-cell>
          <table:table-cell office:value-type="float" office:value="20.38" calcext:value-type="float">
            <text:p>20.38</text:p>
          </table:table-cell>
        </table:table-row>
        <table:table-row table:style-name="ro1">
          <table:table-cell office:value-type="float" office:value="738.532" calcext:value-type="float">
            <text:p>738.532</text:p>
          </table:table-cell>
          <table:table-cell office:value-type="float" office:value="21.257" calcext:value-type="float">
            <text:p>21.257</text:p>
          </table:table-cell>
        </table:table-row>
        <table:table-row table:style-name="ro1">
          <table:table-cell office:value-type="float" office:value="739.674" calcext:value-type="float">
            <text:p>739.674</text:p>
          </table:table-cell>
          <table:table-cell office:value-type="float" office:value="21.249" calcext:value-type="float">
            <text:p>21.249</text:p>
          </table:table-cell>
        </table:table-row>
        <table:table-row table:style-name="ro1">
          <table:table-cell office:value-type="float" office:value="740.815" calcext:value-type="float">
            <text:p>740.8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1.957" calcext:value-type="float">
            <text:p>741.957</text:p>
          </table:table-cell>
          <table:table-cell office:value-type="float" office:value="21.162" calcext:value-type="float">
            <text:p>21.162</text:p>
          </table:table-cell>
        </table:table-row>
        <table:table-row table:style-name="ro1">
          <table:table-cell office:value-type="float" office:value="743.098" calcext:value-type="float">
            <text:p>743.0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4.24" calcext:value-type="float">
            <text:p>744.24</text:p>
          </table:table-cell>
          <table:table-cell office:value-type="float" office:value="21.678" calcext:value-type="float">
            <text:p>21.678</text:p>
          </table:table-cell>
        </table:table-row>
        <table:table-row table:style-name="ro1">
          <table:table-cell office:value-type="float" office:value="745.381" calcext:value-type="float">
            <text:p>745.3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6.523" calcext:value-type="float">
            <text:p>746.523</text:p>
          </table:table-cell>
          <table:table-cell office:value-type="float" office:value="20.037" calcext:value-type="float">
            <text:p>20.037</text:p>
          </table:table-cell>
        </table:table-row>
        <table:table-row table:style-name="ro1">
          <table:table-cell office:value-type="float" office:value="747.664" calcext:value-type="float">
            <text:p>747.664</text:p>
          </table:table-cell>
          <table:table-cell office:value-type="float" office:value="20.242" calcext:value-type="float">
            <text:p>20.242</text:p>
          </table:table-cell>
        </table:table-row>
        <table:table-row table:style-name="ro1">
          <table:table-cell office:value-type="float" office:value="748.805" calcext:value-type="float">
            <text:p>748.805</text:p>
          </table:table-cell>
          <table:table-cell office:value-type="float" office:value="20.506" calcext:value-type="float">
            <text:p>20.506</text:p>
          </table:table-cell>
        </table:table-row>
        <table:table-row table:style-name="ro1">
          <table:table-cell office:value-type="float" office:value="749.947" calcext:value-type="float">
            <text:p>749.947</text:p>
          </table:table-cell>
          <table:table-cell office:value-type="float" office:value="20.431" calcext:value-type="float">
            <text:p>20.431</text:p>
          </table:table-cell>
        </table:table-row>
        <table:table-row table:style-name="ro1">
          <table:table-cell office:value-type="float" office:value="751.088" calcext:value-type="float">
            <text:p>751.088</text:p>
          </table:table-cell>
          <table:table-cell office:value-type="float" office:value="16.468" calcext:value-type="float">
            <text:p>16.468</text:p>
          </table:table-cell>
        </table:table-row>
        <table:table-row table:style-name="ro1">
          <table:table-cell office:value-type="float" office:value="752.23" calcext:value-type="float">
            <text:p>752.23</text:p>
          </table:table-cell>
          <table:table-cell office:value-type="float" office:value="16.943" calcext:value-type="float">
            <text:p>16.943</text:p>
          </table:table-cell>
        </table:table-row>
        <table:table-row table:style-name="ro1">
          <table:table-cell office:value-type="float" office:value="753.371" calcext:value-type="float">
            <text:p>753.371</text:p>
          </table:table-cell>
          <table:table-cell office:value-type="float" office:value="19.059" calcext:value-type="float">
            <text:p>19.059</text:p>
          </table:table-cell>
        </table:table-row>
        <table:table-row table:style-name="ro1">
          <table:table-cell office:value-type="float" office:value="754.513" calcext:value-type="float">
            <text:p>754.513</text:p>
          </table:table-cell>
          <table:table-cell office:value-type="float" office:value="18.345" calcext:value-type="float">
            <text:p>18.345</text:p>
          </table:table-cell>
        </table:table-row>
        <table:table-row table:style-name="ro1">
          <table:table-cell office:value-type="float" office:value="755.654" calcext:value-type="float">
            <text:p>755.654</text:p>
          </table:table-cell>
          <table:table-cell office:value-type="float" office:value="19.492" calcext:value-type="float">
            <text:p>19.492</text:p>
          </table:table-cell>
        </table:table-row>
        <table:table-row table:style-name="ro1">
          <table:table-cell office:value-type="float" office:value="756.796" calcext:value-type="float">
            <text:p>756.796</text:p>
          </table:table-cell>
          <table:table-cell office:value-type="float" office:value="21.505" calcext:value-type="float">
            <text:p>21.505</text:p>
          </table:table-cell>
        </table:table-row>
        <table:table-row table:style-name="ro1">
          <table:table-cell office:value-type="float" office:value="757.937" calcext:value-type="float">
            <text:p>757.937</text:p>
          </table:table-cell>
          <table:table-cell office:value-type="float" office:value="23.699" calcext:value-type="float">
            <text:p>23.699</text:p>
          </table:table-cell>
        </table:table-row>
        <table:table-row table:style-name="ro1">
          <table:table-cell office:value-type="float" office:value="759.079" calcext:value-type="float">
            <text:p>759.079</text:p>
          </table:table-cell>
          <table:table-cell office:value-type="float" office:value="22.166" calcext:value-type="float">
            <text:p>22.166</text:p>
          </table:table-cell>
        </table:table-row>
        <table:table-row table:style-name="ro1">
          <table:table-cell office:value-type="float" office:value="760.22" calcext:value-type="float">
            <text:p>760.22</text:p>
          </table:table-cell>
          <table:table-cell office:value-type="float" office:value="23.139" calcext:value-type="float">
            <text:p>23.139</text:p>
          </table:table-cell>
        </table:table-row>
        <table:table-row table:style-name="ro1">
          <table:table-cell office:value-type="float" office:value="761.362" calcext:value-type="float">
            <text:p>761.362</text:p>
          </table:table-cell>
          <table:table-cell office:value-type="float" office:value="23.818" calcext:value-type="float">
            <text:p>23.818</text:p>
          </table:table-cell>
        </table:table-row>
        <table:table-row table:style-name="ro1">
          <table:table-cell office:value-type="float" office:value="762.503" calcext:value-type="float">
            <text:p>762.503</text:p>
          </table:table-cell>
          <table:table-cell office:value-type="float" office:value="22.712" calcext:value-type="float">
            <text:p>22.712</text:p>
          </table:table-cell>
        </table:table-row>
        <table:table-row table:style-name="ro1">
          <table:table-cell office:value-type="float" office:value="763.645" calcext:value-type="float">
            <text:p>763.645</text:p>
          </table:table-cell>
          <table:table-cell office:value-type="float" office:value="21.302" calcext:value-type="float">
            <text:p>21.302</text:p>
          </table:table-cell>
        </table:table-row>
        <table:table-row table:style-name="ro1">
          <table:table-cell office:value-type="float" office:value="764.786" calcext:value-type="float">
            <text:p>764.786</text:p>
          </table:table-cell>
          <table:table-cell office:value-type="float" office:value="21.477" calcext:value-type="float">
            <text:p>21.477</text:p>
          </table:table-cell>
        </table:table-row>
        <table:table-row table:style-name="ro1">
          <table:table-cell office:value-type="float" office:value="765.928" calcext:value-type="float">
            <text:p>765.928</text:p>
          </table:table-cell>
          <table:table-cell office:value-type="float" office:value="17.827" calcext:value-type="float">
            <text:p>17.827</text:p>
          </table:table-cell>
        </table:table-row>
        <table:table-row table:style-name="ro1">
          <table:table-cell office:value-type="float" office:value="767.069" calcext:value-type="float">
            <text:p>767.069</text:p>
          </table:table-cell>
          <table:table-cell office:value-type="float" office:value="19.402" calcext:value-type="float">
            <text:p>19.402</text:p>
          </table:table-cell>
        </table:table-row>
        <table:table-row table:style-name="ro1">
          <table:table-cell office:value-type="float" office:value="768.21" calcext:value-type="float">
            <text:p>768.21</text:p>
          </table:table-cell>
          <table:table-cell office:value-type="float" office:value="20.156" calcext:value-type="float">
            <text:p>20.156</text:p>
          </table:table-cell>
        </table:table-row>
        <table:table-row table:style-name="ro1">
          <table:table-cell office:value-type="float" office:value="769.352" calcext:value-type="float">
            <text:p>769.352</text:p>
          </table:table-cell>
          <table:table-cell office:value-type="float" office:value="20.027" calcext:value-type="float">
            <text:p>20.027</text:p>
          </table:table-cell>
        </table:table-row>
        <table:table-row table:style-name="ro1">
          <table:table-cell office:value-type="float" office:value="770.493" calcext:value-type="float">
            <text:p>770.493</text:p>
          </table:table-cell>
          <table:table-cell office:value-type="float" office:value="19.167" calcext:value-type="float">
            <text:p>19.167</text:p>
          </table:table-cell>
        </table:table-row>
        <table:table-row table:style-name="ro1">
          <table:table-cell office:value-type="float" office:value="771.635" calcext:value-type="float">
            <text:p>771.635</text:p>
          </table:table-cell>
          <table:table-cell office:value-type="float" office:value="19.168" calcext:value-type="float">
            <text:p>19.168</text:p>
          </table:table-cell>
        </table:table-row>
        <table:table-row table:style-name="ro1">
          <table:table-cell office:value-type="float" office:value="772.776" calcext:value-type="float">
            <text:p>772.776</text:p>
          </table:table-cell>
          <table:table-cell office:value-type="float" office:value="20.051" calcext:value-type="float">
            <text:p>20.051</text:p>
          </table:table-cell>
        </table:table-row>
        <table:table-row table:style-name="ro1">
          <table:table-cell office:value-type="float" office:value="773.918" calcext:value-type="float">
            <text:p>773.918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775.059" calcext:value-type="float">
            <text:p>775.059</text:p>
          </table:table-cell>
          <table:table-cell office:value-type="float" office:value="18.082" calcext:value-type="float">
            <text:p>18.082</text:p>
          </table:table-cell>
        </table:table-row>
        <table:table-row table:style-name="ro1">
          <table:table-cell office:value-type="float" office:value="776.201" calcext:value-type="float">
            <text:p>776.201</text:p>
          </table:table-cell>
          <table:table-cell office:value-type="float" office:value="18.699" calcext:value-type="float">
            <text:p>18.699</text:p>
          </table:table-cell>
        </table:table-row>
        <table:table-row table:style-name="ro1">
          <table:table-cell office:value-type="float" office:value="777.342" calcext:value-type="float">
            <text:p>777.342</text:p>
          </table:table-cell>
          <table:table-cell office:value-type="float" office:value="19.616" calcext:value-type="float">
            <text:p>19.616</text:p>
          </table:table-cell>
        </table:table-row>
        <table:table-row table:style-name="ro1">
          <table:table-cell office:value-type="float" office:value="778.484" calcext:value-type="float">
            <text:p>778.484</text:p>
          </table:table-cell>
          <table:table-cell office:value-type="float" office:value="21.323" calcext:value-type="float">
            <text:p>21.323</text:p>
          </table:table-cell>
        </table:table-row>
        <table:table-row table:style-name="ro1">
          <table:table-cell office:value-type="float" office:value="779.625" calcext:value-type="float">
            <text:p>779.625</text:p>
          </table:table-cell>
          <table:table-cell office:value-type="float" office:value="21.045" calcext:value-type="float">
            <text:p>21.045</text:p>
          </table:table-cell>
        </table:table-row>
        <table:table-row table:style-name="ro1">
          <table:table-cell office:value-type="float" office:value="780.767" calcext:value-type="float">
            <text:p>780.767</text:p>
          </table:table-cell>
          <table:table-cell office:value-type="float" office:value="19.243" calcext:value-type="float">
            <text:p>19.243</text:p>
          </table:table-cell>
        </table:table-row>
        <table:table-row table:style-name="ro1">
          <table:table-cell office:value-type="float" office:value="781.908" calcext:value-type="float">
            <text:p>781.908</text:p>
          </table:table-cell>
          <table:table-cell office:value-type="float" office:value="16.799" calcext:value-type="float">
            <text:p>16.799</text:p>
          </table:table-cell>
        </table:table-row>
        <table:table-row table:style-name="ro1">
          <table:table-cell office:value-type="float" office:value="783.05" calcext:value-type="float">
            <text:p>783.05</text:p>
          </table:table-cell>
          <table:table-cell office:value-type="float" office:value="15.723" calcext:value-type="float">
            <text:p>15.723</text:p>
          </table:table-cell>
        </table:table-row>
        <table:table-row table:style-name="ro1">
          <table:table-cell office:value-type="float" office:value="784.191" calcext:value-type="float">
            <text:p>784.191</text:p>
          </table:table-cell>
          <table:table-cell office:value-type="float" office:value="16.782" calcext:value-type="float">
            <text:p>16.782</text:p>
          </table:table-cell>
        </table:table-row>
        <table:table-row table:style-name="ro1">
          <table:table-cell office:value-type="float" office:value="785.333" calcext:value-type="float">
            <text:p>785.333</text:p>
          </table:table-cell>
          <table:table-cell office:value-type="float" office:value="18.133" calcext:value-type="float">
            <text:p>18.133</text:p>
          </table:table-cell>
        </table:table-row>
        <table:table-row table:style-name="ro1">
          <table:table-cell office:value-type="float" office:value="786.474" calcext:value-type="float">
            <text:p>786.474</text:p>
          </table:table-cell>
          <table:table-cell office:value-type="float" office:value="18.339" calcext:value-type="float">
            <text:p>18.339</text:p>
          </table:table-cell>
        </table:table-row>
        <table:table-row table:style-name="ro1">
          <table:table-cell office:value-type="float" office:value="787.615" calcext:value-type="float">
            <text:p>787.615</text:p>
          </table:table-cell>
          <table:table-cell office:value-type="float" office:value="17.501" calcext:value-type="float">
            <text:p>17.501</text:p>
          </table:table-cell>
        </table:table-row>
        <table:table-row table:style-name="ro1">
          <table:table-cell office:value-type="float" office:value="788.757" calcext:value-type="float">
            <text:p>788.757</text:p>
          </table:table-cell>
          <table:table-cell office:value-type="float" office:value="17.619" calcext:value-type="float">
            <text:p>17.619</text:p>
          </table:table-cell>
        </table:table-row>
        <table:table-row table:style-name="ro1">
          <table:table-cell office:value-type="float" office:value="789.898" calcext:value-type="float">
            <text:p>789.898</text:p>
          </table:table-cell>
          <table:table-cell office:value-type="float" office:value="18.458" calcext:value-type="float">
            <text:p>18.458</text:p>
          </table:table-cell>
        </table:table-row>
        <table:table-row table:style-name="ro1">
          <table:table-cell office:value-type="float" office:value="791.04" calcext:value-type="float">
            <text:p>791.04</text:p>
          </table:table-cell>
          <table:table-cell office:value-type="float" office:value="18.438" calcext:value-type="float">
            <text:p>18.438</text:p>
          </table:table-cell>
        </table:table-row>
        <table:table-row table:style-name="ro1">
          <table:table-cell office:value-type="float" office:value="792.181" calcext:value-type="float">
            <text:p>792.181</text:p>
          </table:table-cell>
          <table:table-cell office:value-type="float" office:value="18.418" calcext:value-type="float">
            <text:p>18.418</text:p>
          </table:table-cell>
        </table:table-row>
        <table:table-row table:style-name="ro1">
          <table:table-cell office:value-type="float" office:value="793.323" calcext:value-type="float">
            <text:p>793.323</text:p>
          </table:table-cell>
          <table:table-cell office:value-type="float" office:value="18.426" calcext:value-type="float">
            <text:p>18.426</text:p>
          </table:table-cell>
        </table:table-row>
        <table:table-row table:style-name="ro1">
          <table:table-cell office:value-type="float" office:value="794.464" calcext:value-type="float">
            <text:p>794.464</text:p>
          </table:table-cell>
          <table:table-cell office:value-type="float" office:value="18.451" calcext:value-type="float">
            <text:p>18.451</text:p>
          </table:table-cell>
        </table:table-row>
        <table:table-row table:style-name="ro1">
          <table:table-cell office:value-type="float" office:value="795.606" calcext:value-type="float">
            <text:p>795.606</text:p>
          </table:table-cell>
          <table:table-cell office:value-type="float" office:value="17.406" calcext:value-type="float">
            <text:p>17.406</text:p>
          </table:table-cell>
        </table:table-row>
        <table:table-row table:style-name="ro1">
          <table:table-cell office:value-type="float" office:value="796.747" calcext:value-type="float">
            <text:p>796.747</text:p>
          </table:table-cell>
          <table:table-cell office:value-type="float" office:value="17.855" calcext:value-type="float">
            <text:p>17.855</text:p>
          </table:table-cell>
        </table:table-row>
        <table:table-row table:style-name="ro1">
          <table:table-cell office:value-type="float" office:value="797.889" calcext:value-type="float">
            <text:p>797.889</text:p>
          </table:table-cell>
          <table:table-cell office:value-type="float" office:value="19.273" calcext:value-type="float">
            <text:p>19.273</text:p>
          </table:table-cell>
        </table:table-row>
        <table:table-row table:style-name="ro1">
          <table:table-cell office:value-type="float" office:value="799.03" calcext:value-type="float">
            <text:p>799.03</text:p>
          </table:table-cell>
          <table:table-cell office:value-type="float" office:value="21.096" calcext:value-type="float">
            <text:p>21.096</text:p>
          </table:table-cell>
        </table:table-row>
        <table:table-row table:style-name="ro1">
          <table:table-cell office:value-type="float" office:value="800.172" calcext:value-type="float">
            <text:p>800.172</text:p>
          </table:table-cell>
          <table:table-cell office:value-type="float" office:value="21.724" calcext:value-type="float">
            <text:p>21.724</text:p>
          </table:table-cell>
        </table:table-row>
        <table:table-row table:style-name="ro1">
          <table:table-cell office:value-type="float" office:value="801.313" calcext:value-type="float">
            <text:p>801.313</text:p>
          </table:table-cell>
          <table:table-cell office:value-type="float" office:value="21.61" calcext:value-type="float">
            <text:p>21.61</text:p>
          </table:table-cell>
        </table:table-row>
        <table:table-row table:style-name="ro1">
          <table:table-cell office:value-type="float" office:value="802.455" calcext:value-type="float">
            <text:p>802.455</text:p>
          </table:table-cell>
          <table:table-cell office:value-type="float" office:value="20.899" calcext:value-type="float">
            <text:p>20.899</text:p>
          </table:table-cell>
        </table:table-row>
        <table:table-row table:style-name="ro1">
          <table:table-cell office:value-type="float" office:value="803.596" calcext:value-type="float">
            <text:p>803.596</text:p>
          </table:table-cell>
          <table:table-cell office:value-type="float" office:value="21.575" calcext:value-type="float">
            <text:p>21.575</text:p>
          </table:table-cell>
        </table:table-row>
        <table:table-row table:style-name="ro1">
          <table:table-cell office:value-type="float" office:value="804.738" calcext:value-type="float">
            <text:p>804.738</text:p>
          </table:table-cell>
          <table:table-cell office:value-type="float" office:value="20.035" calcext:value-type="float">
            <text:p>20.035</text:p>
          </table:table-cell>
        </table:table-row>
        <table:table-row table:style-name="ro1">
          <table:table-cell office:value-type="float" office:value="805.879" calcext:value-type="float">
            <text:p>805.879</text:p>
          </table:table-cell>
          <table:table-cell office:value-type="float" office:value="18.977" calcext:value-type="float">
            <text:p>18.977</text:p>
          </table:table-cell>
        </table:table-row>
        <table:table-row table:style-name="ro1">
          <table:table-cell office:value-type="float" office:value="807.021" calcext:value-type="float">
            <text:p>807.021</text:p>
          </table:table-cell>
          <table:table-cell office:value-type="float" office:value="18.866" calcext:value-type="float">
            <text:p>18.866</text:p>
          </table:table-cell>
        </table:table-row>
        <table:table-row table:style-name="ro1">
          <table:table-cell office:value-type="float" office:value="808.162" calcext:value-type="float">
            <text:p>808.162</text:p>
          </table:table-cell>
          <table:table-cell office:value-type="float" office:value="19.132" calcext:value-type="float">
            <text:p>19.132</text:p>
          </table:table-cell>
        </table:table-row>
        <table:table-row table:style-name="ro1">
          <table:table-cell office:value-type="float" office:value="809.303" calcext:value-type="float">
            <text:p>809.303</text:p>
          </table:table-cell>
          <table:table-cell office:value-type="float" office:value="19.985" calcext:value-type="float">
            <text:p>19.985</text:p>
          </table:table-cell>
        </table:table-row>
        <table:table-row table:style-name="ro1">
          <table:table-cell office:value-type="float" office:value="810.445" calcext:value-type="float">
            <text:p>810.445</text:p>
          </table:table-cell>
          <table:table-cell office:value-type="float" office:value="19.658" calcext:value-type="float">
            <text:p>19.658</text:p>
          </table:table-cell>
        </table:table-row>
        <table:table-row table:style-name="ro1">
          <table:table-cell office:value-type="float" office:value="811.586" calcext:value-type="float">
            <text:p>811.586</text:p>
          </table:table-cell>
          <table:table-cell office:value-type="float" office:value="18.27" calcext:value-type="float">
            <text:p>18.27</text:p>
          </table:table-cell>
        </table:table-row>
        <table:table-row table:style-name="ro1">
          <table:table-cell office:value-type="float" office:value="812.728" calcext:value-type="float">
            <text:p>812.728</text:p>
          </table:table-cell>
          <table:table-cell office:value-type="float" office:value="20.298" calcext:value-type="float">
            <text:p>20.298</text:p>
          </table:table-cell>
        </table:table-row>
        <table:table-row table:style-name="ro1">
          <table:table-cell office:value-type="float" office:value="813.869" calcext:value-type="float">
            <text:p>813.869</text:p>
          </table:table-cell>
          <table:table-cell office:value-type="float" office:value="21.714" calcext:value-type="float">
            <text:p>21.714</text:p>
          </table:table-cell>
        </table:table-row>
        <table:table-row table:style-name="ro1">
          <table:table-cell office:value-type="float" office:value="815.011" calcext:value-type="float">
            <text:p>815.011</text:p>
          </table:table-cell>
          <table:table-cell office:value-type="float" office:value="19.745" calcext:value-type="float">
            <text:p>19.745</text:p>
          </table:table-cell>
        </table:table-row>
        <table:table-row table:style-name="ro1">
          <table:table-cell office:value-type="float" office:value="816.152" calcext:value-type="float">
            <text:p>816.152</text:p>
          </table:table-cell>
          <table:table-cell office:value-type="float" office:value="18.009" calcext:value-type="float">
            <text:p>18.009</text:p>
          </table:table-cell>
        </table:table-row>
        <table:table-row table:style-name="ro1">
          <table:table-cell office:value-type="float" office:value="817.294" calcext:value-type="float">
            <text:p>817.294</text:p>
          </table:table-cell>
          <table:table-cell office:value-type="float" office:value="18.305" calcext:value-type="float">
            <text:p>18.305</text:p>
          </table:table-cell>
        </table:table-row>
        <table:table-row table:style-name="ro1">
          <table:table-cell office:value-type="float" office:value="818.435" calcext:value-type="float">
            <text:p>818.4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9.577" calcext:value-type="float">
            <text:p>819.577</text:p>
          </table:table-cell>
          <table:table-cell office:value-type="float" office:value="19.991" calcext:value-type="float">
            <text:p>19.991</text:p>
          </table:table-cell>
        </table:table-row>
        <table:table-row table:style-name="ro1">
          <table:table-cell office:value-type="float" office:value="820.718" calcext:value-type="float">
            <text:p>820.718</text:p>
          </table:table-cell>
          <table:table-cell office:value-type="float" office:value="19.911" calcext:value-type="float">
            <text:p>19.911</text:p>
          </table:table-cell>
        </table:table-row>
        <table:table-row table:style-name="ro1">
          <table:table-cell office:value-type="float" office:value="821.86" calcext:value-type="float">
            <text:p>821.86</text:p>
          </table:table-cell>
          <table:table-cell office:value-type="float" office:value="19.904" calcext:value-type="float">
            <text:p>19.904</text:p>
          </table:table-cell>
        </table:table-row>
        <table:table-row table:style-name="ro1">
          <table:table-cell office:value-type="float" office:value="823.001" calcext:value-type="float">
            <text:p>823.001</text:p>
          </table:table-cell>
          <table:table-cell office:value-type="float" office:value="19.859" calcext:value-type="float">
            <text:p>19.859</text:p>
          </table:table-cell>
        </table:table-row>
        <table:table-row table:style-name="ro1">
          <table:table-cell office:value-type="float" office:value="824.143" calcext:value-type="float">
            <text:p>824.143</text:p>
          </table:table-cell>
          <table:table-cell office:value-type="float" office:value="18.638" calcext:value-type="float">
            <text:p>18.638</text:p>
          </table:table-cell>
        </table:table-row>
        <table:table-row table:style-name="ro1">
          <table:table-cell office:value-type="float" office:value="825.284" calcext:value-type="float">
            <text:p>825.284</text:p>
          </table:table-cell>
          <table:table-cell office:value-type="float" office:value="17.376" calcext:value-type="float">
            <text:p>17.376</text:p>
          </table:table-cell>
        </table:table-row>
        <table:table-row table:style-name="ro1">
          <table:table-cell office:value-type="float" office:value="826.426" calcext:value-type="float">
            <text:p>826.426</text:p>
          </table:table-cell>
          <table:table-cell office:value-type="float" office:value="18.662" calcext:value-type="float">
            <text:p>18.662</text:p>
          </table:table-cell>
        </table:table-row>
        <table:table-row table:style-name="ro1">
          <table:table-cell office:value-type="float" office:value="827.567" calcext:value-type="float">
            <text:p>827.567</text:p>
          </table:table-cell>
          <table:table-cell office:value-type="float" office:value="17.629" calcext:value-type="float">
            <text:p>17.629</text:p>
          </table:table-cell>
        </table:table-row>
        <table:table-row table:style-name="ro1">
          <table:table-cell office:value-type="float" office:value="828.708" calcext:value-type="float">
            <text:p>828.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9.85" calcext:value-type="float">
            <text:p>829.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30.991" calcext:value-type="float">
            <text:p>830.991</text:p>
          </table:table-cell>
          <table:table-cell office:value-type="float" office:value="18.033" calcext:value-type="float">
            <text:p>18.033</text:p>
          </table:table-cell>
        </table:table-row>
        <table:table-row table:style-name="ro1">
          <table:table-cell office:value-type="float" office:value="832.133" calcext:value-type="float">
            <text:p>832.133</text:p>
          </table:table-cell>
          <table:table-cell office:value-type="float" office:value="18.413" calcext:value-type="float">
            <text:p>18.413</text:p>
          </table:table-cell>
        </table:table-row>
        <table:table-row table:style-name="ro1">
          <table:table-cell office:value-type="float" office:value="833.274" calcext:value-type="float">
            <text:p>833.274</text:p>
          </table:table-cell>
          <table:table-cell office:value-type="float" office:value="19.358" calcext:value-type="float">
            <text:p>19.358</text:p>
          </table:table-cell>
        </table:table-row>
        <table:table-row table:style-name="ro1">
          <table:table-cell office:value-type="float" office:value="834.416" calcext:value-type="float">
            <text:p>834.416</text:p>
          </table:table-cell>
          <table:table-cell office:value-type="float" office:value="19.667" calcext:value-type="float">
            <text:p>19.667</text:p>
          </table:table-cell>
        </table:table-row>
        <table:table-row table:style-name="ro1">
          <table:table-cell office:value-type="float" office:value="835.557" calcext:value-type="float">
            <text:p>835.557</text:p>
          </table:table-cell>
          <table:table-cell office:value-type="float" office:value="19.689" calcext:value-type="float">
            <text:p>19.689</text:p>
          </table:table-cell>
        </table:table-row>
        <table:table-row table:style-name="ro1">
          <table:table-cell office:value-type="float" office:value="836.699" calcext:value-type="float">
            <text:p>836.699</text:p>
          </table:table-cell>
          <table:table-cell office:value-type="float" office:value="19.956" calcext:value-type="float">
            <text:p>19.956</text:p>
          </table:table-cell>
        </table:table-row>
        <table:table-row table:style-name="ro1">
          <table:table-cell office:value-type="float" office:value="837.84" calcext:value-type="float">
            <text:p>837.84</text:p>
          </table:table-cell>
          <table:table-cell office:value-type="float" office:value="19.724" calcext:value-type="float">
            <text:p>19.724</text:p>
          </table:table-cell>
        </table:table-row>
        <table:table-row table:style-name="ro1">
          <table:table-cell office:value-type="float" office:value="838.982" calcext:value-type="float">
            <text:p>838.982</text:p>
          </table:table-cell>
          <table:table-cell office:value-type="float" office:value="20.566" calcext:value-type="float">
            <text:p>20.566</text:p>
          </table:table-cell>
        </table:table-row>
        <table:table-row table:style-name="ro1">
          <table:table-cell office:value-type="float" office:value="840.123" calcext:value-type="float">
            <text:p>840.123</text:p>
          </table:table-cell>
          <table:table-cell office:value-type="float" office:value="20.333" calcext:value-type="float">
            <text:p>20.333</text:p>
          </table:table-cell>
        </table:table-row>
        <table:table-row table:style-name="ro1">
          <table:table-cell office:value-type="float" office:value="841.265" calcext:value-type="float">
            <text:p>841.265</text:p>
          </table:table-cell>
          <table:table-cell office:value-type="float" office:value="19.482" calcext:value-type="float">
            <text:p>19.482</text:p>
          </table:table-cell>
        </table:table-row>
        <table:table-row table:style-name="ro1">
          <table:table-cell office:value-type="float" office:value="842.406" calcext:value-type="float">
            <text:p>842.406</text:p>
          </table:table-cell>
          <table:table-cell office:value-type="float" office:value="18.884" calcext:value-type="float">
            <text:p>18.884</text:p>
          </table:table-cell>
        </table:table-row>
        <table:table-row table:style-name="ro1">
          <table:table-cell office:value-type="float" office:value="843.548" calcext:value-type="float">
            <text:p>843.548</text:p>
          </table:table-cell>
          <table:table-cell office:value-type="float" office:value="17.999" calcext:value-type="float">
            <text:p>17.999</text:p>
          </table:table-cell>
        </table:table-row>
        <table:table-row table:style-name="ro1">
          <table:table-cell office:value-type="float" office:value="844.689" calcext:value-type="float">
            <text:p>844.689</text:p>
          </table:table-cell>
          <table:table-cell office:value-type="float" office:value="18.205" calcext:value-type="float">
            <text:p>18.205</text:p>
          </table:table-cell>
        </table:table-row>
        <table:table-row table:style-name="ro1">
          <table:table-cell office:value-type="float" office:value="845.831" calcext:value-type="float">
            <text:p>845.831</text:p>
          </table:table-cell>
          <table:table-cell office:value-type="float" office:value="19.644" calcext:value-type="float">
            <text:p>19.644</text:p>
          </table:table-cell>
        </table:table-row>
        <table:table-row table:style-name="ro1">
          <table:table-cell office:value-type="float" office:value="846.972" calcext:value-type="float">
            <text:p>846.972</text:p>
          </table:table-cell>
          <table:table-cell office:value-type="float" office:value="19.824" calcext:value-type="float">
            <text:p>19.824</text:p>
          </table:table-cell>
        </table:table-row>
        <table:table-row table:style-name="ro1">
          <table:table-cell office:value-type="float" office:value="848.113" calcext:value-type="float">
            <text:p>848.113</text:p>
          </table:table-cell>
          <table:table-cell office:value-type="float" office:value="19.401" calcext:value-type="float">
            <text:p>19.401</text:p>
          </table:table-cell>
        </table:table-row>
        <table:table-row table:style-name="ro1">
          <table:table-cell office:value-type="float" office:value="849.255" calcext:value-type="float">
            <text:p>849.255</text:p>
          </table:table-cell>
          <table:table-cell office:value-type="float" office:value="20.471" calcext:value-type="float">
            <text:p>20.471</text:p>
          </table:table-cell>
        </table:table-row>
        <table:table-row table:style-name="ro1">
          <table:table-cell office:value-type="float" office:value="850.396" calcext:value-type="float">
            <text:p>850.396</text:p>
          </table:table-cell>
          <table:table-cell office:value-type="float" office:value="20.888" calcext:value-type="float">
            <text:p>20.888</text:p>
          </table:table-cell>
        </table:table-row>
        <table:table-row table:style-name="ro1">
          <table:table-cell office:value-type="float" office:value="851.538" calcext:value-type="float">
            <text:p>851.538</text:p>
          </table:table-cell>
          <table:table-cell office:value-type="float" office:value="20.112" calcext:value-type="float">
            <text:p>20.112</text:p>
          </table:table-cell>
        </table:table-row>
        <table:table-row table:style-name="ro1">
          <table:table-cell office:value-type="float" office:value="852.679" calcext:value-type="float">
            <text:p>852.679</text:p>
          </table:table-cell>
          <table:table-cell office:value-type="float" office:value="21.073" calcext:value-type="float">
            <text:p>21.073</text:p>
          </table:table-cell>
        </table:table-row>
        <table:table-row table:style-name="ro1">
          <table:table-cell office:value-type="float" office:value="853.821" calcext:value-type="float">
            <text:p>853.821</text:p>
          </table:table-cell>
          <table:table-cell office:value-type="float" office:value="21.567" calcext:value-type="float">
            <text:p>21.567</text:p>
          </table:table-cell>
        </table:table-row>
        <table:table-row table:style-name="ro1">
          <table:table-cell office:value-type="float" office:value="854.962" calcext:value-type="float">
            <text:p>854.962</text:p>
          </table:table-cell>
          <table:table-cell office:value-type="float" office:value="20.434" calcext:value-type="float">
            <text:p>20.434</text:p>
          </table:table-cell>
        </table:table-row>
        <table:table-row table:style-name="ro1">
          <table:table-cell office:value-type="float" office:value="856.104" calcext:value-type="float">
            <text:p>856.104</text:p>
          </table:table-cell>
          <table:table-cell office:value-type="float" office:value="18.203" calcext:value-type="float">
            <text:p>18.203</text:p>
          </table:table-cell>
        </table:table-row>
        <table:table-row table:style-name="ro1">
          <table:table-cell office:value-type="float" office:value="857.245" calcext:value-type="float">
            <text:p>857.245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858.387" calcext:value-type="float">
            <text:p>858.387</text:p>
          </table:table-cell>
          <table:table-cell office:value-type="float" office:value="20.347" calcext:value-type="float">
            <text:p>20.347</text:p>
          </table:table-cell>
        </table:table-row>
        <table:table-row table:style-name="ro1">
          <table:table-cell office:value-type="float" office:value="859.528" calcext:value-type="float">
            <text:p>859.528</text:p>
          </table:table-cell>
          <table:table-cell office:value-type="float" office:value="19.065" calcext:value-type="float">
            <text:p>19.065</text:p>
          </table:table-cell>
        </table:table-row>
        <table:table-row table:style-name="ro1">
          <table:table-cell office:value-type="float" office:value="860.67" calcext:value-type="float">
            <text:p>860.67</text:p>
          </table:table-cell>
          <table:table-cell office:value-type="float" office:value="18.037" calcext:value-type="float">
            <text:p>18.037</text:p>
          </table:table-cell>
        </table:table-row>
        <table:table-row table:style-name="ro1">
          <table:table-cell office:value-type="float" office:value="861.811" calcext:value-type="float">
            <text:p>861.811</text:p>
          </table:table-cell>
          <table:table-cell office:value-type="float" office:value="19.981" calcext:value-type="float">
            <text:p>19.981</text:p>
          </table:table-cell>
        </table:table-row>
        <table:table-row table:style-name="ro1">
          <table:table-cell office:value-type="float" office:value="862.953" calcext:value-type="float">
            <text:p>862.953</text:p>
          </table:table-cell>
          <table:table-cell office:value-type="float" office:value="19.661" calcext:value-type="float">
            <text:p>19.661</text:p>
          </table:table-cell>
        </table:table-row>
        <table:table-row table:style-name="ro1">
          <table:table-cell office:value-type="float" office:value="864.094" calcext:value-type="float">
            <text:p>864.094</text:p>
          </table:table-cell>
          <table:table-cell office:value-type="float" office:value="18.048" calcext:value-type="float">
            <text:p>18.048</text:p>
          </table:table-cell>
        </table:table-row>
        <table:table-row table:style-name="ro1">
          <table:table-cell office:value-type="float" office:value="865.236" calcext:value-type="float">
            <text:p>865.236</text:p>
          </table:table-cell>
          <table:table-cell office:value-type="float" office:value="17.319" calcext:value-type="float">
            <text:p>17.319</text:p>
          </table:table-cell>
        </table:table-row>
        <table:table-row table:style-name="ro1">
          <table:table-cell office:value-type="float" office:value="866.377" calcext:value-type="float">
            <text:p>866.377</text:p>
          </table:table-cell>
          <table:table-cell office:value-type="float" office:value="18.105" calcext:value-type="float">
            <text:p>18.105</text:p>
          </table:table-cell>
        </table:table-row>
        <table:table-row table:style-name="ro1">
          <table:table-cell office:value-type="float" office:value="867.518" calcext:value-type="float">
            <text:p>867.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8.66" calcext:value-type="float">
            <text:p>868.66</text:p>
          </table:table-cell>
          <table:table-cell office:value-type="float" office:value="18.896" calcext:value-type="float">
            <text:p>18.896</text:p>
          </table:table-cell>
        </table:table-row>
        <table:table-row table:style-name="ro1">
          <table:table-cell office:value-type="float" office:value="869.801" calcext:value-type="float">
            <text:p>869.801</text:p>
          </table:table-cell>
          <table:table-cell office:value-type="float" office:value="17.996" calcext:value-type="float">
            <text:p>17.996</text:p>
          </table:table-cell>
        </table:table-row>
        <table:table-row table:style-name="ro1">
          <table:table-cell office:value-type="float" office:value="870.943" calcext:value-type="float">
            <text:p>870.943</text:p>
          </table:table-cell>
          <table:table-cell office:value-type="float" office:value="18.185" calcext:value-type="float">
            <text:p>18.185</text:p>
          </table:table-cell>
        </table:table-row>
        <table:table-row table:style-name="ro1">
          <table:table-cell office:value-type="float" office:value="872.084" calcext:value-type="float">
            <text:p>872.084</text:p>
          </table:table-cell>
          <table:table-cell office:value-type="float" office:value="19.995" calcext:value-type="float">
            <text:p>19.995</text:p>
          </table:table-cell>
        </table:table-row>
        <table:table-row table:style-name="ro1">
          <table:table-cell office:value-type="float" office:value="873.226" calcext:value-type="float">
            <text:p>873.226</text:p>
          </table:table-cell>
          <table:table-cell office:value-type="float" office:value="19.898" calcext:value-type="float">
            <text:p>19.898</text:p>
          </table:table-cell>
        </table:table-row>
        <table:table-row table:style-name="ro1">
          <table:table-cell office:value-type="float" office:value="874.367" calcext:value-type="float">
            <text:p>874.367</text:p>
          </table:table-cell>
          <table:table-cell office:value-type="float" office:value="18.793" calcext:value-type="float">
            <text:p>18.793</text:p>
          </table:table-cell>
        </table:table-row>
        <table:table-row table:style-name="ro1">
          <table:table-cell office:value-type="float" office:value="875.509" calcext:value-type="float">
            <text:p>875.509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876.65" calcext:value-type="float">
            <text:p>876.65</text:p>
          </table:table-cell>
          <table:table-cell office:value-type="float" office:value="16.933" calcext:value-type="float">
            <text:p>16.933</text:p>
          </table:table-cell>
        </table:table-row>
        <table:table-row table:style-name="ro1">
          <table:table-cell office:value-type="float" office:value="877.792" calcext:value-type="float">
            <text:p>877.792</text:p>
          </table:table-cell>
          <table:table-cell office:value-type="float" office:value="17.692" calcext:value-type="float">
            <text:p>17.692</text:p>
          </table:table-cell>
        </table:table-row>
        <table:table-row table:style-name="ro1">
          <table:table-cell office:value-type="float" office:value="878.933" calcext:value-type="float">
            <text:p>878.933</text:p>
          </table:table-cell>
          <table:table-cell office:value-type="float" office:value="16.689" calcext:value-type="float">
            <text:p>16.689</text:p>
          </table:table-cell>
        </table:table-row>
        <table:table-row table:style-name="ro1">
          <table:table-cell office:value-type="float" office:value="880.075" calcext:value-type="float">
            <text:p>880.075</text:p>
          </table:table-cell>
          <table:table-cell office:value-type="float" office:value="16.342" calcext:value-type="float">
            <text:p>16.342</text:p>
          </table:table-cell>
        </table:table-row>
        <table:table-row table:style-name="ro1">
          <table:table-cell office:value-type="float" office:value="881.216" calcext:value-type="float">
            <text:p>881.216</text:p>
          </table:table-cell>
          <table:table-cell office:value-type="float" office:value="18.345" calcext:value-type="float">
            <text:p>18.345</text:p>
          </table:table-cell>
        </table:table-row>
        <table:table-row table:style-name="ro1">
          <table:table-cell office:value-type="float" office:value="882.358" calcext:value-type="float">
            <text:p>882.358</text:p>
          </table:table-cell>
          <table:table-cell office:value-type="float" office:value="20.036" calcext:value-type="float">
            <text:p>20.036</text:p>
          </table:table-cell>
        </table:table-row>
        <table:table-row table:style-name="ro1">
          <table:table-cell office:value-type="float" office:value="883.499" calcext:value-type="float">
            <text:p>883.499</text:p>
          </table:table-cell>
          <table:table-cell office:value-type="float" office:value="20.371" calcext:value-type="float">
            <text:p>20.371</text:p>
          </table:table-cell>
        </table:table-row>
        <table:table-row table:style-name="ro1">
          <table:table-cell office:value-type="float" office:value="884.641" calcext:value-type="float">
            <text:p>884.641</text:p>
          </table:table-cell>
          <table:table-cell office:value-type="float" office:value="19.785" calcext:value-type="float">
            <text:p>19.785</text:p>
          </table:table-cell>
        </table:table-row>
        <table:table-row table:style-name="ro1">
          <table:table-cell office:value-type="float" office:value="885.782" calcext:value-type="float">
            <text:p>885.782</text:p>
          </table:table-cell>
          <table:table-cell office:value-type="float" office:value="17.705" calcext:value-type="float">
            <text:p>17.705</text:p>
          </table:table-cell>
        </table:table-row>
        <table:table-row table:style-name="ro1">
          <table:table-cell office:value-type="float" office:value="886.924" calcext:value-type="float">
            <text:p>886.924</text:p>
          </table:table-cell>
          <table:table-cell office:value-type="float" office:value="17.337" calcext:value-type="float">
            <text:p>17.337</text:p>
          </table:table-cell>
        </table:table-row>
        <table:table-row table:style-name="ro1">
          <table:table-cell office:value-type="float" office:value="888.065" calcext:value-type="float">
            <text:p>888.065</text:p>
          </table:table-cell>
          <table:table-cell office:value-type="float" office:value="18.068" calcext:value-type="float">
            <text:p>18.068</text:p>
          </table:table-cell>
        </table:table-row>
        <table:table-row table:style-name="ro1">
          <table:table-cell office:value-type="float" office:value="889.206" calcext:value-type="float">
            <text:p>889.206</text:p>
          </table:table-cell>
          <table:table-cell office:value-type="float" office:value="18.693" calcext:value-type="float">
            <text:p>18.693</text:p>
          </table:table-cell>
        </table:table-row>
        <table:table-row table:style-name="ro1">
          <table:table-cell office:value-type="float" office:value="890.348" calcext:value-type="float">
            <text:p>890.348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891.489" calcext:value-type="float">
            <text:p>891.489</text:p>
          </table:table-cell>
          <table:table-cell office:value-type="float" office:value="18.502" calcext:value-type="float">
            <text:p>18.502</text:p>
          </table:table-cell>
        </table:table-row>
        <table:table-row table:style-name="ro1">
          <table:table-cell office:value-type="float" office:value="892.631" calcext:value-type="float">
            <text:p>892.631</text:p>
          </table:table-cell>
          <table:table-cell office:value-type="float" office:value="19.814" calcext:value-type="float">
            <text:p>19.814</text:p>
          </table:table-cell>
        </table:table-row>
        <table:table-row table:style-name="ro1">
          <table:table-cell office:value-type="float" office:value="893.772" calcext:value-type="float">
            <text:p>893.772</text:p>
          </table:table-cell>
          <table:table-cell office:value-type="float" office:value="18.057" calcext:value-type="float">
            <text:p>18.057</text:p>
          </table:table-cell>
        </table:table-row>
        <table:table-row table:style-name="ro1">
          <table:table-cell office:value-type="float" office:value="894.914" calcext:value-type="float">
            <text:p>894.914</text:p>
          </table:table-cell>
          <table:table-cell office:value-type="float" office:value="18.592" calcext:value-type="float">
            <text:p>18.592</text:p>
          </table:table-cell>
        </table:table-row>
        <table:table-row table:style-name="ro1">
          <table:table-cell office:value-type="float" office:value="896.055" calcext:value-type="float">
            <text:p>896.055</text:p>
          </table:table-cell>
          <table:table-cell office:value-type="float" office:value="18.375" calcext:value-type="float">
            <text:p>18.375</text:p>
          </table:table-cell>
        </table:table-row>
        <table:table-row table:style-name="ro1">
          <table:table-cell office:value-type="float" office:value="897.197" calcext:value-type="float">
            <text:p>897.197</text:p>
          </table:table-cell>
          <table:table-cell office:value-type="float" office:value="16.549" calcext:value-type="float">
            <text:p>16.549</text:p>
          </table:table-cell>
        </table:table-row>
        <table:table-row table:style-name="ro1">
          <table:table-cell office:value-type="float" office:value="898.338" calcext:value-type="float">
            <text:p>898.338</text:p>
          </table:table-cell>
          <table:table-cell office:value-type="float" office:value="17.627" calcext:value-type="float">
            <text:p>17.627</text:p>
          </table:table-cell>
        </table:table-row>
        <table:table-row table:style-name="ro1">
          <table:table-cell office:value-type="float" office:value="899.48" calcext:value-type="float">
            <text:p>899.48</text:p>
          </table:table-cell>
          <table:table-cell office:value-type="float" office:value="18.483" calcext:value-type="float">
            <text:p>18.483</text:p>
          </table:table-cell>
        </table:table-row>
        <table:table-row table:style-name="ro1">
          <table:table-cell office:value-type="float" office:value="900.621" calcext:value-type="float">
            <text:p>900.621</text:p>
          </table:table-cell>
          <table:table-cell office:value-type="float" office:value="18.089" calcext:value-type="float">
            <text:p>18.089</text:p>
          </table:table-cell>
        </table:table-row>
        <table:table-row table:style-name="ro1">
          <table:table-cell office:value-type="float" office:value="901.763" calcext:value-type="float">
            <text:p>901.763</text:p>
          </table:table-cell>
          <table:table-cell office:value-type="float" office:value="19.047" calcext:value-type="float">
            <text:p>19.047</text:p>
          </table:table-cell>
        </table:table-row>
        <table:table-row table:style-name="ro1">
          <table:table-cell office:value-type="float" office:value="902.904" calcext:value-type="float">
            <text:p>902.904</text:p>
          </table:table-cell>
          <table:table-cell office:value-type="float" office:value="19.462" calcext:value-type="float">
            <text:p>19.462</text:p>
          </table:table-cell>
        </table:table-row>
        <table:table-row table:style-name="ro1">
          <table:table-cell office:value-type="float" office:value="904.046" calcext:value-type="float">
            <text:p>904.046</text:p>
          </table:table-cell>
          <table:table-cell office:value-type="float" office:value="18.684" calcext:value-type="float">
            <text:p>18.684</text:p>
          </table:table-cell>
        </table:table-row>
        <table:table-row table:style-name="ro1">
          <table:table-cell office:value-type="float" office:value="905.187" calcext:value-type="float">
            <text:p>905.187</text:p>
          </table:table-cell>
          <table:table-cell office:value-type="float" office:value="19.818" calcext:value-type="float">
            <text:p>19.818</text:p>
          </table:table-cell>
        </table:table-row>
        <table:table-row table:style-name="ro1">
          <table:table-cell office:value-type="float" office:value="906.329" calcext:value-type="float">
            <text:p>906.329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1">
          <table:table-cell office:value-type="float" office:value="907.47" calcext:value-type="float">
            <text:p>907.47</text:p>
          </table:table-cell>
          <table:table-cell office:value-type="float" office:value="18.705" calcext:value-type="float">
            <text:p>18.705</text:p>
          </table:table-cell>
        </table:table-row>
        <table:table-row table:style-name="ro1">
          <table:table-cell office:value-type="float" office:value="908.612" calcext:value-type="float">
            <text:p>908.612</text:p>
          </table:table-cell>
          <table:table-cell office:value-type="float" office:value="18.348" calcext:value-type="float">
            <text:p>18.348</text:p>
          </table:table-cell>
        </table:table-row>
        <table:table-row table:style-name="ro1">
          <table:table-cell office:value-type="float" office:value="909.753" calcext:value-type="float">
            <text:p>909.753</text:p>
          </table:table-cell>
          <table:table-cell office:value-type="float" office:value="18.356" calcext:value-type="float">
            <text:p>18.356</text:p>
          </table:table-cell>
        </table:table-row>
        <table:table-row table:style-name="ro1">
          <table:table-cell office:value-type="float" office:value="910.894" calcext:value-type="float">
            <text:p>910.894</text:p>
          </table:table-cell>
          <table:table-cell office:value-type="float" office:value="18.582" calcext:value-type="float">
            <text:p>18.582</text:p>
          </table:table-cell>
        </table:table-row>
        <table:table-row table:style-name="ro1">
          <table:table-cell office:value-type="float" office:value="912.036" calcext:value-type="float">
            <text:p>912.036</text:p>
          </table:table-cell>
          <table:table-cell office:value-type="float" office:value="18.209" calcext:value-type="float">
            <text:p>18.209</text:p>
          </table:table-cell>
        </table:table-row>
        <table:table-row table:style-name="ro1">
          <table:table-cell office:value-type="float" office:value="913.177" calcext:value-type="float">
            <text:p>913.177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914.319" calcext:value-type="float">
            <text:p>914.319</text:p>
          </table:table-cell>
          <table:table-cell office:value-type="float" office:value="20.042" calcext:value-type="float">
            <text:p>20.042</text:p>
          </table:table-cell>
        </table:table-row>
        <table:table-row table:style-name="ro1">
          <table:table-cell office:value-type="float" office:value="915.46" calcext:value-type="float">
            <text:p>915.46</text:p>
          </table:table-cell>
          <table:table-cell office:value-type="float" office:value="20.273" calcext:value-type="float">
            <text:p>20.273</text:p>
          </table:table-cell>
        </table:table-row>
        <table:table-row table:style-name="ro1">
          <table:table-cell office:value-type="float" office:value="916.602" calcext:value-type="float">
            <text:p>916.602</text:p>
          </table:table-cell>
          <table:table-cell office:value-type="float" office:value="17.206" calcext:value-type="float">
            <text:p>17.206</text:p>
          </table:table-cell>
        </table:table-row>
        <table:table-row table:style-name="ro1">
          <table:table-cell office:value-type="float" office:value="917.743" calcext:value-type="float">
            <text:p>917.743</text:p>
          </table:table-cell>
          <table:table-cell office:value-type="float" office:value="17.14" calcext:value-type="float">
            <text:p>17.14</text:p>
          </table:table-cell>
        </table:table-row>
        <table:table-row table:style-name="ro1">
          <table:table-cell office:value-type="float" office:value="918.885" calcext:value-type="float">
            <text:p>918.885</text:p>
          </table:table-cell>
          <table:table-cell office:value-type="float" office:value="16.534" calcext:value-type="float">
            <text:p>16.534</text:p>
          </table:table-cell>
        </table:table-row>
        <table:table-row table:style-name="ro1">
          <table:table-cell office:value-type="float" office:value="920.026" calcext:value-type="float">
            <text:p>920.026</text:p>
          </table:table-cell>
          <table:table-cell office:value-type="float" office:value="15.081" calcext:value-type="float">
            <text:p>15.081</text:p>
          </table:table-cell>
        </table:table-row>
        <table:table-row table:style-name="ro1">
          <table:table-cell office:value-type="float" office:value="921.168" calcext:value-type="float">
            <text:p>921.168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922.309" calcext:value-type="float">
            <text:p>922.309</text:p>
          </table:table-cell>
          <table:table-cell office:value-type="float" office:value="18.904" calcext:value-type="float">
            <text:p>18.904</text:p>
          </table:table-cell>
        </table:table-row>
        <table:table-row table:style-name="ro1">
          <table:table-cell office:value-type="float" office:value="923.451" calcext:value-type="float">
            <text:p>923.451</text:p>
          </table:table-cell>
          <table:table-cell office:value-type="float" office:value="18.908" calcext:value-type="float">
            <text:p>18.908</text:p>
          </table:table-cell>
        </table:table-row>
        <table:table-row table:style-name="ro1">
          <table:table-cell office:value-type="float" office:value="924.592" calcext:value-type="float">
            <text:p>924.592</text:p>
          </table:table-cell>
          <table:table-cell office:value-type="float" office:value="17.956" calcext:value-type="float">
            <text:p>17.956</text:p>
          </table:table-cell>
        </table:table-row>
        <table:table-row table:style-name="ro1">
          <table:table-cell office:value-type="float" office:value="925.734" calcext:value-type="float">
            <text:p>925.734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1">
          <table:table-cell office:value-type="float" office:value="926.875" calcext:value-type="float">
            <text:p>926.875</text:p>
          </table:table-cell>
          <table:table-cell office:value-type="float" office:value="18.843" calcext:value-type="float">
            <text:p>18.843</text:p>
          </table:table-cell>
        </table:table-row>
        <table:table-row table:style-name="ro1">
          <table:table-cell office:value-type="float" office:value="928.017" calcext:value-type="float">
            <text:p>928.017</text:p>
          </table:table-cell>
          <table:table-cell office:value-type="float" office:value="16.997" calcext:value-type="float">
            <text:p>16.997</text:p>
          </table:table-cell>
        </table:table-row>
        <table:table-row table:style-name="ro1">
          <table:table-cell office:value-type="float" office:value="929.158" calcext:value-type="float">
            <text:p>929.1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0.299" calcext:value-type="float">
            <text:p>930.299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office:value-type="float" office:value="931.441" calcext:value-type="float">
            <text:p>931.441</text:p>
          </table:table-cell>
          <table:table-cell office:value-type="float" office:value="17.956" calcext:value-type="float">
            <text:p>17.956</text:p>
          </table:table-cell>
        </table:table-row>
        <table:table-row table:style-name="ro1">
          <table:table-cell office:value-type="float" office:value="932.582" calcext:value-type="float">
            <text:p>932.582</text:p>
          </table:table-cell>
          <table:table-cell office:value-type="float" office:value="18.766" calcext:value-type="float">
            <text:p>18.766</text:p>
          </table:table-cell>
        </table:table-row>
        <table:table-row table:style-name="ro1">
          <table:table-cell office:value-type="float" office:value="933.724" calcext:value-type="float">
            <text:p>933.724</text:p>
          </table:table-cell>
          <table:table-cell office:value-type="float" office:value="18.638" calcext:value-type="float">
            <text:p>18.638</text:p>
          </table:table-cell>
        </table:table-row>
        <table:table-row table:style-name="ro1">
          <table:table-cell office:value-type="float" office:value="934.865" calcext:value-type="float">
            <text:p>934.865</text:p>
          </table:table-cell>
          <table:table-cell office:value-type="float" office:value="17.772" calcext:value-type="float">
            <text:p>17.772</text:p>
          </table:table-cell>
        </table:table-row>
        <table:table-row table:style-name="ro1">
          <table:table-cell office:value-type="float" office:value="936.007" calcext:value-type="float">
            <text:p>936.007</text:p>
          </table:table-cell>
          <table:table-cell office:value-type="float" office:value="17.798" calcext:value-type="float">
            <text:p>17.798</text:p>
          </table:table-cell>
        </table:table-row>
        <table:table-row table:style-name="ro1">
          <table:table-cell office:value-type="float" office:value="937.148" calcext:value-type="float">
            <text:p>937.148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938.29" calcext:value-type="float">
            <text:p>938.29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939.431" calcext:value-type="float">
            <text:p>939.431</text:p>
          </table:table-cell>
          <table:table-cell office:value-type="float" office:value="18.401" calcext:value-type="float">
            <text:p>18.401</text:p>
          </table:table-cell>
        </table:table-row>
        <table:table-row table:style-name="ro1">
          <table:table-cell office:value-type="float" office:value="940.573" calcext:value-type="float">
            <text:p>940.573</text:p>
          </table:table-cell>
          <table:table-cell office:value-type="float" office:value="18.442" calcext:value-type="float">
            <text:p>18.442</text:p>
          </table:table-cell>
        </table:table-row>
        <table:table-row table:style-name="ro1">
          <table:table-cell office:value-type="float" office:value="941.714" calcext:value-type="float">
            <text:p>941.714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942.856" calcext:value-type="float">
            <text:p>942.856</text:p>
          </table:table-cell>
          <table:table-cell office:value-type="float" office:value="19.625" calcext:value-type="float">
            <text:p>19.625</text:p>
          </table:table-cell>
        </table:table-row>
        <table:table-row table:style-name="ro1">
          <table:table-cell office:value-type="float" office:value="943.997" calcext:value-type="float">
            <text:p>943.997</text:p>
          </table:table-cell>
          <table:table-cell office:value-type="float" office:value="21.05" calcext:value-type="float">
            <text:p>21.05</text:p>
          </table:table-cell>
        </table:table-row>
        <table:table-row table:style-name="ro1">
          <table:table-cell office:value-type="float" office:value="945.139" calcext:value-type="float">
            <text:p>945.139</text:p>
          </table:table-cell>
          <table:table-cell office:value-type="float" office:value="21.609" calcext:value-type="float">
            <text:p>21.609</text:p>
          </table:table-cell>
        </table:table-row>
        <table:table-row table:style-name="ro1">
          <table:table-cell office:value-type="float" office:value="946.28" calcext:value-type="float">
            <text:p>946.28</text:p>
          </table:table-cell>
          <table:table-cell office:value-type="float" office:value="20.357" calcext:value-type="float">
            <text:p>20.357</text:p>
          </table:table-cell>
        </table:table-row>
        <table:table-row table:style-name="ro1">
          <table:table-cell office:value-type="float" office:value="947.422" calcext:value-type="float">
            <text:p>947.422</text:p>
          </table:table-cell>
          <table:table-cell office:value-type="float" office:value="20.227" calcext:value-type="float">
            <text:p>20.227</text:p>
          </table:table-cell>
        </table:table-row>
        <table:table-row table:style-name="ro1">
          <table:table-cell office:value-type="float" office:value="948.563" calcext:value-type="float">
            <text:p>948.563</text:p>
          </table:table-cell>
          <table:table-cell office:value-type="float" office:value="18.865" calcext:value-type="float">
            <text:p>18.865</text:p>
          </table:table-cell>
        </table:table-row>
        <table:table-row table:style-name="ro1">
          <table:table-cell office:value-type="float" office:value="949.704" calcext:value-type="float">
            <text:p>949.704</text:p>
          </table:table-cell>
          <table:table-cell office:value-type="float" office:value="16.984" calcext:value-type="float">
            <text:p>16.984</text:p>
          </table:table-cell>
        </table:table-row>
        <table:table-row table:style-name="ro1">
          <table:table-cell office:value-type="float" office:value="950.846" calcext:value-type="float">
            <text:p>950.846</text:p>
          </table:table-cell>
          <table:table-cell office:value-type="float" office:value="16.965" calcext:value-type="float">
            <text:p>16.965</text:p>
          </table:table-cell>
        </table:table-row>
        <table:table-row table:style-name="ro1">
          <table:table-cell office:value-type="float" office:value="951.987" calcext:value-type="float">
            <text:p>951.987</text:p>
          </table:table-cell>
          <table:table-cell office:value-type="float" office:value="19.185" calcext:value-type="float">
            <text:p>19.185</text:p>
          </table:table-cell>
        </table:table-row>
        <table:table-row table:style-name="ro1">
          <table:table-cell office:value-type="float" office:value="953.129" calcext:value-type="float">
            <text:p>953.129</text:p>
          </table:table-cell>
          <table:table-cell office:value-type="float" office:value="18.066" calcext:value-type="float">
            <text:p>18.066</text:p>
          </table:table-cell>
        </table:table-row>
        <table:table-row table:style-name="ro1">
          <table:table-cell office:value-type="float" office:value="954.27" calcext:value-type="float">
            <text:p>954.27</text:p>
          </table:table-cell>
          <table:table-cell office:value-type="float" office:value="19.035" calcext:value-type="float">
            <text:p>19.035</text:p>
          </table:table-cell>
        </table:table-row>
        <table:table-row table:style-name="ro1">
          <table:table-cell office:value-type="float" office:value="955.412" calcext:value-type="float">
            <text:p>955.412</text:p>
          </table:table-cell>
          <table:table-cell office:value-type="float" office:value="19.485" calcext:value-type="float">
            <text:p>19.485</text:p>
          </table:table-cell>
        </table:table-row>
        <table:table-row table:style-name="ro1">
          <table:table-cell office:value-type="float" office:value="956.553" calcext:value-type="float">
            <text:p>956.553</text:p>
          </table:table-cell>
          <table:table-cell office:value-type="float" office:value="18.768" calcext:value-type="float">
            <text:p>18.768</text:p>
          </table:table-cell>
        </table:table-row>
        <table:table-row table:style-name="ro1">
          <table:table-cell office:value-type="float" office:value="957.695" calcext:value-type="float">
            <text:p>957.695</text:p>
          </table:table-cell>
          <table:table-cell office:value-type="float" office:value="15.506" calcext:value-type="float">
            <text:p>15.506</text:p>
          </table:table-cell>
        </table:table-row>
        <table:table-row table:style-name="ro1">
          <table:table-cell office:value-type="float" office:value="958.836" calcext:value-type="float">
            <text:p>958.836</text:p>
          </table:table-cell>
          <table:table-cell office:value-type="float" office:value="16.076" calcext:value-type="float">
            <text:p>16.076</text:p>
          </table:table-cell>
        </table:table-row>
        <table:table-row table:style-name="ro1">
          <table:table-cell office:value-type="float" office:value="959.978" calcext:value-type="float">
            <text:p>959.978</text:p>
          </table:table-cell>
          <table:table-cell office:value-type="float" office:value="18.475" calcext:value-type="float">
            <text:p>18.475</text:p>
          </table:table-cell>
        </table:table-row>
        <table:table-row table:style-name="ro1">
          <table:table-cell office:value-type="float" office:value="961.119" calcext:value-type="float">
            <text:p>961.119</text:p>
          </table:table-cell>
          <table:table-cell office:value-type="float" office:value="17.073" calcext:value-type="float">
            <text:p>17.073</text:p>
          </table:table-cell>
        </table:table-row>
        <table:table-row table:style-name="ro1">
          <table:table-cell office:value-type="float" office:value="962.261" calcext:value-type="float">
            <text:p>962.261</text:p>
          </table:table-cell>
          <table:table-cell office:value-type="float" office:value="15.568" calcext:value-type="float">
            <text:p>15.568</text:p>
          </table:table-cell>
        </table:table-row>
        <table:table-row table:style-name="ro1">
          <table:table-cell office:value-type="float" office:value="963.402" calcext:value-type="float">
            <text:p>963.402</text:p>
          </table:table-cell>
          <table:table-cell office:value-type="float" office:value="15.023" calcext:value-type="float">
            <text:p>15.023</text:p>
          </table:table-cell>
        </table:table-row>
        <table:table-row table:style-name="ro1">
          <table:table-cell office:value-type="float" office:value="964.544" calcext:value-type="float">
            <text:p>964.544</text:p>
          </table:table-cell>
          <table:table-cell office:value-type="float" office:value="15.414" calcext:value-type="float">
            <text:p>15.414</text:p>
          </table:table-cell>
        </table:table-row>
        <table:table-row table:style-name="ro1">
          <table:table-cell office:value-type="float" office:value="965.685" calcext:value-type="float">
            <text:p>965.685</text:p>
          </table:table-cell>
          <table:table-cell office:value-type="float" office:value="16.334" calcext:value-type="float">
            <text:p>16.334</text:p>
          </table:table-cell>
        </table:table-row>
        <table:table-row table:style-name="ro1">
          <table:table-cell office:value-type="float" office:value="966.827" calcext:value-type="float">
            <text:p>966.827</text:p>
          </table:table-cell>
          <table:table-cell office:value-type="float" office:value="16.217" calcext:value-type="float">
            <text:p>16.217</text:p>
          </table:table-cell>
        </table:table-row>
        <table:table-row table:style-name="ro1">
          <table:table-cell office:value-type="float" office:value="967.968" calcext:value-type="float">
            <text:p>967.968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969.109" calcext:value-type="float">
            <text:p>969.109</text:p>
          </table:table-cell>
          <table:table-cell office:value-type="float" office:value="16.299" calcext:value-type="float">
            <text:p>16.299</text:p>
          </table:table-cell>
        </table:table-row>
        <table:table-row table:style-name="ro1">
          <table:table-cell office:value-type="float" office:value="970.251" calcext:value-type="float">
            <text:p>970.251</text:p>
          </table:table-cell>
          <table:table-cell office:value-type="float" office:value="16.704" calcext:value-type="float">
            <text:p>16.704</text:p>
          </table:table-cell>
        </table:table-row>
        <table:table-row table:style-name="ro1">
          <table:table-cell office:value-type="float" office:value="971.392" calcext:value-type="float">
            <text:p>971.392</text:p>
          </table:table-cell>
          <table:table-cell office:value-type="float" office:value="16.128" calcext:value-type="float">
            <text:p>16.128</text:p>
          </table:table-cell>
        </table:table-row>
        <table:table-row table:style-name="ro1">
          <table:table-cell office:value-type="float" office:value="972.534" calcext:value-type="float">
            <text:p>972.534</text:p>
          </table:table-cell>
          <table:table-cell office:value-type="float" office:value="18.188" calcext:value-type="float">
            <text:p>18.188</text:p>
          </table:table-cell>
        </table:table-row>
        <table:table-row table:style-name="ro1">
          <table:table-cell office:value-type="float" office:value="973.675" calcext:value-type="float">
            <text:p>973.675</text:p>
          </table:table-cell>
          <table:table-cell office:value-type="float" office:value="17.696" calcext:value-type="float">
            <text:p>17.696</text:p>
          </table:table-cell>
        </table:table-row>
        <table:table-row table:style-name="ro1">
          <table:table-cell office:value-type="float" office:value="974.817" calcext:value-type="float">
            <text:p>974.817</text:p>
          </table:table-cell>
          <table:table-cell office:value-type="float" office:value="15.959" calcext:value-type="float">
            <text:p>15.959</text:p>
          </table:table-cell>
        </table:table-row>
        <table:table-row table:style-name="ro1">
          <table:table-cell office:value-type="float" office:value="975.958" calcext:value-type="float">
            <text:p>975.958</text:p>
          </table:table-cell>
          <table:table-cell office:value-type="float" office:value="18.189" calcext:value-type="float">
            <text:p>18.189</text:p>
          </table:table-cell>
        </table:table-row>
        <table:table-row table:style-name="ro1">
          <table:table-cell office:value-type="float" office:value="977.1" calcext:value-type="float">
            <text:p>977.1</text:p>
          </table:table-cell>
          <table:table-cell office:value-type="float" office:value="18.815" calcext:value-type="float">
            <text:p>18.815</text:p>
          </table:table-cell>
        </table:table-row>
        <table:table-row table:style-name="ro1">
          <table:table-cell office:value-type="float" office:value="978.241" calcext:value-type="float">
            <text:p>978.241</text:p>
          </table:table-cell>
          <table:table-cell office:value-type="float" office:value="17.836" calcext:value-type="float">
            <text:p>17.836</text:p>
          </table:table-cell>
        </table:table-row>
        <table:table-row table:style-name="ro1">
          <table:table-cell office:value-type="float" office:value="979.383" calcext:value-type="float">
            <text:p>979.383</text:p>
          </table:table-cell>
          <table:table-cell office:value-type="float" office:value="16.812" calcext:value-type="float">
            <text:p>16.812</text:p>
          </table:table-cell>
        </table:table-row>
        <table:table-row table:style-name="ro1">
          <table:table-cell office:value-type="float" office:value="980.524" calcext:value-type="float">
            <text:p>980.524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981.666" calcext:value-type="float">
            <text:p>981.666</text:p>
          </table:table-cell>
          <table:table-cell office:value-type="float" office:value="15.049" calcext:value-type="float">
            <text:p>15.049</text:p>
          </table:table-cell>
        </table:table-row>
        <table:table-row table:style-name="ro1">
          <table:table-cell office:value-type="float" office:value="982.807" calcext:value-type="float">
            <text:p>982.807</text:p>
          </table:table-cell>
          <table:table-cell office:value-type="float" office:value="15.028" calcext:value-type="float">
            <text:p>15.028</text:p>
          </table:table-cell>
        </table:table-row>
        <table:table-row table:style-name="ro1">
          <table:table-cell office:value-type="float" office:value="983.949" calcext:value-type="float">
            <text:p>983.949</text:p>
          </table:table-cell>
          <table:table-cell office:value-type="float" office:value="14.949" calcext:value-type="float">
            <text:p>14.949</text:p>
          </table:table-cell>
        </table:table-row>
        <table:table-row table:style-name="ro1">
          <table:table-cell office:value-type="float" office:value="985.09" calcext:value-type="float">
            <text:p>985.09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986.232" calcext:value-type="float">
            <text:p>986.232</text:p>
          </table:table-cell>
          <table:table-cell office:value-type="float" office:value="16.007" calcext:value-type="float">
            <text:p>16.007</text:p>
          </table:table-cell>
        </table:table-row>
        <table:table-row table:style-name="ro1">
          <table:table-cell office:value-type="float" office:value="987.373" calcext:value-type="float">
            <text:p>987.373</text:p>
          </table:table-cell>
          <table:table-cell office:value-type="float" office:value="17.799" calcext:value-type="float">
            <text:p>17.799</text:p>
          </table:table-cell>
        </table:table-row>
        <table:table-row table:style-name="ro1">
          <table:table-cell office:value-type="float" office:value="988.515" calcext:value-type="float">
            <text:p>988.515</text:p>
          </table:table-cell>
          <table:table-cell office:value-type="float" office:value="15.935" calcext:value-type="float">
            <text:p>15.935</text:p>
          </table:table-cell>
        </table:table-row>
        <table:table-row table:style-name="ro1">
          <table:table-cell office:value-type="float" office:value="989.656" calcext:value-type="float">
            <text:p>989.656</text:p>
          </table:table-cell>
          <table:table-cell office:value-type="float" office:value="16.186" calcext:value-type="float">
            <text:p>16.186</text:p>
          </table:table-cell>
        </table:table-row>
        <table:table-row table:style-name="ro1">
          <table:table-cell office:value-type="float" office:value="990.797" calcext:value-type="float">
            <text:p>990.797</text:p>
          </table:table-cell>
          <table:table-cell office:value-type="float" office:value="17.909" calcext:value-type="float">
            <text:p>17.909</text:p>
          </table:table-cell>
        </table:table-row>
        <table:table-row table:style-name="ro1">
          <table:table-cell office:value-type="float" office:value="991.939" calcext:value-type="float">
            <text:p>991.939</text:p>
          </table:table-cell>
          <table:table-cell office:value-type="float" office:value="16.187" calcext:value-type="float">
            <text:p>16.187</text:p>
          </table:table-cell>
        </table:table-row>
        <table:table-row table:style-name="ro1">
          <table:table-cell office:value-type="float" office:value="993.08" calcext:value-type="float">
            <text:p>993.08</text:p>
          </table:table-cell>
          <table:table-cell office:value-type="float" office:value="17.347" calcext:value-type="float">
            <text:p>17.347</text:p>
          </table:table-cell>
        </table:table-row>
        <table:table-row table:style-name="ro1">
          <table:table-cell office:value-type="float" office:value="994.222" calcext:value-type="float">
            <text:p>994.222</text:p>
          </table:table-cell>
          <table:table-cell office:value-type="float" office:value="18.08" calcext:value-type="float">
            <text:p>18.08</text:p>
          </table:table-cell>
        </table:table-row>
        <table:table-row table:style-name="ro1">
          <table:table-cell office:value-type="float" office:value="995.363" calcext:value-type="float">
            <text:p>995.363</text:p>
          </table:table-cell>
          <table:table-cell office:value-type="float" office:value="16.176" calcext:value-type="float">
            <text:p>16.176</text:p>
          </table:table-cell>
        </table:table-row>
        <table:table-row table:style-name="ro1">
          <table:table-cell office:value-type="float" office:value="996.505" calcext:value-type="float">
            <text:p>996.505</text:p>
          </table:table-cell>
          <table:table-cell office:value-type="float" office:value="15.858" calcext:value-type="float">
            <text:p>15.858</text:p>
          </table:table-cell>
        </table:table-row>
        <table:table-row table:style-name="ro1">
          <table:table-cell office:value-type="float" office:value="997.646" calcext:value-type="float">
            <text:p>997.646</text:p>
          </table:table-cell>
          <table:table-cell office:value-type="float" office:value="17.387" calcext:value-type="float">
            <text:p>17.387</text:p>
          </table:table-cell>
        </table:table-row>
        <table:table-row table:style-name="ro1">
          <table:table-cell office:value-type="float" office:value="998.788" calcext:value-type="float">
            <text:p>998.788</text:p>
          </table:table-cell>
          <table:table-cell office:value-type="float" office:value="19.191" calcext:value-type="float">
            <text:p>19.191</text:p>
          </table:table-cell>
        </table:table-row>
        <table:table-row table:style-name="ro1">
          <table:table-cell office:value-type="float" office:value="999.929" calcext:value-type="float">
            <text:p>999.929</text:p>
          </table:table-cell>
          <table:table-cell office:value-type="float" office:value="18.199" calcext:value-type="float">
            <text:p>18.199</text:p>
          </table:table-cell>
        </table:table-row>
        <table:table-row table:style-name="ro1">
          <table:table-cell office:value-type="float" office:value="1001.071" calcext:value-type="float">
            <text:p>1001.071</text:p>
          </table:table-cell>
          <table:table-cell office:value-type="float" office:value="16.609" calcext:value-type="float">
            <text:p>16.609</text:p>
          </table:table-cell>
        </table:table-row>
        <table:table-row table:style-name="ro1">
          <table:table-cell office:value-type="float" office:value="1002.212" calcext:value-type="float">
            <text:p>1002.212</text:p>
          </table:table-cell>
          <table:table-cell office:value-type="float" office:value="16.884" calcext:value-type="float">
            <text:p>16.884</text:p>
          </table:table-cell>
        </table:table-row>
        <table:table-row table:style-name="ro1">
          <table:table-cell office:value-type="float" office:value="1003.354" calcext:value-type="float">
            <text:p>1003.354</text:p>
          </table:table-cell>
          <table:table-cell office:value-type="float" office:value="14.293" calcext:value-type="float">
            <text:p>14.293</text:p>
          </table:table-cell>
        </table:table-row>
        <table:table-row table:style-name="ro1">
          <table:table-cell office:value-type="float" office:value="1004.495" calcext:value-type="float">
            <text:p>1004.495</text:p>
          </table:table-cell>
          <table:table-cell office:value-type="float" office:value="13.314" calcext:value-type="float">
            <text:p>13.314</text:p>
          </table:table-cell>
        </table:table-row>
        <table:table-row table:style-name="ro1">
          <table:table-cell office:value-type="float" office:value="1005.637" calcext:value-type="float">
            <text:p>1005.637</text:p>
          </table:table-cell>
          <table:table-cell office:value-type="float" office:value="12.361" calcext:value-type="float">
            <text:p>12.361</text:p>
          </table:table-cell>
        </table:table-row>
        <table:table-row table:style-name="ro1">
          <table:table-cell office:value-type="float" office:value="1006.778" calcext:value-type="float">
            <text:p>1006.778</text:p>
          </table:table-cell>
          <table:table-cell office:value-type="float" office:value="12.066" calcext:value-type="float">
            <text:p>12.066</text:p>
          </table:table-cell>
        </table:table-row>
        <table:table-row table:style-name="ro1">
          <table:table-cell office:value-type="float" office:value="1007.92" calcext:value-type="float">
            <text:p>1007.92</text:p>
          </table:table-cell>
          <table:table-cell office:value-type="float" office:value="13.583" calcext:value-type="float">
            <text:p>13.583</text:p>
          </table:table-cell>
        </table:table-row>
        <table:table-row table:style-name="ro1">
          <table:table-cell office:value-type="float" office:value="1009.061" calcext:value-type="float">
            <text:p>1009.061</text:p>
          </table:table-cell>
          <table:table-cell office:value-type="float" office:value="13.602" calcext:value-type="float">
            <text:p>13.602</text:p>
          </table:table-cell>
        </table:table-row>
        <table:table-row table:style-name="ro1">
          <table:table-cell office:value-type="float" office:value="1010.202" calcext:value-type="float">
            <text:p>1010.202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011.344" calcext:value-type="float">
            <text:p>1011.344</text:p>
          </table:table-cell>
          <table:table-cell office:value-type="float" office:value="15.059" calcext:value-type="float">
            <text:p>15.059</text:p>
          </table:table-cell>
        </table:table-row>
        <table:table-row table:style-name="ro1">
          <table:table-cell office:value-type="float" office:value="1012.485" calcext:value-type="float">
            <text:p>1012.485</text:p>
          </table:table-cell>
          <table:table-cell office:value-type="float" office:value="16.482" calcext:value-type="float">
            <text:p>16.482</text:p>
          </table:table-cell>
        </table:table-row>
        <table:table-row table:style-name="ro1">
          <table:table-cell office:value-type="float" office:value="1013.627" calcext:value-type="float">
            <text:p>1013.627</text:p>
          </table:table-cell>
          <table:table-cell office:value-type="float" office:value="15.944" calcext:value-type="float">
            <text:p>15.944</text:p>
          </table:table-cell>
        </table:table-row>
        <table:table-row table:style-name="ro1">
          <table:table-cell office:value-type="float" office:value="1014.768" calcext:value-type="float">
            <text:p>1014.768</text:p>
          </table:table-cell>
          <table:table-cell office:value-type="float" office:value="14.611" calcext:value-type="float">
            <text:p>14.611</text:p>
          </table:table-cell>
        </table:table-row>
        <table:table-row table:style-name="ro1">
          <table:table-cell office:value-type="float" office:value="1015.91" calcext:value-type="float">
            <text:p>1015.91</text:p>
          </table:table-cell>
          <table:table-cell office:value-type="float" office:value="16.461" calcext:value-type="float">
            <text:p>16.461</text:p>
          </table:table-cell>
        </table:table-row>
        <table:table-row table:style-name="ro1">
          <table:table-cell office:value-type="float" office:value="1017.051" calcext:value-type="float">
            <text:p>1017.051</text:p>
          </table:table-cell>
          <table:table-cell office:value-type="float" office:value="16.985" calcext:value-type="float">
            <text:p>16.985</text:p>
          </table:table-cell>
        </table:table-row>
        <table:table-row table:style-name="ro1">
          <table:table-cell office:value-type="float" office:value="1018.193" calcext:value-type="float">
            <text:p>1018.193</text:p>
          </table:table-cell>
          <table:table-cell office:value-type="float" office:value="16.564" calcext:value-type="float">
            <text:p>16.564</text:p>
          </table:table-cell>
        </table:table-row>
        <table:table-row table:style-name="ro1">
          <table:table-cell office:value-type="float" office:value="1019.334" calcext:value-type="float">
            <text:p>1019.334</text:p>
          </table:table-cell>
          <table:table-cell office:value-type="float" office:value="15.598" calcext:value-type="float">
            <text:p>15.598</text:p>
          </table:table-cell>
        </table:table-row>
        <table:table-row table:style-name="ro1">
          <table:table-cell office:value-type="float" office:value="1020.476" calcext:value-type="float">
            <text:p>1020.476</text:p>
          </table:table-cell>
          <table:table-cell office:value-type="float" office:value="14.943" calcext:value-type="float">
            <text:p>14.943</text:p>
          </table:table-cell>
        </table:table-row>
        <table:table-row table:style-name="ro1">
          <table:table-cell office:value-type="float" office:value="1021.617" calcext:value-type="float">
            <text:p>1021.617</text:p>
          </table:table-cell>
          <table:table-cell office:value-type="float" office:value="13.293" calcext:value-type="float">
            <text:p>13.293</text:p>
          </table:table-cell>
        </table:table-row>
        <table:table-row table:style-name="ro1">
          <table:table-cell office:value-type="float" office:value="1022.759" calcext:value-type="float">
            <text:p>1022.759</text:p>
          </table:table-cell>
          <table:table-cell office:value-type="float" office:value="12.034" calcext:value-type="float">
            <text:p>12.034</text:p>
          </table:table-cell>
        </table:table-row>
        <table:table-row table:style-name="ro1">
          <table:table-cell office:value-type="float" office:value="1023.9" calcext:value-type="float">
            <text:p>1023.9</text:p>
          </table:table-cell>
          <table:table-cell office:value-type="float" office:value="13.033" calcext:value-type="float">
            <text:p>13.033</text:p>
          </table:table-cell>
        </table:table-row>
        <table:table-row table:style-name="ro1">
          <table:table-cell office:value-type="float" office:value="1025.042" calcext:value-type="float">
            <text:p>1025.042</text:p>
          </table:table-cell>
          <table:table-cell office:value-type="float" office:value="13.991" calcext:value-type="float">
            <text:p>13.991</text:p>
          </table:table-cell>
        </table:table-row>
        <table:table-row table:style-name="ro1">
          <table:table-cell office:value-type="float" office:value="1026.183" calcext:value-type="float">
            <text:p>1026.183</text:p>
          </table:table-cell>
          <table:table-cell office:value-type="float" office:value="13.758" calcext:value-type="float">
            <text:p>13.758</text:p>
          </table:table-cell>
        </table:table-row>
        <table:table-row table:style-name="ro1">
          <table:table-cell office:value-type="float" office:value="1027.325" calcext:value-type="float">
            <text:p>1027.325</text:p>
          </table:table-cell>
          <table:table-cell office:value-type="float" office:value="14.262" calcext:value-type="float">
            <text:p>14.262</text:p>
          </table:table-cell>
        </table:table-row>
        <table:table-row table:style-name="ro1">
          <table:table-cell office:value-type="float" office:value="1028.466" calcext:value-type="float">
            <text:p>1028.466</text:p>
          </table:table-cell>
          <table:table-cell office:value-type="float" office:value="13.572" calcext:value-type="float">
            <text:p>13.572</text:p>
          </table:table-cell>
        </table:table-row>
        <table:table-row table:style-name="ro1">
          <table:table-cell office:value-type="float" office:value="1029.608" calcext:value-type="float">
            <text:p>1029.608</text:p>
          </table:table-cell>
          <table:table-cell office:value-type="float" office:value="13.895" calcext:value-type="float">
            <text:p>13.895</text:p>
          </table:table-cell>
        </table:table-row>
        <table:table-row table:style-name="ro1">
          <table:table-cell office:value-type="float" office:value="1030.749" calcext:value-type="float">
            <text:p>1030.749</text:p>
          </table:table-cell>
          <table:table-cell office:value-type="float" office:value="16.793" calcext:value-type="float">
            <text:p>16.793</text:p>
          </table:table-cell>
        </table:table-row>
        <table:table-row table:style-name="ro1">
          <table:table-cell office:value-type="float" office:value="1031.89" calcext:value-type="float">
            <text:p>1031.89</text:p>
          </table:table-cell>
          <table:table-cell office:value-type="float" office:value="15.768" calcext:value-type="float">
            <text:p>15.768</text:p>
          </table:table-cell>
        </table:table-row>
        <table:table-row table:style-name="ro1">
          <table:table-cell office:value-type="float" office:value="1033.032" calcext:value-type="float">
            <text:p>1033.032</text:p>
          </table:table-cell>
          <table:table-cell office:value-type="float" office:value="13.302" calcext:value-type="float">
            <text:p>13.302</text:p>
          </table:table-cell>
        </table:table-row>
        <table:table-row table:style-name="ro1">
          <table:table-cell office:value-type="float" office:value="1034.173" calcext:value-type="float">
            <text:p>1034.173</text:p>
          </table:table-cell>
          <table:table-cell office:value-type="float" office:value="14.257" calcext:value-type="float">
            <text:p>14.257</text:p>
          </table:table-cell>
        </table:table-row>
        <table:table-row table:style-name="ro1">
          <table:table-cell office:value-type="float" office:value="1035.315" calcext:value-type="float">
            <text:p>1035.315</text:p>
          </table:table-cell>
          <table:table-cell office:value-type="float" office:value="15.068" calcext:value-type="float">
            <text:p>15.068</text:p>
          </table:table-cell>
        </table:table-row>
        <table:table-row table:style-name="ro1">
          <table:table-cell office:value-type="float" office:value="1036.456" calcext:value-type="float">
            <text:p>1036.456</text:p>
          </table:table-cell>
          <table:table-cell office:value-type="float" office:value="14.158" calcext:value-type="float">
            <text:p>14.158</text:p>
          </table:table-cell>
        </table:table-row>
        <table:table-row table:style-name="ro1">
          <table:table-cell office:value-type="float" office:value="1037.598" calcext:value-type="float">
            <text:p>1037.598</text:p>
          </table:table-cell>
          <table:table-cell office:value-type="float" office:value="16.977" calcext:value-type="float">
            <text:p>16.977</text:p>
          </table:table-cell>
        </table:table-row>
        <table:table-row table:style-name="ro1">
          <table:table-cell office:value-type="float" office:value="1038.739" calcext:value-type="float">
            <text:p>1038.739</text:p>
          </table:table-cell>
          <table:table-cell office:value-type="float" office:value="14.076" calcext:value-type="float">
            <text:p>14.076</text:p>
          </table:table-cell>
        </table:table-row>
        <table:table-row table:style-name="ro1">
          <table:table-cell office:value-type="float" office:value="1039.881" calcext:value-type="float">
            <text:p>1039.881</text:p>
          </table:table-cell>
          <table:table-cell office:value-type="float" office:value="13.066" calcext:value-type="float">
            <text:p>13.066</text:p>
          </table:table-cell>
        </table:table-row>
        <table:table-row table:style-name="ro1">
          <table:table-cell office:value-type="float" office:value="1041.022" calcext:value-type="float">
            <text:p>1041.022</text:p>
          </table:table-cell>
          <table:table-cell office:value-type="float" office:value="15.017" calcext:value-type="float">
            <text:p>15.017</text:p>
          </table:table-cell>
        </table:table-row>
        <table:table-row table:style-name="ro1">
          <table:table-cell office:value-type="float" office:value="1042.164" calcext:value-type="float">
            <text:p>1042.164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office:value-type="float" office:value="1043.305" calcext:value-type="float">
            <text:p>1043.305</text:p>
          </table:table-cell>
          <table:table-cell office:value-type="float" office:value="16.908" calcext:value-type="float">
            <text:p>16.908</text:p>
          </table:table-cell>
        </table:table-row>
        <table:table-row table:style-name="ro1">
          <table:table-cell office:value-type="float" office:value="1044.447" calcext:value-type="float">
            <text:p>1044.447</text:p>
          </table:table-cell>
          <table:table-cell office:value-type="float" office:value="15.157" calcext:value-type="float">
            <text:p>15.157</text:p>
          </table:table-cell>
        </table:table-row>
        <table:table-row table:style-name="ro1">
          <table:table-cell office:value-type="float" office:value="1045.588" calcext:value-type="float">
            <text:p>1045.588</text:p>
          </table:table-cell>
          <table:table-cell office:value-type="float" office:value="16.191" calcext:value-type="float">
            <text:p>16.191</text:p>
          </table:table-cell>
        </table:table-row>
        <table:table-row table:style-name="ro1">
          <table:table-cell office:value-type="float" office:value="1046.73" calcext:value-type="float">
            <text:p>1046.73</text:p>
          </table:table-cell>
          <table:table-cell office:value-type="float" office:value="16.849" calcext:value-type="float">
            <text:p>16.849</text:p>
          </table:table-cell>
        </table:table-row>
        <table:table-row table:style-name="ro1">
          <table:table-cell office:value-type="float" office:value="1047.871" calcext:value-type="float">
            <text:p>1047.871</text:p>
          </table:table-cell>
          <table:table-cell office:value-type="float" office:value="15.048" calcext:value-type="float">
            <text:p>15.048</text:p>
          </table:table-cell>
        </table:table-row>
        <table:table-row table:style-name="ro1">
          <table:table-cell office:value-type="float" office:value="1049.013" calcext:value-type="float">
            <text:p>1049.013</text:p>
          </table:table-cell>
          <table:table-cell office:value-type="float" office:value="17.191" calcext:value-type="float">
            <text:p>17.191</text:p>
          </table:table-cell>
        </table:table-row>
        <table:table-row table:style-name="ro1">
          <table:table-cell office:value-type="float" office:value="1050.154" calcext:value-type="float">
            <text:p>1050.154</text:p>
          </table:table-cell>
          <table:table-cell office:value-type="float" office:value="19.207" calcext:value-type="float">
            <text:p>19.207</text:p>
          </table:table-cell>
        </table:table-row>
        <table:table-row table:style-name="ro1">
          <table:table-cell office:value-type="float" office:value="1051.295" calcext:value-type="float">
            <text:p>1051.2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52.437" calcext:value-type="float">
            <text:p>1052.437</text:p>
          </table:table-cell>
          <table:table-cell office:value-type="float" office:value="20.988" calcext:value-type="float">
            <text:p>20.988</text:p>
          </table:table-cell>
        </table:table-row>
        <table:table-row table:style-name="ro1">
          <table:table-cell office:value-type="float" office:value="1053.578" calcext:value-type="float">
            <text:p>1053.578</text:p>
          </table:table-cell>
          <table:table-cell office:value-type="float" office:value="20.418" calcext:value-type="float">
            <text:p>20.418</text:p>
          </table:table-cell>
        </table:table-row>
        <table:table-row table:style-name="ro1">
          <table:table-cell office:value-type="float" office:value="1054.72" calcext:value-type="float">
            <text:p>1054.72</text:p>
          </table:table-cell>
          <table:table-cell office:value-type="float" office:value="18.498" calcext:value-type="float">
            <text:p>18.498</text:p>
          </table:table-cell>
        </table:table-row>
        <table:table-row table:style-name="ro1">
          <table:table-cell office:value-type="float" office:value="1055.861" calcext:value-type="float">
            <text:p>1055.861</text:p>
          </table:table-cell>
          <table:table-cell office:value-type="float" office:value="18.539" calcext:value-type="float">
            <text:p>18.539</text:p>
          </table:table-cell>
        </table:table-row>
        <table:table-row table:style-name="ro1">
          <table:table-cell office:value-type="float" office:value="1057.003" calcext:value-type="float">
            <text:p>1057.003</text:p>
          </table:table-cell>
          <table:table-cell office:value-type="float" office:value="18.556" calcext:value-type="float">
            <text:p>18.556</text:p>
          </table:table-cell>
        </table:table-row>
        <table:table-row table:style-name="ro1">
          <table:table-cell office:value-type="float" office:value="1058.144" calcext:value-type="float">
            <text:p>1058.144</text:p>
          </table:table-cell>
          <table:table-cell office:value-type="float" office:value="17.324" calcext:value-type="float">
            <text:p>17.324</text:p>
          </table:table-cell>
        </table:table-row>
        <table:table-row table:style-name="ro1">
          <table:table-cell office:value-type="float" office:value="1059.286" calcext:value-type="float">
            <text:p>1059.286</text:p>
          </table:table-cell>
          <table:table-cell office:value-type="float" office:value="17.997" calcext:value-type="float">
            <text:p>17.997</text:p>
          </table:table-cell>
        </table:table-row>
        <table:table-row table:style-name="ro1">
          <table:table-cell office:value-type="float" office:value="1060.427" calcext:value-type="float">
            <text:p>1060.427</text:p>
          </table:table-cell>
          <table:table-cell office:value-type="float" office:value="17.294" calcext:value-type="float">
            <text:p>17.294</text:p>
          </table:table-cell>
        </table:table-row>
        <table:table-row table:style-name="ro1">
          <table:table-cell office:value-type="float" office:value="1061.569" calcext:value-type="float">
            <text:p>1061.569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float" office:value="1062.71" calcext:value-type="float">
            <text:p>1062.71</text:p>
          </table:table-cell>
          <table:table-cell office:value-type="float" office:value="17.587" calcext:value-type="float">
            <text:p>17.587</text:p>
          </table:table-cell>
        </table:table-row>
        <table:table-row table:style-name="ro1">
          <table:table-cell office:value-type="float" office:value="1063.852" calcext:value-type="float">
            <text:p>1063.852</text:p>
          </table:table-cell>
          <table:table-cell office:value-type="float" office:value="16.168" calcext:value-type="float">
            <text:p>16.168</text:p>
          </table:table-cell>
        </table:table-row>
        <table:table-row table:style-name="ro1">
          <table:table-cell office:value-type="float" office:value="1064.993" calcext:value-type="float">
            <text:p>1064.993</text:p>
          </table:table-cell>
          <table:table-cell office:value-type="float" office:value="15.589" calcext:value-type="float">
            <text:p>15.589</text:p>
          </table:table-cell>
        </table:table-row>
        <table:table-row table:style-name="ro1">
          <table:table-cell office:value-type="float" office:value="1066.135" calcext:value-type="float">
            <text:p>1066.1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67.276" calcext:value-type="float">
            <text:p>1067.276</text:p>
          </table:table-cell>
          <table:table-cell office:value-type="float" office:value="17.006" calcext:value-type="float">
            <text:p>17.006</text:p>
          </table:table-cell>
        </table:table-row>
        <table:table-row table:style-name="ro1">
          <table:table-cell office:value-type="float" office:value="1068.417" calcext:value-type="float">
            <text:p>1068.417</text:p>
          </table:table-cell>
          <table:table-cell office:value-type="float" office:value="17.473" calcext:value-type="float">
            <text:p>17.473</text:p>
          </table:table-cell>
        </table:table-row>
        <table:table-row table:style-name="ro1">
          <table:table-cell office:value-type="float" office:value="1069.559" calcext:value-type="float">
            <text:p>1069.559</text:p>
          </table:table-cell>
          <table:table-cell office:value-type="float" office:value="16.032" calcext:value-type="float">
            <text:p>16.032</text:p>
          </table:table-cell>
        </table:table-row>
        <table:table-row table:style-name="ro1">
          <table:table-cell office:value-type="float" office:value="1070.7" calcext:value-type="float">
            <text:p>1070.7</text:p>
          </table:table-cell>
          <table:table-cell office:value-type="float" office:value="16.617" calcext:value-type="float">
            <text:p>16.617</text:p>
          </table:table-cell>
        </table:table-row>
        <table:table-row table:style-name="ro1">
          <table:table-cell office:value-type="float" office:value="1071.842" calcext:value-type="float">
            <text:p>1071.842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1072.983" calcext:value-type="float">
            <text:p>1072.983</text:p>
          </table:table-cell>
          <table:table-cell office:value-type="float" office:value="14.865" calcext:value-type="float">
            <text:p>14.865</text:p>
          </table:table-cell>
        </table:table-row>
        <table:table-row table:style-name="ro1">
          <table:table-cell office:value-type="float" office:value="1074.125" calcext:value-type="float">
            <text:p>1074.125</text:p>
          </table:table-cell>
          <table:table-cell office:value-type="float" office:value="16.01" calcext:value-type="float">
            <text:p>16.01</text:p>
          </table:table-cell>
        </table:table-row>
        <table:table-row table:style-name="ro1">
          <table:table-cell office:value-type="float" office:value="1075.266" calcext:value-type="float">
            <text:p>1075.266</text:p>
          </table:table-cell>
          <table:table-cell office:value-type="float" office:value="16.986" calcext:value-type="float">
            <text:p>16.986</text:p>
          </table:table-cell>
        </table:table-row>
        <table:table-row table:style-name="ro1">
          <table:table-cell office:value-type="float" office:value="1076.408" calcext:value-type="float">
            <text:p>1076.408</text:p>
          </table:table-cell>
          <table:table-cell office:value-type="float" office:value="15.653" calcext:value-type="float">
            <text:p>15.653</text:p>
          </table:table-cell>
        </table:table-row>
        <table:table-row table:style-name="ro1">
          <table:table-cell office:value-type="float" office:value="1077.549" calcext:value-type="float">
            <text:p>1077.549</text:p>
          </table:table-cell>
          <table:table-cell office:value-type="float" office:value="17.658" calcext:value-type="float">
            <text:p>17.658</text:p>
          </table:table-cell>
        </table:table-row>
        <table:table-row table:style-name="ro1">
          <table:table-cell office:value-type="float" office:value="1078.691" calcext:value-type="float">
            <text:p>1078.691</text:p>
          </table:table-cell>
          <table:table-cell office:value-type="float" office:value="17.989" calcext:value-type="float">
            <text:p>17.989</text:p>
          </table:table-cell>
        </table:table-row>
        <table:table-row table:style-name="ro1">
          <table:table-cell office:value-type="float" office:value="1079.832" calcext:value-type="float">
            <text:p>1079.832</text:p>
          </table:table-cell>
          <table:table-cell office:value-type="float" office:value="16.708" calcext:value-type="float">
            <text:p>16.708</text:p>
          </table:table-cell>
        </table:table-row>
        <table:table-row table:style-name="ro1">
          <table:table-cell office:value-type="float" office:value="1080.974" calcext:value-type="float">
            <text:p>1080.974</text:p>
          </table:table-cell>
          <table:table-cell office:value-type="float" office:value="18.289" calcext:value-type="float">
            <text:p>18.289</text:p>
          </table:table-cell>
        </table:table-row>
        <table:table-row table:style-name="ro1">
          <table:table-cell office:value-type="float" office:value="1082.115" calcext:value-type="float">
            <text:p>1082.115</text:p>
          </table:table-cell>
          <table:table-cell office:value-type="float" office:value="19.002" calcext:value-type="float">
            <text:p>19.002</text:p>
          </table:table-cell>
        </table:table-row>
        <table:table-row table:style-name="ro1">
          <table:table-cell office:value-type="float" office:value="1083.257" calcext:value-type="float">
            <text:p>1083.257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float" office:value="1084.398" calcext:value-type="float">
            <text:p>1084.398</text:p>
          </table:table-cell>
          <table:table-cell office:value-type="float" office:value="18.769" calcext:value-type="float">
            <text:p>18.769</text:p>
          </table:table-cell>
        </table:table-row>
        <table:table-row table:style-name="ro1">
          <table:table-cell office:value-type="float" office:value="1085.54" calcext:value-type="float">
            <text:p>1085.54</text:p>
          </table:table-cell>
          <table:table-cell office:value-type="float" office:value="17.39" calcext:value-type="float">
            <text:p>17.39</text:p>
          </table:table-cell>
        </table:table-row>
        <table:table-row table:style-name="ro1">
          <table:table-cell office:value-type="float" office:value="1086.681" calcext:value-type="float">
            <text:p>1086.681</text:p>
          </table:table-cell>
          <table:table-cell office:value-type="float" office:value="17.186" calcext:value-type="float">
            <text:p>17.186</text:p>
          </table:table-cell>
        </table:table-row>
        <table:table-row table:style-name="ro1">
          <table:table-cell office:value-type="float" office:value="1087.823" calcext:value-type="float">
            <text:p>1087.823</text:p>
          </table:table-cell>
          <table:table-cell office:value-type="float" office:value="17.839" calcext:value-type="float">
            <text:p>17.839</text:p>
          </table:table-cell>
        </table:table-row>
        <table:table-row table:style-name="ro1">
          <table:table-cell office:value-type="float" office:value="1088.964" calcext:value-type="float">
            <text:p>1088.964</text:p>
          </table:table-cell>
          <table:table-cell office:value-type="float" office:value="18.138" calcext:value-type="float">
            <text:p>18.138</text:p>
          </table:table-cell>
        </table:table-row>
        <table:table-row table:style-name="ro1">
          <table:table-cell office:value-type="float" office:value="1090.105" calcext:value-type="float">
            <text:p>1090.105</text:p>
          </table:table-cell>
          <table:table-cell office:value-type="float" office:value="17.016" calcext:value-type="float">
            <text:p>17.016</text:p>
          </table:table-cell>
        </table:table-row>
        <table:table-row table:style-name="ro1">
          <table:table-cell office:value-type="float" office:value="1091.247" calcext:value-type="float">
            <text:p>1091.247</text:p>
          </table:table-cell>
          <table:table-cell office:value-type="float" office:value="22.106" calcext:value-type="float">
            <text:p>22.106</text:p>
          </table:table-cell>
        </table:table-row>
        <table:table-row table:style-name="ro1">
          <table:table-cell office:value-type="float" office:value="1092.388" calcext:value-type="float">
            <text:p>1092.388</text:p>
          </table:table-cell>
          <table:table-cell office:value-type="float" office:value="23.833" calcext:value-type="float">
            <text:p>23.833</text:p>
          </table:table-cell>
        </table:table-row>
        <table:table-row table:style-name="ro1">
          <table:table-cell office:value-type="float" office:value="1093.53" calcext:value-type="float">
            <text:p>1093.53</text:p>
          </table:table-cell>
          <table:table-cell office:value-type="float" office:value="21.815" calcext:value-type="float">
            <text:p>21.815</text:p>
          </table:table-cell>
        </table:table-row>
        <table:table-row table:style-name="ro1">
          <table:table-cell office:value-type="float" office:value="1094.671" calcext:value-type="float">
            <text:p>1094.671</text:p>
          </table:table-cell>
          <table:table-cell office:value-type="float" office:value="20.036" calcext:value-type="float">
            <text:p>20.036</text:p>
          </table:table-cell>
        </table:table-row>
        <table:table-row table:style-name="ro1">
          <table:table-cell office:value-type="float" office:value="1095.813" calcext:value-type="float">
            <text:p>1095.813</text:p>
          </table:table-cell>
          <table:table-cell office:value-type="float" office:value="16.041" calcext:value-type="float">
            <text:p>16.041</text:p>
          </table:table-cell>
        </table:table-row>
        <table:table-row table:style-name="ro1">
          <table:table-cell office:value-type="float" office:value="1096.954" calcext:value-type="float">
            <text:p>1096.954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4T11:49:35.521441945</dc:date>
    <meta:editing-duration>P1DT18H33M7S</meta:editing-duration>
    <meta:editing-cycles>2</meta:editing-cycles>
    <meta:generator>LibreOffice/6.4.6.2$Linux_X86_64 LibreOffice_project/40$Build-2</meta:generator>
    <meta:document-statistic meta:table-count="1" meta:cell-count="192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100" chart:origin="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0"/>
      <style:graphic-properties svg:stroke-width="0.102cm" svg:stroke-color="#b3b3b3"/>
      <style:text-properties fo:font-family="Arial" style:font-style-name="Regular" fo:font-size="2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d83a23" draw:fill-color="#d83a23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6.247cm" xlink:href=".." xlink:type="simple" chart:class="chart:scatter" chart:style-name="ch1">
        <chart:plot-area chart:style-name="ch2" table:cell-range-address="plot_profile_sample.A1:plot_profile_sample.B963" chart:data-source-has-labels="row" svg:x="0.32cm" svg:y="0.124cm" svg:width="15.36cm" svg:height="5.999cm">
          <chartooo:coordinate-region svg:x="1.75cm" svg:y="0.518cm" svg:width="13.93cm" svg:height="4.569cm"/>
          <chart:axis chart:dimension="x" chart:name="primary-x" chart:style-name="ch3"/>
          <chart:axis chart:dimension="y" chart:name="primary-y" chart:style-name="ch4"/>
          <chart:series chart:style-name="ch5" chart:values-cell-range-address="plot_profile_sample.B2:plot_profile_sample.B963" chart:label-cell-address="plot_profile_sample.B1:plot_profile_sample.B1" chart:class="chart:scatter">
            <chart:domain table:cell-range-address="plot_profile_sample.A2:plot_profile_sample.A963"/>
            <chart:data-point chart:repeated="96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ray_Value</text:p>
                <draw:g>
                  <svg:desc>plot_profile_sample.B1:plot_profile_samp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rofile_sample.A2:plot_profile_sample.A963</svg:desc>
                </draw:g>
              </table:table-cell>
              <table:table-cell office:value-type="float" office:value="19.5">
                <text:p>19.5</text:p>
                <draw:g>
                  <svg:desc>plot_profile_sample.B2:plot_profile_sample.B9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41">
                <text:p>1.141</text:p>
              </table:table-cell>
              <table:table-cell office:value-type="float" office:value="18.042">
                <text:p>18.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3">
                <text:p>2.283</text:p>
              </table:table-cell>
              <table:table-cell office:value-type="float" office:value="17.58">
                <text:p>17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4">
                <text:p>3.424</text:p>
              </table:table-cell>
              <table:table-cell office:value-type="float" office:value="17.623">
                <text:p>17.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66">
                <text:p>4.566</text:p>
              </table:table-cell>
              <table:table-cell office:value-type="float" office:value="16.584">
                <text:p>16.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07">
                <text:p>5.7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49">
                <text:p>6.849</text:p>
              </table:table-cell>
              <table:table-cell office:value-type="float" office:value="17.115">
                <text:p>17.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99">
                <text:p>7.99</text:p>
              </table:table-cell>
              <table:table-cell office:value-type="float" office:value="18.143">
                <text:p>18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132">
                <text:p>9.132</text:p>
              </table:table-cell>
              <table:table-cell office:value-type="float" office:value="18.167">
                <text:p>18.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73">
                <text:p>10.273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415">
                <text:p>11.415</text:p>
              </table:table-cell>
              <table:table-cell office:value-type="float" office:value="18.147">
                <text:p>18.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56">
                <text:p>12.556</text:p>
              </table:table-cell>
              <table:table-cell office:value-type="float" office:value="18.277">
                <text:p>18.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698">
                <text:p>13.698</text:p>
              </table:table-cell>
              <table:table-cell office:value-type="float" office:value="17.763">
                <text:p>17.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839">
                <text:p>14.839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1">
                <text:p>15.9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122">
                <text:p>17.12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264">
                <text:p>18.264</text:p>
              </table:table-cell>
              <table:table-cell office:value-type="float" office:value="17.736">
                <text:p>17.7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05">
                <text:p>19.405</text:p>
              </table:table-cell>
              <table:table-cell office:value-type="float" office:value="17.506">
                <text:p>17.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46">
                <text:p>20.546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688">
                <text:p>21.688</text:p>
              </table:table-cell>
              <table:table-cell office:value-type="float" office:value="18.492">
                <text:p>18.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29">
                <text:p>22.829</text:p>
              </table:table-cell>
              <table:table-cell office:value-type="float" office:value="18.416">
                <text:p>18.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971">
                <text:p>23.971</text:p>
              </table:table-cell>
              <table:table-cell office:value-type="float" office:value="17.437">
                <text:p>17.4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112">
                <text:p>25.112</text:p>
              </table:table-cell>
              <table:table-cell office:value-type="float" office:value="16.484">
                <text:p>16.4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.254">
                <text:p>26.254</text:p>
              </table:table-cell>
              <table:table-cell office:value-type="float" office:value="16.456">
                <text:p>16.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395">
                <text:p>27.395</text:p>
              </table:table-cell>
              <table:table-cell office:value-type="float" office:value="16.499">
                <text:p>16.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.537">
                <text:p>28.537</text:p>
              </table:table-cell>
              <table:table-cell office:value-type="float" office:value="15.495">
                <text:p>15.4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678">
                <text:p>29.678</text:p>
              </table:table-cell>
              <table:table-cell office:value-type="float" office:value="15.903">
                <text:p>15.9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.82">
                <text:p>30.82</text:p>
              </table:table-cell>
              <table:table-cell office:value-type="float" office:value="16.489">
                <text:p>16.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.961">
                <text:p>31.961</text:p>
              </table:table-cell>
              <table:table-cell office:value-type="float" office:value="16.419">
                <text:p>16.4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103">
                <text:p>33.103</text:p>
              </table:table-cell>
              <table:table-cell office:value-type="float" office:value="17.351">
                <text:p>17.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244">
                <text:p>34.244</text:p>
              </table:table-cell>
              <table:table-cell office:value-type="float" office:value="16.649">
                <text:p>16.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386">
                <text:p>35.386</text:p>
              </table:table-cell>
              <table:table-cell office:value-type="float" office:value="16.168">
                <text:p>16.1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.527">
                <text:p>36.527</text:p>
              </table:table-cell>
              <table:table-cell office:value-type="float" office:value="16.517">
                <text:p>16.5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.669">
                <text:p>37.669</text:p>
              </table:table-cell>
              <table:table-cell office:value-type="float" office:value="16.082">
                <text:p>16.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.81">
                <text:p>38.81</text:p>
              </table:table-cell>
              <table:table-cell office:value-type="float" office:value="17.936">
                <text:p>17.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.952">
                <text:p>39.952</text:p>
              </table:table-cell>
              <table:table-cell office:value-type="float" office:value="20.272">
                <text:p>20.2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093">
                <text:p>41.093</text:p>
              </table:table-cell>
              <table:table-cell office:value-type="float" office:value="20.288">
                <text:p>20.2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.234">
                <text:p>42.234</text:p>
              </table:table-cell>
              <table:table-cell office:value-type="float" office:value="18.428">
                <text:p>18.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376">
                <text:p>43.376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517">
                <text:p>44.517</text:p>
              </table:table-cell>
              <table:table-cell office:value-type="float" office:value="17.389">
                <text:p>17.3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.659">
                <text:p>45.659</text:p>
              </table:table-cell>
              <table:table-cell office:value-type="float" office:value="18.364">
                <text:p>18.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.8">
                <text:p>46.8</text:p>
              </table:table-cell>
              <table:table-cell office:value-type="float" office:value="18.827">
                <text:p>18.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.942">
                <text:p>47.942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.083">
                <text:p>49.083</text:p>
              </table:table-cell>
              <table:table-cell office:value-type="float" office:value="17.522">
                <text:p>17.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.225">
                <text:p>50.225</text:p>
              </table:table-cell>
              <table:table-cell office:value-type="float" office:value="17.187">
                <text:p>17.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.366">
                <text:p>51.366</text:p>
              </table:table-cell>
              <table:table-cell office:value-type="float" office:value="17.61">
                <text:p>17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.508">
                <text:p>52.508</text:p>
              </table:table-cell>
              <table:table-cell office:value-type="float" office:value="18.279">
                <text:p>18.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649">
                <text:p>53.649</text:p>
              </table:table-cell>
              <table:table-cell office:value-type="float" office:value="19.031">
                <text:p>19.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91">
                <text:p>54.791</text:p>
              </table:table-cell>
              <table:table-cell office:value-type="float" office:value="19.169">
                <text:p>19.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932">
                <text:p>55.932</text:p>
              </table:table-cell>
              <table:table-cell office:value-type="float" office:value="18.994">
                <text:p>18.9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074">
                <text:p>57.074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.215">
                <text:p>58.215</text:p>
              </table:table-cell>
              <table:table-cell office:value-type="float" office:value="18.755">
                <text:p>18.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357">
                <text:p>59.357</text:p>
              </table:table-cell>
              <table:table-cell office:value-type="float" office:value="19.473">
                <text:p>19.4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498">
                <text:p>60.498</text:p>
              </table:table-cell>
              <table:table-cell office:value-type="float" office:value="19.528">
                <text:p>19.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.639">
                <text:p>61.639</text:p>
              </table:table-cell>
              <table:table-cell office:value-type="float" office:value="18.528">
                <text:p>18.5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.781">
                <text:p>62.781</text:p>
              </table:table-cell>
              <table:table-cell office:value-type="float" office:value="17.529">
                <text:p>17.5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922">
                <text:p>63.9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064">
                <text:p>65.064</text:p>
              </table:table-cell>
              <table:table-cell office:value-type="float" office:value="17.162">
                <text:p>17.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205">
                <text:p>66.205</text:p>
              </table:table-cell>
              <table:table-cell office:value-type="float" office:value="17.641">
                <text:p>17.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347">
                <text:p>67.347</text:p>
              </table:table-cell>
              <table:table-cell office:value-type="float" office:value="18.327">
                <text:p>18.3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488">
                <text:p>68.488</text:p>
              </table:table-cell>
              <table:table-cell office:value-type="float" office:value="18.249">
                <text:p>18.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63">
                <text:p>69.63</text:p>
              </table:table-cell>
              <table:table-cell office:value-type="float" office:value="17.515">
                <text:p>17.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771">
                <text:p>70.771</text:p>
              </table:table-cell>
              <table:table-cell office:value-type="float" office:value="17.71">
                <text:p>17.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913">
                <text:p>71.913</text:p>
              </table:table-cell>
              <table:table-cell office:value-type="float" office:value="18.689">
                <text:p>18.6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054">
                <text:p>73.054</text:p>
              </table:table-cell>
              <table:table-cell office:value-type="float" office:value="18.735">
                <text:p>18.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.196">
                <text:p>74.196</text:p>
              </table:table-cell>
              <table:table-cell office:value-type="float" office:value="17.63">
                <text:p>17.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337">
                <text:p>75.337</text:p>
              </table:table-cell>
              <table:table-cell office:value-type="float" office:value="16.069">
                <text:p>16.0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479">
                <text:p>76.4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.62">
                <text:p>77.62</text:p>
              </table:table-cell>
              <table:table-cell office:value-type="float" office:value="16.803">
                <text:p>16.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.762">
                <text:p>78.762</text:p>
              </table:table-cell>
              <table:table-cell office:value-type="float" office:value="18.529">
                <text:p>18.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.903">
                <text:p>79.903</text:p>
              </table:table-cell>
              <table:table-cell office:value-type="float" office:value="17.542">
                <text:p>17.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.044">
                <text:p>81.044</text:p>
              </table:table-cell>
              <table:table-cell office:value-type="float" office:value="16.996">
                <text:p>16.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2.186">
                <text:p>82.186</text:p>
              </table:table-cell>
              <table:table-cell office:value-type="float" office:value="15.651">
                <text:p>15.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3.327">
                <text:p>83.327</text:p>
              </table:table-cell>
              <table:table-cell office:value-type="float" office:value="15.396">
                <text:p>15.3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.469">
                <text:p>84.4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.61">
                <text:p>85.61</text:p>
              </table:table-cell>
              <table:table-cell office:value-type="float" office:value="16.539">
                <text:p>16.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752">
                <text:p>86.752</text:p>
              </table:table-cell>
              <table:table-cell office:value-type="float" office:value="16.902">
                <text:p>16.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7.893">
                <text:p>87.893</text:p>
              </table:table-cell>
              <table:table-cell office:value-type="float" office:value="18.398">
                <text:p>18.3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.035">
                <text:p>89.035</text:p>
              </table:table-cell>
              <table:table-cell office:value-type="float" office:value="18.879">
                <text:p>18.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.176">
                <text:p>90.176</text:p>
              </table:table-cell>
              <table:table-cell office:value-type="float" office:value="18.794">
                <text:p>18.7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.318">
                <text:p>91.318</text:p>
              </table:table-cell>
              <table:table-cell office:value-type="float" office:value="18.295">
                <text:p>18.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459">
                <text:p>92.459</text:p>
              </table:table-cell>
              <table:table-cell office:value-type="float" office:value="17.647">
                <text:p>17.6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601">
                <text:p>93.601</text:p>
              </table:table-cell>
              <table:table-cell office:value-type="float" office:value="17.126">
                <text:p>17.1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.742">
                <text:p>94.742</text:p>
              </table:table-cell>
              <table:table-cell office:value-type="float" office:value="16.259">
                <text:p>16.2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.884">
                <text:p>95.884</text:p>
              </table:table-cell>
              <table:table-cell office:value-type="float" office:value="16.252">
                <text:p>16.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025">
                <text:p>97.025</text:p>
              </table:table-cell>
              <table:table-cell office:value-type="float" office:value="17.789">
                <text:p>17.7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8.167">
                <text:p>98.167</text:p>
              </table:table-cell>
              <table:table-cell office:value-type="float" office:value="19.232">
                <text:p>19.2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08">
                <text:p>99.308</text:p>
              </table:table-cell>
              <table:table-cell office:value-type="float" office:value="19.015">
                <text:p>19.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.45">
                <text:p>100.45</text:p>
              </table:table-cell>
              <table:table-cell office:value-type="float" office:value="18.883">
                <text:p>18.8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1.591">
                <text:p>101.591</text:p>
              </table:table-cell>
              <table:table-cell office:value-type="float" office:value="19.842">
                <text:p>19.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.732">
                <text:p>102.732</text:p>
              </table:table-cell>
              <table:table-cell office:value-type="float" office:value="19.894">
                <text:p>19.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.874">
                <text:p>103.874</text:p>
              </table:table-cell>
              <table:table-cell office:value-type="float" office:value="19.307">
                <text:p>19.3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.015">
                <text:p>105.015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157">
                <text:p>106.157</text:p>
              </table:table-cell>
              <table:table-cell office:value-type="float" office:value="20.548">
                <text:p>20.5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7.298">
                <text:p>107.298</text:p>
              </table:table-cell>
              <table:table-cell office:value-type="float" office:value="18.914">
                <text:p>18.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44">
                <text:p>108.44</text:p>
              </table:table-cell>
              <table:table-cell office:value-type="float" office:value="16.929">
                <text:p>16.9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9.581">
                <text:p>109.581</text:p>
              </table:table-cell>
              <table:table-cell office:value-type="float" office:value="17.206">
                <text:p>17.2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0.723">
                <text:p>110.723</text:p>
              </table:table-cell>
              <table:table-cell office:value-type="float" office:value="18.082">
                <text:p>18.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.864">
                <text:p>111.864</text:p>
              </table:table-cell>
              <table:table-cell office:value-type="float" office:value="16.394">
                <text:p>16.3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3.006">
                <text:p>113.006</text:p>
              </table:table-cell>
              <table:table-cell office:value-type="float" office:value="15.439">
                <text:p>15.4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4.147">
                <text:p>114.147</text:p>
              </table:table-cell>
              <table:table-cell office:value-type="float" office:value="16.211">
                <text:p>16.2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5.289">
                <text:p>115.289</text:p>
              </table:table-cell>
              <table:table-cell office:value-type="float" office:value="16.047">
                <text:p>16.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6.43">
                <text:p>116.43</text:p>
              </table:table-cell>
              <table:table-cell office:value-type="float" office:value="15.315">
                <text:p>15.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.572">
                <text:p>117.572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8.713">
                <text:p>118.713</text:p>
              </table:table-cell>
              <table:table-cell office:value-type="float" office:value="15.159">
                <text:p>15.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9.855">
                <text:p>119.855</text:p>
              </table:table-cell>
              <table:table-cell office:value-type="float" office:value="17.096">
                <text:p>17.0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0.996">
                <text:p>120.996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.137">
                <text:p>122.137</text:p>
              </table:table-cell>
              <table:table-cell office:value-type="float" office:value="16.519">
                <text:p>16.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.279">
                <text:p>123.279</text:p>
              </table:table-cell>
              <table:table-cell office:value-type="float" office:value="16.172">
                <text:p>16.1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.42">
                <text:p>124.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.562">
                <text:p>125.5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.703">
                <text:p>126.703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.845">
                <text:p>127.845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.986">
                <text:p>128.986</text:p>
              </table:table-cell>
              <table:table-cell office:value-type="float" office:value="14.673">
                <text:p>14.6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.128">
                <text:p>130.1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.269">
                <text:p>131.269</text:p>
              </table:table-cell>
              <table:table-cell office:value-type="float" office:value="15.367">
                <text:p>15.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.411">
                <text:p>132.411</text:p>
              </table:table-cell>
              <table:table-cell office:value-type="float" office:value="16.101">
                <text:p>16.1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.552">
                <text:p>133.552</text:p>
              </table:table-cell>
              <table:table-cell office:value-type="float" office:value="16.552">
                <text:p>16.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.694">
                <text:p>134.694</text:p>
              </table:table-cell>
              <table:table-cell office:value-type="float" office:value="16.384">
                <text:p>16.3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.835">
                <text:p>135.8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.977">
                <text:p>136.977</text:p>
              </table:table-cell>
              <table:table-cell office:value-type="float" office:value="16.028">
                <text:p>16.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8.118">
                <text:p>138.118</text:p>
              </table:table-cell>
              <table:table-cell office:value-type="float" office:value="16.462">
                <text:p>16.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.26">
                <text:p>139.26</text:p>
              </table:table-cell>
              <table:table-cell office:value-type="float" office:value="16.574">
                <text:p>16.5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0.401">
                <text:p>140.401</text:p>
              </table:table-cell>
              <table:table-cell office:value-type="float" office:value="16.438">
                <text:p>16.4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.542">
                <text:p>141.542</text:p>
              </table:table-cell>
              <table:table-cell office:value-type="float" office:value="17.421">
                <text:p>17.4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.684">
                <text:p>142.684</text:p>
              </table:table-cell>
              <table:table-cell office:value-type="float" office:value="17.508">
                <text:p>17.5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.825">
                <text:p>143.825</text:p>
              </table:table-cell>
              <table:table-cell office:value-type="float" office:value="16.484">
                <text:p>16.4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4.967">
                <text:p>144.967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.108">
                <text:p>146.108</text:p>
              </table:table-cell>
              <table:table-cell office:value-type="float" office:value="15.632">
                <text:p>15.6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.25">
                <text:p>147.25</text:p>
              </table:table-cell>
              <table:table-cell office:value-type="float" office:value="14.601">
                <text:p>14.6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8.391">
                <text:p>148.391</text:p>
              </table:table-cell>
              <table:table-cell office:value-type="float" office:value="15.649">
                <text:p>15.6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9.533">
                <text:p>149.533</text:p>
              </table:table-cell>
              <table:table-cell office:value-type="float" office:value="16.09">
                <text:p>16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.674">
                <text:p>150.674</text:p>
              </table:table-cell>
              <table:table-cell office:value-type="float" office:value="16.786">
                <text:p>16.7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1.816">
                <text:p>151.816</text:p>
              </table:table-cell>
              <table:table-cell office:value-type="float" office:value="17.801">
                <text:p>17.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2.957">
                <text:p>152.957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4.099">
                <text:p>154.099</text:p>
              </table:table-cell>
              <table:table-cell office:value-type="float" office:value="16.844">
                <text:p>16.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5.24">
                <text:p>155.24</text:p>
              </table:table-cell>
              <table:table-cell office:value-type="float" office:value="17.474">
                <text:p>17.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6.382">
                <text:p>156.382</text:p>
              </table:table-cell>
              <table:table-cell office:value-type="float" office:value="16.251">
                <text:p>16.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7.523">
                <text:p>157.523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8.665">
                <text:p>158.665</text:p>
              </table:table-cell>
              <table:table-cell office:value-type="float" office:value="16.252">
                <text:p>16.2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.806">
                <text:p>159.806</text:p>
              </table:table-cell>
              <table:table-cell office:value-type="float" office:value="16.086">
                <text:p>16.0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0.948">
                <text:p>160.948</text:p>
              </table:table-cell>
              <table:table-cell office:value-type="float" office:value="16.947">
                <text:p>16.9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2.089">
                <text:p>162.089</text:p>
              </table:table-cell>
              <table:table-cell office:value-type="float" office:value="17.909">
                <text:p>17.9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3.23">
                <text:p>163.23</text:p>
              </table:table-cell>
              <table:table-cell office:value-type="float" office:value="19.024">
                <text:p>19.0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.372">
                <text:p>164.372</text:p>
              </table:table-cell>
              <table:table-cell office:value-type="float" office:value="19.153">
                <text:p>19.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.513">
                <text:p>165.513</text:p>
              </table:table-cell>
              <table:table-cell office:value-type="float" office:value="18.133">
                <text:p>18.1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.655">
                <text:p>166.655</text:p>
              </table:table-cell>
              <table:table-cell office:value-type="float" office:value="17.734">
                <text:p>17.7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7.796">
                <text:p>167.796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.938">
                <text:p>168.938</text:p>
              </table:table-cell>
              <table:table-cell office:value-type="float" office:value="16.577">
                <text:p>16.5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0.079">
                <text:p>170.079</text:p>
              </table:table-cell>
              <table:table-cell office:value-type="float" office:value="15.376">
                <text:p>15.3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1.221">
                <text:p>171.221</text:p>
              </table:table-cell>
              <table:table-cell office:value-type="float" office:value="14.507">
                <text:p>14.5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2.362">
                <text:p>172.362</text:p>
              </table:table-cell>
              <table:table-cell office:value-type="float" office:value="15.463">
                <text:p>15.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3.504">
                <text:p>173.504</text:p>
              </table:table-cell>
              <table:table-cell office:value-type="float" office:value="17.99">
                <text:p>17.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4.645">
                <text:p>174.645</text:p>
              </table:table-cell>
              <table:table-cell office:value-type="float" office:value="19.272">
                <text:p>19.2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.787">
                <text:p>175.787</text:p>
              </table:table-cell>
              <table:table-cell office:value-type="float" office:value="17.772">
                <text:p>17.7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6.928">
                <text:p>176.928</text:p>
              </table:table-cell>
              <table:table-cell office:value-type="float" office:value="16.29">
                <text:p>16.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8.07">
                <text:p>178.0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9.211">
                <text:p>179.211</text:p>
              </table:table-cell>
              <table:table-cell office:value-type="float" office:value="17.085">
                <text:p>17.0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0.353">
                <text:p>180.353</text:p>
              </table:table-cell>
              <table:table-cell office:value-type="float" office:value="16.411">
                <text:p>16.4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1.494">
                <text:p>181.4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2.635">
                <text:p>182.635</text:p>
              </table:table-cell>
              <table:table-cell office:value-type="float" office:value="16.417">
                <text:p>16.4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3.777">
                <text:p>183.7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4.918">
                <text:p>184.918</text:p>
              </table:table-cell>
              <table:table-cell office:value-type="float" office:value="16.346">
                <text:p>16.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6.06">
                <text:p>186.06</text:p>
              </table:table-cell>
              <table:table-cell office:value-type="float" office:value="16.215">
                <text:p>16.2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7.201">
                <text:p>187.201</text:p>
              </table:table-cell>
              <table:table-cell office:value-type="float" office:value="18.374">
                <text:p>18.37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343">
                <text:p>188.343</text:p>
              </table:table-cell>
              <table:table-cell office:value-type="float" office:value="19.083">
                <text:p>19.0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9.484">
                <text:p>189.484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.626">
                <text:p>190.626</text:p>
              </table:table-cell>
              <table:table-cell office:value-type="float" office:value="18.111">
                <text:p>18.1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1.767">
                <text:p>191.767</text:p>
              </table:table-cell>
              <table:table-cell office:value-type="float" office:value="16.816">
                <text:p>16.8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2.909">
                <text:p>192.909</text:p>
              </table:table-cell>
              <table:table-cell office:value-type="float" office:value="15.383">
                <text:p>15.3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4.05">
                <text:p>194.05</text:p>
              </table:table-cell>
              <table:table-cell office:value-type="float" office:value="15.58">
                <text:p>15.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.192">
                <text:p>195.192</text:p>
              </table:table-cell>
              <table:table-cell office:value-type="float" office:value="14.632">
                <text:p>14.6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6.333">
                <text:p>196.333</text:p>
              </table:table-cell>
              <table:table-cell office:value-type="float" office:value="14.837">
                <text:p>14.8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.475">
                <text:p>197.475</text:p>
              </table:table-cell>
              <table:table-cell office:value-type="float" office:value="15.599">
                <text:p>15.5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8.616">
                <text:p>198.616</text:p>
              </table:table-cell>
              <table:table-cell office:value-type="float" office:value="14.664">
                <text:p>14.6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9.758">
                <text:p>199.758</text:p>
              </table:table-cell>
              <table:table-cell office:value-type="float" office:value="14.887">
                <text:p>14.8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.899">
                <text:p>200.899</text:p>
              </table:table-cell>
              <table:table-cell office:value-type="float" office:value="15.579">
                <text:p>15.5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.04">
                <text:p>202.04</text:p>
              </table:table-cell>
              <table:table-cell office:value-type="float" office:value="14.684">
                <text:p>14.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3.182">
                <text:p>203.182</text:p>
              </table:table-cell>
              <table:table-cell office:value-type="float" office:value="14.066">
                <text:p>14.0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.323">
                <text:p>204.323</text:p>
              </table:table-cell>
              <table:table-cell office:value-type="float" office:value="14.407">
                <text:p>14.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.465">
                <text:p>205.465</text:p>
              </table:table-cell>
              <table:table-cell office:value-type="float" office:value="15.468">
                <text:p>15.4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.606">
                <text:p>206.606</text:p>
              </table:table-cell>
              <table:table-cell office:value-type="float" office:value="16.914">
                <text:p>16.9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.748">
                <text:p>207.748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.889">
                <text:p>208.889</text:p>
              </table:table-cell>
              <table:table-cell office:value-type="float" office:value="19.341">
                <text:p>19.3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0.031">
                <text:p>210.0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1.172">
                <text:p>211.172</text:p>
              </table:table-cell>
              <table:table-cell office:value-type="float" office:value="18.897">
                <text:p>18.8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.314">
                <text:p>212.314</text:p>
              </table:table-cell>
              <table:table-cell office:value-type="float" office:value="18.836">
                <text:p>18.8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.455">
                <text:p>213.455</text:p>
              </table:table-cell>
              <table:table-cell office:value-type="float" office:value="18.881">
                <text:p>18.8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4.597">
                <text:p>214.597</text:p>
              </table:table-cell>
              <table:table-cell office:value-type="float" office:value="18.007">
                <text:p>18.0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5.738">
                <text:p>215.738</text:p>
              </table:table-cell>
              <table:table-cell office:value-type="float" office:value="17.135">
                <text:p>17.1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.88">
                <text:p>216.88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8.021">
                <text:p>218.021</text:p>
              </table:table-cell>
              <table:table-cell office:value-type="float" office:value="19.225">
                <text:p>19.2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9.163">
                <text:p>219.1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.304">
                <text:p>220.304</text:p>
              </table:table-cell>
              <table:table-cell office:value-type="float" office:value="18.201">
                <text:p>18.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1.446">
                <text:p>221.446</text:p>
              </table:table-cell>
              <table:table-cell office:value-type="float" office:value="17.399">
                <text:p>17.3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2.587">
                <text:p>222.587</text:p>
              </table:table-cell>
              <table:table-cell office:value-type="float" office:value="18.615">
                <text:p>18.6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3.728">
                <text:p>223.728</text:p>
              </table:table-cell>
              <table:table-cell office:value-type="float" office:value="18.917">
                <text:p>18.9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4.87">
                <text:p>224.8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6.011">
                <text:p>226.011</text:p>
              </table:table-cell>
              <table:table-cell office:value-type="float" office:value="16.036">
                <text:p>16.0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7.153">
                <text:p>227.153</text:p>
              </table:table-cell>
              <table:table-cell office:value-type="float" office:value="14.691">
                <text:p>14.6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8.294">
                <text:p>228.294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9.436">
                <text:p>229.436</text:p>
              </table:table-cell>
              <table:table-cell office:value-type="float" office:value="16.843">
                <text:p>16.8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0.577">
                <text:p>230.577</text:p>
              </table:table-cell>
              <table:table-cell office:value-type="float" office:value="16.961">
                <text:p>16.9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1.719">
                <text:p>231.719</text:p>
              </table:table-cell>
              <table:table-cell office:value-type="float" office:value="16.992">
                <text:p>16.9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2.86">
                <text:p>232.86</text:p>
              </table:table-cell>
              <table:table-cell office:value-type="float" office:value="16.185">
                <text:p>16.1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4.002">
                <text:p>234.002</text:p>
              </table:table-cell>
              <table:table-cell office:value-type="float" office:value="15.859">
                <text:p>15.8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.143">
                <text:p>235.143</text:p>
              </table:table-cell>
              <table:table-cell office:value-type="float" office:value="17.984">
                <text:p>17.9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.285">
                <text:p>236.285</text:p>
              </table:table-cell>
              <table:table-cell office:value-type="float" office:value="19.215">
                <text:p>19.2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7.426">
                <text:p>237.426</text:p>
              </table:table-cell>
              <table:table-cell office:value-type="float" office:value="17.499">
                <text:p>17.4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8.568">
                <text:p>238.568</text:p>
              </table:table-cell>
              <table:table-cell office:value-type="float" office:value="17.031">
                <text:p>17.0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9.709">
                <text:p>239.70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.851">
                <text:p>240.851</text:p>
              </table:table-cell>
              <table:table-cell office:value-type="float" office:value="19.525">
                <text:p>19.5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1.992">
                <text:p>241.992</text:p>
              </table:table-cell>
              <table:table-cell office:value-type="float" office:value="18.956">
                <text:p>18.9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3.133">
                <text:p>243.133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4.275">
                <text:p>244.275</text:p>
              </table:table-cell>
              <table:table-cell office:value-type="float" office:value="19.035">
                <text:p>19.0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5.416">
                <text:p>245.416</text:p>
              </table:table-cell>
              <table:table-cell office:value-type="float" office:value="19.532">
                <text:p>19.5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6.558">
                <text:p>246.558</text:p>
              </table:table-cell>
              <table:table-cell office:value-type="float" office:value="20.352">
                <text:p>20.3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7.699">
                <text:p>247.699</text:p>
              </table:table-cell>
              <table:table-cell office:value-type="float" office:value="19.591">
                <text:p>19.5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8.841">
                <text:p>248.841</text:p>
              </table:table-cell>
              <table:table-cell office:value-type="float" office:value="19.404">
                <text:p>19.4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9.982">
                <text:p>249.982</text:p>
              </table:table-cell>
              <table:table-cell office:value-type="float" office:value="19.944">
                <text:p>19.9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1.124">
                <text:p>251.124</text:p>
              </table:table-cell>
              <table:table-cell office:value-type="float" office:value="19.978">
                <text:p>19.9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.265">
                <text:p>252.265</text:p>
              </table:table-cell>
              <table:table-cell office:value-type="float" office:value="19.988">
                <text:p>19.9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3.407">
                <text:p>253.407</text:p>
              </table:table-cell>
              <table:table-cell office:value-type="float" office:value="19.605">
                <text:p>19.6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4.548">
                <text:p>254.548</text:p>
              </table:table-cell>
              <table:table-cell office:value-type="float" office:value="18.61">
                <text:p>18.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5.69">
                <text:p>255.69</text:p>
              </table:table-cell>
              <table:table-cell office:value-type="float" office:value="18.411">
                <text:p>18.4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6.831">
                <text:p>256.831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7.973">
                <text:p>257.973</text:p>
              </table:table-cell>
              <table:table-cell office:value-type="float" office:value="19.149">
                <text:p>19.1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.114">
                <text:p>259.114</text:p>
              </table:table-cell>
              <table:table-cell office:value-type="float" office:value="17.171">
                <text:p>17.1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0.256">
                <text:p>260.256</text:p>
              </table:table-cell>
              <table:table-cell office:value-type="float" office:value="17.048">
                <text:p>17.0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1.397">
                <text:p>261.397</text:p>
              </table:table-cell>
              <table:table-cell office:value-type="float" office:value="18.437">
                <text:p>18.4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2.538">
                <text:p>262.538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3.68">
                <text:p>263.68</text:p>
              </table:table-cell>
              <table:table-cell office:value-type="float" office:value="17.688">
                <text:p>17.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4.821">
                <text:p>264.821</text:p>
              </table:table-cell>
              <table:table-cell office:value-type="float" office:value="19.394">
                <text:p>19.3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5.963">
                <text:p>265.963</text:p>
              </table:table-cell>
              <table:table-cell office:value-type="float" office:value="20.695">
                <text:p>20.6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7.104">
                <text:p>267.104</text:p>
              </table:table-cell>
              <table:table-cell office:value-type="float" office:value="21.443">
                <text:p>21.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8.246">
                <text:p>268.246</text:p>
              </table:table-cell>
              <table:table-cell office:value-type="float" office:value="20.801">
                <text:p>20.8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9.387">
                <text:p>269.387</text:p>
              </table:table-cell>
              <table:table-cell office:value-type="float" office:value="19.666">
                <text:p>19.6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70.529">
                <text:p>270.529</text:p>
              </table:table-cell>
              <table:table-cell office:value-type="float" office:value="20.569">
                <text:p>20.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71.67">
                <text:p>271.67</text:p>
              </table:table-cell>
              <table:table-cell office:value-type="float" office:value="20.876">
                <text:p>20.8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72.812">
                <text:p>272.812</text:p>
              </table:table-cell>
              <table:table-cell office:value-type="float" office:value="20.782">
                <text:p>20.7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73.953">
                <text:p>273.95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5.095">
                <text:p>275.095</text:p>
              </table:table-cell>
              <table:table-cell office:value-type="float" office:value="20.022">
                <text:p>20.0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6.236">
                <text:p>276.236</text:p>
              </table:table-cell>
              <table:table-cell office:value-type="float" office:value="19.005">
                <text:p>19.0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7.378">
                <text:p>277.378</text:p>
              </table:table-cell>
              <table:table-cell office:value-type="float" office:value="20.695">
                <text:p>20.6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8.519">
                <text:p>278.519</text:p>
              </table:table-cell>
              <table:table-cell office:value-type="float" office:value="20.951">
                <text:p>20.9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9.661">
                <text:p>279.661</text:p>
              </table:table-cell>
              <table:table-cell office:value-type="float" office:value="19.042">
                <text:p>19.0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0.802">
                <text:p>280.802</text:p>
              </table:table-cell>
              <table:table-cell office:value-type="float" office:value="18.481">
                <text:p>18.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81.944">
                <text:p>281.944</text:p>
              </table:table-cell>
              <table:table-cell office:value-type="float" office:value="18.132">
                <text:p>18.1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83.085">
                <text:p>283.085</text:p>
              </table:table-cell>
              <table:table-cell office:value-type="float" office:value="17.468">
                <text:p>17.4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4.226">
                <text:p>284.226</text:p>
              </table:table-cell>
              <table:table-cell office:value-type="float" office:value="17.486">
                <text:p>17.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5.368">
                <text:p>285.368</text:p>
              </table:table-cell>
              <table:table-cell office:value-type="float" office:value="18.683">
                <text:p>18.6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6.509">
                <text:p>286.509</text:p>
              </table:table-cell>
              <table:table-cell office:value-type="float" office:value="20.524">
                <text:p>20.5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7.651">
                <text:p>287.651</text:p>
              </table:table-cell>
              <table:table-cell office:value-type="float" office:value="19.649">
                <text:p>19.6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8.792">
                <text:p>288.792</text:p>
              </table:table-cell>
              <table:table-cell office:value-type="float" office:value="18.231">
                <text:p>18.2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9.934">
                <text:p>289.934</text:p>
              </table:table-cell>
              <table:table-cell office:value-type="float" office:value="18.368">
                <text:p>18.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1.075">
                <text:p>291.075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2.217">
                <text:p>292.217</text:p>
              </table:table-cell>
              <table:table-cell office:value-type="float" office:value="18.919">
                <text:p>18.9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3.358">
                <text:p>293.358</text:p>
              </table:table-cell>
              <table:table-cell office:value-type="float" office:value="19.181">
                <text:p>19.1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4.5">
                <text:p>294.5</text:p>
              </table:table-cell>
              <table:table-cell office:value-type="float" office:value="18.903">
                <text:p>18.9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5.641">
                <text:p>295.641</text:p>
              </table:table-cell>
              <table:table-cell office:value-type="float" office:value="18.934">
                <text:p>18.9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6.783">
                <text:p>296.783</text:p>
              </table:table-cell>
              <table:table-cell office:value-type="float" office:value="19.589">
                <text:p>19.5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7.924">
                <text:p>297.924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9.066">
                <text:p>299.066</text:p>
              </table:table-cell>
              <table:table-cell office:value-type="float" office:value="20.067">
                <text:p>20.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00.207">
                <text:p>300.207</text:p>
              </table:table-cell>
              <table:table-cell office:value-type="float" office:value="20.163">
                <text:p>20.1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1.349">
                <text:p>301.349</text:p>
              </table:table-cell>
              <table:table-cell office:value-type="float" office:value="19.78">
                <text:p>19.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02.49">
                <text:p>302.49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03.631">
                <text:p>303.6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4.773">
                <text:p>304.773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05.914">
                <text:p>305.914</text:p>
              </table:table-cell>
              <table:table-cell office:value-type="float" office:value="20.276">
                <text:p>20.2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7.056">
                <text:p>307.056</text:p>
              </table:table-cell>
              <table:table-cell office:value-type="float" office:value="20.917">
                <text:p>20.9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8.197">
                <text:p>308.197</text:p>
              </table:table-cell>
              <table:table-cell office:value-type="float" office:value="19.886">
                <text:p>19.8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9.339">
                <text:p>309.339</text:p>
              </table:table-cell>
              <table:table-cell office:value-type="float" office:value="17.998">
                <text:p>17.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0.48">
                <text:p>310.48</text:p>
              </table:table-cell>
              <table:table-cell office:value-type="float" office:value="18.735">
                <text:p>18.73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11.622">
                <text:p>311.622</text:p>
              </table:table-cell>
              <table:table-cell office:value-type="float" office:value="20.648">
                <text:p>20.64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2.763">
                <text:p>312.763</text:p>
              </table:table-cell>
              <table:table-cell office:value-type="float" office:value="20.412">
                <text:p>20.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3.905">
                <text:p>313.905</text:p>
              </table:table-cell>
              <table:table-cell office:value-type="float" office:value="18.554">
                <text:p>18.5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5.046">
                <text:p>315.046</text:p>
              </table:table-cell>
              <table:table-cell office:value-type="float" office:value="20.548">
                <text:p>20.5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16.188">
                <text:p>316.188</text:p>
              </table:table-cell>
              <table:table-cell office:value-type="float" office:value="21.965">
                <text:p>21.9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17.329">
                <text:p>317.329</text:p>
              </table:table-cell>
              <table:table-cell office:value-type="float" office:value="22.091">
                <text:p>22.0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8.471">
                <text:p>318.471</text:p>
              </table:table-cell>
              <table:table-cell office:value-type="float" office:value="22.652">
                <text:p>22.6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9.612">
                <text:p>319.612</text:p>
              </table:table-cell>
              <table:table-cell office:value-type="float" office:value="23.947">
                <text:p>23.9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20.754">
                <text:p>320.754</text:p>
              </table:table-cell>
              <table:table-cell office:value-type="float" office:value="25.335">
                <text:p>25.3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1.895">
                <text:p>321.895</text:p>
              </table:table-cell>
              <table:table-cell office:value-type="float" office:value="27.366">
                <text:p>27.3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23.036">
                <text:p>323.036</text:p>
              </table:table-cell>
              <table:table-cell office:value-type="float" office:value="26.451">
                <text:p>26.4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24.178">
                <text:p>324.178</text:p>
              </table:table-cell>
              <table:table-cell office:value-type="float" office:value="23.591">
                <text:p>23.5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25.319">
                <text:p>325.319</text:p>
              </table:table-cell>
              <table:table-cell office:value-type="float" office:value="19.693">
                <text:p>19.6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26.461">
                <text:p>326.461</text:p>
              </table:table-cell>
              <table:table-cell office:value-type="float" office:value="17.793">
                <text:p>17.7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27.602">
                <text:p>327.602</text:p>
              </table:table-cell>
              <table:table-cell office:value-type="float" office:value="18.563">
                <text:p>18.5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28.744">
                <text:p>328.744</text:p>
              </table:table-cell>
              <table:table-cell office:value-type="float" office:value="17.853">
                <text:p>17.8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.885">
                <text:p>329.885</text:p>
              </table:table-cell>
              <table:table-cell office:value-type="float" office:value="17.477">
                <text:p>17.4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1.027">
                <text:p>331.027</text:p>
              </table:table-cell>
              <table:table-cell office:value-type="float" office:value="18.035">
                <text:p>18.0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2.168">
                <text:p>332.168</text:p>
              </table:table-cell>
              <table:table-cell office:value-type="float" office:value="17.612">
                <text:p>17.6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33.31">
                <text:p>333.31</text:p>
              </table:table-cell>
              <table:table-cell office:value-type="float" office:value="18.348">
                <text:p>18.3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34.451">
                <text:p>334.451</text:p>
              </table:table-cell>
              <table:table-cell office:value-type="float" office:value="19.155">
                <text:p>19.1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35.593">
                <text:p>335.593</text:p>
              </table:table-cell>
              <table:table-cell office:value-type="float" office:value="19.651">
                <text:p>19.6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6.734">
                <text:p>336.7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37.876">
                <text:p>337.876</text:p>
              </table:table-cell>
              <table:table-cell office:value-type="float" office:value="19.654">
                <text:p>19.6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.017">
                <text:p>339.017</text:p>
              </table:table-cell>
              <table:table-cell office:value-type="float" office:value="18.818">
                <text:p>18.8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40.159">
                <text:p>340.159</text:p>
              </table:table-cell>
              <table:table-cell office:value-type="float" office:value="18.642">
                <text:p>18.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1.3">
                <text:p>341.3</text:p>
              </table:table-cell>
              <table:table-cell office:value-type="float" office:value="19.046">
                <text:p>19.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2.442">
                <text:p>342.442</text:p>
              </table:table-cell>
              <table:table-cell office:value-type="float" office:value="19.803">
                <text:p>19.8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3.583">
                <text:p>343.5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4.724">
                <text:p>344.724</text:p>
              </table:table-cell>
              <table:table-cell office:value-type="float" office:value="20.53">
                <text:p>20.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5.866">
                <text:p>345.866</text:p>
              </table:table-cell>
              <table:table-cell office:value-type="float" office:value="19.648">
                <text:p>19.6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47.007">
                <text:p>347.007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8.149">
                <text:p>348.149</text:p>
              </table:table-cell>
              <table:table-cell office:value-type="float" office:value="18.765">
                <text:p>18.7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49.29">
                <text:p>349.29</text:p>
              </table:table-cell>
              <table:table-cell office:value-type="float" office:value="18.39">
                <text:p>18.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50.432">
                <text:p>350.432</text:p>
              </table:table-cell>
              <table:table-cell office:value-type="float" office:value="18.697">
                <text:p>18.6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.573">
                <text:p>351.573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2.715">
                <text:p>352.715</text:p>
              </table:table-cell>
              <table:table-cell office:value-type="float" office:value="20.634">
                <text:p>20.6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3.856">
                <text:p>353.856</text:p>
              </table:table-cell>
              <table:table-cell office:value-type="float" office:value="20.177">
                <text:p>20.1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54.998">
                <text:p>354.998</text:p>
              </table:table-cell>
              <table:table-cell office:value-type="float" office:value="21.58">
                <text:p>21.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6.139">
                <text:p>356.139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57.281">
                <text:p>357.281</text:p>
              </table:table-cell>
              <table:table-cell office:value-type="float" office:value="21.239">
                <text:p>21.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58.422">
                <text:p>358.422</text:p>
              </table:table-cell>
              <table:table-cell office:value-type="float" office:value="21.077">
                <text:p>21.0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59.564">
                <text:p>359.564</text:p>
              </table:table-cell>
              <table:table-cell office:value-type="float" office:value="19.852">
                <text:p>19.8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0.705">
                <text:p>360.705</text:p>
              </table:table-cell>
              <table:table-cell office:value-type="float" office:value="20.476">
                <text:p>20.4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61.847">
                <text:p>361.847</text:p>
              </table:table-cell>
              <table:table-cell office:value-type="float" office:value="19.493">
                <text:p>19.4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62.988">
                <text:p>362.988</text:p>
              </table:table-cell>
              <table:table-cell office:value-type="float" office:value="20.047">
                <text:p>20.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4.129">
                <text:p>364.129</text:p>
              </table:table-cell>
              <table:table-cell office:value-type="float" office:value="19.359">
                <text:p>19.3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5.271">
                <text:p>365.271</text:p>
              </table:table-cell>
              <table:table-cell office:value-type="float" office:value="18.345">
                <text:p>18.3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6.412">
                <text:p>366.412</text:p>
              </table:table-cell>
              <table:table-cell office:value-type="float" office:value="18.334">
                <text:p>18.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7.554">
                <text:p>367.554</text:p>
              </table:table-cell>
              <table:table-cell office:value-type="float" office:value="16.989">
                <text:p>16.9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68.695">
                <text:p>368.695</text:p>
              </table:table-cell>
              <table:table-cell office:value-type="float" office:value="16.946">
                <text:p>16.9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9.837">
                <text:p>369.837</text:p>
              </table:table-cell>
              <table:table-cell office:value-type="float" office:value="17.282">
                <text:p>17.2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0.978">
                <text:p>370.9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2.12">
                <text:p>372.12</text:p>
              </table:table-cell>
              <table:table-cell office:value-type="float" office:value="17.962">
                <text:p>17.9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3.261">
                <text:p>373.261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4.403">
                <text:p>374.403</text:p>
              </table:table-cell>
              <table:table-cell office:value-type="float" office:value="19.041">
                <text:p>19.0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75.544">
                <text:p>375.544</text:p>
              </table:table-cell>
              <table:table-cell office:value-type="float" office:value="20.824">
                <text:p>20.8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76.686">
                <text:p>376.686</text:p>
              </table:table-cell>
              <table:table-cell office:value-type="float" office:value="20.476">
                <text:p>20.4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77.827">
                <text:p>377.827</text:p>
              </table:table-cell>
              <table:table-cell office:value-type="float" office:value="20.182">
                <text:p>20.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8.969">
                <text:p>378.969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80.11">
                <text:p>380.11</text:p>
              </table:table-cell>
              <table:table-cell office:value-type="float" office:value="19.688">
                <text:p>19.6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81.252">
                <text:p>381.252</text:p>
              </table:table-cell>
              <table:table-cell office:value-type="float" office:value="18.319">
                <text:p>18.3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2.393">
                <text:p>382.393</text:p>
              </table:table-cell>
              <table:table-cell office:value-type="float" office:value="17.893">
                <text:p>17.8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83.534">
                <text:p>383.534</text:p>
              </table:table-cell>
              <table:table-cell office:value-type="float" office:value="18.072">
                <text:p>18.0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4.676">
                <text:p>384.676</text:p>
              </table:table-cell>
              <table:table-cell office:value-type="float" office:value="17.794">
                <text:p>17.7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85.817">
                <text:p>385.817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86.959">
                <text:p>386.959</text:p>
              </table:table-cell>
              <table:table-cell office:value-type="float" office:value="17.055">
                <text:p>17.0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8.1">
                <text:p>388.1</text:p>
              </table:table-cell>
              <table:table-cell office:value-type="float" office:value="15.624">
                <text:p>15.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9.242">
                <text:p>389.242</text:p>
              </table:table-cell>
              <table:table-cell office:value-type="float" office:value="14.458">
                <text:p>14.4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0.383">
                <text:p>390.383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1.525">
                <text:p>391.525</text:p>
              </table:table-cell>
              <table:table-cell office:value-type="float" office:value="16.929">
                <text:p>16.9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2.666">
                <text:p>392.666</text:p>
              </table:table-cell>
              <table:table-cell office:value-type="float" office:value="17.973">
                <text:p>17.9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3.808">
                <text:p>393.808</text:p>
              </table:table-cell>
              <table:table-cell office:value-type="float" office:value="17.84">
                <text:p>17.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4.949">
                <text:p>394.949</text:p>
              </table:table-cell>
              <table:table-cell office:value-type="float" office:value="17.646">
                <text:p>17.6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6.091">
                <text:p>396.091</text:p>
              </table:table-cell>
              <table:table-cell office:value-type="float" office:value="18.812">
                <text:p>18.8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7.232">
                <text:p>397.232</text:p>
              </table:table-cell>
              <table:table-cell office:value-type="float" office:value="19.246">
                <text:p>19.2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8.374">
                <text:p>398.374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9.515">
                <text:p>399.515</text:p>
              </table:table-cell>
              <table:table-cell office:value-type="float" office:value="18.305">
                <text:p>18.3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.657">
                <text:p>400.657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1.798">
                <text:p>401.798</text:p>
              </table:table-cell>
              <table:table-cell office:value-type="float" office:value="17.204">
                <text:p>17.2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2.94">
                <text:p>402.94</text:p>
              </table:table-cell>
              <table:table-cell office:value-type="float" office:value="17.556">
                <text:p>17.5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4.081">
                <text:p>404.081</text:p>
              </table:table-cell>
              <table:table-cell office:value-type="float" office:value="17.351">
                <text:p>17.35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5.222">
                <text:p>405.222</text:p>
              </table:table-cell>
              <table:table-cell office:value-type="float" office:value="17.484">
                <text:p>17.4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6.364">
                <text:p>406.364</text:p>
              </table:table-cell>
              <table:table-cell office:value-type="float" office:value="17.916">
                <text:p>17.9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07.505">
                <text:p>407.505</text:p>
              </table:table-cell>
              <table:table-cell office:value-type="float" office:value="18.097">
                <text:p>18.0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.647">
                <text:p>408.647</text:p>
              </table:table-cell>
              <table:table-cell office:value-type="float" office:value="18.088">
                <text:p>18.0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9.788">
                <text:p>409.788</text:p>
              </table:table-cell>
              <table:table-cell office:value-type="float" office:value="17.852">
                <text:p>17.8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10.93">
                <text:p>410.93</text:p>
              </table:table-cell>
              <table:table-cell office:value-type="float" office:value="18.252">
                <text:p>18.2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2.071">
                <text:p>412.071</text:p>
              </table:table-cell>
              <table:table-cell office:value-type="float" office:value="19.192">
                <text:p>19.19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13.213">
                <text:p>413.213</text:p>
              </table:table-cell>
              <table:table-cell office:value-type="float" office:value="19.473">
                <text:p>19.47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14.354">
                <text:p>414.354</text:p>
              </table:table-cell>
              <table:table-cell office:value-type="float" office:value="17.916">
                <text:p>17.9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15.496">
                <text:p>415.496</text:p>
              </table:table-cell>
              <table:table-cell office:value-type="float" office:value="17.389">
                <text:p>17.3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16.637">
                <text:p>416.637</text:p>
              </table:table-cell>
              <table:table-cell office:value-type="float" office:value="18.339">
                <text:p>18.3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17.779">
                <text:p>417.779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18.92">
                <text:p>418.92</text:p>
              </table:table-cell>
              <table:table-cell office:value-type="float" office:value="19.984">
                <text:p>19.9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20.062">
                <text:p>420.062</text:p>
              </table:table-cell>
              <table:table-cell office:value-type="float" office:value="19.659">
                <text:p>19.6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21.203">
                <text:p>421.203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22.345">
                <text:p>422.345</text:p>
              </table:table-cell>
              <table:table-cell office:value-type="float" office:value="17.011">
                <text:p>17.0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23.486">
                <text:p>423.486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24.627">
                <text:p>424.627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25.769">
                <text:p>425.769</text:p>
              </table:table-cell>
              <table:table-cell office:value-type="float" office:value="17.591">
                <text:p>17.5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6.91">
                <text:p>426.91</text:p>
              </table:table-cell>
              <table:table-cell office:value-type="float" office:value="19.827">
                <text:p>19.8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28.052">
                <text:p>428.052</text:p>
              </table:table-cell>
              <table:table-cell office:value-type="float" office:value="21.619">
                <text:p>21.6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29.193">
                <text:p>429.193</text:p>
              </table:table-cell>
              <table:table-cell office:value-type="float" office:value="19.518">
                <text:p>19.5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30.335">
                <text:p>430.335</text:p>
              </table:table-cell>
              <table:table-cell office:value-type="float" office:value="16.712">
                <text:p>16.7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31.476">
                <text:p>431.4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32.618">
                <text:p>432.618</text:p>
              </table:table-cell>
              <table:table-cell office:value-type="float" office:value="17.885">
                <text:p>17.8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33.759">
                <text:p>433.759</text:p>
              </table:table-cell>
              <table:table-cell office:value-type="float" office:value="17.642">
                <text:p>17.6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34.901">
                <text:p>434.901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36.042">
                <text:p>436.042</text:p>
              </table:table-cell>
              <table:table-cell office:value-type="float" office:value="19.301">
                <text:p>19.3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37.184">
                <text:p>437.184</text:p>
              </table:table-cell>
              <table:table-cell office:value-type="float" office:value="20.219">
                <text:p>20.2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38.325">
                <text:p>438.325</text:p>
              </table:table-cell>
              <table:table-cell office:value-type="float" office:value="21.184">
                <text:p>21.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39.467">
                <text:p>439.467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40.608">
                <text:p>440.608</text:p>
              </table:table-cell>
              <table:table-cell office:value-type="float" office:value="20.696">
                <text:p>20.6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41.75">
                <text:p>441.75</text:p>
              </table:table-cell>
              <table:table-cell office:value-type="float" office:value="21.246">
                <text:p>21.2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42.891">
                <text:p>442.891</text:p>
              </table:table-cell>
              <table:table-cell office:value-type="float" office:value="19.188">
                <text:p>19.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44.033">
                <text:p>444.033</text:p>
              </table:table-cell>
              <table:table-cell office:value-type="float" office:value="21.139">
                <text:p>21.1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45.174">
                <text:p>445.174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46.315">
                <text:p>446.315</text:p>
              </table:table-cell>
              <table:table-cell office:value-type="float" office:value="21.836">
                <text:p>21.8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7.457">
                <text:p>447.457</text:p>
              </table:table-cell>
              <table:table-cell office:value-type="float" office:value="20.176">
                <text:p>20.1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48.598">
                <text:p>448.598</text:p>
              </table:table-cell>
              <table:table-cell office:value-type="float" office:value="18.155">
                <text:p>18.1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49.74">
                <text:p>449.74</text:p>
              </table:table-cell>
              <table:table-cell office:value-type="float" office:value="19.241">
                <text:p>19.2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50.881">
                <text:p>450.881</text:p>
              </table:table-cell>
              <table:table-cell office:value-type="float" office:value="20.848">
                <text:p>20.8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2.023">
                <text:p>452.023</text:p>
              </table:table-cell>
              <table:table-cell office:value-type="float" office:value="20.013">
                <text:p>20.0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53.164">
                <text:p>453.164</text:p>
              </table:table-cell>
              <table:table-cell office:value-type="float" office:value="19.052">
                <text:p>19.0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54.306">
                <text:p>454.306</text:p>
              </table:table-cell>
              <table:table-cell office:value-type="float" office:value="19.469">
                <text:p>19.4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55.447">
                <text:p>455.447</text:p>
              </table:table-cell>
              <table:table-cell office:value-type="float" office:value="19.596">
                <text:p>19.59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56.589">
                <text:p>456.589</text:p>
              </table:table-cell>
              <table:table-cell office:value-type="float" office:value="19.437">
                <text:p>19.4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57.73">
                <text:p>457.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58.872">
                <text:p>458.8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60.013">
                <text:p>460.013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61.155">
                <text:p>461.155</text:p>
              </table:table-cell>
              <table:table-cell office:value-type="float" office:value="18.202">
                <text:p>18.2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62.296">
                <text:p>462.296</text:p>
              </table:table-cell>
              <table:table-cell office:value-type="float" office:value="19.007">
                <text:p>19.0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63.438">
                <text:p>463.438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64.579">
                <text:p>464.579</text:p>
              </table:table-cell>
              <table:table-cell office:value-type="float" office:value="20.689">
                <text:p>20.6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65.72">
                <text:p>465.72</text:p>
              </table:table-cell>
              <table:table-cell office:value-type="float" office:value="20.334">
                <text:p>20.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66.862">
                <text:p>466.862</text:p>
              </table:table-cell>
              <table:table-cell office:value-type="float" office:value="20.603">
                <text:p>20.6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8.003">
                <text:p>468.003</text:p>
              </table:table-cell>
              <table:table-cell office:value-type="float" office:value="22.117">
                <text:p>22.1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69.145">
                <text:p>469.145</text:p>
              </table:table-cell>
              <table:table-cell office:value-type="float" office:value="21.126">
                <text:p>21.1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70.286">
                <text:p>470.286</text:p>
              </table:table-cell>
              <table:table-cell office:value-type="float" office:value="22.391">
                <text:p>22.3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71.428">
                <text:p>471.428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72.569">
                <text:p>472.569</text:p>
              </table:table-cell>
              <table:table-cell office:value-type="float" office:value="21.573">
                <text:p>21.5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73.711">
                <text:p>473.711</text:p>
              </table:table-cell>
              <table:table-cell office:value-type="float" office:value="21.284">
                <text:p>21.2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74.852">
                <text:p>474.852</text:p>
              </table:table-cell>
              <table:table-cell office:value-type="float" office:value="21.967">
                <text:p>21.9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75.994">
                <text:p>475.994</text:p>
              </table:table-cell>
              <table:table-cell office:value-type="float" office:value="22.184">
                <text:p>22.1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77.135">
                <text:p>477.135</text:p>
              </table:table-cell>
              <table:table-cell office:value-type="float" office:value="22.932">
                <text:p>22.9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8.277">
                <text:p>478.277</text:p>
              </table:table-cell>
              <table:table-cell office:value-type="float" office:value="22.719">
                <text:p>22.7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79.418">
                <text:p>479.418</text:p>
              </table:table-cell>
              <table:table-cell office:value-type="float" office:value="21.987">
                <text:p>21.9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80.56">
                <text:p>480.56</text:p>
              </table:table-cell>
              <table:table-cell office:value-type="float" office:value="21.096">
                <text:p>21.0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81.701">
                <text:p>481.7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82.843">
                <text:p>482.8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83.984">
                <text:p>483.984</text:p>
              </table:table-cell>
              <table:table-cell office:value-type="float" office:value="19.029">
                <text:p>19.0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85.125">
                <text:p>485.125</text:p>
              </table:table-cell>
              <table:table-cell office:value-type="float" office:value="18.845">
                <text:p>18.8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86.267">
                <text:p>486.267</text:p>
              </table:table-cell>
              <table:table-cell office:value-type="float" office:value="18.422">
                <text:p>18.4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87.408">
                <text:p>487.408</text:p>
              </table:table-cell>
              <table:table-cell office:value-type="float" office:value="19.629">
                <text:p>19.6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88.55">
                <text:p>488.55</text:p>
              </table:table-cell>
              <table:table-cell office:value-type="float" office:value="20.209">
                <text:p>20.2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89.691">
                <text:p>489.691</text:p>
              </table:table-cell>
              <table:table-cell office:value-type="float" office:value="18.924">
                <text:p>18.9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90.833">
                <text:p>490.833</text:p>
              </table:table-cell>
              <table:table-cell office:value-type="float" office:value="20.88">
                <text:p>20.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1.974">
                <text:p>491.974</text:p>
              </table:table-cell>
              <table:table-cell office:value-type="float" office:value="23.754">
                <text:p>23.7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93.116">
                <text:p>493.116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94.257">
                <text:p>494.257</text:p>
              </table:table-cell>
              <table:table-cell office:value-type="float" office:value="20.129">
                <text:p>20.1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95.399">
                <text:p>495.399</text:p>
              </table:table-cell>
              <table:table-cell office:value-type="float" office:value="19.778">
                <text:p>19.7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96.54">
                <text:p>496.54</text:p>
              </table:table-cell>
              <table:table-cell office:value-type="float" office:value="20.184">
                <text:p>20.1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97.682">
                <text:p>497.682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98.823">
                <text:p>498.823</text:p>
              </table:table-cell>
              <table:table-cell office:value-type="float" office:value="19.633">
                <text:p>19.6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99.965">
                <text:p>499.965</text:p>
              </table:table-cell>
              <table:table-cell office:value-type="float" office:value="19.823">
                <text:p>19.8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01.106">
                <text:p>501.106</text:p>
              </table:table-cell>
              <table:table-cell office:value-type="float" office:value="20.408">
                <text:p>20.4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02.248">
                <text:p>502.248</text:p>
              </table:table-cell>
              <table:table-cell office:value-type="float" office:value="20.854">
                <text:p>20.8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03.389">
                <text:p>503.389</text:p>
              </table:table-cell>
              <table:table-cell office:value-type="float" office:value="21.757">
                <text:p>21.7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04.53">
                <text:p>504.53</text:p>
              </table:table-cell>
              <table:table-cell office:value-type="float" office:value="21.062">
                <text:p>21.0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05.672">
                <text:p>505.672</text:p>
              </table:table-cell>
              <table:table-cell office:value-type="float" office:value="20.752">
                <text:p>20.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6.813">
                <text:p>506.813</text:p>
              </table:table-cell>
              <table:table-cell office:value-type="float" office:value="20.387">
                <text:p>20.3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7.955">
                <text:p>507.955</text:p>
              </table:table-cell>
              <table:table-cell office:value-type="float" office:value="21.881">
                <text:p>21.8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9.096">
                <text:p>509.096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10.238">
                <text:p>510.238</text:p>
              </table:table-cell>
              <table:table-cell office:value-type="float" office:value="21.43">
                <text:p>21.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11.379">
                <text:p>511.379</text:p>
              </table:table-cell>
              <table:table-cell office:value-type="float" office:value="21.567">
                <text:p>21.5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2.521">
                <text:p>512.521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13.662">
                <text:p>513.662</text:p>
              </table:table-cell>
              <table:table-cell office:value-type="float" office:value="25.227">
                <text:p>25.2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14.804">
                <text:p>514.804</text:p>
              </table:table-cell>
              <table:table-cell office:value-type="float" office:value="23.052">
                <text:p>23.0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15.945">
                <text:p>515.945</text:p>
              </table:table-cell>
              <table:table-cell office:value-type="float" office:value="25.087">
                <text:p>25.0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17.087">
                <text:p>517.087</text:p>
              </table:table-cell>
              <table:table-cell office:value-type="float" office:value="24.881">
                <text:p>24.8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18.228">
                <text:p>518.228</text:p>
              </table:table-cell>
              <table:table-cell office:value-type="float" office:value="23.824">
                <text:p>23.8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19.37">
                <text:p>519.37</text:p>
              </table:table-cell>
              <table:table-cell office:value-type="float" office:value="23.671">
                <text:p>23.6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20.511">
                <text:p>520.511</text:p>
              </table:table-cell>
              <table:table-cell office:value-type="float" office:value="22.521">
                <text:p>22.5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21.653">
                <text:p>521.653</text:p>
              </table:table-cell>
              <table:table-cell office:value-type="float" office:value="23.701">
                <text:p>23.7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22.794">
                <text:p>522.794</text:p>
              </table:table-cell>
              <table:table-cell office:value-type="float" office:value="24.486">
                <text:p>24.4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23.936">
                <text:p>523.936</text:p>
              </table:table-cell>
              <table:table-cell office:value-type="float" office:value="23.395">
                <text:p>23.3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25.077">
                <text:p>525.077</text:p>
              </table:table-cell>
              <table:table-cell office:value-type="float" office:value="23.265">
                <text:p>23.2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26.218">
                <text:p>526.218</text:p>
              </table:table-cell>
              <table:table-cell office:value-type="float" office:value="25.44">
                <text:p>25.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7.36">
                <text:p>527.36</text:p>
              </table:table-cell>
              <table:table-cell office:value-type="float" office:value="27.439">
                <text:p>27.4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28.501">
                <text:p>528.501</text:p>
              </table:table-cell>
              <table:table-cell office:value-type="float" office:value="24.846">
                <text:p>24.8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29.643">
                <text:p>529.643</text:p>
              </table:table-cell>
              <table:table-cell office:value-type="float" office:value="24.624">
                <text:p>24.6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30.784">
                <text:p>530.784</text:p>
              </table:table-cell>
              <table:table-cell office:value-type="float" office:value="26.096">
                <text:p>26.0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31.926">
                <text:p>531.926</text:p>
              </table:table-cell>
              <table:table-cell office:value-type="float" office:value="25.731">
                <text:p>25.7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33.067">
                <text:p>533.067</text:p>
              </table:table-cell>
              <table:table-cell office:value-type="float" office:value="24.719">
                <text:p>24.7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34.209">
                <text:p>534.209</text:p>
              </table:table-cell>
              <table:table-cell office:value-type="float" office:value="24.254">
                <text:p>24.2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35.35">
                <text:p>535.35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36.492">
                <text:p>536.492</text:p>
              </table:table-cell>
              <table:table-cell office:value-type="float" office:value="27.219">
                <text:p>27.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37.633">
                <text:p>537.633</text:p>
              </table:table-cell>
              <table:table-cell office:value-type="float" office:value="27.928">
                <text:p>27.9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38.775">
                <text:p>538.775</text:p>
              </table:table-cell>
              <table:table-cell office:value-type="float" office:value="27.63">
                <text:p>27.6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39.916">
                <text:p>539.916</text:p>
              </table:table-cell>
              <table:table-cell office:value-type="float" office:value="27.533">
                <text:p>27.5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41.058">
                <text:p>541.058</text:p>
              </table:table-cell>
              <table:table-cell office:value-type="float" office:value="29.595">
                <text:p>29.5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42.199">
                <text:p>542.199</text:p>
              </table:table-cell>
              <table:table-cell office:value-type="float" office:value="31.253">
                <text:p>31.2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43.341">
                <text:p>543.341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44.482">
                <text:p>544.482</text:p>
              </table:table-cell>
              <table:table-cell office:value-type="float" office:value="32.576">
                <text:p>32.5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45.623">
                <text:p>545.623</text:p>
              </table:table-cell>
              <table:table-cell office:value-type="float" office:value="35.253">
                <text:p>35.25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46.765">
                <text:p>546.765</text:p>
              </table:table-cell>
              <table:table-cell office:value-type="float" office:value="36.255">
                <text:p>36.2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7.906">
                <text:p>547.90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49.048">
                <text:p>549.048</text:p>
              </table:table-cell>
              <table:table-cell office:value-type="float" office:value="36.239">
                <text:p>36.2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50.189">
                <text:p>550.189</text:p>
              </table:table-cell>
              <table:table-cell office:value-type="float" office:value="37.969">
                <text:p>37.9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51.331">
                <text:p>551.331</text:p>
              </table:table-cell>
              <table:table-cell office:value-type="float" office:value="39.023">
                <text:p>39.0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52.472">
                <text:p>552.472</text:p>
              </table:table-cell>
              <table:table-cell office:value-type="float" office:value="39.761">
                <text:p>39.7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53.614">
                <text:p>553.614</text:p>
              </table:table-cell>
              <table:table-cell office:value-type="float" office:value="39.719">
                <text:p>39.7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54.755">
                <text:p>554.755</text:p>
              </table:table-cell>
              <table:table-cell office:value-type="float" office:value="42.993">
                <text:p>42.9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55.897">
                <text:p>555.897</text:p>
              </table:table-cell>
              <table:table-cell office:value-type="float" office:value="46.483">
                <text:p>46.4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7.038">
                <text:p>557.038</text:p>
              </table:table-cell>
              <table:table-cell office:value-type="float" office:value="47.934">
                <text:p>47.9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58.18">
                <text:p>558.18</text:p>
              </table:table-cell>
              <table:table-cell office:value-type="float" office:value="51.317">
                <text:p>51.31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59.321">
                <text:p>559.321</text:p>
              </table:table-cell>
              <table:table-cell office:value-type="float" office:value="56.53">
                <text:p>56.5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0.463">
                <text:p>560.463</text:p>
              </table:table-cell>
              <table:table-cell office:value-type="float" office:value="64.598">
                <text:p>64.5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1.604">
                <text:p>561.604</text:p>
              </table:table-cell>
              <table:table-cell office:value-type="float" office:value="75.363">
                <text:p>75.3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2.746">
                <text:p>562.746</text:p>
              </table:table-cell>
              <table:table-cell office:value-type="float" office:value="85.012">
                <text:p>85.0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3.887">
                <text:p>563.887</text:p>
              </table:table-cell>
              <table:table-cell office:value-type="float" office:value="97.331">
                <text:p>97.33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5.029">
                <text:p>565.029</text:p>
              </table:table-cell>
              <table:table-cell office:value-type="float" office:value="107.778">
                <text:p>107.7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6.17">
                <text:p>566.17</text:p>
              </table:table-cell>
              <table:table-cell office:value-type="float" office:value="113.083">
                <text:p>113.0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7.311">
                <text:p>567.311</text:p>
              </table:table-cell>
              <table:table-cell office:value-type="float" office:value="118.281">
                <text:p>118.2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8.453">
                <text:p>568.453</text:p>
              </table:table-cell>
              <table:table-cell office:value-type="float" office:value="120.664">
                <text:p>120.6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9.594">
                <text:p>569.594</text:p>
              </table:table-cell>
              <table:table-cell office:value-type="float" office:value="119.385">
                <text:p>119.3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70.736">
                <text:p>570.736</text:p>
              </table:table-cell>
              <table:table-cell office:value-type="float" office:value="118.391">
                <text:p>118.39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1.877">
                <text:p>571.877</text:p>
              </table:table-cell>
              <table:table-cell office:value-type="float" office:value="118.302">
                <text:p>118.3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3.019">
                <text:p>573.019</text:p>
              </table:table-cell>
              <table:table-cell office:value-type="float" office:value="121.953">
                <text:p>121.95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4.16">
                <text:p>574.16</text:p>
              </table:table-cell>
              <table:table-cell office:value-type="float" office:value="128.824">
                <text:p>128.82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5.302">
                <text:p>575.302</text:p>
              </table:table-cell>
              <table:table-cell office:value-type="float" office:value="135.816">
                <text:p>135.8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76.443">
                <text:p>576.443</text:p>
              </table:table-cell>
              <table:table-cell office:value-type="float" office:value="138.75">
                <text:p>138.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77.585">
                <text:p>577.585</text:p>
              </table:table-cell>
              <table:table-cell office:value-type="float" office:value="139.479">
                <text:p>139.47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8.726">
                <text:p>578.726</text:p>
              </table:table-cell>
              <table:table-cell office:value-type="float" office:value="141.513">
                <text:p>141.5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79.868">
                <text:p>579.868</text:p>
              </table:table-cell>
              <table:table-cell office:value-type="float" office:value="138.626">
                <text:p>138.6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81.009">
                <text:p>581.009</text:p>
              </table:table-cell>
              <table:table-cell office:value-type="float" office:value="134.101">
                <text:p>134.1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82.151">
                <text:p>582.151</text:p>
              </table:table-cell>
              <table:table-cell office:value-type="float" office:value="134.525">
                <text:p>134.5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83.292">
                <text:p>583.292</text:p>
              </table:table-cell>
              <table:table-cell office:value-type="float" office:value="134.627">
                <text:p>134.6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4.434">
                <text:p>584.434</text:p>
              </table:table-cell>
              <table:table-cell office:value-type="float" office:value="128.799">
                <text:p>128.7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85.575">
                <text:p>585.575</text:p>
              </table:table-cell>
              <table:table-cell office:value-type="float" office:value="124.206">
                <text:p>124.2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6.716">
                <text:p>586.716</text:p>
              </table:table-cell>
              <table:table-cell office:value-type="float" office:value="119.87">
                <text:p>119.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7.858">
                <text:p>587.858</text:p>
              </table:table-cell>
              <table:table-cell office:value-type="float" office:value="115.636">
                <text:p>115.6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88.999">
                <text:p>588.999</text:p>
              </table:table-cell>
              <table:table-cell office:value-type="float" office:value="114.509">
                <text:p>114.5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90.141">
                <text:p>590.141</text:p>
              </table:table-cell>
              <table:table-cell office:value-type="float" office:value="115.078">
                <text:p>115.0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91.282">
                <text:p>591.282</text:p>
              </table:table-cell>
              <table:table-cell office:value-type="float" office:value="110.02">
                <text:p>110.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2.424">
                <text:p>592.424</text:p>
              </table:table-cell>
              <table:table-cell office:value-type="float" office:value="104.016">
                <text:p>104.0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93.565">
                <text:p>593.565</text:p>
              </table:table-cell>
              <table:table-cell office:value-type="float" office:value="105.275">
                <text:p>105.2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94.707">
                <text:p>594.707</text:p>
              </table:table-cell>
              <table:table-cell office:value-type="float" office:value="105.276">
                <text:p>105.27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95.848">
                <text:p>595.848</text:p>
              </table:table-cell>
              <table:table-cell office:value-type="float" office:value="107.348">
                <text:p>107.3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96.99">
                <text:p>596.99</text:p>
              </table:table-cell>
              <table:table-cell office:value-type="float" office:value="114.993">
                <text:p>114.9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98.131">
                <text:p>598.131</text:p>
              </table:table-cell>
              <table:table-cell office:value-type="float" office:value="123.584">
                <text:p>123.58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99.273">
                <text:p>599.273</text:p>
              </table:table-cell>
              <table:table-cell office:value-type="float" office:value="146.471">
                <text:p>146.4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.414">
                <text:p>600.414</text:p>
              </table:table-cell>
              <table:table-cell office:value-type="float" office:value="169.629">
                <text:p>169.6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1.556">
                <text:p>601.556</text:p>
              </table:table-cell>
              <table:table-cell office:value-type="float" office:value="174.892">
                <text:p>174.8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2.697">
                <text:p>602.697</text:p>
              </table:table-cell>
              <table:table-cell office:value-type="float" office:value="171.65">
                <text:p>171.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3.839">
                <text:p>603.839</text:p>
              </table:table-cell>
              <table:table-cell office:value-type="float" office:value="169.009">
                <text:p>169.0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4.98">
                <text:p>604.98</text:p>
              </table:table-cell>
              <table:table-cell office:value-type="float" office:value="168.304">
                <text:p>168.3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6.121">
                <text:p>606.121</text:p>
              </table:table-cell>
              <table:table-cell office:value-type="float" office:value="168.229">
                <text:p>168.2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7.263">
                <text:p>607.263</text:p>
              </table:table-cell>
              <table:table-cell office:value-type="float" office:value="167.285">
                <text:p>167.28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8.404">
                <text:p>608.404</text:p>
              </table:table-cell>
              <table:table-cell office:value-type="float" office:value="165.285">
                <text:p>165.2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9.546">
                <text:p>609.546</text:p>
              </table:table-cell>
              <table:table-cell office:value-type="float" office:value="160.441">
                <text:p>160.4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0.687">
                <text:p>610.687</text:p>
              </table:table-cell>
              <table:table-cell office:value-type="float" office:value="149.544">
                <text:p>149.5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1.829">
                <text:p>611.829</text:p>
              </table:table-cell>
              <table:table-cell office:value-type="float" office:value="143.338">
                <text:p>143.3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2.97">
                <text:p>612.97</text:p>
              </table:table-cell>
              <table:table-cell office:value-type="float" office:value="140.855">
                <text:p>140.8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4.112">
                <text:p>614.112</text:p>
              </table:table-cell>
              <table:table-cell office:value-type="float" office:value="128.08">
                <text:p>128.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5.253">
                <text:p>615.253</text:p>
              </table:table-cell>
              <table:table-cell office:value-type="float" office:value="111.446">
                <text:p>111.4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6.395">
                <text:p>616.395</text:p>
              </table:table-cell>
              <table:table-cell office:value-type="float" office:value="97.153">
                <text:p>97.1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7.536">
                <text:p>617.536</text:p>
              </table:table-cell>
              <table:table-cell office:value-type="float" office:value="83.026">
                <text:p>83.02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8.678">
                <text:p>618.678</text:p>
              </table:table-cell>
              <table:table-cell office:value-type="float" office:value="71.203">
                <text:p>71.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9.819">
                <text:p>619.819</text:p>
              </table:table-cell>
              <table:table-cell office:value-type="float" office:value="65.971">
                <text:p>65.9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0.961">
                <text:p>620.961</text:p>
              </table:table-cell>
              <table:table-cell office:value-type="float" office:value="63.466">
                <text:p>63.4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22.102">
                <text:p>622.102</text:p>
              </table:table-cell>
              <table:table-cell office:value-type="float" office:value="61.61">
                <text:p>61.6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23.244">
                <text:p>623.244</text:p>
              </table:table-cell>
              <table:table-cell office:value-type="float" office:value="62.771">
                <text:p>62.7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24.385">
                <text:p>624.385</text:p>
              </table:table-cell>
              <table:table-cell office:value-type="float" office:value="67.527">
                <text:p>67.5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25.526">
                <text:p>625.526</text:p>
              </table:table-cell>
              <table:table-cell office:value-type="float" office:value="73.337">
                <text:p>73.33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26.668">
                <text:p>626.668</text:p>
              </table:table-cell>
              <table:table-cell office:value-type="float" office:value="75.559">
                <text:p>75.5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7.809">
                <text:p>627.809</text:p>
              </table:table-cell>
              <table:table-cell office:value-type="float" office:value="74.003">
                <text:p>74.0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28.951">
                <text:p>628.951</text:p>
              </table:table-cell>
              <table:table-cell office:value-type="float" office:value="70.047">
                <text:p>70.0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0.092">
                <text:p>630.092</text:p>
              </table:table-cell>
              <table:table-cell office:value-type="float" office:value="66.908">
                <text:p>66.9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31.234">
                <text:p>631.234</text:p>
              </table:table-cell>
              <table:table-cell office:value-type="float" office:value="64.78">
                <text:p>64.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32.375">
                <text:p>632.375</text:p>
              </table:table-cell>
              <table:table-cell office:value-type="float" office:value="65.949">
                <text:p>65.9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33.517">
                <text:p>633.517</text:p>
              </table:table-cell>
              <table:table-cell office:value-type="float" office:value="69.946">
                <text:p>69.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34.658">
                <text:p>634.658</text:p>
              </table:table-cell>
              <table:table-cell office:value-type="float" office:value="69.595">
                <text:p>69.5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35.8">
                <text:p>635.8</text:p>
              </table:table-cell>
              <table:table-cell office:value-type="float" office:value="59.421">
                <text:p>59.42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36.941">
                <text:p>636.941</text:p>
              </table:table-cell>
              <table:table-cell office:value-type="float" office:value="48.221">
                <text:p>48.22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38.083">
                <text:p>638.083</text:p>
              </table:table-cell>
              <table:table-cell office:value-type="float" office:value="45.497">
                <text:p>45.4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39.224">
                <text:p>639.224</text:p>
              </table:table-cell>
              <table:table-cell office:value-type="float" office:value="44.554">
                <text:p>44.5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40.366">
                <text:p>640.366</text:p>
              </table:table-cell>
              <table:table-cell office:value-type="float" office:value="42.099">
                <text:p>42.09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41.507">
                <text:p>641.507</text:p>
              </table:table-cell>
              <table:table-cell office:value-type="float" office:value="39.076">
                <text:p>39.07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42.649">
                <text:p>642.649</text:p>
              </table:table-cell>
              <table:table-cell office:value-type="float" office:value="38.57">
                <text:p>38.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43.79">
                <text:p>643.79</text:p>
              </table:table-cell>
              <table:table-cell office:value-type="float" office:value="36.336">
                <text:p>36.33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44.932">
                <text:p>644.932</text:p>
              </table:table-cell>
              <table:table-cell office:value-type="float" office:value="34.206">
                <text:p>34.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46.073">
                <text:p>646.073</text:p>
              </table:table-cell>
              <table:table-cell office:value-type="float" office:value="34.997">
                <text:p>34.9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47.214">
                <text:p>647.214</text:p>
              </table:table-cell>
              <table:table-cell office:value-type="float" office:value="34.586">
                <text:p>34.5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48.356">
                <text:p>648.356</text:p>
              </table:table-cell>
              <table:table-cell office:value-type="float" office:value="32.796">
                <text:p>32.7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49.497">
                <text:p>649.497</text:p>
              </table:table-cell>
              <table:table-cell office:value-type="float" office:value="32.204">
                <text:p>32.2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50.639">
                <text:p>650.639</text:p>
              </table:table-cell>
              <table:table-cell office:value-type="float" office:value="32.607">
                <text:p>32.6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51.78">
                <text:p>651.78</text:p>
              </table:table-cell>
              <table:table-cell office:value-type="float" office:value="30.848">
                <text:p>30.84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52.922">
                <text:p>652.922</text:p>
              </table:table-cell>
              <table:table-cell office:value-type="float" office:value="29.893">
                <text:p>29.8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54.063">
                <text:p>654.063</text:p>
              </table:table-cell>
              <table:table-cell office:value-type="float" office:value="29.646">
                <text:p>29.6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55.205">
                <text:p>655.205</text:p>
              </table:table-cell>
              <table:table-cell office:value-type="float" office:value="28.765">
                <text:p>28.7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56.346">
                <text:p>656.346</text:p>
              </table:table-cell>
              <table:table-cell office:value-type="float" office:value="28.866">
                <text:p>28.86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57.488">
                <text:p>657.488</text:p>
              </table:table-cell>
              <table:table-cell office:value-type="float" office:value="28.175">
                <text:p>28.1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58.629">
                <text:p>658.629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9.771">
                <text:p>659.771</text:p>
              </table:table-cell>
              <table:table-cell office:value-type="float" office:value="27.83">
                <text:p>27.8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0.912">
                <text:p>660.912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62.054">
                <text:p>662.05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63.195">
                <text:p>663.195</text:p>
              </table:table-cell>
              <table:table-cell office:value-type="float" office:value="24.289">
                <text:p>24.2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64.337">
                <text:p>664.337</text:p>
              </table:table-cell>
              <table:table-cell office:value-type="float" office:value="24.371">
                <text:p>24.3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65.478">
                <text:p>665.478</text:p>
              </table:table-cell>
              <table:table-cell office:value-type="float" office:value="24.266">
                <text:p>24.2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66.62">
                <text:p>666.62</text:p>
              </table:table-cell>
              <table:table-cell office:value-type="float" office:value="22.828">
                <text:p>22.8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7.761">
                <text:p>667.761</text:p>
              </table:table-cell>
              <table:table-cell office:value-type="float" office:value="23.421">
                <text:p>23.4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68.902">
                <text:p>668.902</text:p>
              </table:table-cell>
              <table:table-cell office:value-type="float" office:value="23.804">
                <text:p>23.8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0.044">
                <text:p>670.044</text:p>
              </table:table-cell>
              <table:table-cell office:value-type="float" office:value="24.784">
                <text:p>24.7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71.185">
                <text:p>671.185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72.327">
                <text:p>672.327</text:p>
              </table:table-cell>
              <table:table-cell office:value-type="float" office:value="22.258">
                <text:p>22.2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73.468">
                <text:p>673.468</text:p>
              </table:table-cell>
              <table:table-cell office:value-type="float" office:value="21.483">
                <text:p>21.4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4.61">
                <text:p>674.61</text:p>
              </table:table-cell>
              <table:table-cell office:value-type="float" office:value="21.795">
                <text:p>21.79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75.751">
                <text:p>675.751</text:p>
              </table:table-cell>
              <table:table-cell office:value-type="float" office:value="22.902">
                <text:p>22.9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76.893">
                <text:p>676.893</text:p>
              </table:table-cell>
              <table:table-cell office:value-type="float" office:value="22.365">
                <text:p>22.3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78.034">
                <text:p>678.034</text:p>
              </table:table-cell>
              <table:table-cell office:value-type="float" office:value="21.979">
                <text:p>21.97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79.176">
                <text:p>679.176</text:p>
              </table:table-cell>
              <table:table-cell office:value-type="float" office:value="22.607">
                <text:p>22.6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80.317">
                <text:p>680.317</text:p>
              </table:table-cell>
              <table:table-cell office:value-type="float" office:value="24.267">
                <text:p>24.2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81.459">
                <text:p>681.459</text:p>
              </table:table-cell>
              <table:table-cell office:value-type="float" office:value="24.745">
                <text:p>24.7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82.6">
                <text:p>682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83.742">
                <text:p>683.7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84.883">
                <text:p>684.883</text:p>
              </table:table-cell>
              <table:table-cell office:value-type="float" office:value="22.066">
                <text:p>22.0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86.024">
                <text:p>686.024</text:p>
              </table:table-cell>
              <table:table-cell office:value-type="float" office:value="22.203">
                <text:p>22.2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87.166">
                <text:p>687.166</text:p>
              </table:table-cell>
              <table:table-cell office:value-type="float" office:value="21.671">
                <text:p>21.6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88.307">
                <text:p>688.307</text:p>
              </table:table-cell>
              <table:table-cell office:value-type="float" office:value="22.412">
                <text:p>22.4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89.449">
                <text:p>689.449</text:p>
              </table:table-cell>
              <table:table-cell office:value-type="float" office:value="21.417">
                <text:p>21.4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0.59">
                <text:p>690.59</text:p>
              </table:table-cell>
              <table:table-cell office:value-type="float" office:value="23.882">
                <text:p>23.8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1.732">
                <text:p>691.732</text:p>
              </table:table-cell>
              <table:table-cell office:value-type="float" office:value="26.465">
                <text:p>26.46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2.873">
                <text:p>692.8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4.015">
                <text:p>694.015</text:p>
              </table:table-cell>
              <table:table-cell office:value-type="float" office:value="24.603">
                <text:p>24.6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5.156">
                <text:p>695.156</text:p>
              </table:table-cell>
              <table:table-cell office:value-type="float" office:value="22.491">
                <text:p>22.4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6.298">
                <text:p>696.29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7.439">
                <text:p>697.439</text:p>
              </table:table-cell>
              <table:table-cell office:value-type="float" office:value="21.019">
                <text:p>21.0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8.581">
                <text:p>698.581</text:p>
              </table:table-cell>
              <table:table-cell office:value-type="float" office:value="20.733">
                <text:p>20.7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9.722">
                <text:p>699.722</text:p>
              </table:table-cell>
              <table:table-cell office:value-type="float" office:value="19.134">
                <text:p>19.13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00.864">
                <text:p>700.864</text:p>
              </table:table-cell>
              <table:table-cell office:value-type="float" office:value="19.289">
                <text:p>19.2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02.005">
                <text:p>702.005</text:p>
              </table:table-cell>
              <table:table-cell office:value-type="float" office:value="20.017">
                <text:p>20.0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03.147">
                <text:p>703.147</text:p>
              </table:table-cell>
              <table:table-cell office:value-type="float" office:value="20.179">
                <text:p>20.1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04.288">
                <text:p>704.288</text:p>
              </table:table-cell>
              <table:table-cell office:value-type="float" office:value="21.013">
                <text:p>21.0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05.43">
                <text:p>705.43</text:p>
              </table:table-cell>
              <table:table-cell office:value-type="float" office:value="20.96">
                <text:p>20.9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06.571">
                <text:p>706.571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7.712">
                <text:p>707.712</text:p>
              </table:table-cell>
              <table:table-cell office:value-type="float" office:value="21.192">
                <text:p>21.1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8.854">
                <text:p>708.854</text:p>
              </table:table-cell>
              <table:table-cell office:value-type="float" office:value="22.278">
                <text:p>22.2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09.995">
                <text:p>709.99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11.137">
                <text:p>711.137</text:p>
              </table:table-cell>
              <table:table-cell office:value-type="float" office:value="23.076">
                <text:p>23.07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12.278">
                <text:p>712.278</text:p>
              </table:table-cell>
              <table:table-cell office:value-type="float" office:value="23.234">
                <text:p>23.2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13.42">
                <text:p>713.42</text:p>
              </table:table-cell>
              <table:table-cell office:value-type="float" office:value="22.811">
                <text:p>22.8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14.561">
                <text:p>714.561</text:p>
              </table:table-cell>
              <table:table-cell office:value-type="float" office:value="23.84">
                <text:p>23.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15.703">
                <text:p>715.703</text:p>
              </table:table-cell>
              <table:table-cell office:value-type="float" office:value="24.691">
                <text:p>24.6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16.844">
                <text:p>716.844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17.986">
                <text:p>717.986</text:p>
              </table:table-cell>
              <table:table-cell office:value-type="float" office:value="21.427">
                <text:p>21.4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19.127">
                <text:p>719.127</text:p>
              </table:table-cell>
              <table:table-cell office:value-type="float" office:value="23.482">
                <text:p>23.4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20.269">
                <text:p>720.269</text:p>
              </table:table-cell>
              <table:table-cell office:value-type="float" office:value="23.285">
                <text:p>23.2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21.41">
                <text:p>721.41</text:p>
              </table:table-cell>
              <table:table-cell office:value-type="float" office:value="21.324">
                <text:p>21.3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22.552">
                <text:p>722.552</text:p>
              </table:table-cell>
              <table:table-cell office:value-type="float" office:value="21.344">
                <text:p>21.34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23.693">
                <text:p>723.693</text:p>
              </table:table-cell>
              <table:table-cell office:value-type="float" office:value="21.303">
                <text:p>21.3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24.835">
                <text:p>724.835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25.976">
                <text:p>725.976</text:p>
              </table:table-cell>
              <table:table-cell office:value-type="float" office:value="21.831">
                <text:p>21.8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7.117">
                <text:p>727.1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28.259">
                <text:p>728.259</text:p>
              </table:table-cell>
              <table:table-cell office:value-type="float" office:value="20.925">
                <text:p>20.9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29.4">
                <text:p>729.4</text:p>
              </table:table-cell>
              <table:table-cell office:value-type="float" office:value="20.378">
                <text:p>20.3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30.542">
                <text:p>730.542</text:p>
              </table:table-cell>
              <table:table-cell office:value-type="float" office:value="19.703">
                <text:p>19.7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31.683">
                <text:p>731.683</text:p>
              </table:table-cell>
              <table:table-cell office:value-type="float" office:value="20.744">
                <text:p>20.7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32.825">
                <text:p>732.825</text:p>
              </table:table-cell>
              <table:table-cell office:value-type="float" office:value="21.913">
                <text:p>21.9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33.966">
                <text:p>733.966</text:p>
              </table:table-cell>
              <table:table-cell office:value-type="float" office:value="21.303">
                <text:p>21.3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35.108">
                <text:p>735.108</text:p>
              </table:table-cell>
              <table:table-cell office:value-type="float" office:value="20.403">
                <text:p>20.4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36.249">
                <text:p>736.249</text:p>
              </table:table-cell>
              <table:table-cell office:value-type="float" office:value="19.685">
                <text:p>19.6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37.391">
                <text:p>737.391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38.532">
                <text:p>738.532</text:p>
              </table:table-cell>
              <table:table-cell office:value-type="float" office:value="21.257">
                <text:p>21.2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9.674">
                <text:p>739.674</text:p>
              </table:table-cell>
              <table:table-cell office:value-type="float" office:value="21.249">
                <text:p>21.24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40.815">
                <text:p>740.8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41.957">
                <text:p>741.957</text:p>
              </table:table-cell>
              <table:table-cell office:value-type="float" office:value="21.162">
                <text:p>21.1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43.098">
                <text:p>743.0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44.24">
                <text:p>744.24</text:p>
              </table:table-cell>
              <table:table-cell office:value-type="float" office:value="21.678">
                <text:p>21.6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45.381">
                <text:p>745.3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46.523">
                <text:p>746.523</text:p>
              </table:table-cell>
              <table:table-cell office:value-type="float" office:value="20.037">
                <text:p>20.03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47.664">
                <text:p>747.664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8.805">
                <text:p>748.805</text:p>
              </table:table-cell>
              <table:table-cell office:value-type="float" office:value="20.506">
                <text:p>20.50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49.947">
                <text:p>749.947</text:p>
              </table:table-cell>
              <table:table-cell office:value-type="float" office:value="20.431">
                <text:p>20.4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51.088">
                <text:p>751.088</text:p>
              </table:table-cell>
              <table:table-cell office:value-type="float" office:value="16.468">
                <text:p>16.4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52.23">
                <text:p>752.23</text:p>
              </table:table-cell>
              <table:table-cell office:value-type="float" office:value="16.943">
                <text:p>16.9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53.371">
                <text:p>753.371</text:p>
              </table:table-cell>
              <table:table-cell office:value-type="float" office:value="19.059">
                <text:p>19.0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54.513">
                <text:p>754.513</text:p>
              </table:table-cell>
              <table:table-cell office:value-type="float" office:value="18.345">
                <text:p>18.3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55.654">
                <text:p>755.654</text:p>
              </table:table-cell>
              <table:table-cell office:value-type="float" office:value="19.492">
                <text:p>19.4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56.796">
                <text:p>756.796</text:p>
              </table:table-cell>
              <table:table-cell office:value-type="float" office:value="21.505">
                <text:p>21.5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57.937">
                <text:p>757.937</text:p>
              </table:table-cell>
              <table:table-cell office:value-type="float" office:value="23.699">
                <text:p>23.6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59.079">
                <text:p>759.079</text:p>
              </table:table-cell>
              <table:table-cell office:value-type="float" office:value="22.166">
                <text:p>22.16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60.22">
                <text:p>760.22</text:p>
              </table:table-cell>
              <table:table-cell office:value-type="float" office:value="23.139">
                <text:p>23.1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61.362">
                <text:p>761.362</text:p>
              </table:table-cell>
              <table:table-cell office:value-type="float" office:value="23.818">
                <text:p>23.8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62.503">
                <text:p>762.503</text:p>
              </table:table-cell>
              <table:table-cell office:value-type="float" office:value="22.712">
                <text:p>22.7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63.645">
                <text:p>763.645</text:p>
              </table:table-cell>
              <table:table-cell office:value-type="float" office:value="21.302">
                <text:p>21.3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64.786">
                <text:p>764.786</text:p>
              </table:table-cell>
              <table:table-cell office:value-type="float" office:value="21.477">
                <text:p>21.4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65.928">
                <text:p>765.928</text:p>
              </table:table-cell>
              <table:table-cell office:value-type="float" office:value="17.827">
                <text:p>17.82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67.069">
                <text:p>767.069</text:p>
              </table:table-cell>
              <table:table-cell office:value-type="float" office:value="19.402">
                <text:p>19.4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68.21">
                <text:p>768.21</text:p>
              </table:table-cell>
              <table:table-cell office:value-type="float" office:value="20.156">
                <text:p>20.1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69.352">
                <text:p>769.352</text:p>
              </table:table-cell>
              <table:table-cell office:value-type="float" office:value="20.027">
                <text:p>20.02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70.493">
                <text:p>770.493</text:p>
              </table:table-cell>
              <table:table-cell office:value-type="float" office:value="19.167">
                <text:p>19.1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71.635">
                <text:p>771.635</text:p>
              </table:table-cell>
              <table:table-cell office:value-type="float" office:value="19.168">
                <text:p>19.1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72.776">
                <text:p>772.776</text:p>
              </table:table-cell>
              <table:table-cell office:value-type="float" office:value="20.051">
                <text:p>20.0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73.918">
                <text:p>773.918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75.059">
                <text:p>775.059</text:p>
              </table:table-cell>
              <table:table-cell office:value-type="float" office:value="18.082">
                <text:p>18.0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76.201">
                <text:p>776.201</text:p>
              </table:table-cell>
              <table:table-cell office:value-type="float" office:value="18.699">
                <text:p>18.69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77.342">
                <text:p>777.342</text:p>
              </table:table-cell>
              <table:table-cell office:value-type="float" office:value="19.616">
                <text:p>19.6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78.484">
                <text:p>778.484</text:p>
              </table:table-cell>
              <table:table-cell office:value-type="float" office:value="21.323">
                <text:p>21.3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79.625">
                <text:p>779.625</text:p>
              </table:table-cell>
              <table:table-cell office:value-type="float" office:value="21.045">
                <text:p>21.0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80.767">
                <text:p>780.767</text:p>
              </table:table-cell>
              <table:table-cell office:value-type="float" office:value="19.243">
                <text:p>19.24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81.908">
                <text:p>781.908</text:p>
              </table:table-cell>
              <table:table-cell office:value-type="float" office:value="16.799">
                <text:p>16.7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83.05">
                <text:p>783.05</text:p>
              </table:table-cell>
              <table:table-cell office:value-type="float" office:value="15.723">
                <text:p>15.72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4.191">
                <text:p>784.191</text:p>
              </table:table-cell>
              <table:table-cell office:value-type="float" office:value="16.782">
                <text:p>16.7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5.333">
                <text:p>785.333</text:p>
              </table:table-cell>
              <table:table-cell office:value-type="float" office:value="18.133">
                <text:p>18.1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86.474">
                <text:p>786.474</text:p>
              </table:table-cell>
              <table:table-cell office:value-type="float" office:value="18.339">
                <text:p>18.3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87.615">
                <text:p>787.615</text:p>
              </table:table-cell>
              <table:table-cell office:value-type="float" office:value="17.501">
                <text:p>17.5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88.757">
                <text:p>788.757</text:p>
              </table:table-cell>
              <table:table-cell office:value-type="float" office:value="17.619">
                <text:p>17.61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89.898">
                <text:p>789.898</text:p>
              </table:table-cell>
              <table:table-cell office:value-type="float" office:value="18.458">
                <text:p>18.45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91.04">
                <text:p>791.04</text:p>
              </table:table-cell>
              <table:table-cell office:value-type="float" office:value="18.438">
                <text:p>18.43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92.181">
                <text:p>792.181</text:p>
              </table:table-cell>
              <table:table-cell office:value-type="float" office:value="18.418">
                <text:p>18.4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3.323">
                <text:p>793.323</text:p>
              </table:table-cell>
              <table:table-cell office:value-type="float" office:value="18.426">
                <text:p>18.4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94.464">
                <text:p>794.464</text:p>
              </table:table-cell>
              <table:table-cell office:value-type="float" office:value="18.451">
                <text:p>18.4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95.606">
                <text:p>795.606</text:p>
              </table:table-cell>
              <table:table-cell office:value-type="float" office:value="17.406">
                <text:p>17.4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96.747">
                <text:p>796.747</text:p>
              </table:table-cell>
              <table:table-cell office:value-type="float" office:value="17.855">
                <text:p>17.85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97.889">
                <text:p>797.889</text:p>
              </table:table-cell>
              <table:table-cell office:value-type="float" office:value="19.273">
                <text:p>19.27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99.03">
                <text:p>799.03</text:p>
              </table:table-cell>
              <table:table-cell office:value-type="float" office:value="21.096">
                <text:p>21.0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00.172">
                <text:p>800.172</text:p>
              </table:table-cell>
              <table:table-cell office:value-type="float" office:value="21.724">
                <text:p>21.7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01.313">
                <text:p>801.313</text:p>
              </table:table-cell>
              <table:table-cell office:value-type="float" office:value="21.61">
                <text:p>21.6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02.455">
                <text:p>802.455</text:p>
              </table:table-cell>
              <table:table-cell office:value-type="float" office:value="20.899">
                <text:p>20.89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03.596">
                <text:p>803.596</text:p>
              </table:table-cell>
              <table:table-cell office:value-type="float" office:value="21.575">
                <text:p>21.5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04.738">
                <text:p>804.738</text:p>
              </table:table-cell>
              <table:table-cell office:value-type="float" office:value="20.035">
                <text:p>20.0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5.879">
                <text:p>805.879</text:p>
              </table:table-cell>
              <table:table-cell office:value-type="float" office:value="18.977">
                <text:p>18.9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07.021">
                <text:p>807.021</text:p>
              </table:table-cell>
              <table:table-cell office:value-type="float" office:value="18.866">
                <text:p>18.8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08.162">
                <text:p>808.162</text:p>
              </table:table-cell>
              <table:table-cell office:value-type="float" office:value="19.132">
                <text:p>19.1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09.303">
                <text:p>809.303</text:p>
              </table:table-cell>
              <table:table-cell office:value-type="float" office:value="19.985">
                <text:p>19.98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0.445">
                <text:p>810.445</text:p>
              </table:table-cell>
              <table:table-cell office:value-type="float" office:value="19.658">
                <text:p>19.6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11.586">
                <text:p>811.586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12.728">
                <text:p>812.728</text:p>
              </table:table-cell>
              <table:table-cell office:value-type="float" office:value="20.298">
                <text:p>20.2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13.869">
                <text:p>813.869</text:p>
              </table:table-cell>
              <table:table-cell office:value-type="float" office:value="21.714">
                <text:p>21.7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15.011">
                <text:p>815.011</text:p>
              </table:table-cell>
              <table:table-cell office:value-type="float" office:value="19.745">
                <text:p>19.7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16.152">
                <text:p>816.152</text:p>
              </table:table-cell>
              <table:table-cell office:value-type="float" office:value="18.009">
                <text:p>18.00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17.294">
                <text:p>817.294</text:p>
              </table:table-cell>
              <table:table-cell office:value-type="float" office:value="18.305">
                <text:p>18.3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18.435">
                <text:p>818.4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19.577">
                <text:p>819.577</text:p>
              </table:table-cell>
              <table:table-cell office:value-type="float" office:value="19.991">
                <text:p>19.9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20.718">
                <text:p>820.718</text:p>
              </table:table-cell>
              <table:table-cell office:value-type="float" office:value="19.911">
                <text:p>19.9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21.86">
                <text:p>821.86</text:p>
              </table:table-cell>
              <table:table-cell office:value-type="float" office:value="19.904">
                <text:p>19.9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23.001">
                <text:p>823.001</text:p>
              </table:table-cell>
              <table:table-cell office:value-type="float" office:value="19.859">
                <text:p>19.85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24.143">
                <text:p>824.143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25.284">
                <text:p>825.284</text:p>
              </table:table-cell>
              <table:table-cell office:value-type="float" office:value="17.376">
                <text:p>17.37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26.426">
                <text:p>826.426</text:p>
              </table:table-cell>
              <table:table-cell office:value-type="float" office:value="18.662">
                <text:p>18.66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27.567">
                <text:p>827.567</text:p>
              </table:table-cell>
              <table:table-cell office:value-type="float" office:value="17.629">
                <text:p>17.6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28.708">
                <text:p>828.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29.85">
                <text:p>829.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30.991">
                <text:p>830.991</text:p>
              </table:table-cell>
              <table:table-cell office:value-type="float" office:value="18.033">
                <text:p>18.0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32.133">
                <text:p>832.133</text:p>
              </table:table-cell>
              <table:table-cell office:value-type="float" office:value="18.413">
                <text:p>18.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33.274">
                <text:p>833.274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34.416">
                <text:p>834.416</text:p>
              </table:table-cell>
              <table:table-cell office:value-type="float" office:value="19.667">
                <text:p>19.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35.557">
                <text:p>835.557</text:p>
              </table:table-cell>
              <table:table-cell office:value-type="float" office:value="19.689">
                <text:p>19.68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36.699">
                <text:p>836.699</text:p>
              </table:table-cell>
              <table:table-cell office:value-type="float" office:value="19.956">
                <text:p>19.9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37.84">
                <text:p>837.84</text:p>
              </table:table-cell>
              <table:table-cell office:value-type="float" office:value="19.724">
                <text:p>19.7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38.982">
                <text:p>838.982</text:p>
              </table:table-cell>
              <table:table-cell office:value-type="float" office:value="20.566">
                <text:p>20.56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40.123">
                <text:p>840.123</text:p>
              </table:table-cell>
              <table:table-cell office:value-type="float" office:value="20.333">
                <text:p>20.3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41.265">
                <text:p>841.265</text:p>
              </table:table-cell>
              <table:table-cell office:value-type="float" office:value="19.482">
                <text:p>19.48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42.406">
                <text:p>842.406</text:p>
              </table:table-cell>
              <table:table-cell office:value-type="float" office:value="18.884">
                <text:p>18.88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43.548">
                <text:p>843.548</text:p>
              </table:table-cell>
              <table:table-cell office:value-type="float" office:value="17.999">
                <text:p>17.9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44.689">
                <text:p>844.689</text:p>
              </table:table-cell>
              <table:table-cell office:value-type="float" office:value="18.205">
                <text:p>18.2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45.831">
                <text:p>845.831</text:p>
              </table:table-cell>
              <table:table-cell office:value-type="float" office:value="19.644">
                <text:p>19.6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6.972">
                <text:p>846.972</text:p>
              </table:table-cell>
              <table:table-cell office:value-type="float" office:value="19.824">
                <text:p>19.82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48.113">
                <text:p>848.113</text:p>
              </table:table-cell>
              <table:table-cell office:value-type="float" office:value="19.401">
                <text:p>19.4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9.255">
                <text:p>849.255</text:p>
              </table:table-cell>
              <table:table-cell office:value-type="float" office:value="20.471">
                <text:p>20.4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50.396">
                <text:p>850.396</text:p>
              </table:table-cell>
              <table:table-cell office:value-type="float" office:value="20.888">
                <text:p>20.88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51.538">
                <text:p>851.538</text:p>
              </table:table-cell>
              <table:table-cell office:value-type="float" office:value="20.112">
                <text:p>20.1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52.679">
                <text:p>852.679</text:p>
              </table:table-cell>
              <table:table-cell office:value-type="float" office:value="21.073">
                <text:p>21.0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53.821">
                <text:p>853.821</text:p>
              </table:table-cell>
              <table:table-cell office:value-type="float" office:value="21.567">
                <text:p>21.5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54.962">
                <text:p>854.962</text:p>
              </table:table-cell>
              <table:table-cell office:value-type="float" office:value="20.434">
                <text:p>20.43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56.104">
                <text:p>856.104</text:p>
              </table:table-cell>
              <table:table-cell office:value-type="float" office:value="18.203">
                <text:p>18.2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57.245">
                <text:p>857.245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58.387">
                <text:p>858.387</text:p>
              </table:table-cell>
              <table:table-cell office:value-type="float" office:value="20.347">
                <text:p>20.3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9.528">
                <text:p>859.528</text:p>
              </table:table-cell>
              <table:table-cell office:value-type="float" office:value="19.065">
                <text:p>19.0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60.67">
                <text:p>860.67</text:p>
              </table:table-cell>
              <table:table-cell office:value-type="float" office:value="18.037">
                <text:p>18.0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61.811">
                <text:p>861.811</text:p>
              </table:table-cell>
              <table:table-cell office:value-type="float" office:value="19.981">
                <text:p>19.98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62.953">
                <text:p>862.953</text:p>
              </table:table-cell>
              <table:table-cell office:value-type="float" office:value="19.661">
                <text:p>19.66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64.094">
                <text:p>864.094</text:p>
              </table:table-cell>
              <table:table-cell office:value-type="float" office:value="18.048">
                <text:p>18.0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865.236">
                <text:p>865.236</text:p>
              </table:table-cell>
              <table:table-cell office:value-type="float" office:value="17.319">
                <text:p>17.3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66.377">
                <text:p>866.377</text:p>
              </table:table-cell>
              <table:table-cell office:value-type="float" office:value="18.105">
                <text:p>18.1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67.518">
                <text:p>867.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68.66">
                <text:p>868.66</text:p>
              </table:table-cell>
              <table:table-cell office:value-type="float" office:value="18.896">
                <text:p>18.89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69.801">
                <text:p>869.801</text:p>
              </table:table-cell>
              <table:table-cell office:value-type="float" office:value="17.996">
                <text:p>17.9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870.943">
                <text:p>870.943</text:p>
              </table:table-cell>
              <table:table-cell office:value-type="float" office:value="18.185">
                <text:p>18.18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72.084">
                <text:p>872.084</text:p>
              </table:table-cell>
              <table:table-cell office:value-type="float" office:value="19.995">
                <text:p>19.9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73.226">
                <text:p>873.226</text:p>
              </table:table-cell>
              <table:table-cell office:value-type="float" office:value="19.898">
                <text:p>19.89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74.367">
                <text:p>874.367</text:p>
              </table:table-cell>
              <table:table-cell office:value-type="float" office:value="18.793">
                <text:p>18.7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75.509">
                <text:p>875.509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76.65">
                <text:p>876.65</text:p>
              </table:table-cell>
              <table:table-cell office:value-type="float" office:value="16.933">
                <text:p>16.9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77.792">
                <text:p>877.792</text:p>
              </table:table-cell>
              <table:table-cell office:value-type="float" office:value="17.692">
                <text:p>17.6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78.933">
                <text:p>878.933</text:p>
              </table:table-cell>
              <table:table-cell office:value-type="float" office:value="16.689">
                <text:p>16.6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80.075">
                <text:p>880.075</text:p>
              </table:table-cell>
              <table:table-cell office:value-type="float" office:value="16.342">
                <text:p>16.3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81.216">
                <text:p>881.216</text:p>
              </table:table-cell>
              <table:table-cell office:value-type="float" office:value="18.345">
                <text:p>18.3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82.358">
                <text:p>882.358</text:p>
              </table:table-cell>
              <table:table-cell office:value-type="float" office:value="20.036">
                <text:p>20.03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83.499">
                <text:p>883.499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84.641">
                <text:p>884.641</text:p>
              </table:table-cell>
              <table:table-cell office:value-type="float" office:value="19.785">
                <text:p>19.78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85.782">
                <text:p>885.782</text:p>
              </table:table-cell>
              <table:table-cell office:value-type="float" office:value="17.705">
                <text:p>17.7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86.924">
                <text:p>886.924</text:p>
              </table:table-cell>
              <table:table-cell office:value-type="float" office:value="17.337">
                <text:p>17.33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88.065">
                <text:p>888.065</text:p>
              </table:table-cell>
              <table:table-cell office:value-type="float" office:value="18.068">
                <text:p>18.06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89.206">
                <text:p>889.206</text:p>
              </table:table-cell>
              <table:table-cell office:value-type="float" office:value="18.693">
                <text:p>18.6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90.348">
                <text:p>890.348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91.489">
                <text:p>891.489</text:p>
              </table:table-cell>
              <table:table-cell office:value-type="float" office:value="18.502">
                <text:p>18.50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92.631">
                <text:p>892.631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93.772">
                <text:p>893.772</text:p>
              </table:table-cell>
              <table:table-cell office:value-type="float" office:value="18.057">
                <text:p>18.0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94.914">
                <text:p>894.914</text:p>
              </table:table-cell>
              <table:table-cell office:value-type="float" office:value="18.592">
                <text:p>18.59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96.055">
                <text:p>896.055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97.197">
                <text:p>897.197</text:p>
              </table:table-cell>
              <table:table-cell office:value-type="float" office:value="16.549">
                <text:p>16.54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98.338">
                <text:p>898.338</text:p>
              </table:table-cell>
              <table:table-cell office:value-type="float" office:value="17.627">
                <text:p>17.62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9.48">
                <text:p>899.48</text:p>
              </table:table-cell>
              <table:table-cell office:value-type="float" office:value="18.483">
                <text:p>18.4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00.621">
                <text:p>900.621</text:p>
              </table:table-cell>
              <table:table-cell office:value-type="float" office:value="18.089">
                <text:p>18.08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01.763">
                <text:p>901.763</text:p>
              </table:table-cell>
              <table:table-cell office:value-type="float" office:value="19.047">
                <text:p>19.0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02.904">
                <text:p>902.904</text:p>
              </table:table-cell>
              <table:table-cell office:value-type="float" office:value="19.462">
                <text:p>19.4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04.046">
                <text:p>904.046</text:p>
              </table:table-cell>
              <table:table-cell office:value-type="float" office:value="18.684">
                <text:p>18.68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05.187">
                <text:p>905.187</text:p>
              </table:table-cell>
              <table:table-cell office:value-type="float" office:value="19.818">
                <text:p>19.8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06.329">
                <text:p>906.329</text:p>
              </table:table-cell>
              <table:table-cell office:value-type="float" office:value="19.69">
                <text:p>19.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07.47">
                <text:p>907.47</text:p>
              </table:table-cell>
              <table:table-cell office:value-type="float" office:value="18.705">
                <text:p>18.7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08.612">
                <text:p>908.612</text:p>
              </table:table-cell>
              <table:table-cell office:value-type="float" office:value="18.348">
                <text:p>18.3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09.753">
                <text:p>909.75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10.894">
                <text:p>910.894</text:p>
              </table:table-cell>
              <table:table-cell office:value-type="float" office:value="18.582">
                <text:p>18.5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12.036">
                <text:p>912.036</text:p>
              </table:table-cell>
              <table:table-cell office:value-type="float" office:value="18.209">
                <text:p>18.2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13.177">
                <text:p>913.177</text:p>
              </table:table-cell>
              <table:table-cell office:value-type="float" office:value="18.901">
                <text:p>18.9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14.319">
                <text:p>914.319</text:p>
              </table:table-cell>
              <table:table-cell office:value-type="float" office:value="20.042">
                <text:p>20.0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15.46">
                <text:p>915.46</text:p>
              </table:table-cell>
              <table:table-cell office:value-type="float" office:value="20.273">
                <text:p>20.2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16.602">
                <text:p>916.602</text:p>
              </table:table-cell>
              <table:table-cell office:value-type="float" office:value="17.206">
                <text:p>17.20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17.743">
                <text:p>917.743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18.885">
                <text:p>918.885</text:p>
              </table:table-cell>
              <table:table-cell office:value-type="float" office:value="16.534">
                <text:p>16.53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20.026">
                <text:p>920.026</text:p>
              </table:table-cell>
              <table:table-cell office:value-type="float" office:value="15.081">
                <text:p>15.0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21.168">
                <text:p>921.168</text:p>
              </table:table-cell>
              <table:table-cell office:value-type="float" office:value="16.23">
                <text:p>16.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22.309">
                <text:p>922.309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23.451">
                <text:p>923.451</text:p>
              </table:table-cell>
              <table:table-cell office:value-type="float" office:value="18.908">
                <text:p>18.9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24.592">
                <text:p>924.592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25.734">
                <text:p>925.734</text:p>
              </table:table-cell>
              <table:table-cell office:value-type="float" office:value="18.96">
                <text:p>18.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26.875">
                <text:p>926.875</text:p>
              </table:table-cell>
              <table:table-cell office:value-type="float" office:value="18.843">
                <text:p>18.84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28.017">
                <text:p>928.017</text:p>
              </table:table-cell>
              <table:table-cell office:value-type="float" office:value="16.997">
                <text:p>16.99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29.158">
                <text:p>929.1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30.299">
                <text:p>930.299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31.441">
                <text:p>931.441</text:p>
              </table:table-cell>
              <table:table-cell office:value-type="float" office:value="17.956">
                <text:p>17.95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32.582">
                <text:p>932.582</text:p>
              </table:table-cell>
              <table:table-cell office:value-type="float" office:value="18.766">
                <text:p>18.7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33.724">
                <text:p>933.724</text:p>
              </table:table-cell>
              <table:table-cell office:value-type="float" office:value="18.638">
                <text:p>18.6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34.865">
                <text:p>934.865</text:p>
              </table:table-cell>
              <table:table-cell office:value-type="float" office:value="17.772">
                <text:p>17.7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36.007">
                <text:p>936.007</text:p>
              </table:table-cell>
              <table:table-cell office:value-type="float" office:value="17.798">
                <text:p>17.7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37.148">
                <text:p>937.148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38.29">
                <text:p>938.2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39.431">
                <text:p>939.431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40.573">
                <text:p>940.573</text:p>
              </table:table-cell>
              <table:table-cell office:value-type="float" office:value="18.442">
                <text:p>18.4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41.714">
                <text:p>941.714</text:p>
              </table:table-cell>
              <table:table-cell office:value-type="float" office:value="19.74">
                <text:p>19.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42.856">
                <text:p>942.856</text:p>
              </table:table-cell>
              <table:table-cell office:value-type="float" office:value="19.625">
                <text:p>19.6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43.997">
                <text:p>943.997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45.139">
                <text:p>945.139</text:p>
              </table:table-cell>
              <table:table-cell office:value-type="float" office:value="21.609">
                <text:p>21.6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46.28">
                <text:p>946.28</text:p>
              </table:table-cell>
              <table:table-cell office:value-type="float" office:value="20.357">
                <text:p>20.3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47.422">
                <text:p>947.422</text:p>
              </table:table-cell>
              <table:table-cell office:value-type="float" office:value="20.227">
                <text:p>20.22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48.563">
                <text:p>948.563</text:p>
              </table:table-cell>
              <table:table-cell office:value-type="float" office:value="18.865">
                <text:p>18.86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9.704">
                <text:p>949.704</text:p>
              </table:table-cell>
              <table:table-cell office:value-type="float" office:value="16.984">
                <text:p>16.98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0.846">
                <text:p>950.846</text:p>
              </table:table-cell>
              <table:table-cell office:value-type="float" office:value="16.965">
                <text:p>16.96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51.987">
                <text:p>951.987</text:p>
              </table:table-cell>
              <table:table-cell office:value-type="float" office:value="19.185">
                <text:p>19.18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3.129">
                <text:p>953.129</text:p>
              </table:table-cell>
              <table:table-cell office:value-type="float" office:value="18.066">
                <text:p>18.0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4.27">
                <text:p>954.27</text:p>
              </table:table-cell>
              <table:table-cell office:value-type="float" office:value="19.035">
                <text:p>19.0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5.412">
                <text:p>955.412</text:p>
              </table:table-cell>
              <table:table-cell office:value-type="float" office:value="19.485">
                <text:p>19.4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56.553">
                <text:p>956.553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57.695">
                <text:p>957.695</text:p>
              </table:table-cell>
              <table:table-cell office:value-type="float" office:value="15.506">
                <text:p>15.50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8.836">
                <text:p>958.836</text:p>
              </table:table-cell>
              <table:table-cell office:value-type="float" office:value="16.076">
                <text:p>16.07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9.978">
                <text:p>959.978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61.119">
                <text:p>961.119</text:p>
              </table:table-cell>
              <table:table-cell office:value-type="float" office:value="17.073">
                <text:p>17.0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62.261">
                <text:p>962.261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63.402">
                <text:p>963.402</text:p>
              </table:table-cell>
              <table:table-cell office:value-type="float" office:value="15.023">
                <text:p>15.0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64.544">
                <text:p>964.544</text:p>
              </table:table-cell>
              <table:table-cell office:value-type="float" office:value="15.414">
                <text:p>15.4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65.685">
                <text:p>965.685</text:p>
              </table:table-cell>
              <table:table-cell office:value-type="float" office:value="16.334">
                <text:p>16.3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6.827">
                <text:p>966.827</text:p>
              </table:table-cell>
              <table:table-cell office:value-type="float" office:value="16.217">
                <text:p>16.2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67.968">
                <text:p>967.96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69.109">
                <text:p>969.109</text:p>
              </table:table-cell>
              <table:table-cell office:value-type="float" office:value="16.299">
                <text:p>16.2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70.251">
                <text:p>970.251</text:p>
              </table:table-cell>
              <table:table-cell office:value-type="float" office:value="16.704">
                <text:p>16.7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1.392">
                <text:p>971.392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72.534">
                <text:p>972.534</text:p>
              </table:table-cell>
              <table:table-cell office:value-type="float" office:value="18.188">
                <text:p>18.18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73.675">
                <text:p>973.675</text:p>
              </table:table-cell>
              <table:table-cell office:value-type="float" office:value="17.696">
                <text:p>17.6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74.817">
                <text:p>974.817</text:p>
              </table:table-cell>
              <table:table-cell office:value-type="float" office:value="15.959">
                <text:p>15.95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75.958">
                <text:p>975.958</text:p>
              </table:table-cell>
              <table:table-cell office:value-type="float" office:value="18.189">
                <text:p>18.1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77.1">
                <text:p>977.1</text:p>
              </table:table-cell>
              <table:table-cell office:value-type="float" office:value="18.815">
                <text:p>18.8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78.241">
                <text:p>978.241</text:p>
              </table:table-cell>
              <table:table-cell office:value-type="float" office:value="17.836">
                <text:p>17.83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79.383">
                <text:p>979.383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80.524">
                <text:p>980.524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81.666">
                <text:p>981.666</text:p>
              </table:table-cell>
              <table:table-cell office:value-type="float" office:value="15.049">
                <text:p>15.0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82.807">
                <text:p>982.807</text:p>
              </table:table-cell>
              <table:table-cell office:value-type="float" office:value="15.028">
                <text:p>15.02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83.949">
                <text:p>983.949</text:p>
              </table:table-cell>
              <table:table-cell office:value-type="float" office:value="14.949">
                <text:p>14.94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85.09">
                <text:p>985.0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86.232">
                <text:p>986.232</text:p>
              </table:table-cell>
              <table:table-cell office:value-type="float" office:value="16.007">
                <text:p>16.00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87.373">
                <text:p>987.373</text:p>
              </table:table-cell>
              <table:table-cell office:value-type="float" office:value="17.799">
                <text:p>17.7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88.515">
                <text:p>988.515</text:p>
              </table:table-cell>
              <table:table-cell office:value-type="float" office:value="15.935">
                <text:p>15.93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89.656">
                <text:p>989.656</text:p>
              </table:table-cell>
              <table:table-cell office:value-type="float" office:value="16.186">
                <text:p>16.18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0.797">
                <text:p>990.797</text:p>
              </table:table-cell>
              <table:table-cell office:value-type="float" office:value="17.909">
                <text:p>17.9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1.939">
                <text:p>991.939</text:p>
              </table:table-cell>
              <table:table-cell office:value-type="float" office:value="16.187">
                <text:p>16.1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3.08">
                <text:p>993.08</text:p>
              </table:table-cell>
              <table:table-cell office:value-type="float" office:value="17.347">
                <text:p>17.34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4.222">
                <text:p>994.222</text:p>
              </table:table-cell>
              <table:table-cell office:value-type="float" office:value="18.08">
                <text:p>18.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5.363">
                <text:p>995.363</text:p>
              </table:table-cell>
              <table:table-cell office:value-type="float" office:value="16.176">
                <text:p>16.1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6.505">
                <text:p>996.505</text:p>
              </table:table-cell>
              <table:table-cell office:value-type="float" office:value="15.858">
                <text:p>15.8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7.646">
                <text:p>997.646</text:p>
              </table:table-cell>
              <table:table-cell office:value-type="float" office:value="17.387">
                <text:p>17.3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8.788">
                <text:p>998.788</text:p>
              </table:table-cell>
              <table:table-cell office:value-type="float" office:value="19.191">
                <text:p>19.19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9.929">
                <text:p>999.929</text:p>
              </table:table-cell>
              <table:table-cell office:value-type="float" office:value="18.199">
                <text:p>18.19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01.071">
                <text:p>1001.071</text:p>
              </table:table-cell>
              <table:table-cell office:value-type="float" office:value="16.609">
                <text:p>16.60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02.212">
                <text:p>1002.212</text:p>
              </table:table-cell>
              <table:table-cell office:value-type="float" office:value="16.884">
                <text:p>16.88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3.354">
                <text:p>1003.354</text:p>
              </table:table-cell>
              <table:table-cell office:value-type="float" office:value="14.293">
                <text:p>14.2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04.495">
                <text:p>1004.495</text:p>
              </table:table-cell>
              <table:table-cell office:value-type="float" office:value="13.314">
                <text:p>13.31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05.637">
                <text:p>1005.637</text:p>
              </table:table-cell>
              <table:table-cell office:value-type="float" office:value="12.361">
                <text:p>12.3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06.778">
                <text:p>1006.778</text:p>
              </table:table-cell>
              <table:table-cell office:value-type="float" office:value="12.066">
                <text:p>12.0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07.92">
                <text:p>1007.92</text:p>
              </table:table-cell>
              <table:table-cell office:value-type="float" office:value="13.583">
                <text:p>13.5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09.061">
                <text:p>1009.061</text:p>
              </table:table-cell>
              <table:table-cell office:value-type="float" office:value="13.602">
                <text:p>13.60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10.202">
                <text:p>1010.202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11.344">
                <text:p>1011.344</text:p>
              </table:table-cell>
              <table:table-cell office:value-type="float" office:value="15.059">
                <text:p>15.05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12.485">
                <text:p>1012.485</text:p>
              </table:table-cell>
              <table:table-cell office:value-type="float" office:value="16.482">
                <text:p>16.48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13.627">
                <text:p>1013.627</text:p>
              </table:table-cell>
              <table:table-cell office:value-type="float" office:value="15.944">
                <text:p>15.94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14.768">
                <text:p>1014.768</text:p>
              </table:table-cell>
              <table:table-cell office:value-type="float" office:value="14.611">
                <text:p>14.6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15.91">
                <text:p>1015.91</text:p>
              </table:table-cell>
              <table:table-cell office:value-type="float" office:value="16.461">
                <text:p>16.4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17.051">
                <text:p>1017.051</text:p>
              </table:table-cell>
              <table:table-cell office:value-type="float" office:value="16.985">
                <text:p>16.98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18.193">
                <text:p>1018.193</text:p>
              </table:table-cell>
              <table:table-cell office:value-type="float" office:value="16.564">
                <text:p>16.56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19.334">
                <text:p>1019.334</text:p>
              </table:table-cell>
              <table:table-cell office:value-type="float" office:value="15.598">
                <text:p>15.5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20.476">
                <text:p>1020.476</text:p>
              </table:table-cell>
              <table:table-cell office:value-type="float" office:value="14.943">
                <text:p>14.9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21.617">
                <text:p>1021.617</text:p>
              </table:table-cell>
              <table:table-cell office:value-type="float" office:value="13.293">
                <text:p>13.2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22.759">
                <text:p>1022.759</text:p>
              </table:table-cell>
              <table:table-cell office:value-type="float" office:value="12.034">
                <text:p>12.03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23.9">
                <text:p>1023.9</text:p>
              </table:table-cell>
              <table:table-cell office:value-type="float" office:value="13.033">
                <text:p>13.0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25.042">
                <text:p>1025.042</text:p>
              </table:table-cell>
              <table:table-cell office:value-type="float" office:value="13.991">
                <text:p>13.99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26.183">
                <text:p>1026.183</text:p>
              </table:table-cell>
              <table:table-cell office:value-type="float" office:value="13.758">
                <text:p>13.7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27.325">
                <text:p>1027.325</text:p>
              </table:table-cell>
              <table:table-cell office:value-type="float" office:value="14.262">
                <text:p>14.2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28.466">
                <text:p>1028.466</text:p>
              </table:table-cell>
              <table:table-cell office:value-type="float" office:value="13.572">
                <text:p>13.57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29.608">
                <text:p>1029.608</text:p>
              </table:table-cell>
              <table:table-cell office:value-type="float" office:value="13.895">
                <text:p>13.8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30.749">
                <text:p>1030.749</text:p>
              </table:table-cell>
              <table:table-cell office:value-type="float" office:value="16.793">
                <text:p>16.7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31.89">
                <text:p>1031.89</text:p>
              </table:table-cell>
              <table:table-cell office:value-type="float" office:value="15.768">
                <text:p>15.7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33.032">
                <text:p>1033.032</text:p>
              </table:table-cell>
              <table:table-cell office:value-type="float" office:value="13.302">
                <text:p>13.30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34.173">
                <text:p>1034.173</text:p>
              </table:table-cell>
              <table:table-cell office:value-type="float" office:value="14.257">
                <text:p>14.2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35.315">
                <text:p>1035.315</text:p>
              </table:table-cell>
              <table:table-cell office:value-type="float" office:value="15.068">
                <text:p>15.0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36.456">
                <text:p>1036.456</text:p>
              </table:table-cell>
              <table:table-cell office:value-type="float" office:value="14.158">
                <text:p>14.1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37.598">
                <text:p>1037.598</text:p>
              </table:table-cell>
              <table:table-cell office:value-type="float" office:value="16.977">
                <text:p>16.9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38.739">
                <text:p>1038.739</text:p>
              </table:table-cell>
              <table:table-cell office:value-type="float" office:value="14.076">
                <text:p>14.0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39.881">
                <text:p>1039.881</text:p>
              </table:table-cell>
              <table:table-cell office:value-type="float" office:value="13.066">
                <text:p>13.06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41.022">
                <text:p>1041.022</text:p>
              </table:table-cell>
              <table:table-cell office:value-type="float" office:value="15.017">
                <text:p>15.0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42.164">
                <text:p>1042.16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43.305">
                <text:p>1043.305</text:p>
              </table:table-cell>
              <table:table-cell office:value-type="float" office:value="16.908">
                <text:p>16.9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44.447">
                <text:p>1044.447</text:p>
              </table:table-cell>
              <table:table-cell office:value-type="float" office:value="15.157">
                <text:p>15.1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45.588">
                <text:p>1045.588</text:p>
              </table:table-cell>
              <table:table-cell office:value-type="float" office:value="16.191">
                <text:p>16.1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46.73">
                <text:p>1046.73</text:p>
              </table:table-cell>
              <table:table-cell office:value-type="float" office:value="16.849">
                <text:p>16.8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7.871">
                <text:p>1047.871</text:p>
              </table:table-cell>
              <table:table-cell office:value-type="float" office:value="15.048">
                <text:p>15.04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49.013">
                <text:p>1049.013</text:p>
              </table:table-cell>
              <table:table-cell office:value-type="float" office:value="17.191">
                <text:p>17.1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50.154">
                <text:p>1050.154</text:p>
              </table:table-cell>
              <table:table-cell office:value-type="float" office:value="19.207">
                <text:p>19.2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51.295">
                <text:p>1051.2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52.437">
                <text:p>1052.437</text:p>
              </table:table-cell>
              <table:table-cell office:value-type="float" office:value="20.988">
                <text:p>20.9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53.578">
                <text:p>1053.578</text:p>
              </table:table-cell>
              <table:table-cell office:value-type="float" office:value="20.418">
                <text:p>20.4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54.72">
                <text:p>1054.72</text:p>
              </table:table-cell>
              <table:table-cell office:value-type="float" office:value="18.498">
                <text:p>18.4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5.861">
                <text:p>1055.861</text:p>
              </table:table-cell>
              <table:table-cell office:value-type="float" office:value="18.539">
                <text:p>18.53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57.003">
                <text:p>1057.003</text:p>
              </table:table-cell>
              <table:table-cell office:value-type="float" office:value="18.556">
                <text:p>18.55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58.144">
                <text:p>1058.144</text:p>
              </table:table-cell>
              <table:table-cell office:value-type="float" office:value="17.324">
                <text:p>17.3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59.286">
                <text:p>1059.286</text:p>
              </table:table-cell>
              <table:table-cell office:value-type="float" office:value="17.997">
                <text:p>17.9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60.427">
                <text:p>1060.427</text:p>
              </table:table-cell>
              <table:table-cell office:value-type="float" office:value="17.294">
                <text:p>17.2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61.569">
                <text:p>1061.569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62.71">
                <text:p>1062.71</text:p>
              </table:table-cell>
              <table:table-cell office:value-type="float" office:value="17.587">
                <text:p>17.58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63.852">
                <text:p>1063.852</text:p>
              </table:table-cell>
              <table:table-cell office:value-type="float" office:value="16.168">
                <text:p>16.1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64.993">
                <text:p>1064.993</text:p>
              </table:table-cell>
              <table:table-cell office:value-type="float" office:value="15.589">
                <text:p>15.5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66.135">
                <text:p>1066.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67.276">
                <text:p>1067.276</text:p>
              </table:table-cell>
              <table:table-cell office:value-type="float" office:value="17.006">
                <text:p>17.0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68.417">
                <text:p>1068.417</text:p>
              </table:table-cell>
              <table:table-cell office:value-type="float" office:value="17.473">
                <text:p>17.4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69.559">
                <text:p>1069.559</text:p>
              </table:table-cell>
              <table:table-cell office:value-type="float" office:value="16.032">
                <text:p>16.0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70.7">
                <text:p>1070.7</text:p>
              </table:table-cell>
              <table:table-cell office:value-type="float" office:value="16.617">
                <text:p>16.6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71.842">
                <text:p>1071.842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72.983">
                <text:p>1072.983</text:p>
              </table:table-cell>
              <table:table-cell office:value-type="float" office:value="14.865">
                <text:p>14.8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74.125">
                <text:p>1074.125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75.266">
                <text:p>1075.266</text:p>
              </table:table-cell>
              <table:table-cell office:value-type="float" office:value="16.986">
                <text:p>16.9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76.408">
                <text:p>1076.408</text:p>
              </table:table-cell>
              <table:table-cell office:value-type="float" office:value="15.653">
                <text:p>15.6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77.549">
                <text:p>1077.549</text:p>
              </table:table-cell>
              <table:table-cell office:value-type="float" office:value="17.658">
                <text:p>17.6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78.691">
                <text:p>1078.691</text:p>
              </table:table-cell>
              <table:table-cell office:value-type="float" office:value="17.989">
                <text:p>17.9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79.832">
                <text:p>1079.832</text:p>
              </table:table-cell>
              <table:table-cell office:value-type="float" office:value="16.708">
                <text:p>16.70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80.974">
                <text:p>1080.974</text:p>
              </table:table-cell>
              <table:table-cell office:value-type="float" office:value="18.289">
                <text:p>18.2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82.115">
                <text:p>1082.115</text:p>
              </table:table-cell>
              <table:table-cell office:value-type="float" office:value="19.002">
                <text:p>19.00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83.257">
                <text:p>1083.257</text:p>
              </table:table-cell>
              <table:table-cell office:value-type="float" office:value="19.24">
                <text:p>19.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84.398">
                <text:p>1084.398</text:p>
              </table:table-cell>
              <table:table-cell office:value-type="float" office:value="18.769">
                <text:p>18.7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85.54">
                <text:p>1085.54</text:p>
              </table:table-cell>
              <table:table-cell office:value-type="float" office:value="17.39">
                <text:p>17.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086.681">
                <text:p>1086.681</text:p>
              </table:table-cell>
              <table:table-cell office:value-type="float" office:value="17.186">
                <text:p>17.1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087.823">
                <text:p>1087.823</text:p>
              </table:table-cell>
              <table:table-cell office:value-type="float" office:value="17.839">
                <text:p>17.8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88.964">
                <text:p>1088.964</text:p>
              </table:table-cell>
              <table:table-cell office:value-type="float" office:value="18.138">
                <text:p>18.1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90.105">
                <text:p>1090.105</text:p>
              </table:table-cell>
              <table:table-cell office:value-type="float" office:value="17.016">
                <text:p>17.0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91.247">
                <text:p>1091.247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92.388">
                <text:p>1092.388</text:p>
              </table:table-cell>
              <table:table-cell office:value-type="float" office:value="23.833">
                <text:p>23.8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093.53">
                <text:p>1093.53</text:p>
              </table:table-cell>
              <table:table-cell office:value-type="float" office:value="21.815">
                <text:p>21.8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094.671">
                <text:p>1094.671</text:p>
              </table:table-cell>
              <table:table-cell office:value-type="float" office:value="20.036">
                <text:p>20.03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95.813">
                <text:p>1095.813</text:p>
              </table:table-cell>
              <table:table-cell office:value-type="float" office:value="16.041">
                <text:p>16.0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96.954">
                <text:p>1096.954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